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0" style:family="table">
      <style:table-properties style:width="18.521cm" table:align="left"/>
    </style:style>
    <style:style style:name="Table40.A" style:family="table-column">
      <style:table-column-properties style:column-width="9.26cm"/>
    </style:style>
    <style:style style:name="Table40.A1" style:family="table-cell">
      <style:table-cell-properties style:vertical-align="middle"/>
    </style:style>
    <style:style style:name="Table41" style:family="table">
      <style:table-properties style:width="18.521cm" table:align="left"/>
    </style:style>
    <style:style style:name="Table41.A" style:family="table-column">
      <style:table-column-properties style:column-width="0.145cm"/>
    </style:style>
    <style:style style:name="Table41.B" style:family="table-column">
      <style:table-column-properties style:column-width="8.931cm"/>
    </style:style>
    <style:style style:name="Table41.C" style:family="table-column">
      <style:table-column-properties style:column-width="9.446cm"/>
    </style:style>
    <style:style style:name="Table41.A1" style:family="table-cell">
      <style:table-cell-properties style:vertical-align="middle"/>
    </style:style>
    <style:style style:name="Table42" style:family="table">
      <style:table-properties style:width="18.521cm" table:align="left"/>
    </style:style>
    <style:style style:name="Table42.A" style:family="table-column">
      <style:table-column-properties style:column-width="0.129cm"/>
    </style:style>
    <style:style style:name="Table42.B" style:family="table-column">
      <style:table-column-properties style:column-width="9.409cm"/>
    </style:style>
    <style:style style:name="Table42.C" style:family="table-column">
      <style:table-column-properties style:column-width="8.983cm"/>
    </style:style>
    <style:style style:name="Table42.A1" style:family="table-cell">
      <style:table-cell-properties style:vertical-align="middle"/>
    </style:style>
    <style:style style:name="Table43" style:family="table">
      <style:table-properties style:width="18.521cm" table:align="left"/>
    </style:style>
    <style:style style:name="Table43.A" style:family="table-column">
      <style:table-column-properties style:column-width="0.093cm"/>
    </style:style>
    <style:style style:name="Table43.B" style:family="table-column">
      <style:table-column-properties style:column-width="8.747cm"/>
    </style:style>
    <style:style style:name="Table43.C" style:family="table-column">
      <style:table-column-properties style:column-width="9.68cm"/>
    </style:style>
    <style:style style:name="Table43.A1" style:family="table-cell">
      <style:table-cell-properties style:vertical-align="middle"/>
    </style:style>
    <style:style style:name="Table44" style:family="table">
      <style:table-properties style:width="18.521cm" table:align="left"/>
    </style:style>
    <style:style style:name="Table44.A" style:family="table-column">
      <style:table-column-properties style:column-width="0.085cm"/>
    </style:style>
    <style:style style:name="Table44.B" style:family="table-column">
      <style:table-column-properties style:column-width="7.385cm"/>
    </style:style>
    <style:style style:name="Table44.C" style:family="table-column">
      <style:table-column-properties style:column-width="11.051cm"/>
    </style:style>
    <style:style style:name="Table44.A1" style:family="table-cell">
      <style:table-cell-properties style:vertical-align="middle"/>
    </style:style>
    <style:style style:name="Table45" style:family="table">
      <style:table-properties style:width="18.521cm" table:align="left"/>
    </style:style>
    <style:style style:name="Table45.A" style:family="table-column">
      <style:table-column-properties style:column-width="9.26cm"/>
    </style:style>
    <style:style style:name="Table45.A1" style:family="table-cell">
      <style:table-cell-properties style:vertical-align="middle"/>
    </style:style>
    <style:style style:name="Table46" style:family="table">
      <style:table-properties style:width="18.521cm" table:align="left"/>
    </style:style>
    <style:style style:name="Table46.A" style:family="table-column">
      <style:table-column-properties style:column-width="0.092cm"/>
    </style:style>
    <style:style style:name="Table46.B" style:family="table-column">
      <style:table-column-properties style:column-width="7.773cm"/>
    </style:style>
    <style:style style:name="Table46.C" style:family="table-column">
      <style:table-column-properties style:column-width="10.656cm"/>
    </style:style>
    <style:style style:name="Table46.A1" style:family="table-cell">
      <style:table-cell-properties style:vertical-align="middle"/>
    </style:style>
    <style:style style:name="Table47" style:family="table">
      <style:table-properties style:width="18.521cm" table:align="left"/>
    </style:style>
    <style:style style:name="Table47.A" style:family="table-column">
      <style:table-column-properties style:column-width="0.078cm"/>
    </style:style>
    <style:style style:name="Table47.B" style:family="table-column">
      <style:table-column-properties style:column-width="7.722cm"/>
    </style:style>
    <style:style style:name="Table47.C" style:family="table-column">
      <style:table-column-properties style:column-width="10.721cm"/>
    </style:style>
    <style:style style:name="Table47.A1" style:family="table-cell">
      <style:table-cell-properties style:vertical-align="middle"/>
    </style:style>
    <style:style style:name="Table48" style:family="table">
      <style:table-properties style:width="18.521cm" table:align="left"/>
    </style:style>
    <style:style style:name="Table48.A" style:family="table-column">
      <style:table-column-properties style:column-width="0.078cm"/>
    </style:style>
    <style:style style:name="Table48.B" style:family="table-column">
      <style:table-column-properties style:column-width="7.168cm"/>
    </style:style>
    <style:style style:name="Table48.C" style:family="table-column">
      <style:table-column-properties style:column-width="11.275cm"/>
    </style:style>
    <style:style style:name="Table48.A1" style:family="table-cell">
      <style:table-cell-properties style:vertical-align="middle"/>
    </style:style>
    <style:style style:name="Table49" style:family="table">
      <style:table-properties style:width="18.521cm" table:align="left"/>
    </style:style>
    <style:style style:name="Table49.A" style:family="table-column">
      <style:table-column-properties style:column-width="0.056cm"/>
    </style:style>
    <style:style style:name="Table49.B" style:family="table-column">
      <style:table-column-properties style:column-width="8.728cm"/>
    </style:style>
    <style:style style:name="Table49.C" style:family="table-column">
      <style:table-column-properties style:column-width="9.737cm"/>
    </style:style>
    <style:style style:name="Table49.A1" style:family="table-cell">
      <style:table-cell-properties style:vertical-align="middle"/>
    </style:style>
    <style:style style:name="Table50" style:family="table">
      <style:table-properties style:width="18.521cm" table:align="left"/>
    </style:style>
    <style:style style:name="Table50.A" style:family="table-column">
      <style:table-column-properties style:column-width="0.055cm"/>
    </style:style>
    <style:style style:name="Table50.B" style:family="table-column">
      <style:table-column-properties style:column-width="8.62cm"/>
    </style:style>
    <style:style style:name="Table50.C" style:family="table-column">
      <style:table-column-properties style:column-width="9.846cm"/>
    </style:style>
    <style:style style:name="Table50.A1" style:family="table-cell">
      <style:table-cell-properties style:vertical-align="middle"/>
    </style:style>
    <style:style style:name="Table51" style:family="table">
      <style:table-properties style:width="16.669cm" table:align="left"/>
    </style:style>
    <style:style style:name="Table51.A" style:family="table-column">
      <style:table-column-properties style:column-width="8.326cm"/>
    </style:style>
    <style:style style:name="Table51.B" style:family="table-column">
      <style:table-column-properties style:column-width="8.343cm"/>
    </style:style>
    <style:style style:name="Table51.A1" style:family="table-cell">
      <style:table-cell-properties style:vertical-align="middle"/>
    </style:style>
    <style:style style:name="Table52" style:family="table">
      <style:table-properties style:width="16.669cm" table:align="left"/>
    </style:style>
    <style:style style:name="Table52.A" style:family="table-column">
      <style:table-column-properties style:column-width="0.078cm"/>
    </style:style>
    <style:style style:name="Table52.B" style:family="table-column">
      <style:table-column-properties style:column-width="8.934cm"/>
    </style:style>
    <style:style style:name="Table52.C" style:family="table-column">
      <style:table-column-properties style:column-width="7.657cm"/>
    </style:style>
    <style:style style:name="Table52.A1" style:family="table-cell">
      <style:table-cell-properties style:vertical-align="middle"/>
    </style:style>
    <style:style style:name="Table53" style:family="table">
      <style:table-properties style:width="16.669cm" table:align="left"/>
    </style:style>
    <style:style style:name="Table53.A" style:family="table-column">
      <style:table-column-properties style:column-width="0.053cm"/>
    </style:style>
    <style:style style:name="Table53.B" style:family="table-column">
      <style:table-column-properties style:column-width="8.814cm"/>
    </style:style>
    <style:style style:name="Table53.C" style:family="table-column">
      <style:table-column-properties style:column-width="7.802cm"/>
    </style:style>
    <style:style style:name="Table53.A1" style:family="table-cell">
      <style:table-cell-properties style:vertical-align="middle"/>
    </style:style>
    <style:style style:name="Table54" style:family="table">
      <style:table-properties style:width="16.669cm" table:align="left"/>
    </style:style>
    <style:style style:name="Table54.A" style:family="table-column">
      <style:table-column-properties style:column-width="0.041cm"/>
    </style:style>
    <style:style style:name="Table54.B" style:family="table-column">
      <style:table-column-properties style:column-width="8.317cm"/>
    </style:style>
    <style:style style:name="Table54.C" style:family="table-column">
      <style:table-column-properties style:column-width="8.311cm"/>
    </style:style>
    <style:style style:name="Table54.A1" style:family="table-cell">
      <style:table-cell-properties style:vertical-align="middle"/>
    </style:style>
    <style:style style:name="Table55" style:family="table">
      <style:table-properties style:width="16.669cm" table:align="left"/>
    </style:style>
    <style:style style:name="Table55.A" style:family="table-column">
      <style:table-column-properties style:column-width="0.051cm"/>
    </style:style>
    <style:style style:name="Table55.B" style:family="table-column">
      <style:table-column-properties style:column-width="7.682cm"/>
    </style:style>
    <style:style style:name="Table55.C" style:family="table-column">
      <style:table-column-properties style:column-width="8.936cm"/>
    </style:style>
    <style:style style:name="Table55.A1" style:family="table-cell">
      <style:table-cell-properties style:vertical-align="middle"/>
    </style:style>
    <style:style style:name="Table56" style:family="table">
      <style:table-properties style:width="16.669cm" table:align="left"/>
    </style:style>
    <style:style style:name="Table56.A" style:family="table-column">
      <style:table-column-properties style:column-width="0.044cm"/>
    </style:style>
    <style:style style:name="Table56.B" style:family="table-column">
      <style:table-column-properties style:column-width="8.017cm"/>
    </style:style>
    <style:style style:name="Table56.C" style:family="table-column">
      <style:table-column-properties style:column-width="8.608cm"/>
    </style:style>
    <style:style style:name="Table56.1" style:family="table-row">
      <style:table-row-properties style:min-row-height="4.842cm"/>
    </style:style>
    <style:style style:name="Table56.A1" style:family="table-cell">
      <style:table-cell-properties style:vertical-align="middle"/>
    </style:style>
    <style:style style:name="Table57" style:family="table">
      <style:table-properties style:width="15.875cm" table:align="left"/>
    </style:style>
    <style:style style:name="Table57.A" style:family="table-column">
      <style:table-column-properties style:column-width="7.93cm"/>
    </style:style>
    <style:style style:name="Table57.B" style:family="table-column">
      <style:table-column-properties style:column-width="7.945cm"/>
    </style:style>
    <style:style style:name="Table57.A1" style:family="table-cell">
      <style:table-cell-properties style:vertical-align="middle"/>
    </style:style>
    <style:style style:name="Table58" style:family="table">
      <style:table-properties style:width="15.875cm" table:align="left"/>
    </style:style>
    <style:style style:name="Table58.A" style:family="table-column">
      <style:table-column-properties style:column-width="0.049cm"/>
    </style:style>
    <style:style style:name="Table58.B" style:family="table-column">
      <style:table-column-properties style:column-width="7.781cm"/>
    </style:style>
    <style:style style:name="Table58.C" style:family="table-column">
      <style:table-column-properties style:column-width="8.045cm"/>
    </style:style>
    <style:style style:name="Table58.A1" style:family="table-cell">
      <style:table-cell-properties style:vertical-align="middle"/>
    </style:style>
    <style:style style:name="Table59" style:family="table">
      <style:table-properties style:width="15.875cm" table:align="left"/>
    </style:style>
    <style:style style:name="Table59.A" style:family="table-column">
      <style:table-column-properties style:column-width="0.041cm"/>
    </style:style>
    <style:style style:name="Table59.B" style:family="table-column">
      <style:table-column-properties style:column-width="8.117cm"/>
    </style:style>
    <style:style style:name="Table59.C" style:family="table-column">
      <style:table-column-properties style:column-width="7.717cm"/>
    </style:style>
    <style:style style:name="Table59.A1" style:family="table-cell">
      <style:table-cell-properties style:vertical-align="middle"/>
    </style:style>
    <style:style style:name="Table60" style:family="table">
      <style:table-properties style:width="15.875cm" table:align="left"/>
    </style:style>
    <style:style style:name="Table60.A" style:family="table-column">
      <style:table-column-properties style:column-width="0.048cm"/>
    </style:style>
    <style:style style:name="Table60.B" style:family="table-column">
      <style:table-column-properties style:column-width="8.581cm"/>
    </style:style>
    <style:style style:name="Table60.C" style:family="table-column">
      <style:table-column-properties style:column-width="7.246cm"/>
    </style:style>
    <style:style style:name="Table60.A1" style:family="table-cell">
      <style:table-cell-properties style:vertical-align="middle"/>
    </style:style>
    <style:style style:name="Table61" style:family="table">
      <style:table-properties style:width="15.875cm" table:align="left"/>
    </style:style>
    <style:style style:name="Table61.A" style:family="table-column">
      <style:table-column-properties style:column-width="0.041cm"/>
    </style:style>
    <style:style style:name="Table61.B" style:family="table-column">
      <style:table-column-properties style:column-width="7.288cm"/>
    </style:style>
    <style:style style:name="Table61.C" style:family="table-column">
      <style:table-column-properties style:column-width="8.546cm"/>
    </style:style>
    <style:style style:name="Table61.A1" style:family="table-cell">
      <style:table-cell-properties style:vertical-align="middle"/>
    </style:style>
    <style:style style:name="Table62" style:family="table">
      <style:table-properties style:width="15.875cm" table:align="left"/>
    </style:style>
    <style:style style:name="Table62.A" style:family="table-column">
      <style:table-column-properties style:column-width="0.041cm"/>
    </style:style>
    <style:style style:name="Table62.B" style:family="table-column">
      <style:table-column-properties style:column-width="7.719cm"/>
    </style:style>
    <style:style style:name="Table62.C" style:family="table-column">
      <style:table-column-properties style:column-width="8.116cm"/>
    </style:style>
    <style:style style:name="Table62.A1" style:family="table-cell">
      <style:table-cell-properties style:vertical-align="middle"/>
    </style:style>
    <style:style style:name="Table63" style:family="table">
      <style:table-properties style:width="15.875cm" table:align="left"/>
    </style:style>
    <style:style style:name="Table63.A" style:family="table-column">
      <style:table-column-properties style:column-width="7.93cm"/>
    </style:style>
    <style:style style:name="Table63.B" style:family="table-column">
      <style:table-column-properties style:column-width="7.945cm"/>
    </style:style>
    <style:style style:name="Table63.A1" style:family="table-cell">
      <style:table-cell-properties style:vertical-align="middle"/>
    </style:style>
    <style:style style:name="Table64" style:family="table">
      <style:table-properties style:width="15.875cm" table:align="left"/>
    </style:style>
    <style:style style:name="Table64.A" style:family="table-column">
      <style:table-column-properties style:column-width="0.049cm"/>
    </style:style>
    <style:style style:name="Table64.B" style:family="table-column">
      <style:table-column-properties style:column-width="7.781cm"/>
    </style:style>
    <style:style style:name="Table64.C" style:family="table-column">
      <style:table-column-properties style:column-width="8.045cm"/>
    </style:style>
    <style:style style:name="Table64.A1" style:family="table-cell">
      <style:table-cell-properties style:vertical-align="middle"/>
    </style:style>
    <style:style style:name="Table65" style:family="table">
      <style:table-properties style:width="15.875cm" table:align="left"/>
    </style:style>
    <style:style style:name="Table65.A" style:family="table-column">
      <style:table-column-properties style:column-width="0.041cm"/>
    </style:style>
    <style:style style:name="Table65.B" style:family="table-column">
      <style:table-column-properties style:column-width="8.117cm"/>
    </style:style>
    <style:style style:name="Table65.C" style:family="table-column">
      <style:table-column-properties style:column-width="7.717cm"/>
    </style:style>
    <style:style style:name="Table65.A1" style:family="table-cell">
      <style:table-cell-properties style:vertical-align="middle"/>
    </style:style>
    <style:style style:name="Table66" style:family="table">
      <style:table-properties style:width="15.875cm" table:align="left"/>
    </style:style>
    <style:style style:name="Table66.A" style:family="table-column">
      <style:table-column-properties style:column-width="0.048cm"/>
    </style:style>
    <style:style style:name="Table66.B" style:family="table-column">
      <style:table-column-properties style:column-width="8.581cm"/>
    </style:style>
    <style:style style:name="Table66.C" style:family="table-column">
      <style:table-column-properties style:column-width="7.246cm"/>
    </style:style>
    <style:style style:name="Table66.A1" style:family="table-cell">
      <style:table-cell-properties style:vertical-align="middle"/>
    </style:style>
    <style:style style:name="Table67" style:family="table">
      <style:table-properties style:width="15.875cm" table:align="left"/>
    </style:style>
    <style:style style:name="Table67.A" style:family="table-column">
      <style:table-column-properties style:column-width="0.041cm"/>
    </style:style>
    <style:style style:name="Table67.B" style:family="table-column">
      <style:table-column-properties style:column-width="7.288cm"/>
    </style:style>
    <style:style style:name="Table67.C" style:family="table-column">
      <style:table-column-properties style:column-width="8.546cm"/>
    </style:style>
    <style:style style:name="Table67.A1" style:family="table-cell">
      <style:table-cell-properties style:vertical-align="middle"/>
    </style:style>
    <style:style style:name="Table68" style:family="table">
      <style:table-properties style:width="15.875cm" table:align="left"/>
    </style:style>
    <style:style style:name="Table68.A" style:family="table-column">
      <style:table-column-properties style:column-width="0.041cm"/>
    </style:style>
    <style:style style:name="Table68.B" style:family="table-column">
      <style:table-column-properties style:column-width="7.719cm"/>
    </style:style>
    <style:style style:name="Table68.C" style:family="table-column">
      <style:table-column-properties style:column-width="8.116cm"/>
    </style:style>
    <style:style style:name="Table68.A1" style:family="table-cell">
      <style:table-cell-properties style:vertical-align="middle"/>
    </style:style>
    <style:style style:name="Table69" style:family="table">
      <style:table-properties style:width="15.875cm" table:align="left"/>
    </style:style>
    <style:style style:name="Table69.A" style:family="table-column">
      <style:table-column-properties style:column-width="7.93cm"/>
    </style:style>
    <style:style style:name="Table69.B" style:family="table-column">
      <style:table-column-properties style:column-width="7.945cm"/>
    </style:style>
    <style:style style:name="Table69.A1" style:family="table-cell">
      <style:table-cell-properties style:vertical-align="middle"/>
    </style:style>
    <style:style style:name="Table70" style:family="table">
      <style:table-properties style:width="15.875cm" table:align="left"/>
    </style:style>
    <style:style style:name="Table70.A" style:family="table-column">
      <style:table-column-properties style:column-width="0.041cm"/>
    </style:style>
    <style:style style:name="Table70.B" style:family="table-column">
      <style:table-column-properties style:column-width="7.112cm"/>
    </style:style>
    <style:style style:name="Table70.C" style:family="table-column">
      <style:table-column-properties style:column-width="8.722cm"/>
    </style:style>
    <style:style style:name="Table70.A1" style:family="table-cell">
      <style:table-cell-properties style:vertical-align="middle"/>
    </style:style>
    <style:style style:name="Table71" style:family="table">
      <style:table-properties style:width="15.875cm" table:align="left"/>
    </style:style>
    <style:style style:name="Table71.A" style:family="table-column">
      <style:table-column-properties style:column-width="0.106cm"/>
    </style:style>
    <style:style style:name="Table71.B" style:family="table-column">
      <style:table-column-properties style:column-width="7.02cm"/>
    </style:style>
    <style:style style:name="Table71.C" style:family="table-column">
      <style:table-column-properties style:column-width="8.749cm"/>
    </style:style>
    <style:style style:name="Table71.A1" style:family="table-cell">
      <style:table-cell-properties style:vertical-align="middle"/>
    </style:style>
    <style:style style:name="Table1" style:family="table">
      <style:table-properties style:width="18.521cm" table:align="left"/>
    </style:style>
    <style:style style:name="Table1.A" style:family="table-column">
      <style:table-column-properties style:column-width="9.26cm"/>
    </style:style>
    <style:style style:name="Table1.A1" style:family="table-cell">
      <style:table-cell-properties style:vertical-align="middle"/>
    </style:style>
    <style:style style:name="Table2" style:family="table">
      <style:table-properties style:width="18.521cm" table:align="left"/>
    </style:style>
    <style:style style:name="Table2.A" style:family="table-column">
      <style:table-column-properties style:column-width="0.088cm"/>
    </style:style>
    <style:style style:name="Table2.B" style:family="table-column">
      <style:table-column-properties style:column-width="10.088cm"/>
    </style:style>
    <style:style style:name="Table2.C" style:family="table-column">
      <style:table-column-properties style:column-width="8.345cm"/>
    </style:style>
    <style:style style:name="Table2.A1" style:family="table-cell">
      <style:table-cell-properties style:vertical-align="middle"/>
    </style:style>
    <style:style style:name="Table3" style:family="table">
      <style:table-properties style:width="18.521cm" table:align="left"/>
    </style:style>
    <style:style style:name="Table3.A" style:family="table-column">
      <style:table-column-properties style:column-width="0.074cm"/>
    </style:style>
    <style:style style:name="Table3.B" style:family="table-column">
      <style:table-column-properties style:column-width="8.978cm"/>
    </style:style>
    <style:style style:name="Table3.C" style:family="table-column">
      <style:table-column-properties style:column-width="9.469cm"/>
    </style:style>
    <style:style style:name="Table3.A1" style:family="table-cell">
      <style:table-cell-properties style:vertical-align="middle"/>
    </style:style>
    <style:style style:name="Table4" style:family="table">
      <style:table-properties style:width="18.521cm" table:align="left"/>
    </style:style>
    <style:style style:name="Table4.A" style:family="table-column">
      <style:table-column-properties style:column-width="0.046cm"/>
    </style:style>
    <style:style style:name="Table4.B" style:family="table-column">
      <style:table-column-properties style:column-width="8.673cm"/>
    </style:style>
    <style:style style:name="Table4.C" style:family="table-column">
      <style:table-column-properties style:column-width="9.802cm"/>
    </style:style>
    <style:style style:name="Table4.A1" style:family="table-cell">
      <style:table-cell-properties style:vertical-align="middle"/>
    </style:style>
    <style:style style:name="Table5" style:family="table">
      <style:table-properties style:width="18.521cm" table:align="left"/>
    </style:style>
    <style:style style:name="Table5.A" style:family="table-column">
      <style:table-column-properties style:column-width="9.253cm"/>
    </style:style>
    <style:style style:name="Table5.B" style:family="table-column">
      <style:table-column-properties style:column-width="9.267cm"/>
    </style:style>
    <style:style style:name="Table5.A1" style:family="table-cell">
      <style:table-cell-properties style:vertical-align="middle"/>
    </style:style>
    <style:style style:name="Table6" style:family="table">
      <style:table-properties style:width="18.521cm" table:align="left"/>
    </style:style>
    <style:style style:name="Table6.A" style:family="table-column">
      <style:table-column-properties style:column-width="0.072cm"/>
    </style:style>
    <style:style style:name="Table6.B" style:family="table-column">
      <style:table-column-properties style:column-width="8.932cm"/>
    </style:style>
    <style:style style:name="Table6.C" style:family="table-column">
      <style:table-column-properties style:column-width="9.516cm"/>
    </style:style>
    <style:style style:name="Table6.A1" style:family="table-cell">
      <style:table-cell-properties style:vertical-align="middle"/>
    </style:style>
    <style:style style:name="Table7" style:family="table">
      <style:table-properties style:width="18.521cm" table:align="left"/>
    </style:style>
    <style:style style:name="Table7.A" style:family="table-column">
      <style:table-column-properties style:column-width="0.062cm"/>
    </style:style>
    <style:style style:name="Table7.B" style:family="table-column">
      <style:table-column-properties style:column-width="8.705cm"/>
    </style:style>
    <style:style style:name="Table7.C" style:family="table-column">
      <style:table-column-properties style:column-width="9.754cm"/>
    </style:style>
    <style:style style:name="Table7.A1" style:family="table-cell">
      <style:table-cell-properties style:vertical-align="middle"/>
    </style:style>
    <style:style style:name="Table8" style:family="table">
      <style:table-properties style:width="18.521cm" table:align="left"/>
    </style:style>
    <style:style style:name="Table8.A" style:family="table-column">
      <style:table-column-properties style:column-width="0.056cm"/>
    </style:style>
    <style:style style:name="Table8.B" style:family="table-column">
      <style:table-column-properties style:column-width="8.488cm"/>
    </style:style>
    <style:style style:name="Table8.C" style:family="table-column">
      <style:table-column-properties style:column-width="9.977cm"/>
    </style:style>
    <style:style style:name="Table8.A1" style:family="table-cell">
      <style:table-cell-properties style:vertical-align="middle"/>
    </style:style>
    <style:style style:name="Table9" style:family="table">
      <style:table-properties style:width="18.521cm" table:align="left"/>
    </style:style>
    <style:style style:name="Table9.A" style:family="table-column">
      <style:table-column-properties style:column-width="9.26cm"/>
    </style:style>
    <style:style style:name="Table9.A1" style:family="table-cell">
      <style:table-cell-properties style:vertical-align="middle"/>
    </style:style>
    <style:style style:name="Table10" style:family="table">
      <style:table-properties style:width="18.521cm" table:align="left"/>
    </style:style>
    <style:style style:name="Table10.A" style:family="table-column">
      <style:table-column-properties style:column-width="0.064cm"/>
    </style:style>
    <style:style style:name="Table10.B" style:family="table-column">
      <style:table-column-properties style:column-width="8.213cm"/>
    </style:style>
    <style:style style:name="Table10.C" style:family="table-column">
      <style:table-column-properties style:column-width="10.245cm"/>
    </style:style>
    <style:style style:name="Table10.A1" style:family="table-cell">
      <style:table-cell-properties style:vertical-align="middle"/>
    </style:style>
    <style:style style:name="Table11" style:family="table">
      <style:table-properties style:width="18.521cm" table:align="left"/>
    </style:style>
    <style:style style:name="Table11.A" style:family="table-column">
      <style:table-column-properties style:column-width="0.065cm"/>
    </style:style>
    <style:style style:name="Table11.B" style:family="table-column">
      <style:table-column-properties style:column-width="8.361cm"/>
    </style:style>
    <style:style style:name="Table11.C" style:family="table-column">
      <style:table-column-properties style:column-width="10.095cm"/>
    </style:style>
    <style:style style:name="Table11.A1" style:family="table-cell">
      <style:table-cell-properties style:vertical-align="middle"/>
    </style:style>
    <style:style style:name="Table12" style:family="table">
      <style:table-properties style:width="18.521cm" table:align="left"/>
    </style:style>
    <style:style style:name="Table12.A" style:family="table-column">
      <style:table-column-properties style:column-width="0.086cm"/>
    </style:style>
    <style:style style:name="Table12.B" style:family="table-column">
      <style:table-column-properties style:column-width="8.961cm"/>
    </style:style>
    <style:style style:name="Table12.C" style:family="table-column">
      <style:table-column-properties style:column-width="9.474cm"/>
    </style:style>
    <style:style style:name="Table12.A1" style:family="table-cell">
      <style:table-cell-properties style:vertical-align="middle"/>
    </style:style>
    <style:style style:name="Table13" style:family="table">
      <style:table-properties style:width="18.521cm" table:align="left"/>
    </style:style>
    <style:style style:name="Table13.A" style:family="table-column">
      <style:table-column-properties style:column-width="0.053cm"/>
    </style:style>
    <style:style style:name="Table13.B" style:family="table-column">
      <style:table-column-properties style:column-width="9.536cm"/>
    </style:style>
    <style:style style:name="Table13.C" style:family="table-column">
      <style:table-column-properties style:column-width="8.932cm"/>
    </style:style>
    <style:style style:name="Table13.A1" style:family="table-cell">
      <style:table-cell-properties style:vertical-align="middle"/>
    </style:style>
    <style:style style:name="Table14" style:family="table">
      <style:table-properties style:width="15.875cm" table:align="left"/>
    </style:style>
    <style:style style:name="Table14.A" style:family="table-column">
      <style:table-column-properties style:column-width="7.668cm"/>
    </style:style>
    <style:style style:name="Table14.B" style:family="table-column">
      <style:table-column-properties style:column-width="8.207cm"/>
    </style:style>
    <style:style style:name="Table14.A1" style:family="table-cell">
      <style:table-cell-properties style:vertical-align="middle"/>
    </style:style>
    <style:style style:name="Table15" style:family="table">
      <style:table-properties style:width="15.875cm" table:align="left"/>
    </style:style>
    <style:style style:name="Table15.A" style:family="table-column">
      <style:table-column-properties style:column-width="8.1cm"/>
    </style:style>
    <style:style style:name="Table15.B" style:family="table-column">
      <style:table-column-properties style:column-width="7.775cm"/>
    </style:style>
    <style:style style:name="Table15.A1" style:family="table-cell">
      <style:table-cell-properties style:vertical-align="middle"/>
    </style:style>
    <style:style style:name="Table16" style:family="table">
      <style:table-properties style:width="0.192cm" table:align="left"/>
    </style:style>
    <style:style style:name="Table16.A" style:family="table-column">
      <style:table-column-properties style:column-width="0.192cm"/>
    </style:style>
    <style:style style:name="Table16.A1" style:family="table-cell">
      <style:table-cell-properties style:vertical-align="middle" fo:padding="0.049cm" fo:border="none"/>
    </style:style>
    <style:style style:name="Table17" style:family="table">
      <style:table-properties style:width="10.682cm" table:align="left"/>
    </style:style>
    <style:style style:name="Table17.A" style:family="table-column">
      <style:table-column-properties style:column-width="0.166cm"/>
    </style:style>
    <style:style style:name="Table17.B" style:family="table-column">
      <style:table-column-properties style:column-width="4.475cm"/>
    </style:style>
    <style:style style:name="Table17.C" style:family="table-column">
      <style:table-column-properties style:column-width="6.041cm"/>
    </style:style>
    <style:style style:name="Table17.A1" style:family="table-cell">
      <style:table-cell-properties style:vertical-align="middle" fo:padding="0.049cm" fo:border="none"/>
    </style:style>
    <style:style style:name="Table17.B2" style:family="table-cell">
      <style:table-cell-properties fo:padding="0.049cm" fo:border="none"/>
    </style:style>
    <style:style style:name="Table18" style:family="table">
      <style:table-properties style:width="11.64cm" table:align="left"/>
    </style:style>
    <style:style style:name="Table18.A" style:family="table-column">
      <style:table-column-properties style:column-width="0.166cm"/>
    </style:style>
    <style:style style:name="Table18.B" style:family="table-column">
      <style:table-column-properties style:column-width="6.311cm"/>
    </style:style>
    <style:style style:name="Table18.C" style:family="table-column">
      <style:table-column-properties style:column-width="5.163cm"/>
    </style:style>
    <style:style style:name="Table18.A1" style:family="table-cell">
      <style:table-cell-properties style:vertical-align="middle" fo:padding="0.049cm" fo:border="none"/>
    </style:style>
    <style:style style:name="Table19" style:family="table">
      <style:table-properties style:width="0.192cm" table:align="left"/>
    </style:style>
    <style:style style:name="Table19.A" style:family="table-column">
      <style:table-column-properties style:column-width="0.192cm"/>
    </style:style>
    <style:style style:name="Table19.A1" style:family="table-cell">
      <style:table-cell-properties style:vertical-align="middle" fo:padding="0.049cm" fo:border="none"/>
    </style:style>
    <style:style style:name="Table20" style:family="table">
      <style:table-properties style:width="11.195cm" table:align="left"/>
    </style:style>
    <style:style style:name="Table20.A" style:family="table-column">
      <style:table-column-properties style:column-width="0.166cm"/>
    </style:style>
    <style:style style:name="Table20.B" style:family="table-column">
      <style:table-column-properties style:column-width="4.701cm"/>
    </style:style>
    <style:style style:name="Table20.C" style:family="table-column">
      <style:table-column-properties style:column-width="6.329cm"/>
    </style:style>
    <style:style style:name="Table20.A1" style:family="table-cell">
      <style:table-cell-properties style:vertical-align="middle" fo:padding="0.049cm" fo:border="none"/>
    </style:style>
    <style:style style:name="Table20.B2" style:family="table-cell">
      <style:table-cell-properties fo:padding="0.049cm" fo:border="none"/>
    </style:style>
    <style:style style:name="Table21" style:family="table">
      <style:table-properties style:width="9.042cm" table:align="left"/>
    </style:style>
    <style:style style:name="Table21.A" style:family="table-column">
      <style:table-column-properties style:column-width="0.166cm"/>
    </style:style>
    <style:style style:name="Table21.B" style:family="table-column">
      <style:table-column-properties style:column-width="4.152cm"/>
    </style:style>
    <style:style style:name="Table21.C" style:family="table-column">
      <style:table-column-properties style:column-width="4.724cm"/>
    </style:style>
    <style:style style:name="Table21.A1" style:family="table-cell">
      <style:table-cell-properties style:vertical-align="middle" fo:padding="0.049cm" fo:border="none"/>
    </style:style>
    <style:style style:name="Table21.B2" style:family="table-cell">
      <style:table-cell-properties fo:padding="0.049cm" fo:border="none"/>
    </style:style>
    <style:style style:name="Table22" style:family="table">
      <style:table-properties style:width="8.744cm" table:align="left"/>
    </style:style>
    <style:style style:name="Table22.A" style:family="table-column">
      <style:table-column-properties style:column-width="0.166cm"/>
    </style:style>
    <style:style style:name="Table22.B" style:family="table-column">
      <style:table-column-properties style:column-width="3.505cm"/>
    </style:style>
    <style:style style:name="Table22.C" style:family="table-column">
      <style:table-column-properties style:column-width="5.073cm"/>
    </style:style>
    <style:style style:name="Table22.A1" style:family="table-cell">
      <style:table-cell-properties style:vertical-align="middle" fo:padding="0.049cm" fo:border="none"/>
    </style:style>
    <style:style style:name="Table23" style:family="table">
      <style:table-properties style:width="15.875cm" table:align="left"/>
    </style:style>
    <style:style style:name="Table23.A" style:family="table-column">
      <style:table-column-properties style:column-width="15.875cm"/>
    </style:style>
    <style:style style:name="Table23.A1" style:family="table-cell">
      <style:table-cell-properties style:vertical-align="middle"/>
    </style:style>
    <style:style style:name="Table24" style:family="table">
      <style:table-properties style:width="15.875cm" table:align="left"/>
    </style:style>
    <style:style style:name="Table24.A" style:family="table-column">
      <style:table-column-properties style:column-width="0.041cm"/>
    </style:style>
    <style:style style:name="Table24.B" style:family="table-column">
      <style:table-column-properties style:column-width="7.47cm"/>
    </style:style>
    <style:style style:name="Table24.C" style:family="table-column">
      <style:table-column-properties style:column-width="8.364cm"/>
    </style:style>
    <style:style style:name="Table24.A1" style:family="table-cell">
      <style:table-cell-properties style:vertical-align="middle"/>
    </style:style>
    <style:style style:name="Table25" style:family="table">
      <style:table-properties style:width="15.875cm" table:align="left"/>
    </style:style>
    <style:style style:name="Table25.A" style:family="table-column">
      <style:table-column-properties style:column-width="0.041cm"/>
    </style:style>
    <style:style style:name="Table25.B" style:family="table-column">
      <style:table-column-properties style:column-width="6.768cm"/>
    </style:style>
    <style:style style:name="Table25.C" style:family="table-column">
      <style:table-column-properties style:column-width="9.066cm"/>
    </style:style>
    <style:style style:name="Table25.A1" style:family="table-cell">
      <style:table-cell-properties style:vertical-align="middle"/>
    </style:style>
    <style:style style:name="Table26" style:family="table">
      <style:table-properties style:width="0.192cm" table:align="left"/>
    </style:style>
    <style:style style:name="Table26.A" style:family="table-column">
      <style:table-column-properties style:column-width="0.192cm"/>
    </style:style>
    <style:style style:name="Table26.A1" style:family="table-cell">
      <style:table-cell-properties style:vertical-align="middle" fo:padding="0.049cm" fo:border="none"/>
    </style:style>
    <style:style style:name="Table27" style:family="table">
      <style:table-properties style:width="18.916cm" table:align="left"/>
    </style:style>
    <style:style style:name="Table27.A" style:family="table-column">
      <style:table-column-properties style:column-width="0.166cm"/>
    </style:style>
    <style:style style:name="Table27.B" style:family="table-column">
      <style:table-column-properties style:column-width="8.909cm"/>
    </style:style>
    <style:style style:name="Table27.C" style:family="table-column">
      <style:table-column-properties style:column-width="9.841cm"/>
    </style:style>
    <style:style style:name="Table27.A1" style:family="table-cell">
      <style:table-cell-properties style:vertical-align="middle" fo:padding="0.049cm" fo:border="none"/>
    </style:style>
    <style:style style:name="Table27.B2" style:family="table-cell">
      <style:table-cell-properties fo:padding="0.049cm" fo:border="none"/>
    </style:style>
    <style:style style:name="Table28" style:family="table">
      <style:table-properties style:width="18.948cm" table:align="left"/>
    </style:style>
    <style:style style:name="Table28.A" style:family="table-column">
      <style:table-column-properties style:column-width="0.166cm"/>
    </style:style>
    <style:style style:name="Table28.B" style:family="table-column">
      <style:table-column-properties style:column-width="8.32cm"/>
    </style:style>
    <style:style style:name="Table28.C" style:family="table-column">
      <style:table-column-properties style:column-width="10.462cm"/>
    </style:style>
    <style:style style:name="Table28.A1" style:family="table-cell">
      <style:table-cell-properties style:vertical-align="middle" fo:padding="0.049cm" fo:border="none"/>
    </style:style>
    <style:style style:name="Table29" style:family="table">
      <style:table-properties style:width="0.192cm" table:align="left"/>
    </style:style>
    <style:style style:name="Table29.A" style:family="table-column">
      <style:table-column-properties style:column-width="0.192cm"/>
    </style:style>
    <style:style style:name="Table29.A1" style:family="table-cell">
      <style:table-cell-properties style:vertical-align="middle" fo:padding="0.049cm" fo:border="none"/>
    </style:style>
    <style:style style:name="Table30" style:family="table">
      <style:table-properties style:width="16.242cm" table:align="left"/>
    </style:style>
    <style:style style:name="Table30.A" style:family="table-column">
      <style:table-column-properties style:column-width="0.231cm"/>
    </style:style>
    <style:style style:name="Table30.B" style:family="table-column">
      <style:table-column-properties style:column-width="7.713cm"/>
    </style:style>
    <style:style style:name="Table30.C" style:family="table-column">
      <style:table-column-properties style:column-width="8.297cm"/>
    </style:style>
    <style:style style:name="Table30.A1" style:family="table-cell">
      <style:table-cell-properties style:vertical-align="middle" fo:padding="0.049cm" fo:border="none"/>
    </style:style>
    <style:style style:name="Table31" style:family="table">
      <style:table-properties style:width="0.192cm" table:align="left"/>
    </style:style>
    <style:style style:name="Table31.A" style:family="table-column">
      <style:table-column-properties style:column-width="0.192cm"/>
    </style:style>
    <style:style style:name="Table31.A1" style:family="table-cell">
      <style:table-cell-properties style:vertical-align="middle" fo:padding="0.049cm" fo:border="none"/>
    </style:style>
    <style:style style:name="Table32" style:family="table">
      <style:table-properties style:width="6.44cm" table:align="left"/>
    </style:style>
    <style:style style:name="Table32.A" style:family="table-column">
      <style:table-column-properties style:column-width="0.231cm"/>
    </style:style>
    <style:style style:name="Table32.B" style:family="table-column">
      <style:table-column-properties style:column-width="3.007cm"/>
    </style:style>
    <style:style style:name="Table32.C" style:family="table-column">
      <style:table-column-properties style:column-width="3.201cm"/>
    </style:style>
    <style:style style:name="Table32.A1" style:family="table-cell">
      <style:table-cell-properties style:vertical-align="middle" fo:padding="0.049cm" fo:border="none"/>
    </style:style>
    <style:style style:name="Table32.B3" style:family="table-cell">
      <style:table-cell-properties fo:padding="0.049cm" fo:border="none"/>
    </style:style>
    <style:style style:name="Table33" style:family="table">
      <style:table-properties style:width="8.908cm" table:align="left"/>
    </style:style>
    <style:style style:name="Table33.A" style:family="table-column">
      <style:table-column-properties style:column-width="0.231cm"/>
    </style:style>
    <style:style style:name="Table33.B" style:family="table-column">
      <style:table-column-properties style:column-width="4.094cm"/>
    </style:style>
    <style:style style:name="Table33.C" style:family="table-column">
      <style:table-column-properties style:column-width="4.583cm"/>
    </style:style>
    <style:style style:name="Table33.A1" style:family="table-cell">
      <style:table-cell-properties style:vertical-align="middle" fo:padding="0.049cm" fo:border="none"/>
    </style:style>
    <style:style style:name="Table33.B3" style:family="table-cell">
      <style:table-cell-properties fo:padding="0.049cm" fo:border="none"/>
    </style:style>
    <style:style style:name="Table34" style:family="table">
      <style:table-properties style:width="11.959cm" table:align="left"/>
    </style:style>
    <style:style style:name="Table34.A" style:family="table-column">
      <style:table-column-properties style:column-width="0.166cm"/>
    </style:style>
    <style:style style:name="Table34.B" style:family="table-column">
      <style:table-column-properties style:column-width="5.419cm"/>
    </style:style>
    <style:style style:name="Table34.C" style:family="table-column">
      <style:table-column-properties style:column-width="6.375cm"/>
    </style:style>
    <style:style style:name="Table34.A1" style:family="table-cell">
      <style:table-cell-properties style:vertical-align="middle" fo:padding="0.049cm" fo:border="none"/>
    </style:style>
    <style:style style:name="Table35" style:family="table">
      <style:table-properties style:width="0.192cm" table:align="left"/>
    </style:style>
    <style:style style:name="Table35.A" style:family="table-column">
      <style:table-column-properties style:column-width="0.192cm"/>
    </style:style>
    <style:style style:name="Table35.A1" style:family="table-cell">
      <style:table-cell-properties style:vertical-align="middle" fo:padding="0.049cm" fo:border="none"/>
    </style:style>
    <style:style style:name="Table36" style:family="table">
      <style:table-properties style:width="12.645cm" table:align="left"/>
    </style:style>
    <style:style style:name="Table36.A" style:family="table-column">
      <style:table-column-properties style:column-width="0.231cm"/>
    </style:style>
    <style:style style:name="Table36.B" style:family="table-column">
      <style:table-column-properties style:column-width="6.219cm"/>
    </style:style>
    <style:style style:name="Table36.C" style:family="table-column">
      <style:table-column-properties style:column-width="6.195cm"/>
    </style:style>
    <style:style style:name="Table36.A1" style:family="table-cell">
      <style:table-cell-properties style:vertical-align="middle" fo:padding="0.049cm" fo:border="none"/>
    </style:style>
    <style:style style:name="Table36.B4" style:family="table-cell">
      <style:table-cell-properties fo:padding="0.049cm" fo:border="none"/>
    </style:style>
    <style:style style:name="Table37" style:family="table">
      <style:table-properties style:width="18.865cm" table:align="left"/>
    </style:style>
    <style:style style:name="Table37.A" style:family="table-column">
      <style:table-column-properties style:column-width="0.231cm"/>
    </style:style>
    <style:style style:name="Table37.B" style:family="table-column">
      <style:table-column-properties style:column-width="9.026cm"/>
    </style:style>
    <style:style style:name="Table37.C" style:family="table-column">
      <style:table-column-properties style:column-width="9.608cm"/>
    </style:style>
    <style:style style:name="Table37.A1" style:family="table-cell">
      <style:table-cell-properties style:vertical-align="middle" fo:padding="0.049cm" fo:border="none"/>
    </style:style>
    <style:style style:name="Table37.B4" style:family="table-cell">
      <style:table-cell-properties fo:padding="0.049cm" fo:border="none"/>
    </style:style>
    <style:style style:name="Table38" style:family="table">
      <style:table-properties style:width="17.029cm" table:align="left"/>
    </style:style>
    <style:style style:name="Table38.A" style:family="table-column">
      <style:table-column-properties style:column-width="0.231cm"/>
    </style:style>
    <style:style style:name="Table38.B" style:family="table-column">
      <style:table-column-properties style:column-width="8.712cm"/>
    </style:style>
    <style:style style:name="Table38.C" style:family="table-column">
      <style:table-column-properties style:column-width="8.086cm"/>
    </style:style>
    <style:style style:name="Table38.A1" style:family="table-cell">
      <style:table-cell-properties style:vertical-align="middle" fo:padding="0.049cm" fo:border="none"/>
    </style:style>
    <style:style style:name="Table38.B4" style:family="table-cell">
      <style:table-cell-properties fo:padding="0.049cm" fo:border="none"/>
    </style:style>
    <style:style style:name="Table39" style:family="table">
      <style:table-properties style:width="21.108cm" table:align="left"/>
    </style:style>
    <style:style style:name="Table39.A" style:family="table-column">
      <style:table-column-properties style:column-width="0.231cm"/>
    </style:style>
    <style:style style:name="Table39.B" style:family="table-column">
      <style:table-column-properties style:column-width="9.462cm"/>
    </style:style>
    <style:style style:name="Table39.C" style:family="table-column">
      <style:table-column-properties style:column-width="11.416cm"/>
    </style:style>
    <style:style style:name="Table39.A1" style:family="table-cell">
      <style:table-cell-properties style:vertical-align="middle" fo:padding="0.049cm" fo:border="none"/>
    </style:style>
    <style:style style:name="Table72" style:family="table">
      <style:table-properties style:width="18.521cm" table:align="left"/>
    </style:style>
    <style:style style:name="Table72.A" style:family="table-column">
      <style:table-column-properties style:column-width="9.252cm"/>
    </style:style>
    <style:style style:name="Table72.B" style:family="table-column">
      <style:table-column-properties style:column-width="9.269cm"/>
    </style:style>
    <style:style style:name="Table72.A1" style:family="table-cell">
      <style:table-cell-properties style:vertical-align="middle"/>
    </style:style>
    <style:style style:name="Table73" style:family="table">
      <style:table-properties style:width="18.521cm" table:align="left"/>
    </style:style>
    <style:style style:name="Table73.A" style:family="table-column">
      <style:table-column-properties style:column-width="0.069cm"/>
    </style:style>
    <style:style style:name="Table73.B" style:family="table-column">
      <style:table-column-properties style:column-width="7.946cm"/>
    </style:style>
    <style:style style:name="Table73.C" style:family="table-column">
      <style:table-column-properties style:column-width="10.506cm"/>
    </style:style>
    <style:style style:name="Table73.A1" style:family="table-cell">
      <style:table-cell-properties style:vertical-align="middle"/>
    </style:style>
    <style:style style:name="Table74" style:family="table">
      <style:table-properties style:width="18.521cm" table:align="left"/>
    </style:style>
    <style:style style:name="Table74.A" style:family="table-column">
      <style:table-column-properties style:column-width="0.095cm"/>
    </style:style>
    <style:style style:name="Table74.B" style:family="table-column">
      <style:table-column-properties style:column-width="9.634cm"/>
    </style:style>
    <style:style style:name="Table74.C" style:family="table-column">
      <style:table-column-properties style:column-width="8.791cm"/>
    </style:style>
    <style:style style:name="Table74.A1" style:family="table-cell">
      <style:table-cell-properties style:vertical-align="middle"/>
    </style:style>
    <style:style style:name="Table75" style:family="table">
      <style:table-properties style:width="18.521cm" table:align="left"/>
    </style:style>
    <style:style style:name="Table75.A" style:family="table-column">
      <style:table-column-properties style:column-width="0.074cm"/>
    </style:style>
    <style:style style:name="Table75.B" style:family="table-column">
      <style:table-column-properties style:column-width="9.292cm"/>
    </style:style>
    <style:style style:name="Table75.C" style:family="table-column">
      <style:table-column-properties style:column-width="9.155cm"/>
    </style:style>
    <style:style style:name="Table75.A1" style:family="table-cell">
      <style:table-cell-properties style:vertical-align="middle"/>
    </style:style>
    <style:style style:name="Table76" style:family="table">
      <style:table-properties style:width="18.521cm" table:align="left"/>
    </style:style>
    <style:style style:name="Table76.A" style:family="table-column">
      <style:table-column-properties style:column-width="0.051cm"/>
    </style:style>
    <style:style style:name="Table76.B" style:family="table-column">
      <style:table-column-properties style:column-width="9.557cm"/>
    </style:style>
    <style:style style:name="Table76.C" style:family="table-column">
      <style:table-column-properties style:column-width="8.913cm"/>
    </style:style>
    <style:style style:name="Table76.A1" style:family="table-cell">
      <style:table-cell-properties style:vertical-align="middle"/>
    </style:style>
    <style:style style:name="Table77" style:family="table">
      <style:table-properties style:width="18.521cm" table:align="left"/>
    </style:style>
    <style:style style:name="Table77.A" style:family="table-column">
      <style:table-column-properties style:column-width="0.074cm"/>
    </style:style>
    <style:style style:name="Table77.B" style:family="table-column">
      <style:table-column-properties style:column-width="8.797cm"/>
    </style:style>
    <style:style style:name="Table77.C" style:family="table-column">
      <style:table-column-properties style:column-width="9.65cm"/>
    </style:style>
    <style:style style:name="Table77.A1" style:family="table-cell">
      <style:table-cell-properties style:vertical-align="middle"/>
    </style:style>
    <style:style style:name="Table78" style:family="table">
      <style:table-properties style:width="18.521cm" table:align="left"/>
    </style:style>
    <style:style style:name="Table78.A" style:family="table-column">
      <style:table-column-properties style:column-width="0.044cm"/>
    </style:style>
    <style:style style:name="Table78.B" style:family="table-column">
      <style:table-column-properties style:column-width="8.225cm"/>
    </style:style>
    <style:style style:name="Table78.C" style:family="table-column">
      <style:table-column-properties style:column-width="10.252cm"/>
    </style:style>
    <style:style style:name="Table78.A1" style:family="table-cell">
      <style:table-cell-properties style:vertical-align="middle"/>
    </style:style>
    <style:style style:name="Table79" style:family="table">
      <style:table-properties style:width="18.521cm" table:align="left"/>
    </style:style>
    <style:style style:name="Table79.A" style:family="table-column">
      <style:table-column-properties style:column-width="0.048cm"/>
    </style:style>
    <style:style style:name="Table79.B" style:family="table-column">
      <style:table-column-properties style:column-width="9.135cm"/>
    </style:style>
    <style:style style:name="Table79.C" style:family="table-column">
      <style:table-column-properties style:column-width="9.338cm"/>
    </style:style>
    <style:style style:name="Table79.A1" style:family="table-cell">
      <style:table-cell-properties style:vertical-align="middle"/>
    </style:style>
    <style:style style:name="Table80" style:family="table">
      <style:table-properties style:width="18.521cm" table:align="left"/>
    </style:style>
    <style:style style:name="Table80.A" style:family="table-column">
      <style:table-column-properties style:column-width="0.072cm"/>
    </style:style>
    <style:style style:name="Table80.B" style:family="table-column">
      <style:table-column-properties style:column-width="8.991cm"/>
    </style:style>
    <style:style style:name="Table80.C" style:family="table-column">
      <style:table-column-properties style:column-width="9.458cm"/>
    </style:style>
    <style:style style:name="Table80.A1" style:family="table-cell">
      <style:table-cell-properties style:vertical-align="middle"/>
    </style:style>
    <style:style style:name="Table81" style:family="table">
      <style:table-properties style:width="18.521cm" table:align="left"/>
    </style:style>
    <style:style style:name="Table81.A" style:family="table-column">
      <style:table-column-properties style:column-width="9.252cm"/>
    </style:style>
    <style:style style:name="Table81.B" style:family="table-column">
      <style:table-column-properties style:column-width="9.269cm"/>
    </style:style>
    <style:style style:name="Table81.A1" style:family="table-cell">
      <style:table-cell-properties style:vertical-align="middle"/>
    </style:style>
    <style:style style:name="Table82" style:family="table">
      <style:table-properties style:width="18.521cm" table:align="left"/>
    </style:style>
    <style:style style:name="Table82.A" style:family="table-column">
      <style:table-column-properties style:column-width="0.041cm"/>
    </style:style>
    <style:style style:name="Table82.B" style:family="table-column">
      <style:table-column-properties style:column-width="8.916cm"/>
    </style:style>
    <style:style style:name="Table82.C" style:family="table-column">
      <style:table-column-properties style:column-width="0.106cm"/>
    </style:style>
    <style:style style:name="Table82.D" style:family="table-column">
      <style:table-column-properties style:column-width="9.458cm"/>
    </style:style>
    <style:style style:name="Table82.A1" style:family="table-cell">
      <style:table-cell-properties style:vertical-align="middle"/>
    </style:style>
    <style:style style:name="Table83" style:family="table">
      <style:table-properties style:width="18.521cm" table:align="left"/>
    </style:style>
    <style:style style:name="Table83.A" style:family="table-column">
      <style:table-column-properties style:column-width="0.041cm"/>
    </style:style>
    <style:style style:name="Table83.B" style:family="table-column">
      <style:table-column-properties style:column-width="8.426cm"/>
    </style:style>
    <style:style style:name="Table83.C" style:family="table-column">
      <style:table-column-properties style:column-width="0.106cm"/>
    </style:style>
    <style:style style:name="Table83.D" style:family="table-column">
      <style:table-column-properties style:column-width="9.948cm"/>
    </style:style>
    <style:style style:name="Table83.A1" style:family="table-cell">
      <style:table-cell-properties style:vertical-align="middle"/>
    </style:style>
    <style:style style:name="Table84" style:family="table">
      <style:table-properties style:width="18.521cm" table:align="left"/>
    </style:style>
    <style:style style:name="Table84.A" style:family="table-column">
      <style:table-column-properties style:column-width="0.041cm"/>
    </style:style>
    <style:style style:name="Table84.B" style:family="table-column">
      <style:table-column-properties style:column-width="8.595cm"/>
    </style:style>
    <style:style style:name="Table84.C" style:family="table-column">
      <style:table-column-properties style:column-width="0.106cm"/>
    </style:style>
    <style:style style:name="Table84.D" style:family="table-column">
      <style:table-column-properties style:column-width="9.779cm"/>
    </style:style>
    <style:style style:name="Table84.A1" style:family="table-cell">
      <style:table-cell-properties style:vertical-align="middle"/>
    </style:style>
    <style:style style:name="Table85" style:family="table">
      <style:table-properties style:width="18.521cm" table:align="left"/>
    </style:style>
    <style:style style:name="Table85.A" style:family="table-column">
      <style:table-column-properties style:column-width="0.041cm"/>
    </style:style>
    <style:style style:name="Table85.B" style:family="table-column">
      <style:table-column-properties style:column-width="8.149cm"/>
    </style:style>
    <style:style style:name="Table85.C" style:family="table-column">
      <style:table-column-properties style:column-width="0.106cm"/>
    </style:style>
    <style:style style:name="Table85.D" style:family="table-column">
      <style:table-column-properties style:column-width="10.225cm"/>
    </style:style>
    <style:style style:name="Table85.A1" style:family="table-cell">
      <style:table-cell-properties style:vertical-align="middle"/>
    </style:style>
    <style:style style:name="Table86" style:family="table">
      <style:table-properties style:width="18.256cm" table:align="left"/>
    </style:style>
    <style:style style:name="Table86.A" style:family="table-column">
      <style:table-column-properties style:column-width="9.128cm"/>
    </style:style>
    <style:style style:name="Table86.A1" style:family="table-cell">
      <style:table-cell-properties style:vertical-align="middle"/>
    </style:style>
    <style:style style:name="Table87" style:family="table">
      <style:table-properties style:width="18.256cm" table:align="left"/>
    </style:style>
    <style:style style:name="Table87.A" style:family="table-column">
      <style:table-column-properties style:column-width="0.106cm"/>
    </style:style>
    <style:style style:name="Table87.B" style:family="table-column">
      <style:table-column-properties style:column-width="7.99cm"/>
    </style:style>
    <style:style style:name="Table87.C" style:family="table-column">
      <style:table-column-properties style:column-width="10.16cm"/>
    </style:style>
    <style:style style:name="Table87.A1" style:family="table-cell">
      <style:table-cell-properties style:vertical-align="middle"/>
    </style:style>
    <style:style style:name="Table88" style:family="table">
      <style:table-properties style:width="18.256cm" table:align="left"/>
    </style:style>
    <style:style style:name="Table88.A" style:family="table-column">
      <style:table-column-properties style:column-width="0.111cm"/>
    </style:style>
    <style:style style:name="Table88.B" style:family="table-column">
      <style:table-column-properties style:column-width="8.959cm"/>
    </style:style>
    <style:style style:name="Table88.C" style:family="table-column">
      <style:table-column-properties style:column-width="9.142cm"/>
    </style:style>
    <style:style style:name="Table88.D" style:family="table-column">
      <style:table-column-properties style:column-width="0.044cm"/>
    </style:style>
    <style:style style:name="Table88.A1" style:family="table-cell">
      <style:table-cell-properties style:vertical-align="middle"/>
    </style:style>
    <style:style style:name="Table89" style:family="table">
      <style:table-properties style:width="18.256cm" table:align="left"/>
    </style:style>
    <style:style style:name="Table89.A" style:family="table-column">
      <style:table-column-properties style:column-width="0.106cm"/>
    </style:style>
    <style:style style:name="Table89.B" style:family="table-column">
      <style:table-column-properties style:column-width="8.696cm"/>
    </style:style>
    <style:style style:name="Table89.C" style:family="table-column">
      <style:table-column-properties style:column-width="9.454cm"/>
    </style:style>
    <style:style style:name="Table89.A1" style:family="table-cell">
      <style:table-cell-properties style:vertical-align="middle"/>
    </style:style>
    <style:style style:name="Table90" style:family="table">
      <style:table-properties style:width="18.256cm" table:align="left"/>
    </style:style>
    <style:style style:name="Table90.A" style:family="table-column">
      <style:table-column-properties style:column-width="0.106cm"/>
    </style:style>
    <style:style style:name="Table90.B" style:family="table-column">
      <style:table-column-properties style:column-width="9.539cm"/>
    </style:style>
    <style:style style:name="Table90.C" style:family="table-column">
      <style:table-column-properties style:column-width="8.611cm"/>
    </style:style>
    <style:style style:name="Table90.A1" style:family="table-cell">
      <style:table-cell-properties style:vertical-align="middle"/>
    </style:style>
    <style:style style:name="Table91" style:family="table">
      <style:table-properties style:width="25.7cm" table:align="left"/>
    </style:style>
    <style:style style:name="Table91.A" style:family="table-column">
      <style:table-column-properties style:column-width="25.455cm"/>
    </style:style>
    <style:style style:name="Table91.B" style:family="table-column">
      <style:table-column-properties style:column-width="0.245cm"/>
    </style:style>
    <style:style style:name="Table91.A1" style:family="table-cell">
      <style:table-cell-properties style:vertical-align="middle" fo:padding="0.049cm" fo:border="none"/>
    </style:style>
    <style:style style:name="Table91.B2" style:family="table-cell">
      <style:table-cell-properties fo:padding="0.049cm" fo:border="none"/>
    </style:style>
    <style:style style:name="Table92" style:family="table">
      <style:table-properties style:width="18.521cm" table:align="left"/>
    </style:style>
    <style:style style:name="Table92.A" style:family="table-column">
      <style:table-column-properties style:column-width="9.26cm"/>
    </style:style>
    <style:style style:name="Table92.A1" style:family="table-cell">
      <style:table-cell-properties style:vertical-align="middle"/>
    </style:style>
    <style:style style:name="Table93" style:family="table">
      <style:table-properties style:width="18.521cm" table:align="left"/>
    </style:style>
    <style:style style:name="Table93.A" style:family="table-column">
      <style:table-column-properties style:column-width="0.064cm"/>
    </style:style>
    <style:style style:name="Table93.B" style:family="table-column">
      <style:table-column-properties style:column-width="8.576cm"/>
    </style:style>
    <style:style style:name="Table93.C" style:family="table-column">
      <style:table-column-properties style:column-width="9.881cm"/>
    </style:style>
    <style:style style:name="Table93.A1" style:family="table-cell">
      <style:table-cell-properties style:vertical-align="middle"/>
    </style:style>
    <style:style style:name="Table94" style:family="table">
      <style:table-properties style:width="18.521cm" table:align="left"/>
    </style:style>
    <style:style style:name="Table94.A" style:family="table-column">
      <style:table-column-properties style:column-width="0.055cm"/>
    </style:style>
    <style:style style:name="Table94.B" style:family="table-column">
      <style:table-column-properties style:column-width="9.035cm"/>
    </style:style>
    <style:style style:name="Table94.C" style:family="table-column">
      <style:table-column-properties style:column-width="9.432cm"/>
    </style:style>
    <style:style style:name="Table94.A1" style:family="table-cell">
      <style:table-cell-properties style:vertical-align="middle"/>
    </style:style>
    <style:style style:name="Table95" style:family="table">
      <style:table-properties style:width="18.521cm" table:align="left"/>
    </style:style>
    <style:style style:name="Table95.A" style:family="table-column">
      <style:table-column-properties style:column-width="0.056cm"/>
    </style:style>
    <style:style style:name="Table95.B" style:family="table-column">
      <style:table-column-properties style:column-width="7.491cm"/>
    </style:style>
    <style:style style:name="Table95.C" style:family="table-column">
      <style:table-column-properties style:column-width="10.973cm"/>
    </style:style>
    <style:style style:name="Table95.A1" style:family="table-cell">
      <style:table-cell-properties style:vertical-align="middle"/>
    </style:style>
    <style:style style:name="Table96" style:family="table">
      <style:table-properties style:width="18.521cm" table:align="left"/>
    </style:style>
    <style:style style:name="Table96.A" style:family="table-column">
      <style:table-column-properties style:column-width="0.053cm"/>
    </style:style>
    <style:style style:name="Table96.B" style:family="table-column">
      <style:table-column-properties style:column-width="8.768cm"/>
    </style:style>
    <style:style style:name="Table96.C" style:family="table-column">
      <style:table-column-properties style:column-width="9.7cm"/>
    </style:style>
    <style:style style:name="Table96.A1" style:family="table-cell">
      <style:table-cell-properties style:vertical-align="middle"/>
    </style:style>
    <style:style style:name="Table97" style:family="table">
      <style:table-properties style:width="18.521cm" table:align="left"/>
    </style:style>
    <style:style style:name="Table97.A" style:family="table-column">
      <style:table-column-properties style:column-width="0.104cm"/>
    </style:style>
    <style:style style:name="Table97.B" style:family="table-column">
      <style:table-column-properties style:column-width="9.059cm"/>
    </style:style>
    <style:style style:name="Table97.C" style:family="table-column">
      <style:table-column-properties style:column-width="9.357cm"/>
    </style:style>
    <style:style style:name="Table97.A1" style:family="table-cell">
      <style:table-cell-properties style:vertical-align="middle"/>
    </style:style>
    <style:style style:name="Table98" style:family="table">
      <style:table-properties style:width="18.521cm" table:align="left"/>
    </style:style>
    <style:style style:name="Table98.A" style:family="table-column">
      <style:table-column-properties style:column-width="0.069cm"/>
    </style:style>
    <style:style style:name="Table98.B" style:family="table-column">
      <style:table-column-properties style:column-width="9.172cm"/>
    </style:style>
    <style:style style:name="Table98.C" style:family="table-column">
      <style:table-column-properties style:column-width="9.28cm"/>
    </style:style>
    <style:style style:name="Table98.A1" style:family="table-cell">
      <style:table-cell-properties style:vertical-align="middle"/>
    </style:style>
    <style:style style:name="Table99" style:family="table">
      <style:table-properties style:width="18.521cm" table:align="left"/>
    </style:style>
    <style:style style:name="Table99.A" style:family="table-column">
      <style:table-column-properties style:column-width="0.072cm"/>
    </style:style>
    <style:style style:name="Table99.B" style:family="table-column">
      <style:table-column-properties style:column-width="9.047cm"/>
    </style:style>
    <style:style style:name="Table99.C" style:family="table-column">
      <style:table-column-properties style:column-width="9.402cm"/>
    </style:style>
    <style:style style:name="Table99.A1" style:family="table-cell">
      <style:table-cell-properties style:vertical-align="middle"/>
    </style:style>
    <style:style style:name="Table100" style:family="table">
      <style:table-properties style:width="18.521cm" table:align="left"/>
    </style:style>
    <style:style style:name="Table100.A" style:family="table-column">
      <style:table-column-properties style:column-width="0.046cm"/>
    </style:style>
    <style:style style:name="Table100.B" style:family="table-column">
      <style:table-column-properties style:column-width="8.707cm"/>
    </style:style>
    <style:style style:name="Table100.C" style:family="table-column">
      <style:table-column-properties style:column-width="9.768cm"/>
    </style:style>
    <style:style style:name="Table100.A1" style:family="table-cell">
      <style:table-cell-properties style:vertical-align="middle"/>
    </style:style>
    <style:style style:name="Table101" style:family="table">
      <style:table-properties style:width="15.875cm" table:align="left"/>
    </style:style>
    <style:style style:name="Table101.A" style:family="table-column">
      <style:table-column-properties style:column-width="7.93cm"/>
    </style:style>
    <style:style style:name="Table101.B" style:family="table-column">
      <style:table-column-properties style:column-width="7.945cm"/>
    </style:style>
    <style:style style:name="Table101.A1" style:family="table-cell">
      <style:table-cell-properties style:vertical-align="middle"/>
    </style:style>
    <style:style style:name="Table102" style:family="table">
      <style:table-properties style:width="15.875cm" table:align="left"/>
    </style:style>
    <style:style style:name="Table102.A" style:family="table-column">
      <style:table-column-properties style:column-width="0.085cm"/>
    </style:style>
    <style:style style:name="Table102.B" style:family="table-column">
      <style:table-column-properties style:column-width="7.828cm"/>
    </style:style>
    <style:style style:name="Table102.C" style:family="table-column">
      <style:table-column-properties style:column-width="7.962cm"/>
    </style:style>
    <style:style style:name="Table102.A1" style:family="table-cell">
      <style:table-cell-properties style:vertical-align="middle"/>
    </style:style>
    <style:style style:name="Table103" style:family="table">
      <style:table-properties style:width="15.875cm" table:align="left"/>
    </style:style>
    <style:style style:name="Table103.A" style:family="table-column">
      <style:table-column-properties style:column-width="0.101cm"/>
    </style:style>
    <style:style style:name="Table103.B" style:family="table-column">
      <style:table-column-properties style:column-width="8.116cm"/>
    </style:style>
    <style:style style:name="Table103.C" style:family="table-column">
      <style:table-column-properties style:column-width="7.659cm"/>
    </style:style>
    <style:style style:name="Table103.A1" style:family="table-cell">
      <style:table-cell-properties style:vertical-align="middle"/>
    </style:style>
    <style:style style:name="Table104" style:family="table">
      <style:table-properties style:width="15.875cm" table:align="left"/>
    </style:style>
    <style:style style:name="Table104.A" style:family="table-column">
      <style:table-column-properties style:column-width="0.15cm"/>
    </style:style>
    <style:style style:name="Table104.B" style:family="table-column">
      <style:table-column-properties style:column-width="6.516cm"/>
    </style:style>
    <style:style style:name="Table104.C" style:family="table-column">
      <style:table-column-properties style:column-width="9.209cm"/>
    </style:style>
    <style:style style:name="Table104.A1" style:family="table-cell">
      <style:table-cell-properties style:vertical-align="middle"/>
    </style:style>
    <style:style style:name="Table105" style:family="table">
      <style:table-properties style:width="15.875cm" table:align="left"/>
    </style:style>
    <style:style style:name="Table105.A" style:family="table-column">
      <style:table-column-properties style:column-width="0.148cm"/>
    </style:style>
    <style:style style:name="Table105.B" style:family="table-column">
      <style:table-column-properties style:column-width="8.045cm"/>
    </style:style>
    <style:style style:name="Table105.C" style:family="table-column">
      <style:table-column-properties style:column-width="7.682cm"/>
    </style:style>
    <style:style style:name="Table105.A1" style:family="table-cell">
      <style:table-cell-properties style:vertical-align="middle"/>
    </style:style>
    <style:style style:name="Table106" style:family="table">
      <style:table-properties style:width="15.875cm" table:align="left"/>
    </style:style>
    <style:style style:name="Table106.A" style:family="table-column">
      <style:table-column-properties style:column-width="0.108cm"/>
    </style:style>
    <style:style style:name="Table106.B" style:family="table-column">
      <style:table-column-properties style:column-width="9.412cm"/>
    </style:style>
    <style:style style:name="Table106.C" style:family="table-column">
      <style:table-column-properties style:column-width="6.355cm"/>
    </style:style>
    <style:style style:name="Table106.A1" style:family="table-cell">
      <style:table-cell-properties style:vertical-align="middle"/>
    </style:style>
    <style:style style:name="Table107" style:family="table">
      <style:table-properties style:width="15.875cm" table:align="left"/>
    </style:style>
    <style:style style:name="Table107.A" style:family="table-column">
      <style:table-column-properties style:column-width="0.136cm"/>
    </style:style>
    <style:style style:name="Table107.B" style:family="table-column">
      <style:table-column-properties style:column-width="8.707cm"/>
    </style:style>
    <style:style style:name="Table107.C" style:family="table-column">
      <style:table-column-properties style:column-width="7.033cm"/>
    </style:style>
    <style:style style:name="Table107.A1" style:family="table-cell">
      <style:table-cell-properties style:vertical-align="middle"/>
    </style:style>
    <style:style style:name="Table108" style:family="table">
      <style:table-properties style:width="15.875cm" table:align="left"/>
    </style:style>
    <style:style style:name="Table108.A" style:family="table-column">
      <style:table-column-properties style:column-width="0.113cm"/>
    </style:style>
    <style:style style:name="Table108.B" style:family="table-column">
      <style:table-column-properties style:column-width="8.348cm"/>
    </style:style>
    <style:style style:name="Table108.C" style:family="table-column">
      <style:table-column-properties style:column-width="7.414cm"/>
    </style:style>
    <style:style style:name="Table108.A1" style:family="table-cell">
      <style:table-cell-properties style:vertical-align="middle"/>
    </style:style>
    <style:style style:name="Table109" style:family="table">
      <style:table-properties style:width="15.875cm" table:align="left"/>
    </style:style>
    <style:style style:name="Table109.A" style:family="table-column">
      <style:table-column-properties style:column-width="0.079cm"/>
    </style:style>
    <style:style style:name="Table109.B" style:family="table-column">
      <style:table-column-properties style:column-width="8.668cm"/>
    </style:style>
    <style:style style:name="Table109.C" style:family="table-column">
      <style:table-column-properties style:column-width="7.128cm"/>
    </style:style>
    <style:style style:name="Table109.A1" style:family="table-cell">
      <style:table-cell-properties style:vertical-align="middle"/>
    </style:style>
    <style:style style:name="Table110" style:family="table">
      <style:table-properties style:width="15.875cm" table:align="left"/>
    </style:style>
    <style:style style:name="Table110.A" style:family="table-column">
      <style:table-column-properties style:column-width="0.062cm"/>
    </style:style>
    <style:style style:name="Table110.B" style:family="table-column">
      <style:table-column-properties style:column-width="8.156cm"/>
    </style:style>
    <style:style style:name="Table110.C" style:family="table-column">
      <style:table-column-properties style:column-width="7.657cm"/>
    </style:style>
    <style:style style:name="Table110.A1" style:family="table-cell">
      <style:table-cell-properties style:vertical-align="middle"/>
    </style:style>
    <style:style style:name="Table111" style:family="table">
      <style:table-properties style:width="15.875cm" table:align="left"/>
    </style:style>
    <style:style style:name="Table111.A" style:family="table-column">
      <style:table-column-properties style:column-width="0.09cm"/>
    </style:style>
    <style:style style:name="Table111.B" style:family="table-column">
      <style:table-column-properties style:column-width="8.396cm"/>
    </style:style>
    <style:style style:name="Table111.C" style:family="table-column">
      <style:table-column-properties style:column-width="7.389cm"/>
    </style:style>
    <style:style style:name="Table111.A1" style:family="table-cell">
      <style:table-cell-properties style:vertical-align="middle"/>
    </style:style>
    <style:style style:name="Table112" style:family="table">
      <style:table-properties style:width="15.875cm" table:align="left"/>
    </style:style>
    <style:style style:name="Table112.A" style:family="table-column">
      <style:table-column-properties style:column-width="7.929cm"/>
    </style:style>
    <style:style style:name="Table112.B" style:family="table-column">
      <style:table-column-properties style:column-width="7.946cm"/>
    </style:style>
    <style:style style:name="Table112.A1" style:family="table-cell">
      <style:table-cell-properties style:vertical-align="middle"/>
    </style:style>
    <style:style style:name="Table113" style:family="table">
      <style:table-properties style:width="15.875cm" table:align="left"/>
    </style:style>
    <style:style style:name="Table113.A" style:family="table-column">
      <style:table-column-properties style:column-width="0.058cm"/>
    </style:style>
    <style:style style:name="Table113.B" style:family="table-column">
      <style:table-column-properties style:column-width="15.817cm"/>
    </style:style>
    <style:style style:name="Table113.A1" style:family="table-cell">
      <style:table-cell-properties style:vertical-align="middle"/>
    </style:style>
    <style:style style:name="Table114" style:family="table">
      <style:table-properties style:width="15.875cm" table:align="left"/>
    </style:style>
    <style:style style:name="Table114.A" style:family="table-column">
      <style:table-column-properties style:column-width="0.104cm"/>
    </style:style>
    <style:style style:name="Table114.B" style:family="table-column">
      <style:table-column-properties style:column-width="15.771cm"/>
    </style:style>
    <style:style style:name="Table114.A1" style:family="table-cell">
      <style:table-cell-properties style:vertical-align="middle"/>
    </style:style>
    <style:style style:name="Table115" style:family="table">
      <style:table-properties style:width="15.875cm" table:align="left"/>
    </style:style>
    <style:style style:name="Table115.A" style:family="table-column">
      <style:table-column-properties style:column-width="7.93cm"/>
    </style:style>
    <style:style style:name="Table115.B" style:family="table-column">
      <style:table-column-properties style:column-width="7.945cm"/>
    </style:style>
    <style:style style:name="Table115.A1" style:family="table-cell">
      <style:table-cell-properties style:vertical-align="middle"/>
    </style:style>
    <style:style style:name="Table116" style:family="table">
      <style:table-properties style:width="15.875cm" table:align="left"/>
    </style:style>
    <style:style style:name="Table116.A" style:family="table-column">
      <style:table-column-properties style:column-width="0.041cm"/>
    </style:style>
    <style:style style:name="Table116.B" style:family="table-column">
      <style:table-column-properties style:column-width="6.793cm"/>
    </style:style>
    <style:style style:name="Table116.C" style:family="table-column">
      <style:table-column-properties style:column-width="9.042cm"/>
    </style:style>
    <style:style style:name="Table116.A1" style:family="table-cell">
      <style:table-cell-properties style:vertical-align="middle"/>
    </style:style>
    <style:style style:name="Table117" style:family="table">
      <style:table-properties style:width="15.875cm" table:align="left"/>
    </style:style>
    <style:style style:name="Table117.A" style:family="table-column">
      <style:table-column-properties style:column-width="0.041cm"/>
    </style:style>
    <style:style style:name="Table117.B" style:family="table-column">
      <style:table-column-properties style:column-width="8.188cm"/>
    </style:style>
    <style:style style:name="Table117.C" style:family="table-column">
      <style:table-column-properties style:column-width="7.646cm"/>
    </style:style>
    <style:style style:name="Table117.A1" style:family="table-cell">
      <style:table-cell-properties style:vertical-align="middle"/>
    </style:style>
    <style:style style:name="Table118" style:family="table">
      <style:table-properties style:width="15.875cm" table:align="left"/>
    </style:style>
    <style:style style:name="Table118.A" style:family="table-column">
      <style:table-column-properties style:column-width="0.041cm"/>
    </style:style>
    <style:style style:name="Table118.B" style:family="table-column">
      <style:table-column-properties style:column-width="7.869cm"/>
    </style:style>
    <style:style style:name="Table118.C" style:family="table-column">
      <style:table-column-properties style:column-width="7.966cm"/>
    </style:style>
    <style:style style:name="Table118.A1" style:family="table-cell">
      <style:table-cell-properties style:vertical-align="middle"/>
    </style:style>
    <style:style style:name="Table119" style:family="table">
      <style:table-properties style:width="15.875cm" table:align="left"/>
    </style:style>
    <style:style style:name="Table119.A" style:family="table-column">
      <style:table-column-properties style:column-width="0.041cm"/>
    </style:style>
    <style:style style:name="Table119.B" style:family="table-column">
      <style:table-column-properties style:column-width="7.138cm"/>
    </style:style>
    <style:style style:name="Table119.C" style:family="table-column">
      <style:table-column-properties style:column-width="8.696cm"/>
    </style:style>
    <style:style style:name="Table119.A1" style:family="table-cell">
      <style:table-cell-properties style:vertical-align="middle"/>
    </style:style>
    <style:style style:name="Table120" style:family="table">
      <style:table-properties style:width="15.875cm" table:align="left"/>
    </style:style>
    <style:style style:name="Table120.A" style:family="table-column">
      <style:table-column-properties style:column-width="0.048cm"/>
    </style:style>
    <style:style style:name="Table120.B" style:family="table-column">
      <style:table-column-properties style:column-width="7.456cm"/>
    </style:style>
    <style:style style:name="Table120.C" style:family="table-column">
      <style:table-column-properties style:column-width="8.371cm"/>
    </style:style>
    <style:style style:name="Table120.A1" style:family="table-cell">
      <style:table-cell-properties style:vertical-align="middle"/>
    </style:style>
    <style:style style:name="Table121" style:family="table">
      <style:table-properties style:width="15.875cm" table:align="left"/>
    </style:style>
    <style:style style:name="Table121.A" style:family="table-column">
      <style:table-column-properties style:column-width="0.041cm"/>
    </style:style>
    <style:style style:name="Table121.B" style:family="table-column">
      <style:table-column-properties style:column-width="7.401cm"/>
    </style:style>
    <style:style style:name="Table121.C" style:family="table-column">
      <style:table-column-properties style:column-width="8.433cm"/>
    </style:style>
    <style:style style:name="Table121.A1" style:family="table-cell">
      <style:table-cell-properties style:vertical-align="middle"/>
    </style:style>
    <style:style style:name="Table122" style:family="table">
      <style:table-properties style:width="15.875cm" table:align="left"/>
    </style:style>
    <style:style style:name="Table122.A" style:family="table-column">
      <style:table-column-properties style:column-width="0.041cm"/>
    </style:style>
    <style:style style:name="Table122.B" style:family="table-column">
      <style:table-column-properties style:column-width="8.204cm"/>
    </style:style>
    <style:style style:name="Table122.C" style:family="table-column">
      <style:table-column-properties style:column-width="7.631cm"/>
    </style:style>
    <style:style style:name="Table122.A1" style:family="table-cell">
      <style:table-cell-properties style:vertical-align="middle"/>
    </style:style>
    <style:style style:name="Table123" style:family="table">
      <style:table-properties style:width="15.875cm" table:align="left"/>
    </style:style>
    <style:style style:name="Table123.A" style:family="table-column">
      <style:table-column-properties style:column-width="0.041cm"/>
    </style:style>
    <style:style style:name="Table123.B" style:family="table-column">
      <style:table-column-properties style:column-width="7.848cm"/>
    </style:style>
    <style:style style:name="Table123.C" style:family="table-column">
      <style:table-column-properties style:column-width="7.987cm"/>
    </style:style>
    <style:style style:name="Table123.A1" style:family="table-cell">
      <style:table-cell-properties style:vertical-align="middle"/>
    </style:style>
    <style:style style:name="Table124" style:family="table">
      <style:table-properties style:width="15.875cm" table:align="left"/>
    </style:style>
    <style:style style:name="Table124.A" style:family="table-column">
      <style:table-column-properties style:column-width="7.938cm"/>
    </style:style>
    <style:style style:name="Table124.A1" style:family="table-cell">
      <style:table-cell-properties style:vertical-align="middle"/>
    </style:style>
    <style:style style:name="Table125" style:family="table">
      <style:table-properties style:width="15.875cm" table:align="left"/>
    </style:style>
    <style:style style:name="Table125.A" style:family="table-column">
      <style:table-column-properties style:column-width="0.065cm"/>
    </style:style>
    <style:style style:name="Table125.B" style:family="table-column">
      <style:table-column-properties style:column-width="15.81cm"/>
    </style:style>
    <style:style style:name="Table125.A1" style:family="table-cell">
      <style:table-cell-properties style:vertical-align="middle"/>
    </style:style>
    <style:style style:name="Table126" style:family="table">
      <style:table-properties style:width="15.875cm" table:align="left"/>
    </style:style>
    <style:style style:name="Table126.A" style:family="table-column">
      <style:table-column-properties style:column-width="0.155cm"/>
    </style:style>
    <style:style style:name="Table126.B" style:family="table-column">
      <style:table-column-properties style:column-width="15.72cm"/>
    </style:style>
    <style:style style:name="Table126.A1" style:family="table-cell">
      <style:table-cell-properties style:vertical-align="middle"/>
    </style:style>
    <style:style style:name="Table127" style:family="table">
      <style:table-properties style:width="15.875cm" table:align="left"/>
    </style:style>
    <style:style style:name="Table127.A" style:family="table-column">
      <style:table-column-properties style:column-width="7.93cm"/>
    </style:style>
    <style:style style:name="Table127.B" style:family="table-column">
      <style:table-column-properties style:column-width="7.945cm"/>
    </style:style>
    <style:style style:name="Table127.A1" style:family="table-cell">
      <style:table-cell-properties style:vertical-align="middle"/>
    </style:style>
    <style:style style:name="Table128" style:family="table">
      <style:table-properties style:width="15.875cm" table:align="left"/>
    </style:style>
    <style:style style:name="Table128.A" style:family="table-column">
      <style:table-column-properties style:column-width="0.041cm"/>
    </style:style>
    <style:style style:name="Table128.B" style:family="table-column">
      <style:table-column-properties style:column-width="7.699cm"/>
    </style:style>
    <style:style style:name="Table128.C" style:family="table-column">
      <style:table-column-properties style:column-width="8.135cm"/>
    </style:style>
    <style:style style:name="Table128.A1" style:family="table-cell">
      <style:table-cell-properties style:vertical-align="middle"/>
    </style:style>
    <style:style style:name="Table129" style:family="table">
      <style:table-properties style:width="15.875cm" table:align="left"/>
    </style:style>
    <style:style style:name="Table129.A" style:family="table-column">
      <style:table-column-properties style:column-width="0.106cm"/>
    </style:style>
    <style:style style:name="Table129.B" style:family="table-column">
      <style:table-column-properties style:column-width="7.507cm"/>
    </style:style>
    <style:style style:name="Table129.C" style:family="table-column">
      <style:table-column-properties style:column-width="8.262cm"/>
    </style:style>
    <style:style style:name="Table129.A1" style:family="table-cell">
      <style:table-cell-properties style:vertical-align="middle"/>
    </style:style>
    <style:style style:name="Table130" style:family="table">
      <style:table-properties style:width="15.875cm" table:align="left"/>
    </style:style>
    <style:style style:name="Table130.A" style:family="table-column">
      <style:table-column-properties style:column-width="0.041cm"/>
    </style:style>
    <style:style style:name="Table130.B" style:family="table-column">
      <style:table-column-properties style:column-width="7.698cm"/>
    </style:style>
    <style:style style:name="Table130.C" style:family="table-column">
      <style:table-column-properties style:column-width="8.137cm"/>
    </style:style>
    <style:style style:name="Table130.A1" style:family="table-cell">
      <style:table-cell-properties style:vertical-align="middle"/>
    </style:style>
    <style:style style:name="Table131" style:family="table">
      <style:table-properties style:width="15.875cm" table:align="left"/>
    </style:style>
    <style:style style:name="Table131.A" style:family="table-column">
      <style:table-column-properties style:column-width="0.041cm"/>
    </style:style>
    <style:style style:name="Table131.B" style:family="table-column">
      <style:table-column-properties style:column-width="7.634cm"/>
    </style:style>
    <style:style style:name="Table131.C" style:family="table-column">
      <style:table-column-properties style:column-width="8.2cm"/>
    </style:style>
    <style:style style:name="Table131.A1" style:family="table-cell">
      <style:table-cell-properties style:vertical-align="middle"/>
    </style:style>
    <style:style style:name="Table132" style:family="table">
      <style:table-properties style:width="15.875cm" table:align="left"/>
    </style:style>
    <style:style style:name="Table132.A" style:family="table-column">
      <style:table-column-properties style:column-width="0.106cm"/>
    </style:style>
    <style:style style:name="Table132.B" style:family="table-column">
      <style:table-column-properties style:column-width="7.74cm"/>
    </style:style>
    <style:style style:name="Table132.C" style:family="table-column">
      <style:table-column-properties style:column-width="8.029cm"/>
    </style:style>
    <style:style style:name="Table132.A1" style:family="table-cell">
      <style:table-cell-properties style:vertical-align="middle"/>
    </style:style>
    <style:style style:name="Table133" style:family="table">
      <style:table-properties style:width="17.198cm" table:align="left"/>
    </style:style>
    <style:style style:name="Table133.A" style:family="table-column">
      <style:table-column-properties style:column-width="8.617cm"/>
    </style:style>
    <style:style style:name="Table133.B" style:family="table-column">
      <style:table-column-properties style:column-width="8.581cm"/>
    </style:style>
    <style:style style:name="Table133.A1" style:family="table-cell">
      <style:table-cell-properties style:vertical-align="middle"/>
    </style:style>
    <style:style style:name="Table134" style:family="table">
      <style:table-properties style:width="17.198cm" table:align="left"/>
    </style:style>
    <style:style style:name="Table134.A" style:family="table-column">
      <style:table-column-properties style:column-width="0.051cm"/>
    </style:style>
    <style:style style:name="Table134.B" style:family="table-column">
      <style:table-column-properties style:column-width="7.622cm"/>
    </style:style>
    <style:style style:name="Table134.C" style:family="table-column">
      <style:table-column-properties style:column-width="9.523cm"/>
    </style:style>
    <style:style style:name="Table134.A1" style:family="table-cell">
      <style:table-cell-properties style:vertical-align="middle"/>
    </style:style>
    <style:style style:name="Table135" style:family="table">
      <style:table-properties style:width="17.198cm" table:align="left"/>
    </style:style>
    <style:style style:name="Table135.A" style:family="table-column">
      <style:table-column-properties style:column-width="0.048cm"/>
    </style:style>
    <style:style style:name="Table135.B" style:family="table-column">
      <style:table-column-properties style:column-width="9.22cm"/>
    </style:style>
    <style:style style:name="Table135.C" style:family="table-column">
      <style:table-column-properties style:column-width="7.93cm"/>
    </style:style>
    <style:style style:name="Table135.A1" style:family="table-cell">
      <style:table-cell-properties style:vertical-align="middle"/>
    </style:style>
    <style:style style:name="Table136" style:family="table">
      <style:table-properties style:width="17.198cm" table:align="left"/>
    </style:style>
    <style:style style:name="Table136.A" style:family="table-column">
      <style:table-column-properties style:column-width="0.048cm"/>
    </style:style>
    <style:style style:name="Table136.B" style:family="table-column">
      <style:table-column-properties style:column-width="8.966cm"/>
    </style:style>
    <style:style style:name="Table136.C" style:family="table-column">
      <style:table-column-properties style:column-width="8.183cm"/>
    </style:style>
    <style:style style:name="Table136.A1" style:family="table-cell">
      <style:table-cell-properties style:vertical-align="middle"/>
    </style:style>
    <style:style style:name="Table137" style:family="table">
      <style:table-properties style:width="17.198cm" table:align="left"/>
    </style:style>
    <style:style style:name="Table137.A" style:family="table-column">
      <style:table-column-properties style:column-width="0.072cm"/>
    </style:style>
    <style:style style:name="Table137.B" style:family="table-column">
      <style:table-column-properties style:column-width="7.373cm"/>
    </style:style>
    <style:style style:name="Table137.C" style:family="table-column">
      <style:table-column-properties style:column-width="9.751cm"/>
    </style:style>
    <style:style style:name="Table137.A1" style:family="table-cell">
      <style:table-cell-properties style:vertical-align="middle"/>
    </style:style>
    <style:style style:name="Table138" style:family="table">
      <style:table-properties style:width="17.198cm" table:align="left"/>
    </style:style>
    <style:style style:name="Table138.A" style:family="table-column">
      <style:table-column-properties style:column-width="0.06cm"/>
    </style:style>
    <style:style style:name="Table138.B" style:family="table-column">
      <style:table-column-properties style:column-width="8.876cm"/>
    </style:style>
    <style:style style:name="Table138.C" style:family="table-column">
      <style:table-column-properties style:column-width="8.259cm"/>
    </style:style>
    <style:style style:name="Table138.A1" style:family="table-cell">
      <style:table-cell-properties style:vertical-align="middle"/>
    </style:style>
    <style:style style:name="Table139" style:family="table">
      <style:table-properties style:width="17.198cm" table:align="left"/>
    </style:style>
    <style:style style:name="Table139.A" style:family="table-column">
      <style:table-column-properties style:column-width="0.041cm"/>
    </style:style>
    <style:style style:name="Table139.B" style:family="table-column">
      <style:table-column-properties style:column-width="8.631cm"/>
    </style:style>
    <style:style style:name="Table139.C" style:family="table-column">
      <style:table-column-properties style:column-width="8.527cm"/>
    </style:style>
    <style:style style:name="Table139.A1" style:family="table-cell">
      <style:table-cell-properties style:vertical-align="middle"/>
    </style:style>
    <style:style style:name="Table140" style:family="table">
      <style:table-properties style:width="17.198cm" table:align="left"/>
    </style:style>
    <style:style style:name="Table140.A" style:family="table-column">
      <style:table-column-properties style:column-width="8.599cm"/>
    </style:style>
    <style:style style:name="Table140.A1" style:family="table-cell">
      <style:table-cell-properties style:vertical-align="middle"/>
    </style:style>
    <style:style style:name="Table141" style:family="table">
      <style:table-properties style:width="17.198cm" table:align="left"/>
    </style:style>
    <style:style style:name="Table141.A" style:family="table-column">
      <style:table-column-properties style:column-width="0.146cm"/>
    </style:style>
    <style:style style:name="Table141.B" style:family="table-column">
      <style:table-column-properties style:column-width="17.05cm"/>
    </style:style>
    <style:style style:name="Table141.A1" style:family="table-cell">
      <style:table-cell-properties style:vertical-align="middle"/>
    </style:style>
    <style:style style:name="Table142" style:family="table">
      <style:table-properties style:width="17.198cm" table:align="left"/>
    </style:style>
    <style:style style:name="Table142.A" style:family="table-column">
      <style:table-column-properties style:column-width="0.102cm"/>
    </style:style>
    <style:style style:name="Table142.B" style:family="table-column">
      <style:table-column-properties style:column-width="17.094cm"/>
    </style:style>
    <style:style style:name="Table142.A1" style:family="table-cell">
      <style:table-cell-properties style:vertical-align="middle"/>
    </style:style>
    <style:style style:name="Table143" style:family="table">
      <style:table-properties style:width="17.198cm" table:align="left"/>
    </style:style>
    <style:style style:name="Table143.A" style:family="table-column">
      <style:table-column-properties style:column-width="0.118cm"/>
    </style:style>
    <style:style style:name="Table143.B" style:family="table-column">
      <style:table-column-properties style:column-width="17.08cm"/>
    </style:style>
    <style:style style:name="Table143.A1" style:family="table-cell">
      <style:table-cell-properties style:vertical-align="middle"/>
    </style:style>
    <style:style style:name="Table144" style:family="table">
      <style:table-properties style:width="17.198cm" table:align="left"/>
    </style:style>
    <style:style style:name="Table144.A" style:family="table-column">
      <style:table-column-properties style:column-width="0.122cm"/>
    </style:style>
    <style:style style:name="Table144.B" style:family="table-column">
      <style:table-column-properties style:column-width="17.074cm"/>
    </style:style>
    <style:style style:name="Table144.A1" style:family="table-cell">
      <style:table-cell-properties style:vertical-align="middle"/>
    </style:style>
    <style:style style:name="Table145" style:family="table">
      <style:table-properties style:width="17.198cm" table:align="left"/>
    </style:style>
    <style:style style:name="Table145.A" style:family="table-column">
      <style:table-column-properties style:column-width="0.127cm"/>
    </style:style>
    <style:style style:name="Table145.B" style:family="table-column">
      <style:table-column-properties style:column-width="17.069cm"/>
    </style:style>
    <style:style style:name="Table145.A1" style:family="table-cell">
      <style:table-cell-properties style:vertical-align="middle"/>
    </style:style>
    <style:style style:name="Table146" style:family="table">
      <style:table-properties style:width="17.198cm" table:align="left"/>
    </style:style>
    <style:style style:name="Table146.A" style:family="table-column">
      <style:table-column-properties style:column-width="0.109cm"/>
    </style:style>
    <style:style style:name="Table146.B" style:family="table-column">
      <style:table-column-properties style:column-width="17.087cm"/>
    </style:style>
    <style:style style:name="Table146.A1" style:family="table-cell">
      <style:table-cell-properties style:vertical-align="middle"/>
    </style:style>
    <style:style style:name="Table147" style:family="table">
      <style:table-properties style:width="15.875cm" table:align="left"/>
    </style:style>
    <style:style style:name="Table147.A" style:family="table-column">
      <style:table-column-properties style:column-width="7.93cm"/>
    </style:style>
    <style:style style:name="Table147.B" style:family="table-column">
      <style:table-column-properties style:column-width="7.945cm"/>
    </style:style>
    <style:style style:name="Table147.A1" style:family="table-cell">
      <style:table-cell-properties style:vertical-align="middle"/>
    </style:style>
    <style:style style:name="Table148" style:family="table">
      <style:table-properties style:width="15.875cm" table:align="left"/>
    </style:style>
    <style:style style:name="Table148.A" style:family="table-column">
      <style:table-column-properties style:column-width="0.434cm"/>
    </style:style>
    <style:style style:name="Table148.B" style:family="table-column">
      <style:table-column-properties style:column-width="15.439cm"/>
    </style:style>
    <style:style style:name="Table148.A1" style:family="table-cell">
      <style:table-cell-properties style:vertical-align="middle"/>
    </style:style>
    <style:style style:name="Table149" style:family="table">
      <style:table-properties style:width="15.875cm" table:align="left"/>
    </style:style>
    <style:style style:name="Table149.A" style:family="table-column">
      <style:table-column-properties style:column-width="0.309cm"/>
    </style:style>
    <style:style style:name="Table149.B" style:family="table-column">
      <style:table-column-properties style:column-width="15.566cm"/>
    </style:style>
    <style:style style:name="Table149.A1" style:family="table-cell">
      <style:table-cell-properties style:vertical-align="middle"/>
    </style:style>
    <style:style style:name="Table150" style:family="table">
      <style:table-properties style:width="15.875cm" table:align="left"/>
    </style:style>
    <style:style style:name="Table150.A" style:family="table-column">
      <style:table-column-properties style:column-width="0.407cm"/>
    </style:style>
    <style:style style:name="Table150.B" style:family="table-column">
      <style:table-column-properties style:column-width="15.466cm"/>
    </style:style>
    <style:style style:name="Table150.A1" style:family="table-cell">
      <style:table-cell-properties style:vertical-align="middle"/>
    </style:style>
    <style:style style:name="Table151" style:family="table">
      <style:table-properties style:width="15.875cm" table:align="left"/>
    </style:style>
    <style:style style:name="Table151.A" style:family="table-column">
      <style:table-column-properties style:column-width="0.534cm"/>
    </style:style>
    <style:style style:name="Table151.B" style:family="table-column">
      <style:table-column-properties style:column-width="15.339cm"/>
    </style:style>
    <style:style style:name="Table151.A1" style:family="table-cell">
      <style:table-cell-properties style:vertical-align="middle"/>
    </style:style>
    <style:style style:name="Table152" style:family="table">
      <style:table-properties style:width="15.875cm" table:align="left"/>
    </style:style>
    <style:style style:name="Table152.A" style:family="table-column">
      <style:table-column-properties style:column-width="0.305cm"/>
    </style:style>
    <style:style style:name="Table152.B" style:family="table-column">
      <style:table-column-properties style:column-width="15.568cm"/>
    </style:style>
    <style:style style:name="Table152.A1" style:family="table-cell">
      <style:table-cell-properties style:vertical-align="middle"/>
    </style:style>
    <style:style style:name="Table153" style:family="table">
      <style:table-properties style:width="15.875cm" table:align="left"/>
    </style:style>
    <style:style style:name="Table153.A" style:family="table-column">
      <style:table-column-properties style:column-width="7.929cm"/>
    </style:style>
    <style:style style:name="Table153.B" style:family="table-column">
      <style:table-column-properties style:column-width="7.945cm"/>
    </style:style>
    <style:style style:name="Table153.A1" style:family="table-cell">
      <style:table-cell-properties style:vertical-align="middle"/>
    </style:style>
    <style:style style:name="Table154" style:family="table">
      <style:table-properties style:width="15.875cm" table:align="left"/>
    </style:style>
    <style:style style:name="Table154.A" style:family="table-column">
      <style:table-column-properties style:column-width="0.101cm"/>
    </style:style>
    <style:style style:name="Table154.B" style:family="table-column">
      <style:table-column-properties style:column-width="15.773cm"/>
    </style:style>
    <style:style style:name="Table154.A1" style:family="table-cell">
      <style:table-cell-properties style:vertical-align="middle"/>
    </style:style>
    <style:style style:name="Table155" style:family="table">
      <style:table-properties style:width="15.875cm" table:align="left"/>
    </style:style>
    <style:style style:name="Table155.A" style:family="table-column">
      <style:table-column-properties style:column-width="0.108cm"/>
    </style:style>
    <style:style style:name="Table155.B" style:family="table-column">
      <style:table-column-properties style:column-width="15.766cm"/>
    </style:style>
    <style:style style:name="Table155.A1" style:family="table-cell">
      <style:table-cell-properties style:vertical-align="middle"/>
    </style:style>
    <style:style style:name="Table156" style:family="table">
      <style:table-properties style:width="15.875cm" table:align="left"/>
    </style:style>
    <style:style style:name="Table156.A" style:family="table-column">
      <style:table-column-properties style:column-width="0.166cm"/>
    </style:style>
    <style:style style:name="Table156.B" style:family="table-column">
      <style:table-column-properties style:column-width="15.707cm"/>
    </style:style>
    <style:style style:name="Table156.A1" style:family="table-cell">
      <style:table-cell-properties style:vertical-align="middle"/>
    </style:style>
    <style:style style:name="Table157" style:family="table">
      <style:table-properties style:width="15.875cm" table:align="left"/>
    </style:style>
    <style:style style:name="Table157.A" style:family="table-column">
      <style:table-column-properties style:column-width="0.18cm"/>
    </style:style>
    <style:style style:name="Table157.B" style:family="table-column">
      <style:table-column-properties style:column-width="15.693cm"/>
    </style:style>
    <style:style style:name="Table157.A1" style:family="table-cell">
      <style:table-cell-properties style:vertical-align="middle"/>
    </style:style>
    <style:style style:name="Table158" style:family="table">
      <style:table-properties style:width="15.875cm" table:align="left"/>
    </style:style>
    <style:style style:name="Table158.A" style:family="table-column">
      <style:table-column-properties style:column-width="0.145cm"/>
    </style:style>
    <style:style style:name="Table158.B" style:family="table-column">
      <style:table-column-properties style:column-width="15.729cm"/>
    </style:style>
    <style:style style:name="Table158.A1" style:family="table-cell">
      <style:table-cell-properties style:vertical-align="middle"/>
    </style:style>
    <style:style style:name="Table159" style:family="table">
      <style:table-properties style:width="18.521cm" table:align="left"/>
    </style:style>
    <style:style style:name="Table159.A" style:family="table-column">
      <style:table-column-properties style:column-width="18.521cm"/>
    </style:style>
    <style:style style:name="Table159.A1" style:family="table-cell">
      <style:table-cell-properties style:vertical-align="middle"/>
    </style:style>
    <style:style style:name="Table160" style:family="table">
      <style:table-properties style:width="18.521cm" table:align="left"/>
    </style:style>
    <style:style style:name="Table160.A" style:family="table-column">
      <style:table-column-properties style:column-width="0.134cm"/>
    </style:style>
    <style:style style:name="Table160.B" style:family="table-column">
      <style:table-column-properties style:column-width="8.472cm"/>
    </style:style>
    <style:style style:name="Table160.C" style:family="table-column">
      <style:table-column-properties style:column-width="9.913cm"/>
    </style:style>
    <style:style style:name="Table160.A1" style:family="table-cell">
      <style:table-cell-properties style:vertical-align="middle"/>
    </style:style>
    <style:style style:name="Table161" style:family="table">
      <style:table-properties style:width="18.521cm" table:align="left"/>
    </style:style>
    <style:style style:name="Table161.A" style:family="table-column">
      <style:table-column-properties style:column-width="0.115cm"/>
    </style:style>
    <style:style style:name="Table161.B" style:family="table-column">
      <style:table-column-properties style:column-width="8.754cm"/>
    </style:style>
    <style:style style:name="Table161.C" style:family="table-column">
      <style:table-column-properties style:column-width="9.65cm"/>
    </style:style>
    <style:style style:name="Table161.A1" style:family="table-cell">
      <style:table-cell-properties style:vertical-align="middle"/>
    </style:style>
    <style:style style:name="Table162" style:family="table">
      <style:table-properties style:width="18.521cm" table:align="left"/>
    </style:style>
    <style:style style:name="Table162.A" style:family="table-column">
      <style:table-column-properties style:column-width="0.056cm"/>
    </style:style>
    <style:style style:name="Table162.B" style:family="table-column">
      <style:table-column-properties style:column-width="10.008cm"/>
    </style:style>
    <style:style style:name="Table162.C" style:family="table-column">
      <style:table-column-properties style:column-width="8.453cm"/>
    </style:style>
    <style:style style:name="Table162.A1" style:family="table-cell">
      <style:table-cell-properties style:vertical-align="middle"/>
    </style:style>
    <style:style style:name="Table163" style:family="table">
      <style:table-properties style:width="0.192cm" table:align="left"/>
    </style:style>
    <style:style style:name="Table163.A" style:family="table-column">
      <style:table-column-properties style:column-width="0.192cm"/>
    </style:style>
    <style:style style:name="Table163.A1" style:family="table-cell">
      <style:table-cell-properties style:vertical-align="middle" fo:padding="0.049cm" fo:border="none"/>
    </style:style>
    <style:style style:name="Table164" style:family="table">
      <style:table-properties style:width="10.409cm" table:align="left"/>
    </style:style>
    <style:style style:name="Table164.A" style:family="table-column">
      <style:table-column-properties style:column-width="0.166cm"/>
    </style:style>
    <style:style style:name="Table164.B" style:family="table-column">
      <style:table-column-properties style:column-width="4.454cm"/>
    </style:style>
    <style:style style:name="Table164.C" style:family="table-column">
      <style:table-column-properties style:column-width="5.789cm"/>
    </style:style>
    <style:style style:name="Table164.A1" style:family="table-cell">
      <style:table-cell-properties style:vertical-align="middle" fo:padding="0.049cm" fo:border="none"/>
    </style:style>
    <style:style style:name="Table164.B2" style:family="table-cell">
      <style:table-cell-properties fo:padding="0.049cm" fo:border="none"/>
    </style:style>
    <style:style style:name="Table165" style:family="table">
      <style:table-properties style:width="11.922cm" table:align="left"/>
    </style:style>
    <style:style style:name="Table165.A" style:family="table-column">
      <style:table-column-properties style:column-width="0.166cm"/>
    </style:style>
    <style:style style:name="Table165.B" style:family="table-column">
      <style:table-column-properties style:column-width="5.503cm"/>
    </style:style>
    <style:style style:name="Table165.C" style:family="table-column">
      <style:table-column-properties style:column-width="6.253cm"/>
    </style:style>
    <style:style style:name="Table165.A1" style:family="table-cell">
      <style:table-cell-properties style:vertical-align="middle" fo:padding="0.049cm" fo:border="none"/>
    </style:style>
    <style:style style:name="Table165.B2" style:family="table-cell">
      <style:table-cell-properties fo:padding="0.049cm" fo:border="none"/>
    </style:style>
    <style:style style:name="Table166" style:family="table">
      <style:table-properties style:width="8.68cm" table:align="left"/>
    </style:style>
    <style:style style:name="Table166.A" style:family="table-column">
      <style:table-column-properties style:column-width="0.166cm"/>
    </style:style>
    <style:style style:name="Table166.B" style:family="table-column">
      <style:table-column-properties style:column-width="4.03cm"/>
    </style:style>
    <style:style style:name="Table166.C" style:family="table-column">
      <style:table-column-properties style:column-width="4.484cm"/>
    </style:style>
    <style:style style:name="Table166.A1" style:family="table-cell">
      <style:table-cell-properties style:vertical-align="middle" fo:padding="0.049cm" fo:border="none"/>
    </style:style>
    <style:style style:name="Table166.B2" style:family="table-cell">
      <style:table-cell-properties fo:padding="0.049cm" fo:border="none"/>
    </style:style>
    <style:style style:name="Table167" style:family="table">
      <style:table-properties style:width="11.095cm" table:align="left"/>
    </style:style>
    <style:style style:name="Table167.A" style:family="table-column">
      <style:table-column-properties style:column-width="0.166cm"/>
    </style:style>
    <style:style style:name="Table167.B" style:family="table-column">
      <style:table-column-properties style:column-width="5.577cm"/>
    </style:style>
    <style:style style:name="Table167.C" style:family="table-column">
      <style:table-column-properties style:column-width="5.352cm"/>
    </style:style>
    <style:style style:name="Table167.A1" style:family="table-cell">
      <style:table-cell-properties style:vertical-align="middle" fo:padding="0.049cm" fo:border="none"/>
    </style:style>
    <style:style style:name="Table167.B2" style:family="table-cell">
      <style:table-cell-properties fo:padding="0.049cm" fo:border="none"/>
    </style:style>
    <style:style style:name="Table168" style:family="table">
      <style:table-properties style:width="16.653cm" table:align="left"/>
    </style:style>
    <style:style style:name="Table168.A" style:family="table-column">
      <style:table-column-properties style:column-width="0.166cm"/>
    </style:style>
    <style:style style:name="Table168.B" style:family="table-column">
      <style:table-column-properties style:column-width="8.14cm"/>
    </style:style>
    <style:style style:name="Table168.C" style:family="table-column">
      <style:table-column-properties style:column-width="8.347cm"/>
    </style:style>
    <style:style style:name="Table168.A1" style:family="table-cell">
      <style:table-cell-properties style:vertical-align="middle" fo:padding="0.049cm" fo:border="none"/>
    </style:style>
    <style:style style:name="Table168.B2" style:family="table-cell">
      <style:table-cell-properties fo:padding="0.049cm" fo:border="none"/>
    </style:style>
    <style:style style:name="Table169" style:family="table">
      <style:table-properties style:width="9.89cm" table:align="left"/>
    </style:style>
    <style:style style:name="Table169.A" style:family="table-column">
      <style:table-column-properties style:column-width="0.166cm"/>
    </style:style>
    <style:style style:name="Table169.B" style:family="table-column">
      <style:table-column-properties style:column-width="4.517cm"/>
    </style:style>
    <style:style style:name="Table169.C" style:family="table-column">
      <style:table-column-properties style:column-width="5.207cm"/>
    </style:style>
    <style:style style:name="Table169.A1" style:family="table-cell">
      <style:table-cell-properties style:vertical-align="middle" fo:padding="0.049cm" fo:border="none"/>
    </style:style>
    <style:style style:name="Table169.B2" style:family="table-cell">
      <style:table-cell-properties fo:padding="0.049cm" fo:border="none"/>
    </style:style>
    <style:style style:name="Table170" style:family="table">
      <style:table-properties style:width="14.263cm" table:align="left"/>
    </style:style>
    <style:style style:name="Table170.A" style:family="table-column">
      <style:table-column-properties style:column-width="0.166cm"/>
    </style:style>
    <style:style style:name="Table170.B" style:family="table-column">
      <style:table-column-properties style:column-width="7.093cm"/>
    </style:style>
    <style:style style:name="Table170.C" style:family="table-column">
      <style:table-column-properties style:column-width="7.004cm"/>
    </style:style>
    <style:style style:name="Table170.A1" style:family="table-cell">
      <style:table-cell-properties style:vertical-align="middle" fo:padding="0.049cm" fo:border="none"/>
    </style:style>
    <style:style style:name="Table171" style:family="table">
      <style:table-properties style:width="18.521cm" table:align="left"/>
    </style:style>
    <style:style style:name="Table171.A" style:family="table-column">
      <style:table-column-properties style:column-width="9.26cm"/>
    </style:style>
    <style:style style:name="Table171.A1" style:family="table-cell">
      <style:table-cell-properties style:vertical-align="middle"/>
    </style:style>
    <style:style style:name="Table172" style:family="table">
      <style:table-properties style:width="18.521cm" table:align="left"/>
    </style:style>
    <style:style style:name="Table172.A" style:family="table-column">
      <style:table-column-properties style:column-width="0.065cm"/>
    </style:style>
    <style:style style:name="Table172.B" style:family="table-column">
      <style:table-column-properties style:column-width="11.603cm"/>
    </style:style>
    <style:style style:name="Table172.C" style:family="table-column">
      <style:table-column-properties style:column-width="6.849cm"/>
    </style:style>
    <style:style style:name="Table172.A1" style:family="table-cell">
      <style:table-cell-properties style:vertical-align="middle"/>
    </style:style>
    <style:style style:name="Table173" style:family="table">
      <style:table-properties style:width="18.521cm" table:align="left"/>
    </style:style>
    <style:style style:name="Table173.A" style:family="table-column">
      <style:table-column-properties style:column-width="0.111cm"/>
    </style:style>
    <style:style style:name="Table173.B" style:family="table-column">
      <style:table-column-properties style:column-width="8.382cm"/>
    </style:style>
    <style:style style:name="Table173.C" style:family="table-column">
      <style:table-column-properties style:column-width="10.028cm"/>
    </style:style>
    <style:style style:name="Table173.A1" style:family="table-cell">
      <style:table-cell-properties style:vertical-align="middle"/>
    </style:style>
    <style:style style:name="Table174" style:family="table">
      <style:table-properties style:width="18.521cm" table:align="left"/>
    </style:style>
    <style:style style:name="Table174.A" style:family="table-column">
      <style:table-column-properties style:column-width="0.106cm"/>
    </style:style>
    <style:style style:name="Table174.B" style:family="table-column">
      <style:table-column-properties style:column-width="12.137cm"/>
    </style:style>
    <style:style style:name="Table174.C" style:family="table-column">
      <style:table-column-properties style:column-width="6.274cm"/>
    </style:style>
    <style:style style:name="Table174.A1" style:family="table-cell">
      <style:table-cell-properties style:vertical-align="middle"/>
    </style:style>
    <style:style style:name="Table175" style:family="table">
      <style:table-properties style:width="18.521cm" table:align="left"/>
    </style:style>
    <style:style style:name="Table175.A" style:family="table-column">
      <style:table-column-properties style:column-width="0.067cm"/>
    </style:style>
    <style:style style:name="Table175.B" style:family="table-column">
      <style:table-column-properties style:column-width="9.968cm"/>
    </style:style>
    <style:style style:name="Table175.C" style:family="table-column">
      <style:table-column-properties style:column-width="8.484cm"/>
    </style:style>
    <style:style style:name="Table175.A1" style:family="table-cell">
      <style:table-cell-properties style:vertical-align="middle"/>
    </style:style>
    <style:style style:name="Table176" style:family="table">
      <style:table-properties style:width="18.521cm" table:align="left"/>
    </style:style>
    <style:style style:name="Table176.A" style:family="table-column">
      <style:table-column-properties style:column-width="0.042cm"/>
    </style:style>
    <style:style style:name="Table176.B" style:family="table-column">
      <style:table-column-properties style:column-width="10.633cm"/>
    </style:style>
    <style:style style:name="Table176.C" style:family="table-column">
      <style:table-column-properties style:column-width="7.842cm"/>
    </style:style>
    <style:style style:name="Table176.A1" style:family="table-cell">
      <style:table-cell-properties style:vertical-align="middle"/>
    </style:style>
    <style:style style:name="Table177" style:family="table">
      <style:table-properties style:width="18.521cm" table:align="left"/>
    </style:style>
    <style:style style:name="Table177.A" style:family="table-column">
      <style:table-column-properties style:column-width="0.058cm"/>
    </style:style>
    <style:style style:name="Table177.B" style:family="table-column">
      <style:table-column-properties style:column-width="9.354cm"/>
    </style:style>
    <style:style style:name="Table177.C" style:family="table-column">
      <style:table-column-properties style:column-width="9.105cm"/>
    </style:style>
    <style:style style:name="Table177.A1" style:family="table-cell">
      <style:table-cell-properties style:vertical-align="middle"/>
    </style:style>
    <style:style style:name="Table178" style:family="table">
      <style:table-properties style:width="18.521cm" table:align="left"/>
    </style:style>
    <style:style style:name="Table178.A" style:family="table-column">
      <style:table-column-properties style:column-width="9.252cm"/>
    </style:style>
    <style:style style:name="Table178.B" style:family="table-column">
      <style:table-column-properties style:column-width="9.269cm"/>
    </style:style>
    <style:style style:name="Table178.A1" style:family="table-cell">
      <style:table-cell-properties style:vertical-align="middle"/>
    </style:style>
    <style:style style:name="Table179" style:family="table">
      <style:table-properties style:width="18.521cm" table:align="left"/>
    </style:style>
    <style:style style:name="Table179.A" style:family="table-column">
      <style:table-column-properties style:column-width="0.049cm"/>
    </style:style>
    <style:style style:name="Table179.B" style:family="table-column">
      <style:table-column-properties style:column-width="8.696cm"/>
    </style:style>
    <style:style style:name="Table179.C" style:family="table-column">
      <style:table-column-properties style:column-width="9.772cm"/>
    </style:style>
    <style:style style:name="Table179.A1" style:family="table-cell">
      <style:table-cell-properties style:vertical-align="middle"/>
    </style:style>
    <style:style style:name="Table180" style:family="table">
      <style:table-properties style:width="18.521cm" table:align="left"/>
    </style:style>
    <style:style style:name="Table180.A" style:family="table-column">
      <style:table-column-properties style:column-width="0.055cm"/>
    </style:style>
    <style:style style:name="Table180.B" style:family="table-column">
      <style:table-column-properties style:column-width="9.504cm"/>
    </style:style>
    <style:style style:name="Table180.C" style:family="table-column">
      <style:table-column-properties style:column-width="8.959cm"/>
    </style:style>
    <style:style style:name="Table180.A1" style:family="table-cell">
      <style:table-cell-properties style:vertical-align="middle"/>
    </style:style>
    <style:style style:name="Table181" style:family="table">
      <style:table-properties style:width="18.521cm" table:align="left"/>
    </style:style>
    <style:style style:name="Table181.A" style:family="table-column">
      <style:table-column-properties style:column-width="0.058cm"/>
    </style:style>
    <style:style style:name="Table181.B" style:family="table-column">
      <style:table-column-properties style:column-width="10.545cm"/>
    </style:style>
    <style:style style:name="Table181.C" style:family="table-column">
      <style:table-column-properties style:column-width="7.915cm"/>
    </style:style>
    <style:style style:name="Table181.A1" style:family="table-cell">
      <style:table-cell-properties style:vertical-align="middle"/>
    </style:style>
    <style:style style:name="Table182" style:family="table">
      <style:table-properties style:width="18.521cm" table:align="left"/>
    </style:style>
    <style:style style:name="Table182.A" style:family="table-column">
      <style:table-column-properties style:column-width="0.093cm"/>
    </style:style>
    <style:style style:name="Table182.B" style:family="table-column">
      <style:table-column-properties style:column-width="8.329cm"/>
    </style:style>
    <style:style style:name="Table182.C" style:family="table-column">
      <style:table-column-properties style:column-width="10.095cm"/>
    </style:style>
    <style:style style:name="Table182.A1" style:family="table-cell">
      <style:table-cell-properties style:vertical-align="middle"/>
    </style:style>
    <style:style style:name="Table183" style:family="table">
      <style:table-properties style:width="18.521cm" table:align="left"/>
    </style:style>
    <style:style style:name="Table183.A" style:family="table-column">
      <style:table-column-properties style:column-width="0.06cm"/>
    </style:style>
    <style:style style:name="Table183.B" style:family="table-column">
      <style:table-column-properties style:column-width="8.664cm"/>
    </style:style>
    <style:style style:name="Table183.C" style:family="table-column">
      <style:table-column-properties style:column-width="9.793cm"/>
    </style:style>
    <style:style style:name="Table183.A1" style:family="table-cell">
      <style:table-cell-properties style:vertical-align="middle"/>
    </style:style>
    <style:style style:name="Table184" style:family="table">
      <style:table-properties style:width="18.521cm" table:align="left"/>
    </style:style>
    <style:style style:name="Table184.A" style:family="table-column">
      <style:table-column-properties style:column-width="0.058cm"/>
    </style:style>
    <style:style style:name="Table184.B" style:family="table-column">
      <style:table-column-properties style:column-width="9.089cm"/>
    </style:style>
    <style:style style:name="Table184.C" style:family="table-column">
      <style:table-column-properties style:column-width="9.37cm"/>
    </style:style>
    <style:style style:name="Table184.A1" style:family="table-cell">
      <style:table-cell-properties style:vertical-align="middle"/>
    </style:style>
    <style:style style:name="Table185" style:family="table">
      <style:table-properties style:width="18.521cm" table:align="left"/>
    </style:style>
    <style:style style:name="Table185.A" style:family="table-column">
      <style:table-column-properties style:column-width="9.252cm"/>
    </style:style>
    <style:style style:name="Table185.B" style:family="table-column">
      <style:table-column-properties style:column-width="9.266cm"/>
    </style:style>
    <style:style style:name="Table185.A1" style:family="table-cell">
      <style:table-cell-properties style:vertical-align="middle"/>
    </style:style>
    <style:style style:name="Table186" style:family="table">
      <style:table-properties style:width="18.521cm" table:align="left"/>
    </style:style>
    <style:style style:name="Table186.A" style:family="table-column">
      <style:table-column-properties style:column-width="0.049cm"/>
    </style:style>
    <style:style style:name="Table186.B" style:family="table-column">
      <style:table-column-properties style:column-width="8.47cm"/>
    </style:style>
    <style:style style:name="Table186.C" style:family="table-column">
      <style:table-column-properties style:column-width="9.998cm"/>
    </style:style>
    <style:style style:name="Table186.A1" style:family="table-cell">
      <style:table-cell-properties style:vertical-align="middle"/>
    </style:style>
    <style:style style:name="Table187" style:family="table">
      <style:table-properties style:width="18.521cm" table:align="left"/>
    </style:style>
    <style:style style:name="Table187.A" style:family="table-column">
      <style:table-column-properties style:column-width="0.041cm"/>
    </style:style>
    <style:style style:name="Table187.B" style:family="table-column">
      <style:table-column-properties style:column-width="9.036cm"/>
    </style:style>
    <style:style style:name="Table187.C" style:family="table-column">
      <style:table-column-properties style:column-width="9.444cm"/>
    </style:style>
    <style:style style:name="Table187.A1" style:family="table-cell">
      <style:table-cell-properties style:vertical-align="middle"/>
    </style:style>
    <style:style style:name="Table188" style:family="table">
      <style:table-properties style:width="18.521cm" table:align="left"/>
    </style:style>
    <style:style style:name="Table188.A" style:family="table-column">
      <style:table-column-properties style:column-width="0.051cm"/>
    </style:style>
    <style:style style:name="Table188.B" style:family="table-column">
      <style:table-column-properties style:column-width="9.43cm"/>
    </style:style>
    <style:style style:name="Table188.C" style:family="table-column">
      <style:table-column-properties style:column-width="9.038cm"/>
    </style:style>
    <style:style style:name="Table188.A1" style:family="table-cell">
      <style:table-cell-properties style:vertical-align="middle"/>
    </style:style>
    <style:style style:name="Table189" style:family="table">
      <style:table-properties style:width="18.521cm" table:align="left"/>
    </style:style>
    <style:style style:name="Table189.A" style:family="table-column">
      <style:table-column-properties style:column-width="0.041cm"/>
    </style:style>
    <style:style style:name="Table189.B" style:family="table-column">
      <style:table-column-properties style:column-width="9.502cm"/>
    </style:style>
    <style:style style:name="Table189.C" style:family="table-column">
      <style:table-column-properties style:column-width="8.978cm"/>
    </style:style>
    <style:style style:name="Table189.A1" style:family="table-cell">
      <style:table-cell-properties style:vertical-align="middle"/>
    </style:style>
    <style:style style:name="Table190" style:family="table">
      <style:table-properties style:width="18.521cm" table:align="left"/>
    </style:style>
    <style:style style:name="Table190.A" style:family="table-column">
      <style:table-column-properties style:column-width="0.042cm"/>
    </style:style>
    <style:style style:name="Table190.B" style:family="table-column">
      <style:table-column-properties style:column-width="9.282cm"/>
    </style:style>
    <style:style style:name="Table190.C" style:family="table-column">
      <style:table-column-properties style:column-width="9.195cm"/>
    </style:style>
    <style:style style:name="Table190.A1" style:family="table-cell">
      <style:table-cell-properties style:vertical-align="middle"/>
    </style:style>
    <style:style style:name="Table191" style:family="table">
      <style:table-properties style:width="18.521cm" table:align="left"/>
    </style:style>
    <style:style style:name="Table191.A" style:family="table-column">
      <style:table-column-properties style:column-width="0.116cm"/>
    </style:style>
    <style:style style:name="Table191.B" style:family="table-column">
      <style:table-column-properties style:column-width="7.735cm"/>
    </style:style>
    <style:style style:name="Table191.C" style:family="table-column">
      <style:table-column-properties style:column-width="10.668cm"/>
    </style:style>
    <style:style style:name="Table191.A1" style:family="table-cell">
      <style:table-cell-properties style:vertical-align="middle"/>
    </style:style>
    <style:style style:name="Table192" style:family="table">
      <style:table-properties style:width="15.875cm" table:align="left"/>
    </style:style>
    <style:style style:name="Table192.A" style:family="table-column">
      <style:table-column-properties style:column-width="7.95cm"/>
    </style:style>
    <style:style style:name="Table192.B" style:family="table-column">
      <style:table-column-properties style:column-width="7.925cm"/>
    </style:style>
    <style:style style:name="Table192.A1" style:family="table-cell">
      <style:table-cell-properties style:vertical-align="middle"/>
    </style:style>
    <style:style style:name="Table193" style:family="table">
      <style:table-properties style:width="15.875cm" table:align="left"/>
    </style:style>
    <style:style style:name="Table193.A" style:family="table-column">
      <style:table-column-properties style:column-width="0.044cm"/>
    </style:style>
    <style:style style:name="Table193.B" style:family="table-column">
      <style:table-column-properties style:column-width="7.631cm"/>
    </style:style>
    <style:style style:name="Table193.C" style:family="table-column">
      <style:table-column-properties style:column-width="8.199cm"/>
    </style:style>
    <style:style style:name="Table193.A1" style:family="table-cell">
      <style:table-cell-properties style:vertical-align="middle"/>
    </style:style>
    <style:style style:name="Table194" style:family="table">
      <style:table-properties style:width="15.875cm" table:align="left"/>
    </style:style>
    <style:style style:name="Table194.A" style:family="table-column">
      <style:table-column-properties style:column-width="0.056cm"/>
    </style:style>
    <style:style style:name="Table194.B" style:family="table-column">
      <style:table-column-properties style:column-width="7.719cm"/>
    </style:style>
    <style:style style:name="Table194.C" style:family="table-column">
      <style:table-column-properties style:column-width="8.1cm"/>
    </style:style>
    <style:style style:name="Table194.A1" style:family="table-cell">
      <style:table-cell-properties style:vertical-align="middle"/>
    </style:style>
    <style:style style:name="Table195" style:family="table">
      <style:table-properties style:width="15.875cm" table:align="left"/>
    </style:style>
    <style:style style:name="Table195.A" style:family="table-column">
      <style:table-column-properties style:column-width="0.078cm"/>
    </style:style>
    <style:style style:name="Table195.B" style:family="table-column">
      <style:table-column-properties style:column-width="8.648cm"/>
    </style:style>
    <style:style style:name="Table195.C" style:family="table-column">
      <style:table-column-properties style:column-width="7.146cm"/>
    </style:style>
    <style:style style:name="Table195.A1" style:family="table-cell">
      <style:table-cell-properties style:vertical-align="middle"/>
    </style:style>
    <style:style style:name="Table196" style:family="table">
      <style:table-properties style:width="15.875cm" table:align="left"/>
    </style:style>
    <style:style style:name="Table196.A" style:family="table-column">
      <style:table-column-properties style:column-width="0.049cm"/>
    </style:style>
    <style:style style:name="Table196.B" style:family="table-column">
      <style:table-column-properties style:column-width="7.856cm"/>
    </style:style>
    <style:style style:name="Table196.C" style:family="table-column">
      <style:table-column-properties style:column-width="7.967cm"/>
    </style:style>
    <style:style style:name="Table196.A1" style:family="table-cell">
      <style:table-cell-properties style:vertical-align="middle"/>
    </style:style>
    <style:style style:name="Table197" style:family="table">
      <style:table-properties style:width="15.875cm" table:align="left"/>
    </style:style>
    <style:style style:name="Table197.A" style:family="table-column">
      <style:table-column-properties style:column-width="0.046cm"/>
    </style:style>
    <style:style style:name="Table197.B" style:family="table-column">
      <style:table-column-properties style:column-width="6.384cm"/>
    </style:style>
    <style:style style:name="Table197.C" style:family="table-column">
      <style:table-column-properties style:column-width="9.442cm"/>
    </style:style>
    <style:style style:name="Table197.A1" style:family="table-cell">
      <style:table-cell-properties style:vertical-align="middle"/>
    </style:style>
    <style:style style:name="Table198" style:family="table">
      <style:table-properties style:width="15.875cm" table:align="left"/>
    </style:style>
    <style:style style:name="Table198.A" style:family="table-column">
      <style:table-column-properties style:column-width="0.041cm"/>
    </style:style>
    <style:style style:name="Table198.B" style:family="table-column">
      <style:table-column-properties style:column-width="7.823cm"/>
    </style:style>
    <style:style style:name="Table198.C" style:family="table-column">
      <style:table-column-properties style:column-width="8.012cm"/>
    </style:style>
    <style:style style:name="Table198.A1" style:family="table-cell">
      <style:table-cell-properties style:vertical-align="middle"/>
    </style:style>
    <style:style style:name="Table199" style:family="table">
      <style:table-properties style:width="15.875cm" table:align="left"/>
    </style:style>
    <style:style style:name="Table199.A" style:family="table-column">
      <style:table-column-properties style:column-width="7.93cm"/>
    </style:style>
    <style:style style:name="Table199.B" style:family="table-column">
      <style:table-column-properties style:column-width="7.945cm"/>
    </style:style>
    <style:style style:name="Table199.A1" style:family="table-cell">
      <style:table-cell-properties style:vertical-align="middle"/>
    </style:style>
    <style:style style:name="Table200" style:family="table">
      <style:table-properties style:width="15.875cm" table:align="left"/>
    </style:style>
    <style:style style:name="Table200.A" style:family="table-column">
      <style:table-column-properties style:column-width="0.041cm"/>
    </style:style>
    <style:style style:name="Table200.B" style:family="table-column">
      <style:table-column-properties style:column-width="7.424cm"/>
    </style:style>
    <style:style style:name="Table200.C" style:family="table-column">
      <style:table-column-properties style:column-width="8.407cm"/>
    </style:style>
    <style:style style:name="Table200.A1" style:family="table-cell">
      <style:table-cell-properties style:vertical-align="middle"/>
    </style:style>
    <style:style style:name="Table201" style:family="table">
      <style:table-properties style:width="15.875cm" table:align="left"/>
    </style:style>
    <style:style style:name="Table201.A" style:family="table-column">
      <style:table-column-properties style:column-width="0.069cm"/>
    </style:style>
    <style:style style:name="Table201.B" style:family="table-column">
      <style:table-column-properties style:column-width="7.789cm"/>
    </style:style>
    <style:style style:name="Table201.C" style:family="table-column">
      <style:table-column-properties style:column-width="8.013cm"/>
    </style:style>
    <style:style style:name="Table201.A1" style:family="table-cell">
      <style:table-cell-properties style:vertical-align="middle"/>
    </style:style>
    <style:style style:name="Table202" style:family="table">
      <style:table-properties style:width="15.875cm" table:align="left"/>
    </style:style>
    <style:style style:name="Table202.A" style:family="table-column">
      <style:table-column-properties style:column-width="0.051cm"/>
    </style:style>
    <style:style style:name="Table202.B" style:family="table-column">
      <style:table-column-properties style:column-width="7.945cm"/>
    </style:style>
    <style:style style:name="Table202.C" style:family="table-column">
      <style:table-column-properties style:column-width="7.878cm"/>
    </style:style>
    <style:style style:name="Table202.A1" style:family="table-cell">
      <style:table-cell-properties style:vertical-align="middle"/>
    </style:style>
    <style:style style:name="Table203" style:family="table">
      <style:table-properties style:width="15.875cm" table:align="left"/>
    </style:style>
    <style:style style:name="Table203.A" style:family="table-column">
      <style:table-column-properties style:column-width="0.049cm"/>
    </style:style>
    <style:style style:name="Table203.B" style:family="table-column">
      <style:table-column-properties style:column-width="7.754cm"/>
    </style:style>
    <style:style style:name="Table203.C" style:family="table-column">
      <style:table-column-properties style:column-width="8.068cm"/>
    </style:style>
    <style:style style:name="Table203.A1" style:family="table-cell">
      <style:table-cell-properties style:vertical-align="middle"/>
    </style:style>
    <style:style style:name="Table204" style:family="table">
      <style:table-properties style:width="15.875cm" table:align="left"/>
    </style:style>
    <style:style style:name="Table204.A" style:family="table-column">
      <style:table-column-properties style:column-width="0.041cm"/>
    </style:style>
    <style:style style:name="Table204.B" style:family="table-column">
      <style:table-column-properties style:column-width="7.036cm"/>
    </style:style>
    <style:style style:name="Table204.C" style:family="table-column">
      <style:table-column-properties style:column-width="8.798cm"/>
    </style:style>
    <style:style style:name="Table204.A1" style:family="table-cell">
      <style:table-cell-properties style:vertical-align="middle"/>
    </style:style>
    <style:style style:name="Table205" style:family="table">
      <style:table-properties style:width="18.521cm" table:align="left"/>
    </style:style>
    <style:style style:name="Table205.A" style:family="table-column">
      <style:table-column-properties style:column-width="18.521cm"/>
    </style:style>
    <style:style style:name="Table205.A1" style:family="table-cell">
      <style:table-cell-properties style:vertical-align="middle"/>
    </style:style>
    <style:style style:name="Table206" style:family="table">
      <style:table-properties style:width="18.521cm" table:align="left"/>
    </style:style>
    <style:style style:name="Table206.A" style:family="table-column">
      <style:table-column-properties style:column-width="18.521cm"/>
    </style:style>
    <style:style style:name="Table206.A1" style:family="table-cell">
      <style:table-cell-properties style:vertical-align="middle"/>
    </style:style>
    <style:style style:name="Table207" style:family="table">
      <style:table-properties style:width="15.875cm" table:align="left"/>
    </style:style>
    <style:style style:name="Table207.A" style:family="table-column">
      <style:table-column-properties style:column-width="7.938cm"/>
    </style:style>
    <style:style style:name="Table207.A1" style:family="table-cell">
      <style:table-cell-properties style:vertical-align="middle"/>
    </style:style>
    <style:style style:name="Table208" style:family="table">
      <style:table-properties style:width="15.875cm" table:align="left"/>
    </style:style>
    <style:style style:name="Table208.A" style:family="table-column">
      <style:table-column-properties style:column-width="0.041cm"/>
    </style:style>
    <style:style style:name="Table208.B" style:family="table-column">
      <style:table-column-properties style:column-width="7.123cm"/>
    </style:style>
    <style:style style:name="Table208.C" style:family="table-column">
      <style:table-column-properties style:column-width="8.712cm"/>
    </style:style>
    <style:style style:name="Table208.A1" style:family="table-cell">
      <style:table-cell-properties style:vertical-align="middle"/>
    </style:style>
    <style:style style:name="Table209" style:family="table">
      <style:table-properties style:width="15.875cm" table:align="left"/>
    </style:style>
    <style:style style:name="Table209.A" style:family="table-column">
      <style:table-column-properties style:column-width="0.041cm"/>
    </style:style>
    <style:style style:name="Table209.B" style:family="table-column">
      <style:table-column-properties style:column-width="5.874cm"/>
    </style:style>
    <style:style style:name="Table209.C" style:family="table-column">
      <style:table-column-properties style:column-width="9.961cm"/>
    </style:style>
    <style:style style:name="Table209.A1" style:family="table-cell">
      <style:table-cell-properties style:vertical-align="middle"/>
    </style:style>
    <style:style style:name="Table210" style:family="table">
      <style:table-properties style:width="15.875cm" table:align="left"/>
    </style:style>
    <style:style style:name="Table210.A" style:family="table-column">
      <style:table-column-properties style:column-width="0.041cm"/>
    </style:style>
    <style:style style:name="Table210.B" style:family="table-column">
      <style:table-column-properties style:column-width="7.32cm"/>
    </style:style>
    <style:style style:name="Table210.C" style:family="table-column">
      <style:table-column-properties style:column-width="8.514cm"/>
    </style:style>
    <style:style style:name="Table210.A1" style:family="table-cell">
      <style:table-cell-properties style:vertical-align="middle"/>
    </style:style>
    <style:style style:name="Table211" style:family="table">
      <style:table-properties style:width="15.875cm" table:align="left"/>
    </style:style>
    <style:style style:name="Table211.A" style:family="table-column">
      <style:table-column-properties style:column-width="7.938cm"/>
    </style:style>
    <style:style style:name="Table211.A1" style:family="table-cell">
      <style:table-cell-properties style:vertical-align="middle"/>
    </style:style>
    <style:style style:name="Table212" style:family="table">
      <style:table-properties style:width="15.875cm" table:align="left"/>
    </style:style>
    <style:style style:name="Table212.A" style:family="table-column">
      <style:table-column-properties style:column-width="0.041cm"/>
    </style:style>
    <style:style style:name="Table212.B" style:family="table-column">
      <style:table-column-properties style:column-width="7.87cm"/>
    </style:style>
    <style:style style:name="Table212.C" style:family="table-column">
      <style:table-column-properties style:column-width="7.964cm"/>
    </style:style>
    <style:style style:name="Table212.A1" style:family="table-cell">
      <style:table-cell-properties style:vertical-align="middle"/>
    </style:style>
    <style:style style:name="Table213" style:family="table">
      <style:table-properties style:width="15.875cm" table:align="left"/>
    </style:style>
    <style:style style:name="Table213.A" style:family="table-column">
      <style:table-column-properties style:column-width="0.106cm"/>
    </style:style>
    <style:style style:name="Table213.B" style:family="table-column">
      <style:table-column-properties style:column-width="7.828cm"/>
    </style:style>
    <style:style style:name="Table213.C" style:family="table-column">
      <style:table-column-properties style:column-width="7.941cm"/>
    </style:style>
    <style:style style:name="Table213.A1" style:family="table-cell">
      <style:table-cell-properties style:vertical-align="middle"/>
    </style:style>
    <style:style style:name="Table214" style:family="table">
      <style:table-properties style:width="15.875cm" table:align="left"/>
    </style:style>
    <style:style style:name="Table214.A" style:family="table-column">
      <style:table-column-properties style:column-width="0.041cm"/>
    </style:style>
    <style:style style:name="Table214.B" style:family="table-column">
      <style:table-column-properties style:column-width="7.317cm"/>
    </style:style>
    <style:style style:name="Table214.C" style:family="table-column">
      <style:table-column-properties style:column-width="8.518cm"/>
    </style:style>
    <style:style style:name="Table214.A1" style:family="table-cell">
      <style:table-cell-properties style:vertical-align="middle"/>
    </style:style>
    <style:style style:name="Table215" style:family="table">
      <style:table-properties style:width="15.875cm" table:align="left"/>
    </style:style>
    <style:style style:name="Table215.A" style:family="table-column">
      <style:table-column-properties style:column-width="0.041cm"/>
    </style:style>
    <style:style style:name="Table215.B" style:family="table-column">
      <style:table-column-properties style:column-width="7.535cm"/>
    </style:style>
    <style:style style:name="Table215.C" style:family="table-column">
      <style:table-column-properties style:column-width="8.299cm"/>
    </style:style>
    <style:style style:name="Table215.A1" style:family="table-cell">
      <style:table-cell-properties style:vertical-align="middle"/>
    </style:style>
    <style:style style:name="Table216" style:family="table">
      <style:table-properties style:width="15.875cm" table:align="left"/>
    </style:style>
    <style:style style:name="Table216.A" style:family="table-column">
      <style:table-column-properties style:column-width="7.93cm"/>
    </style:style>
    <style:style style:name="Table216.B" style:family="table-column">
      <style:table-column-properties style:column-width="7.945cm"/>
    </style:style>
    <style:style style:name="Table216.A1" style:family="table-cell">
      <style:table-cell-properties style:vertical-align="middle"/>
    </style:style>
    <style:style style:name="Table217" style:family="table">
      <style:table-properties style:width="15.875cm" table:align="left"/>
    </style:style>
    <style:style style:name="Table217.A" style:family="table-column">
      <style:table-column-properties style:column-width="0.041cm"/>
    </style:style>
    <style:style style:name="Table217.B" style:family="table-column">
      <style:table-column-properties style:column-width="7.435cm"/>
    </style:style>
    <style:style style:name="Table217.C" style:family="table-column">
      <style:table-column-properties style:column-width="8.4cm"/>
    </style:style>
    <style:style style:name="Table217.A1" style:family="table-cell">
      <style:table-cell-properties style:vertical-align="middle"/>
    </style:style>
    <style:style style:name="Table218" style:family="table">
      <style:table-properties style:width="15.875cm" table:align="left"/>
    </style:style>
    <style:style style:name="Table218.A" style:family="table-column">
      <style:table-column-properties style:column-width="0.106cm"/>
    </style:style>
    <style:style style:name="Table218.B" style:family="table-column">
      <style:table-column-properties style:column-width="7.239cm"/>
    </style:style>
    <style:style style:name="Table218.C" style:family="table-column">
      <style:table-column-properties style:column-width="8.53cm"/>
    </style:style>
    <style:style style:name="Table218.A1" style:family="table-cell">
      <style:table-cell-properties style:vertical-align="middle"/>
    </style:style>
    <style:style style:name="Table219" style:family="table">
      <style:table-properties style:width="15.875cm" table:align="left"/>
    </style:style>
    <style:style style:name="Table219.A" style:family="table-column">
      <style:table-column-properties style:column-width="7.938cm"/>
    </style:style>
    <style:style style:name="Table219.A1" style:family="table-cell">
      <style:table-cell-properties style:vertical-align="middle"/>
    </style:style>
    <style:style style:name="Table220" style:family="table">
      <style:table-properties style:width="15.875cm" table:align="left"/>
    </style:style>
    <style:style style:name="Table220.A" style:family="table-column">
      <style:table-column-properties style:column-width="0.041cm"/>
    </style:style>
    <style:style style:name="Table220.B" style:family="table-column">
      <style:table-column-properties style:column-width="7.542cm"/>
    </style:style>
    <style:style style:name="Table220.C" style:family="table-column">
      <style:table-column-properties style:column-width="8.292cm"/>
    </style:style>
    <style:style style:name="Table220.A1" style:family="table-cell">
      <style:table-cell-properties style:vertical-align="middle"/>
    </style:style>
    <style:style style:name="Table221" style:family="table">
      <style:table-properties style:width="15.875cm" table:align="left"/>
    </style:style>
    <style:style style:name="Table221.A" style:family="table-column">
      <style:table-column-properties style:column-width="0.058cm"/>
    </style:style>
    <style:style style:name="Table221.B" style:family="table-column">
      <style:table-column-properties style:column-width="9.391cm"/>
    </style:style>
    <style:style style:name="Table221.C" style:family="table-column">
      <style:table-column-properties style:column-width="6.424cm"/>
    </style:style>
    <style:style style:name="Table221.A1" style:family="table-cell">
      <style:table-cell-properties style:vertical-align="middle"/>
    </style:style>
    <style:style style:name="Table222" style:family="table">
      <style:table-properties style:width="15.875cm" table:align="left"/>
    </style:style>
    <style:style style:name="Table222.A" style:family="table-column">
      <style:table-column-properties style:column-width="0.079cm"/>
    </style:style>
    <style:style style:name="Table222.B" style:family="table-column">
      <style:table-column-properties style:column-width="7.156cm"/>
    </style:style>
    <style:style style:name="Table222.C" style:family="table-column">
      <style:table-column-properties style:column-width="8.64cm"/>
    </style:style>
    <style:style style:name="Table222.A1" style:family="table-cell">
      <style:table-cell-properties style:vertical-align="middle"/>
    </style:style>
    <style:style style:name="Table223" style:family="table">
      <style:table-properties style:width="15.875cm" table:align="left"/>
    </style:style>
    <style:style style:name="Table223.A" style:family="table-column">
      <style:table-column-properties style:column-width="0.055cm"/>
    </style:style>
    <style:style style:name="Table223.B" style:family="table-column">
      <style:table-column-properties style:column-width="6.833cm"/>
    </style:style>
    <style:style style:name="Table223.C" style:family="table-column">
      <style:table-column-properties style:column-width="8.983cm"/>
    </style:style>
    <style:style style:name="Table223.A1" style:family="table-cell">
      <style:table-cell-properties style:vertical-align="middle"/>
    </style:style>
    <style:style style:name="Table224" style:family="table">
      <style:table-properties style:width="15.875cm" table:align="left"/>
    </style:style>
    <style:style style:name="Table224.A" style:family="table-column">
      <style:table-column-properties style:column-width="0.041cm"/>
    </style:style>
    <style:style style:name="Table224.B" style:family="table-column">
      <style:table-column-properties style:column-width="5.981cm"/>
    </style:style>
    <style:style style:name="Table224.C" style:family="table-column">
      <style:table-column-properties style:column-width="9.853cm"/>
    </style:style>
    <style:style style:name="Table224.A1" style:family="table-cell">
      <style:table-cell-properties style:vertical-align="middle"/>
    </style:style>
    <style:style style:name="Table225" style:family="table">
      <style:table-properties style:width="15.875cm" table:align="left"/>
    </style:style>
    <style:style style:name="Table225.A" style:family="table-column">
      <style:table-column-properties style:column-width="7.93cm"/>
    </style:style>
    <style:style style:name="Table225.B" style:family="table-column">
      <style:table-column-properties style:column-width="7.941cm"/>
    </style:style>
    <style:style style:name="Table225.A1" style:family="table-cell">
      <style:table-cell-properties style:vertical-align="middle"/>
    </style:style>
    <style:style style:name="Table226" style:family="table">
      <style:table-properties style:width="15.875cm" table:align="left"/>
    </style:style>
    <style:style style:name="Table226.A" style:family="table-column">
      <style:table-column-properties style:column-width="0.053cm"/>
    </style:style>
    <style:style style:name="Table226.B" style:family="table-column">
      <style:table-column-properties style:column-width="6.077cm"/>
    </style:style>
    <style:style style:name="Table226.C" style:family="table-column">
      <style:table-column-properties style:column-width="9.744cm"/>
    </style:style>
    <style:style style:name="Table226.A1" style:family="table-cell">
      <style:table-cell-properties style:vertical-align="middle"/>
    </style:style>
    <style:style style:name="Table227" style:family="table">
      <style:table-properties style:width="15.875cm" table:align="left"/>
    </style:style>
    <style:style style:name="Table227.A" style:family="table-column">
      <style:table-column-properties style:column-width="0.056cm"/>
    </style:style>
    <style:style style:name="Table227.B" style:family="table-column">
      <style:table-column-properties style:column-width="7.154cm"/>
    </style:style>
    <style:style style:name="Table227.C" style:family="table-column">
      <style:table-column-properties style:column-width="8.662cm"/>
    </style:style>
    <style:style style:name="Table227.A1" style:family="table-cell">
      <style:table-cell-properties style:vertical-align="middle"/>
    </style:style>
    <style:style style:name="Table228" style:family="table">
      <style:table-properties style:width="15.875cm" table:align="left"/>
    </style:style>
    <style:style style:name="Table228.A" style:family="table-column">
      <style:table-column-properties style:column-width="0.049cm"/>
    </style:style>
    <style:style style:name="Table228.B" style:family="table-column">
      <style:table-column-properties style:column-width="7.65cm"/>
    </style:style>
    <style:style style:name="Table228.C" style:family="table-column">
      <style:table-column-properties style:column-width="8.174cm"/>
    </style:style>
    <style:style style:name="Table228.A1" style:family="table-cell">
      <style:table-cell-properties style:vertical-align="middle"/>
    </style:style>
    <style:style style:name="Table229" style:family="table">
      <style:table-properties style:width="18.521cm" table:align="left"/>
    </style:style>
    <style:style style:name="Table229.A" style:family="table-column">
      <style:table-column-properties style:column-width="9.252cm"/>
    </style:style>
    <style:style style:name="Table229.B" style:family="table-column">
      <style:table-column-properties style:column-width="9.269cm"/>
    </style:style>
    <style:style style:name="Table229.A1" style:family="table-cell">
      <style:table-cell-properties style:vertical-align="middle"/>
    </style:style>
    <style:style style:name="Table230" style:family="table">
      <style:table-properties style:width="18.521cm" table:align="left"/>
    </style:style>
    <style:style style:name="Table230.A" style:family="table-column">
      <style:table-column-properties style:column-width="0.058cm"/>
    </style:style>
    <style:style style:name="Table230.B" style:family="table-column">
      <style:table-column-properties style:column-width="8.17cm"/>
    </style:style>
    <style:style style:name="Table230.C" style:family="table-column">
      <style:table-column-properties style:column-width="10.289cm"/>
    </style:style>
    <style:style style:name="Table230.A1" style:family="table-cell">
      <style:table-cell-properties style:vertical-align="middle"/>
    </style:style>
    <style:style style:name="Table231" style:family="table">
      <style:table-properties style:width="18.521cm" table:align="left"/>
    </style:style>
    <style:style style:name="Table231.A" style:family="table-column">
      <style:table-column-properties style:column-width="0.041cm"/>
    </style:style>
    <style:style style:name="Table231.B" style:family="table-column">
      <style:table-column-properties style:column-width="8.368cm"/>
    </style:style>
    <style:style style:name="Table231.C" style:family="table-column">
      <style:table-column-properties style:column-width="10.112cm"/>
    </style:style>
    <style:style style:name="Table231.A1" style:family="table-cell">
      <style:table-cell-properties style:vertical-align="middle"/>
    </style:style>
    <style:style style:name="Table232" style:family="table">
      <style:table-properties style:width="18.521cm" table:align="left"/>
    </style:style>
    <style:style style:name="Table232.A" style:family="table-column">
      <style:table-column-properties style:column-width="0.064cm"/>
    </style:style>
    <style:style style:name="Table232.B" style:family="table-column">
      <style:table-column-properties style:column-width="7.661cm"/>
    </style:style>
    <style:style style:name="Table232.C" style:family="table-column">
      <style:table-column-properties style:column-width="10.793cm"/>
    </style:style>
    <style:style style:name="Table232.A1" style:family="table-cell">
      <style:table-cell-properties style:vertical-align="middle"/>
    </style:style>
    <style:style style:name="Table233" style:family="table">
      <style:table-properties style:width="18.521cm" table:align="left"/>
    </style:style>
    <style:style style:name="Table233.A" style:family="table-column">
      <style:table-column-properties style:column-width="0.041cm"/>
    </style:style>
    <style:style style:name="Table233.B" style:family="table-column">
      <style:table-column-properties style:column-width="8.035cm"/>
    </style:style>
    <style:style style:name="Table233.C" style:family="table-column">
      <style:table-column-properties style:column-width="10.446cm"/>
    </style:style>
    <style:style style:name="Table233.A1" style:family="table-cell">
      <style:table-cell-properties style:vertical-align="middle"/>
    </style:style>
    <style:style style:name="Table234" style:family="table">
      <style:table-properties style:width="18.521cm" table:align="left"/>
    </style:style>
    <style:style style:name="Table234.A" style:family="table-column">
      <style:table-column-properties style:column-width="0.049cm"/>
    </style:style>
    <style:style style:name="Table234.B" style:family="table-column">
      <style:table-column-properties style:column-width="9.158cm"/>
    </style:style>
    <style:style style:name="Table234.C" style:family="table-column">
      <style:table-column-properties style:column-width="9.31cm"/>
    </style:style>
    <style:style style:name="Table234.A1" style:family="table-cell">
      <style:table-cell-properties style:vertical-align="middle"/>
    </style:style>
    <style:style style:name="Table235" style:family="table">
      <style:table-properties style:width="15.875cm" table:align="left"/>
    </style:style>
    <style:style style:name="Table235.A" style:family="table-column">
      <style:table-column-properties style:column-width="7.938cm"/>
    </style:style>
    <style:style style:name="Table235.A1" style:family="table-cell">
      <style:table-cell-properties style:vertical-align="middle"/>
    </style:style>
    <style:style style:name="Table236" style:family="table">
      <style:table-properties style:width="15.875cm" table:align="left"/>
    </style:style>
    <style:style style:name="Table236.A" style:family="table-column">
      <style:table-column-properties style:column-width="0.041cm"/>
    </style:style>
    <style:style style:name="Table236.B" style:family="table-column">
      <style:table-column-properties style:column-width="6.856cm"/>
    </style:style>
    <style:style style:name="Table236.C" style:family="table-column">
      <style:table-column-properties style:column-width="8.978cm"/>
    </style:style>
    <style:style style:name="Table236.A1" style:family="table-cell">
      <style:table-cell-properties style:vertical-align="middle"/>
    </style:style>
    <style:style style:name="Table237" style:family="table">
      <style:table-properties style:width="15.875cm" table:align="left"/>
    </style:style>
    <style:style style:name="Table237.A" style:family="table-column">
      <style:table-column-properties style:column-width="0.041cm"/>
    </style:style>
    <style:style style:name="Table237.B" style:family="table-column">
      <style:table-column-properties style:column-width="6.907cm"/>
    </style:style>
    <style:style style:name="Table237.C" style:family="table-column">
      <style:table-column-properties style:column-width="8.925cm"/>
    </style:style>
    <style:style style:name="Table237.A1" style:family="table-cell">
      <style:table-cell-properties style:vertical-align="middle"/>
    </style:style>
    <style:style style:name="Table238" style:family="table">
      <style:table-properties style:width="15.875cm" table:align="left"/>
    </style:style>
    <style:style style:name="Table238.A" style:family="table-column">
      <style:table-column-properties style:column-width="0.042cm"/>
    </style:style>
    <style:style style:name="Table238.B" style:family="table-column">
      <style:table-column-properties style:column-width="7.65cm"/>
    </style:style>
    <style:style style:name="Table238.C" style:family="table-column">
      <style:table-column-properties style:column-width="8.179cm"/>
    </style:style>
    <style:style style:name="Table238.A1" style:family="table-cell">
      <style:table-cell-properties style:vertical-align="middle"/>
    </style:style>
    <style:style style:name="Table239" style:family="table">
      <style:table-properties style:width="15.875cm" table:align="left"/>
    </style:style>
    <style:style style:name="Table239.A" style:family="table-column">
      <style:table-column-properties style:column-width="0.041cm"/>
    </style:style>
    <style:style style:name="Table239.B" style:family="table-column">
      <style:table-column-properties style:column-width="5.969cm"/>
    </style:style>
    <style:style style:name="Table239.C" style:family="table-column">
      <style:table-column-properties style:column-width="9.865cm"/>
    </style:style>
    <style:style style:name="Table239.A1" style:family="table-cell">
      <style:table-cell-properties style:vertical-align="middle"/>
    </style:style>
    <style:style style:name="Table240" style:family="table">
      <style:table-properties style:width="15.875cm" table:align="left"/>
    </style:style>
    <style:style style:name="Table240.A" style:family="table-column">
      <style:table-column-properties style:column-width="7.929cm"/>
    </style:style>
    <style:style style:name="Table240.B" style:family="table-column">
      <style:table-column-properties style:column-width="7.946cm"/>
    </style:style>
    <style:style style:name="Table240.A1" style:family="table-cell">
      <style:table-cell-properties style:vertical-align="middle"/>
    </style:style>
    <style:style style:name="Table241" style:family="table">
      <style:table-properties style:width="15.875cm" table:align="left"/>
    </style:style>
    <style:style style:name="Table241.A" style:family="table-column">
      <style:table-column-properties style:column-width="0.053cm"/>
    </style:style>
    <style:style style:name="Table241.B" style:family="table-column">
      <style:table-column-properties style:column-width="7.59cm"/>
    </style:style>
    <style:style style:name="Table241.C" style:family="table-column">
      <style:table-column-properties style:column-width="8.229cm"/>
    </style:style>
    <style:style style:name="Table241.A1" style:family="table-cell">
      <style:table-cell-properties style:vertical-align="middle"/>
    </style:style>
    <style:style style:name="Table242" style:family="table">
      <style:table-properties style:width="15.875cm" table:align="left"/>
    </style:style>
    <style:style style:name="Table242.A" style:family="table-column">
      <style:table-column-properties style:column-width="0.055cm"/>
    </style:style>
    <style:style style:name="Table242.B" style:family="table-column">
      <style:table-column-properties style:column-width="7.696cm"/>
    </style:style>
    <style:style style:name="Table242.C" style:family="table-column">
      <style:table-column-properties style:column-width="8.121cm"/>
    </style:style>
    <style:style style:name="Table242.A1" style:family="table-cell">
      <style:table-cell-properties style:vertical-align="middle"/>
    </style:style>
    <style:style style:name="Table243" style:family="table">
      <style:table-properties style:width="15.875cm" table:align="left"/>
    </style:style>
    <style:style style:name="Table243.A" style:family="table-column">
      <style:table-column-properties style:column-width="0.111cm"/>
    </style:style>
    <style:style style:name="Table243.B" style:family="table-column">
      <style:table-column-properties style:column-width="7.682cm"/>
    </style:style>
    <style:style style:name="Table243.C" style:family="table-column">
      <style:table-column-properties style:column-width="8.08cm"/>
    </style:style>
    <style:style style:name="Table243.A1" style:family="table-cell">
      <style:table-cell-properties style:vertical-align="middle"/>
    </style:style>
    <style:style style:name="Table244" style:family="table">
      <style:table-properties style:width="15.875cm" table:align="left"/>
    </style:style>
    <style:style style:name="Table244.A" style:family="table-column">
      <style:table-column-properties style:column-width="0.042cm"/>
    </style:style>
    <style:style style:name="Table244.B" style:family="table-column">
      <style:table-column-properties style:column-width="8.311cm"/>
    </style:style>
    <style:style style:name="Table244.C" style:family="table-column">
      <style:table-column-properties style:column-width="7.518cm"/>
    </style:style>
    <style:style style:name="Table244.A1" style:family="table-cell">
      <style:table-cell-properties style:vertical-align="middle"/>
    </style:style>
    <style:style style:name="Table245" style:family="table">
      <style:table-properties style:width="15.875cm" table:align="left"/>
    </style:style>
    <style:style style:name="Table245.A" style:family="table-column">
      <style:table-column-properties style:column-width="0.041cm"/>
    </style:style>
    <style:style style:name="Table245.B" style:family="table-column">
      <style:table-column-properties style:column-width="7.299cm"/>
    </style:style>
    <style:style style:name="Table245.C" style:family="table-column">
      <style:table-column-properties style:column-width="8.535cm"/>
    </style:style>
    <style:style style:name="Table245.A1" style:family="table-cell">
      <style:table-cell-properties style:vertical-align="middle"/>
    </style:style>
    <style:style style:name="Table246" style:family="table">
      <style:table-properties style:width="15.875cm" table:align="left"/>
    </style:style>
    <style:style style:name="Table246.A" style:family="table-column">
      <style:table-column-properties style:column-width="7.932cm"/>
    </style:style>
    <style:style style:name="Table246.B" style:family="table-column">
      <style:table-column-properties style:column-width="7.939cm"/>
    </style:style>
    <style:style style:name="Table246.A1" style:family="table-cell">
      <style:table-cell-properties style:vertical-align="middle"/>
    </style:style>
    <style:style style:name="Table247" style:family="table">
      <style:table-properties style:width="15.875cm" table:align="left"/>
    </style:style>
    <style:style style:name="Table247.A" style:family="table-column">
      <style:table-column-properties style:column-width="0.048cm"/>
    </style:style>
    <style:style style:name="Table247.B" style:family="table-column">
      <style:table-column-properties style:column-width="6.583cm"/>
    </style:style>
    <style:style style:name="Table247.C" style:family="table-column">
      <style:table-column-properties style:column-width="9.243cm"/>
    </style:style>
    <style:style style:name="Table247.A1" style:family="table-cell">
      <style:table-cell-properties style:vertical-align="middle"/>
    </style:style>
    <style:style style:name="Table248" style:family="table">
      <style:table-properties style:width="15.875cm" table:align="left"/>
    </style:style>
    <style:style style:name="Table248.A" style:family="table-column">
      <style:table-column-properties style:column-width="0.106cm"/>
    </style:style>
    <style:style style:name="Table248.B" style:family="table-column">
      <style:table-column-properties style:column-width="7.537cm"/>
    </style:style>
    <style:style style:name="Table248.C" style:family="table-column">
      <style:table-column-properties style:column-width="8.232cm"/>
    </style:style>
    <style:style style:name="Table248.A1" style:family="table-cell">
      <style:table-cell-properties style:vertical-align="middle"/>
    </style:style>
    <style:style style:name="Table249" style:family="table">
      <style:table-properties style:width="15.875cm" table:align="left"/>
    </style:style>
    <style:style style:name="Table249.A" style:family="table-column">
      <style:table-column-properties style:column-width="0.127cm"/>
    </style:style>
    <style:style style:name="Table249.B" style:family="table-column">
      <style:table-column-properties style:column-width="8.223cm"/>
    </style:style>
    <style:style style:name="Table249.C" style:family="table-column">
      <style:table-column-properties style:column-width="7.523cm"/>
    </style:style>
    <style:style style:name="Table249.A1" style:family="table-cell">
      <style:table-cell-properties style:vertical-align="middle"/>
    </style:style>
    <style:style style:name="Table250" style:family="table">
      <style:table-properties style:width="15.875cm" table:align="left"/>
    </style:style>
    <style:style style:name="Table250.A" style:family="table-column">
      <style:table-column-properties style:column-width="7.938cm"/>
    </style:style>
    <style:style style:name="Table250.A1" style:family="table-cell">
      <style:table-cell-properties style:vertical-align="middle"/>
    </style:style>
    <style:style style:name="Table251" style:family="table">
      <style:table-properties style:width="15.875cm" table:align="left"/>
    </style:style>
    <style:style style:name="Table251.A" style:family="table-column">
      <style:table-column-properties style:column-width="0.093cm"/>
    </style:style>
    <style:style style:name="Table251.B" style:family="table-column">
      <style:table-column-properties style:column-width="7.945cm"/>
    </style:style>
    <style:style style:name="Table251.C" style:family="table-column">
      <style:table-column-properties style:column-width="7.833cm"/>
    </style:style>
    <style:style style:name="Table251.A1" style:family="table-cell">
      <style:table-cell-properties style:vertical-align="middle"/>
    </style:style>
    <style:style style:name="Table252" style:family="table">
      <style:table-properties style:width="15.875cm" table:align="left"/>
    </style:style>
    <style:style style:name="Table252.A" style:family="table-column">
      <style:table-column-properties style:column-width="0.097cm"/>
    </style:style>
    <style:style style:name="Table252.B" style:family="table-column">
      <style:table-column-properties style:column-width="8.364cm"/>
    </style:style>
    <style:style style:name="Table252.C" style:family="table-column">
      <style:table-column-properties style:column-width="7.412cm"/>
    </style:style>
    <style:style style:name="Table252.A1" style:family="table-cell">
      <style:table-cell-properties style:vertical-align="middle"/>
    </style:style>
    <style:style style:name="Table253" style:family="table">
      <style:table-properties style:width="15.875cm" table:align="left"/>
    </style:style>
    <style:style style:name="Table253.A" style:family="table-column">
      <style:table-column-properties style:column-width="0.106cm"/>
    </style:style>
    <style:style style:name="Table253.B" style:family="table-column">
      <style:table-column-properties style:column-width="5.517cm"/>
    </style:style>
    <style:style style:name="Table253.C" style:family="table-column">
      <style:table-column-properties style:column-width="10.248cm"/>
    </style:style>
    <style:style style:name="Table253.A1" style:family="table-cell">
      <style:table-cell-properties style:vertical-align="middle"/>
    </style:style>
    <style:style style:name="Table254" style:family="table">
      <style:table-properties style:width="15.875cm" table:align="left"/>
    </style:style>
    <style:style style:name="Table254.A" style:family="table-column">
      <style:table-column-properties style:column-width="0.097cm"/>
    </style:style>
    <style:style style:name="Table254.B" style:family="table-column">
      <style:table-column-properties style:column-width="5.89cm"/>
    </style:style>
    <style:style style:name="Table254.C" style:family="table-column">
      <style:table-column-properties style:column-width="9.885cm"/>
    </style:style>
    <style:style style:name="Table254.A1" style:family="table-cell">
      <style:table-cell-properties style:vertical-align="middle"/>
    </style:style>
    <style:style style:name="Table255" style:family="table">
      <style:table-properties style:width="15.875cm" table:align="left"/>
    </style:style>
    <style:style style:name="Table255.A" style:family="table-column">
      <style:table-column-properties style:column-width="0.102cm"/>
    </style:style>
    <style:style style:name="Table255.B" style:family="table-column">
      <style:table-column-properties style:column-width="8.11cm"/>
    </style:style>
    <style:style style:name="Table255.C" style:family="table-column">
      <style:table-column-properties style:column-width="7.661cm"/>
    </style:style>
    <style:style style:name="Table255.A1" style:family="table-cell">
      <style:table-cell-properties style:vertical-align="middle"/>
    </style:style>
    <style:style style:name="Table256" style:family="table">
      <style:table-properties style:width="15.875cm" table:align="left"/>
    </style:style>
    <style:style style:name="Table256.A" style:family="table-column">
      <style:table-column-properties style:column-width="7.938cm"/>
    </style:style>
    <style:style style:name="Table256.A1" style:family="table-cell">
      <style:table-cell-properties style:vertical-align="middle"/>
    </style:style>
    <style:style style:name="Table257" style:family="table">
      <style:table-properties style:width="15.875cm" table:align="left"/>
    </style:style>
    <style:style style:name="Table257.A" style:family="table-column">
      <style:table-column-properties style:column-width="0.102cm"/>
    </style:style>
    <style:style style:name="Table257.B" style:family="table-column">
      <style:table-column-properties style:column-width="6.514cm"/>
    </style:style>
    <style:style style:name="Table257.C" style:family="table-column">
      <style:table-column-properties style:column-width="9.257cm"/>
    </style:style>
    <style:style style:name="Table257.A1" style:family="table-cell">
      <style:table-cell-properties style:vertical-align="middle"/>
    </style:style>
    <style:style style:name="Table258" style:family="table">
      <style:table-properties style:width="15.875cm" table:align="left"/>
    </style:style>
    <style:style style:name="Table258.A" style:family="table-column">
      <style:table-column-properties style:column-width="0.132cm"/>
    </style:style>
    <style:style style:name="Table258.B" style:family="table-column">
      <style:table-column-properties style:column-width="7.26cm"/>
    </style:style>
    <style:style style:name="Table258.C" style:family="table-column">
      <style:table-column-properties style:column-width="8.481cm"/>
    </style:style>
    <style:style style:name="Table258.A1" style:family="table-cell">
      <style:table-cell-properties style:vertical-align="middle"/>
    </style:style>
    <style:style style:name="Table259" style:family="table">
      <style:table-properties style:width="15.875cm" table:align="left"/>
    </style:style>
    <style:style style:name="Table259.A" style:family="table-column">
      <style:table-column-properties style:column-width="0.123cm"/>
    </style:style>
    <style:style style:name="Table259.B" style:family="table-column">
      <style:table-column-properties style:column-width="5.911cm"/>
    </style:style>
    <style:style style:name="Table259.C" style:family="table-column">
      <style:table-column-properties style:column-width="9.837cm"/>
    </style:style>
    <style:style style:name="Table259.A1" style:family="table-cell">
      <style:table-cell-properties style:vertical-align="middle"/>
    </style:style>
    <style:style style:name="Table260" style:family="table">
      <style:table-properties style:width="15.875cm" table:align="left"/>
    </style:style>
    <style:style style:name="Table260.A" style:family="table-column">
      <style:table-column-properties style:column-width="0.115cm"/>
    </style:style>
    <style:style style:name="Table260.B" style:family="table-column">
      <style:table-column-properties style:column-width="6.152cm"/>
    </style:style>
    <style:style style:name="Table260.C" style:family="table-column">
      <style:table-column-properties style:column-width="9.608cm"/>
    </style:style>
    <style:style style:name="Table260.A1" style:family="table-cell">
      <style:table-cell-properties style:vertical-align="middle"/>
    </style:style>
    <style:style style:name="Table261" style:family="table">
      <style:table-properties style:width="18.521cm" table:align="left"/>
    </style:style>
    <style:style style:name="Table261.A" style:family="table-column">
      <style:table-column-properties style:column-width="9.26cm"/>
    </style:style>
    <style:style style:name="Table261.A1" style:family="table-cell">
      <style:table-cell-properties style:vertical-align="middle"/>
    </style:style>
    <style:style style:name="Table262" style:family="table">
      <style:table-properties style:width="18.521cm" table:align="left"/>
    </style:style>
    <style:style style:name="Table262.A" style:family="table-column">
      <style:table-column-properties style:column-width="0.044cm"/>
    </style:style>
    <style:style style:name="Table262.B" style:family="table-column">
      <style:table-column-properties style:column-width="8.555cm"/>
    </style:style>
    <style:style style:name="Table262.C" style:family="table-column">
      <style:table-column-properties style:column-width="9.92cm"/>
    </style:style>
    <style:style style:name="Table262.A1" style:family="table-cell">
      <style:table-cell-properties style:vertical-align="middle"/>
    </style:style>
    <style:style style:name="Table263" style:family="table">
      <style:table-properties style:width="18.521cm" table:align="left"/>
    </style:style>
    <style:style style:name="Table263.A" style:family="table-column">
      <style:table-column-properties style:column-width="0.044cm"/>
    </style:style>
    <style:style style:name="Table263.B" style:family="table-column">
      <style:table-column-properties style:column-width="8.513cm"/>
    </style:style>
    <style:style style:name="Table263.C" style:family="table-column">
      <style:table-column-properties style:column-width="9.962cm"/>
    </style:style>
    <style:style style:name="Table263.A1" style:family="table-cell">
      <style:table-cell-properties style:vertical-align="middle"/>
    </style:style>
    <style:style style:name="Table264" style:family="table">
      <style:table-properties style:width="18.521cm" table:align="left"/>
    </style:style>
    <style:style style:name="Table264.A" style:family="table-column">
      <style:table-column-properties style:column-width="0.046cm"/>
    </style:style>
    <style:style style:name="Table264.B" style:family="table-column">
      <style:table-column-properties style:column-width="8.063cm"/>
    </style:style>
    <style:style style:name="Table264.C" style:family="table-column">
      <style:table-column-properties style:column-width="10.409cm"/>
    </style:style>
    <style:style style:name="Table264.A1" style:family="table-cell">
      <style:table-cell-properties style:vertical-align="middle"/>
    </style:style>
    <style:style style:name="Table265" style:family="table">
      <style:table-properties style:width="18.521cm" table:align="left"/>
    </style:style>
    <style:style style:name="Table265.A" style:family="table-column">
      <style:table-column-properties style:column-width="0.046cm"/>
    </style:style>
    <style:style style:name="Table265.B" style:family="table-column">
      <style:table-column-properties style:column-width="8.096cm"/>
    </style:style>
    <style:style style:name="Table265.C" style:family="table-column">
      <style:table-column-properties style:column-width="10.377cm"/>
    </style:style>
    <style:style style:name="Table265.A1" style:family="table-cell">
      <style:table-cell-properties style:vertical-align="middle"/>
    </style:style>
    <style:style style:name="Table266" style:family="table">
      <style:table-properties style:width="18.521cm" table:align="left"/>
    </style:style>
    <style:style style:name="Table266.A" style:family="table-column">
      <style:table-column-properties style:column-width="9.26cm"/>
    </style:style>
    <style:style style:name="Table266.A1" style:family="table-cell">
      <style:table-cell-properties style:vertical-align="middle"/>
    </style:style>
    <style:style style:name="Table267" style:family="table">
      <style:table-properties style:width="18.521cm" table:align="left"/>
    </style:style>
    <style:style style:name="Table267.A" style:family="table-column">
      <style:table-column-properties style:column-width="0.065cm"/>
    </style:style>
    <style:style style:name="Table267.B" style:family="table-column">
      <style:table-column-properties style:column-width="9.536cm"/>
    </style:style>
    <style:style style:name="Table267.C" style:family="table-column">
      <style:table-column-properties style:column-width="8.918cm"/>
    </style:style>
    <style:style style:name="Table267.A1" style:family="table-cell">
      <style:table-cell-properties style:vertical-align="middle"/>
    </style:style>
    <style:style style:name="Table268" style:family="table">
      <style:table-properties style:width="18.521cm" table:align="left"/>
    </style:style>
    <style:style style:name="Table268.A" style:family="table-column">
      <style:table-column-properties style:column-width="0.056cm"/>
    </style:style>
    <style:style style:name="Table268.B" style:family="table-column">
      <style:table-column-properties style:column-width="7.505cm"/>
    </style:style>
    <style:style style:name="Table268.C" style:family="table-column">
      <style:table-column-properties style:column-width="10.956cm"/>
    </style:style>
    <style:style style:name="Table268.A1" style:family="table-cell">
      <style:table-cell-properties style:vertical-align="middle"/>
    </style:style>
    <style:style style:name="Table269" style:family="table">
      <style:table-properties style:width="20.638cm" table:align="left"/>
    </style:style>
    <style:style style:name="Table269.A" style:family="table-column">
      <style:table-column-properties style:column-width="7.608cm"/>
    </style:style>
    <style:style style:name="Table269.B" style:family="table-column">
      <style:table-column-properties style:column-width="13.03cm"/>
    </style:style>
    <style:style style:name="Table269.A1" style:family="table-cell">
      <style:table-cell-properties style:vertical-align="middle" fo:padding="0.049cm" fo:border="none"/>
    </style:style>
    <style:style style:name="Table270" style:family="table">
      <style:table-properties style:width="19.553cm" table:align="left"/>
    </style:style>
    <style:style style:name="Table270.A" style:family="table-column">
      <style:table-column-properties style:column-width="9.389cm"/>
    </style:style>
    <style:style style:name="Table270.B" style:family="table-column">
      <style:table-column-properties style:column-width="10.164cm"/>
    </style:style>
    <style:style style:name="Table270.A1" style:family="table-cell">
      <style:table-cell-properties style:vertical-align="middle" fo:padding="0.049cm" fo:border="none"/>
    </style:style>
    <style:style style:name="Table271" style:family="table">
      <style:table-properties style:width="21.802cm" table:align="left"/>
    </style:style>
    <style:style style:name="Table271.A" style:family="table-column">
      <style:table-column-properties style:column-width="10.603cm"/>
    </style:style>
    <style:style style:name="Table271.B" style:family="table-column">
      <style:table-column-properties style:column-width="11.199cm"/>
    </style:style>
    <style:style style:name="Table271.A1" style:family="table-cell">
      <style:table-cell-properties style:vertical-align="middle" fo:padding="0.049cm" fo:border="none"/>
    </style:style>
    <style:style style:name="Table272" style:family="table">
      <style:table-properties style:width="21.193cm" table:align="left"/>
    </style:style>
    <style:style style:name="Table272.A" style:family="table-column">
      <style:table-column-properties style:column-width="9.112cm"/>
    </style:style>
    <style:style style:name="Table272.B" style:family="table-column">
      <style:table-column-properties style:column-width="12.081cm"/>
    </style:style>
    <style:style style:name="Table272.A1" style:family="table-cell">
      <style:table-cell-properties style:vertical-align="middle" fo:padding="0.049cm" fo:border="none"/>
    </style:style>
    <style:style style:name="Table273" style:family="table">
      <style:table-properties style:width="22.225cm" table:align="left"/>
    </style:style>
    <style:style style:name="Table273.A" style:family="table-column">
      <style:table-column-properties style:column-width="9.65cm"/>
    </style:style>
    <style:style style:name="Table273.B" style:family="table-column">
      <style:table-column-properties style:column-width="12.575cm"/>
    </style:style>
    <style:style style:name="Table273.A1" style:family="table-cell">
      <style:table-cell-properties style:vertical-align="middle" fo:padding="0.049cm" fo:border="none"/>
    </style:style>
    <style:style style:name="Table274" style:family="table">
      <style:table-properties style:width="21.908cm" table:align="left"/>
    </style:style>
    <style:style style:name="Table274.A" style:family="table-column">
      <style:table-column-properties style:column-width="9.105cm"/>
    </style:style>
    <style:style style:name="Table274.B" style:family="table-column">
      <style:table-column-properties style:column-width="12.802cm"/>
    </style:style>
    <style:style style:name="Table274.A1" style:family="table-cell">
      <style:table-cell-properties style:vertical-align="middle" fo:padding="0.049cm" fo:border="none"/>
    </style:style>
    <style:style style:name="Table275" style:family="table">
      <style:table-properties style:width="21.14cm" table:align="left"/>
    </style:style>
    <style:style style:name="Table275.A" style:family="table-column">
      <style:table-column-properties style:column-width="9.668cm"/>
    </style:style>
    <style:style style:name="Table275.B" style:family="table-column">
      <style:table-column-properties style:column-width="11.472cm"/>
    </style:style>
    <style:style style:name="Table275.A1" style:family="table-cell">
      <style:table-cell-properties style:vertical-align="middle" fo:padding="0.049cm" fo:border="none"/>
    </style:style>
    <style:style style:name="Table276" style:family="table">
      <style:table-properties style:width="20.399cm" table:align="left"/>
    </style:style>
    <style:style style:name="Table276.A" style:family="table-column">
      <style:table-column-properties style:column-width="9.474cm"/>
    </style:style>
    <style:style style:name="Table276.B" style:family="table-column">
      <style:table-column-properties style:column-width="10.926cm"/>
    </style:style>
    <style:style style:name="Table276.A1" style:family="table-cell">
      <style:table-cell-properties style:vertical-align="middle" fo:padding="0.049cm" fo:border="none"/>
    </style:style>
    <style:style style:name="Table277" style:family="table">
      <style:table-properties style:width="20.003cm" table:align="left"/>
    </style:style>
    <style:style style:name="Table277.A" style:family="table-column">
      <style:table-column-properties style:column-width="6.421cm"/>
    </style:style>
    <style:style style:name="Table277.C" style:family="table-column">
      <style:table-column-properties style:column-width="7.161cm"/>
    </style:style>
    <style:style style:name="Table277.A1" style:family="table-cell">
      <style:table-cell-properties style:vertical-align="middle" fo:padding="0.049cm" fo:border="none"/>
    </style:style>
    <style:style style:name="Table277.B4" style:family="table-cell">
      <style:table-cell-properties fo:padding="0.049cm" fo:border="none"/>
    </style:style>
    <style:style style:name="Table278" style:family="table">
      <style:table-properties style:width="20.003cm" table:align="left"/>
    </style:style>
    <style:style style:name="Table278.A" style:family="table-column">
      <style:table-column-properties style:column-width="0.266cm"/>
    </style:style>
    <style:style style:name="Table278.B" style:family="table-column">
      <style:table-column-properties style:column-width="8.375cm"/>
    </style:style>
    <style:style style:name="Table278.C" style:family="table-column">
      <style:table-column-properties style:column-width="11.358cm"/>
    </style:style>
    <style:style style:name="Table278.A1" style:family="table-cell">
      <style:table-cell-properties style:vertical-align="middle" fo:padding="0.049cm" fo:border="none"/>
    </style:style>
    <style:style style:name="Table278.B2" style:family="table-cell">
      <style:table-cell-properties fo:padding="0.049cm" fo:border="none"/>
    </style:style>
    <style:style style:name="Table279" style:family="table">
      <style:table-properties style:width="20.003cm" table:align="left"/>
    </style:style>
    <style:style style:name="Table279.A" style:family="table-column">
      <style:table-column-properties style:column-width="0.25cm"/>
    </style:style>
    <style:style style:name="Table279.B" style:family="table-column">
      <style:table-column-properties style:column-width="10.398cm"/>
    </style:style>
    <style:style style:name="Table279.C" style:family="table-column">
      <style:table-column-properties style:column-width="9.352cm"/>
    </style:style>
    <style:style style:name="Table279.A1" style:family="table-cell">
      <style:table-cell-properties style:vertical-align="middle" fo:padding="0.049cm" fo:border="none"/>
    </style:style>
    <style:style style:name="Table279.B2" style:family="table-cell">
      <style:table-cell-properties fo:padding="0.049cm" fo:border="none"/>
    </style:style>
    <style:style style:name="Table280" style:family="table">
      <style:table-properties style:width="20.003cm" table:align="left"/>
    </style:style>
    <style:style style:name="Table280.A" style:family="table-column">
      <style:table-column-properties style:column-width="0.236cm"/>
    </style:style>
    <style:style style:name="Table280.B" style:family="table-column">
      <style:table-column-properties style:column-width="9.749cm"/>
    </style:style>
    <style:style style:name="Table280.C" style:family="table-column">
      <style:table-column-properties style:column-width="10.015cm"/>
    </style:style>
    <style:style style:name="Table280.A1" style:family="table-cell">
      <style:table-cell-properties style:vertical-align="middle" fo:padding="0.049cm" fo:border="none"/>
    </style:style>
    <style:style style:name="Table280.B2" style:family="table-cell">
      <style:table-cell-properties fo:padding="0.049cm" fo:border="none"/>
    </style:style>
    <style:style style:name="Table281" style:family="table">
      <style:table-properties style:width="20.003cm" table:align="left"/>
    </style:style>
    <style:style style:name="Table281.A" style:family="table-column">
      <style:table-column-properties style:column-width="0.266cm"/>
    </style:style>
    <style:style style:name="Table281.B" style:family="table-column">
      <style:table-column-properties style:column-width="8.664cm"/>
    </style:style>
    <style:style style:name="Table281.C" style:family="table-column">
      <style:table-column-properties style:column-width="11.068cm"/>
    </style:style>
    <style:style style:name="Table281.1" style:family="table-row">
      <style:table-row-properties style:min-row-height="4.921cm"/>
    </style:style>
    <style:style style:name="Table281.A1" style:family="table-cell">
      <style:table-cell-properties style:vertical-align="middle" fo:padding="0.049cm" fo:border="none"/>
    </style:style>
    <style:style style:name="Table282" style:family="table">
      <style:table-properties style:width="20.532cm" table:align="left"/>
    </style:style>
    <style:style style:name="Table282.A" style:family="table-column">
      <style:table-column-properties style:column-width="6.579cm"/>
    </style:style>
    <style:style style:name="Table282.B" style:family="table-column">
      <style:table-column-properties style:column-width="6.572cm"/>
    </style:style>
    <style:style style:name="Table282.C" style:family="table-column">
      <style:table-column-properties style:column-width="7.38cm"/>
    </style:style>
    <style:style style:name="Table282.A1" style:family="table-cell">
      <style:table-cell-properties style:vertical-align="middle" fo:padding="0.049cm" fo:border="none"/>
    </style:style>
    <style:style style:name="Table282.B4" style:family="table-cell">
      <style:table-cell-properties fo:padding="0.049cm" fo:border="none"/>
    </style:style>
    <style:style style:name="Table283" style:family="table">
      <style:table-properties style:width="20.532cm" table:align="left"/>
    </style:style>
    <style:style style:name="Table283.A" style:family="table-column">
      <style:table-column-properties style:column-width="0.208cm"/>
    </style:style>
    <style:style style:name="Table283.B" style:family="table-column">
      <style:table-column-properties style:column-width="9.684cm"/>
    </style:style>
    <style:style style:name="Table283.C" style:family="table-column">
      <style:table-column-properties style:column-width="10.638cm"/>
    </style:style>
    <style:style style:name="Table283.A1" style:family="table-cell">
      <style:table-cell-properties style:vertical-align="middle" fo:padding="0.049cm" fo:border="none"/>
    </style:style>
    <style:style style:name="Table283.B2" style:family="table-cell">
      <style:table-cell-properties fo:padding="0.049cm" fo:border="none"/>
    </style:style>
    <style:style style:name="Table284" style:family="table">
      <style:table-properties style:width="20.532cm" table:align="left"/>
    </style:style>
    <style:style style:name="Table284.A" style:family="table-column">
      <style:table-column-properties style:column-width="0.273cm"/>
    </style:style>
    <style:style style:name="Table284.B" style:family="table-column">
      <style:table-column-properties style:column-width="8.618cm"/>
    </style:style>
    <style:style style:name="Table284.C" style:family="table-column">
      <style:table-column-properties style:column-width="11.636cm"/>
    </style:style>
    <style:style style:name="Table284.A1" style:family="table-cell">
      <style:table-cell-properties style:vertical-align="middle" fo:padding="0.049cm" fo:border="none"/>
    </style:style>
    <style:style style:name="Table284.B2" style:family="table-cell">
      <style:table-cell-properties fo:padding="0.049cm" fo:border="none"/>
    </style:style>
    <style:style style:name="Table285" style:family="table">
      <style:table-properties style:width="20.532cm" table:align="left"/>
    </style:style>
    <style:style style:name="Table285.A" style:family="table-column">
      <style:table-column-properties style:column-width="0.58cm"/>
    </style:style>
    <style:style style:name="Table285.B" style:family="table-column">
      <style:table-column-properties style:column-width="12.114cm"/>
    </style:style>
    <style:style style:name="Table285.C" style:family="table-column">
      <style:table-column-properties style:column-width="7.835cm"/>
    </style:style>
    <style:style style:name="Table285.A1" style:family="table-cell">
      <style:table-cell-properties style:vertical-align="middle" fo:padding="0.049cm" fo:border="none"/>
    </style:style>
    <style:style style:name="Table285.B4" style:family="table-cell">
      <style:table-cell-properties fo:padding="0.049cm" fo:border="none"/>
    </style:style>
    <style:style style:name="Table286" style:family="table">
      <style:table-properties style:width="20.532cm" table:align="left"/>
    </style:style>
    <style:style style:name="Table286.A" style:family="table-column">
      <style:table-column-properties style:column-width="0.392cm"/>
    </style:style>
    <style:style style:name="Table286.B" style:family="table-column">
      <style:table-column-properties style:column-width="10.303cm"/>
    </style:style>
    <style:style style:name="Table286.C" style:family="table-column">
      <style:table-column-properties style:column-width="9.835cm"/>
    </style:style>
    <style:style style:name="Table286.A1" style:family="table-cell">
      <style:table-cell-properties style:vertical-align="middle" fo:padding="0.049cm" fo:border="none"/>
    </style:style>
    <style:style style:name="Table286.B2" style:family="table-cell">
      <style:table-cell-properties fo:padding="0.049cm" fo:border="none"/>
    </style:style>
    <style:style style:name="Table287" style:family="table">
      <style:table-properties style:width="20.532cm" table:align="left"/>
    </style:style>
    <style:style style:name="Table287.A" style:family="table-column">
      <style:table-column-properties style:column-width="0.166cm"/>
    </style:style>
    <style:style style:name="Table287.B" style:family="table-column">
      <style:table-column-properties style:column-width="9.11cm"/>
    </style:style>
    <style:style style:name="Table287.C" style:family="table-column">
      <style:table-column-properties style:column-width="11.254cm"/>
    </style:style>
    <style:style style:name="Table287.1" style:family="table-row">
      <style:table-row-properties style:min-row-height="5.715cm"/>
    </style:style>
    <style:style style:name="Table287.A1" style:family="table-cell">
      <style:table-cell-properties style:vertical-align="middle" fo:padding="0.049cm" fo:border="none"/>
    </style:style>
    <style:style style:name="Table288" style:family="table">
      <style:table-properties style:width="20.373cm" table:align="left"/>
    </style:style>
    <style:style style:name="Table288.A" style:family="table-column">
      <style:table-column-properties style:column-width="16.371cm"/>
    </style:style>
    <style:style style:name="Table288.B" style:family="table-column">
      <style:table-column-properties style:column-width="4.001cm"/>
    </style:style>
    <style:style style:name="Table288.A1" style:family="table-cell">
      <style:table-cell-properties style:vertical-align="middle" fo:padding="0.049cm" fo:border="none"/>
    </style:style>
    <style:style style:name="Table288.B3" style:family="table-cell">
      <style:table-cell-properties fo:padding="0.049cm" fo:border="none"/>
    </style:style>
    <style:style style:name="Table289" style:family="table">
      <style:table-properties style:width="20.373cm" table:align="left"/>
    </style:style>
    <style:style style:name="Table289.A" style:family="table-column">
      <style:table-column-properties style:column-width="0.347cm"/>
    </style:style>
    <style:style style:name="Table289.B" style:family="table-column">
      <style:table-column-properties style:column-width="10.566cm"/>
    </style:style>
    <style:style style:name="Table289.C" style:family="table-column">
      <style:table-column-properties style:column-width="9.458cm"/>
    </style:style>
    <style:style style:name="Table289.A1" style:family="table-cell">
      <style:table-cell-properties style:vertical-align="middle" fo:padding="0.049cm" fo:border="none"/>
    </style:style>
    <style:style style:name="Table289.B2" style:family="table-cell">
      <style:table-cell-properties fo:padding="0.049cm" fo:border="none"/>
    </style:style>
    <style:style style:name="Table290" style:family="table">
      <style:table-properties style:width="20.373cm" table:align="left"/>
    </style:style>
    <style:style style:name="Table290.A" style:family="table-column">
      <style:table-column-properties style:column-width="0.434cm"/>
    </style:style>
    <style:style style:name="Table290.B" style:family="table-column">
      <style:table-column-properties style:column-width="10.045cm"/>
    </style:style>
    <style:style style:name="Table290.C" style:family="table-column">
      <style:table-column-properties style:column-width="9.892cm"/>
    </style:style>
    <style:style style:name="Table290.A1" style:family="table-cell">
      <style:table-cell-properties style:vertical-align="middle" fo:padding="0.049cm" fo:border="none"/>
    </style:style>
    <style:style style:name="Table290.B4" style:family="table-cell">
      <style:table-cell-properties fo:padding="0.049cm" fo:border="none"/>
    </style:style>
    <style:style style:name="Table291" style:family="table">
      <style:table-properties style:width="20.373cm" table:align="left"/>
    </style:style>
    <style:style style:name="Table291.A" style:family="table-column">
      <style:table-column-properties style:column-width="0.198cm"/>
    </style:style>
    <style:style style:name="Table291.B" style:family="table-column">
      <style:table-column-properties style:column-width="9.59cm"/>
    </style:style>
    <style:style style:name="Table291.C" style:family="table-column">
      <style:table-column-properties style:column-width="10.582cm"/>
    </style:style>
    <style:style style:name="Table291.A1" style:family="table-cell">
      <style:table-cell-properties style:vertical-align="middle" fo:padding="0.049cm" fo:border="none"/>
    </style:style>
    <style:style style:name="Table291.B2" style:family="table-cell">
      <style:table-cell-properties fo:padding="0.049cm" fo:border="none"/>
    </style:style>
    <style:style style:name="Table292" style:family="table">
      <style:table-properties style:width="20.373cm" table:align="left"/>
    </style:style>
    <style:style style:name="Table292.A" style:family="table-column">
      <style:table-column-properties style:column-width="0.25cm"/>
    </style:style>
    <style:style style:name="Table292.B" style:family="table-column">
      <style:table-column-properties style:column-width="9.984cm"/>
    </style:style>
    <style:style style:name="Table292.C" style:family="table-column">
      <style:table-column-properties style:column-width="10.135cm"/>
    </style:style>
    <style:style style:name="Table292.A1" style:family="table-cell">
      <style:table-cell-properties style:vertical-align="middle" fo:padding="0.049cm" fo:border="none"/>
    </style:style>
    <style:style style:name="Table292.B2" style:family="table-cell">
      <style:table-cell-properties fo:padding="0.049cm" fo:border="none"/>
    </style:style>
    <style:style style:name="Table293" style:family="table">
      <style:table-properties style:width="20.373cm" table:align="left"/>
    </style:style>
    <style:style style:name="Table293.A" style:family="table-column">
      <style:table-column-properties style:column-width="0.18cm"/>
    </style:style>
    <style:style style:name="Table293.B" style:family="table-column">
      <style:table-column-properties style:column-width="10.268cm"/>
    </style:style>
    <style:style style:name="Table293.C" style:family="table-column">
      <style:table-column-properties style:column-width="9.924cm"/>
    </style:style>
    <style:style style:name="Table293.A1" style:family="table-cell">
      <style:table-cell-properties style:vertical-align="middle" fo:padding="0.049cm" fo:border="none"/>
    </style:style>
    <style:style style:name="Table293.B2" style:family="table-cell">
      <style:table-cell-properties fo:padding="0.049cm" fo:border="none"/>
    </style:style>
    <style:style style:name="Table294" style:family="table">
      <style:table-properties style:width="20.373cm" table:align="left"/>
    </style:style>
    <style:style style:name="Table294.A" style:family="table-column">
      <style:table-column-properties style:column-width="0.182cm"/>
    </style:style>
    <style:style style:name="Table294.B" style:family="table-column">
      <style:table-column-properties style:column-width="8.957cm"/>
    </style:style>
    <style:style style:name="Table294.C" style:family="table-column">
      <style:table-column-properties style:column-width="11.231cm"/>
    </style:style>
    <style:style style:name="Table294.1" style:family="table-row">
      <style:table-row-properties style:min-row-height="8.493cm"/>
    </style:style>
    <style:style style:name="Table294.A1" style:family="table-cell">
      <style:table-cell-properties style:vertical-align="middle" fo:padding="0.049cm" fo:border="none"/>
    </style:style>
    <style:style style:name="Table295" style:family="table">
      <style:table-properties style:width="23.971cm" table:align="left"/>
    </style:style>
    <style:style style:name="Table295.A" style:family="table-column">
      <style:table-column-properties style:column-width="19.246cm"/>
    </style:style>
    <style:style style:name="Table295.B" style:family="table-column">
      <style:table-column-properties style:column-width="4.724cm"/>
    </style:style>
    <style:style style:name="Table295.A1" style:family="table-cell">
      <style:table-cell-properties style:vertical-align="middle" fo:padding="0.049cm" fo:border="none"/>
    </style:style>
    <style:style style:name="Table295.B3" style:family="table-cell">
      <style:table-cell-properties fo:padding="0.049cm" fo:border="none"/>
    </style:style>
    <style:style style:name="Table296" style:family="table">
      <style:table-properties style:width="23.971cm" table:align="left"/>
    </style:style>
    <style:style style:name="Table296.A" style:family="table-column">
      <style:table-column-properties style:column-width="0.326cm"/>
    </style:style>
    <style:style style:name="Table296.B" style:family="table-column">
      <style:table-column-properties style:column-width="10.248cm"/>
    </style:style>
    <style:style style:name="Table296.C" style:family="table-column">
      <style:table-column-properties style:column-width="13.395cm"/>
    </style:style>
    <style:style style:name="Table296.A1" style:family="table-cell">
      <style:table-cell-properties style:vertical-align="middle" fo:padding="0.049cm" fo:border="none"/>
    </style:style>
    <style:style style:name="Table296.B4" style:family="table-cell">
      <style:table-cell-properties fo:padding="0.049cm" fo:border="none"/>
    </style:style>
    <style:style style:name="Table297" style:family="table">
      <style:table-properties style:width="23.971cm" table:align="left"/>
    </style:style>
    <style:style style:name="Table297.A" style:family="table-column">
      <style:table-column-properties style:column-width="0.198cm"/>
    </style:style>
    <style:style style:name="Table297.B" style:family="table-column">
      <style:table-column-properties style:column-width="11.058cm"/>
    </style:style>
    <style:style style:name="Table297.C" style:family="table-column">
      <style:table-column-properties style:column-width="12.714cm"/>
    </style:style>
    <style:style style:name="Table297.1" style:family="table-row">
      <style:table-row-properties style:min-row-height="7.064cm"/>
    </style:style>
    <style:style style:name="Table297.A1" style:family="table-cell">
      <style:table-cell-properties style:vertical-align="middle" fo:padding="0.049cm" fo:border="none"/>
    </style:style>
    <style:style style:name="Table298" style:family="table">
      <style:table-properties style:width="18.812cm" table:align="left"/>
    </style:style>
    <style:style style:name="Table298.A" style:family="table-column">
      <style:table-column-properties style:column-width="6.036cm"/>
    </style:style>
    <style:style style:name="Table298.C" style:family="table-column">
      <style:table-column-properties style:column-width="6.736cm"/>
    </style:style>
    <style:style style:name="Table298.A1" style:family="table-cell">
      <style:table-cell-properties style:vertical-align="middle" fo:padding="0.049cm" fo:border="none"/>
    </style:style>
    <style:style style:name="Table298.B4" style:family="table-cell">
      <style:table-cell-properties fo:padding="0.049cm" fo:border="none"/>
    </style:style>
    <style:style style:name="Table299" style:family="table">
      <style:table-properties style:width="18.812cm" table:align="left"/>
    </style:style>
    <style:style style:name="Table299.A" style:family="table-column">
      <style:table-column-properties style:column-width="0.166cm"/>
    </style:style>
    <style:style style:name="Table299.B" style:family="table-column">
      <style:table-column-properties style:column-width="8.67cm"/>
    </style:style>
    <style:style style:name="Table299.C" style:family="table-column">
      <style:table-column-properties style:column-width="9.977cm"/>
    </style:style>
    <style:style style:name="Table299.A1" style:family="table-cell">
      <style:table-cell-properties style:vertical-align="middle" fo:padding="0.049cm" fo:border="none"/>
    </style:style>
    <style:style style:name="Table299.B2" style:family="table-cell">
      <style:table-cell-properties fo:padding="0.049cm" fo:border="none"/>
    </style:style>
    <style:style style:name="Table300" style:family="table">
      <style:table-properties style:width="18.812cm" table:align="left"/>
    </style:style>
    <style:style style:name="Table300.A" style:family="table-column">
      <style:table-column-properties style:column-width="0.314cm"/>
    </style:style>
    <style:style style:name="Table300.B" style:family="table-column">
      <style:table-column-properties style:column-width="8.991cm"/>
    </style:style>
    <style:style style:name="Table300.C" style:family="table-column">
      <style:table-column-properties style:column-width="9.504cm"/>
    </style:style>
    <style:style style:name="Table300.1" style:family="table-row">
      <style:table-row-properties style:min-row-height="4.313cm"/>
    </style:style>
    <style:style style:name="Table300.A1" style:family="table-cell">
      <style:table-cell-properties style:vertical-align="middle" fo:padding="0.049cm" fo:border="none"/>
    </style:style>
    <style:style style:name="Table301" style:family="table">
      <style:table-properties style:width="22.146cm" table:align="left"/>
    </style:style>
    <style:style style:name="Table301.A" style:family="table-column">
      <style:table-column-properties style:column-width="17.782cm"/>
    </style:style>
    <style:style style:name="Table301.B" style:family="table-column">
      <style:table-column-properties style:column-width="4.36cm"/>
    </style:style>
    <style:style style:name="Table301.A1" style:family="table-cell">
      <style:table-cell-properties style:vertical-align="middle" fo:padding="0.049cm" fo:border="none"/>
    </style:style>
    <style:style style:name="Table301.B3" style:family="table-cell">
      <style:table-cell-properties fo:padding="0.049cm" fo:border="none"/>
    </style:style>
    <style:style style:name="Table302" style:family="table">
      <style:table-properties style:width="22.146cm" table:align="left"/>
    </style:style>
    <style:style style:name="Table302.A" style:family="table-column">
      <style:table-column-properties style:column-width="0.413cm"/>
    </style:style>
    <style:style style:name="Table302.B" style:family="table-column">
      <style:table-column-properties style:column-width="10.59cm"/>
    </style:style>
    <style:style style:name="Table302.C" style:family="table-column">
      <style:table-column-properties style:column-width="11.141cm"/>
    </style:style>
    <style:style style:name="Table302.A1" style:family="table-cell">
      <style:table-cell-properties style:vertical-align="middle" fo:padding="0.049cm" fo:border="none"/>
    </style:style>
    <style:style style:name="Table302.B2" style:family="table-cell">
      <style:table-cell-properties fo:padding="0.049cm" fo:border="none"/>
    </style:style>
    <style:style style:name="Table303" style:family="table">
      <style:table-properties style:width="22.146cm" table:align="left"/>
    </style:style>
    <style:style style:name="Table303.A" style:family="table-column">
      <style:table-column-properties style:column-width="0.439cm"/>
    </style:style>
    <style:style style:name="Table303.B" style:family="table-column">
      <style:table-column-properties style:column-width="9.827cm"/>
    </style:style>
    <style:style style:name="Table303.C" style:family="table-column">
      <style:table-column-properties style:column-width="11.878cm"/>
    </style:style>
    <style:style style:name="Table303.A1" style:family="table-cell">
      <style:table-cell-properties style:vertical-align="middle" fo:padding="0.049cm" fo:border="none"/>
    </style:style>
    <style:style style:name="Table303.B4" style:family="table-cell">
      <style:table-cell-properties fo:padding="0.049cm" fo:border="none"/>
    </style:style>
    <style:style style:name="Table304" style:family="table">
      <style:table-properties style:width="22.146cm" table:align="left"/>
    </style:style>
    <style:style style:name="Table304.A" style:family="table-column">
      <style:table-column-properties style:column-width="0.245cm"/>
    </style:style>
    <style:style style:name="Table304.B" style:family="table-column">
      <style:table-column-properties style:column-width="12.01cm"/>
    </style:style>
    <style:style style:name="Table304.C" style:family="table-column">
      <style:table-column-properties style:column-width="9.888cm"/>
    </style:style>
    <style:style style:name="Table304.A1" style:family="table-cell">
      <style:table-cell-properties style:vertical-align="middle" fo:padding="0.049cm" fo:border="none"/>
    </style:style>
    <style:style style:name="Table304.B2" style:family="table-cell">
      <style:table-cell-properties fo:padding="0.049cm" fo:border="none"/>
    </style:style>
    <style:style style:name="Table305" style:family="table">
      <style:table-properties style:width="22.146cm" table:align="left"/>
    </style:style>
    <style:style style:name="Table305.A" style:family="table-column">
      <style:table-column-properties style:column-width="0.203cm"/>
    </style:style>
    <style:style style:name="Table305.B" style:family="table-column">
      <style:table-column-properties style:column-width="11.977cm"/>
    </style:style>
    <style:style style:name="Table305.C" style:family="table-column">
      <style:table-column-properties style:column-width="9.962cm"/>
    </style:style>
    <style:style style:name="Table305.1" style:family="table-row">
      <style:table-row-properties style:min-row-height="6.932cm"/>
    </style:style>
    <style:style style:name="Table305.A1" style:family="table-cell">
      <style:table-cell-properties style:vertical-align="middle" fo:padding="0.049cm" fo:border="none"/>
    </style:style>
    <style:style style:name="Table306" style:family="table">
      <style:table-properties style:width="19.923cm" table:align="left"/>
    </style:style>
    <style:style style:name="Table306.A" style:family="table-column">
      <style:table-column-properties style:column-width="6.391cm"/>
    </style:style>
    <style:style style:name="Table306.C" style:family="table-column">
      <style:table-column-properties style:column-width="7.14cm"/>
    </style:style>
    <style:style style:name="Table306.A1" style:family="table-cell">
      <style:table-cell-properties style:vertical-align="middle" fo:padding="0.049cm" fo:border="none"/>
    </style:style>
    <style:style style:name="Table306.B3" style:family="table-cell">
      <style:table-cell-properties fo:padding="0.049cm" fo:border="none"/>
    </style:style>
    <style:style style:name="Table307" style:family="table">
      <style:table-properties style:width="19.923cm" table:align="left"/>
    </style:style>
    <style:style style:name="Table307.A" style:family="table-column">
      <style:table-column-properties style:column-width="0.169cm"/>
    </style:style>
    <style:style style:name="Table307.B" style:family="table-column">
      <style:table-column-properties style:column-width="10.149cm"/>
    </style:style>
    <style:style style:name="Table307.C" style:family="table-column">
      <style:table-column-properties style:column-width="9.603cm"/>
    </style:style>
    <style:style style:name="Table307.1" style:family="table-row">
      <style:table-row-properties style:min-row-height="2.196cm"/>
    </style:style>
    <style:style style:name="Table307.A1" style:family="table-cell">
      <style:table-cell-properties style:vertical-align="middle" fo:padding="0.049cm" fo:border="none"/>
    </style:style>
    <style:style style:name="Table308" style:family="table">
      <style:table-properties style:width="18.521cm" table:align="left"/>
    </style:style>
    <style:style style:name="Table308.A" style:family="table-column">
      <style:table-column-properties style:column-width="9.26cm"/>
    </style:style>
    <style:style style:name="Table308.A1" style:family="table-cell">
      <style:table-cell-properties style:vertical-align="middle"/>
    </style:style>
    <style:style style:name="Table309" style:family="table">
      <style:table-properties style:width="18.521cm" table:align="left"/>
    </style:style>
    <style:style style:name="Table309.A" style:family="table-column">
      <style:table-column-properties style:column-width="0.076cm"/>
    </style:style>
    <style:style style:name="Table309.B" style:family="table-column">
      <style:table-column-properties style:column-width="9.102cm"/>
    </style:style>
    <style:style style:name="Table309.C" style:family="table-column">
      <style:table-column-properties style:column-width="9.34cm"/>
    </style:style>
    <style:style style:name="Table309.A1" style:family="table-cell">
      <style:table-cell-properties style:vertical-align="middle"/>
    </style:style>
    <style:style style:name="Table310" style:family="table">
      <style:table-properties style:width="18.521cm" table:align="left"/>
    </style:style>
    <style:style style:name="Table310.A" style:family="table-column">
      <style:table-column-properties style:column-width="0.064cm"/>
    </style:style>
    <style:style style:name="Table310.B" style:family="table-column">
      <style:table-column-properties style:column-width="9.462cm"/>
    </style:style>
    <style:style style:name="Table310.C" style:family="table-column">
      <style:table-column-properties style:column-width="8.992cm"/>
    </style:style>
    <style:style style:name="Table310.A1" style:family="table-cell">
      <style:table-cell-properties style:vertical-align="middle"/>
    </style:style>
    <style:style style:name="Table311" style:family="table">
      <style:table-properties style:width="18.521cm" table:align="left"/>
    </style:style>
    <style:style style:name="Table311.A" style:family="table-column">
      <style:table-column-properties style:column-width="0.065cm"/>
    </style:style>
    <style:style style:name="Table311.B" style:family="table-column">
      <style:table-column-properties style:column-width="9.26cm"/>
    </style:style>
    <style:style style:name="Table311.C" style:family="table-column">
      <style:table-column-properties style:column-width="9.193cm"/>
    </style:style>
    <style:style style:name="Table311.A1" style:family="table-cell">
      <style:table-cell-properties style:vertical-align="middle"/>
    </style:style>
    <style:style style:name="Table312" style:family="table">
      <style:table-properties style:width="18.521cm" table:align="left"/>
    </style:style>
    <style:style style:name="Table312.A" style:family="table-column">
      <style:table-column-properties style:column-width="0.053cm"/>
    </style:style>
    <style:style style:name="Table312.B" style:family="table-column">
      <style:table-column-properties style:column-width="7.842cm"/>
    </style:style>
    <style:style style:name="Table312.C" style:family="table-column">
      <style:table-column-properties style:column-width="10.622cm"/>
    </style:style>
    <style:style style:name="Table312.A1" style:family="table-cell">
      <style:table-cell-properties style:vertical-align="middle"/>
    </style:style>
    <style:style style:name="Table313" style:family="table">
      <style:table-properties style:width="18.521cm" table:align="left"/>
    </style:style>
    <style:style style:name="Table313.A" style:family="table-column">
      <style:table-column-properties style:column-width="0.056cm"/>
    </style:style>
    <style:style style:name="Table313.B" style:family="table-column">
      <style:table-column-properties style:column-width="8.296cm"/>
    </style:style>
    <style:style style:name="Table313.C" style:family="table-column">
      <style:table-column-properties style:column-width="10.167cm"/>
    </style:style>
    <style:style style:name="Table313.A1" style:family="table-cell">
      <style:table-cell-properties style:vertical-align="middle"/>
    </style:style>
    <style:style style:name="Table314" style:family="table">
      <style:table-properties style:width="18.521cm" table:align="left"/>
    </style:style>
    <style:style style:name="Table314.A" style:family="table-column">
      <style:table-column-properties style:column-width="0.044cm"/>
    </style:style>
    <style:style style:name="Table314.B" style:family="table-column">
      <style:table-column-properties style:column-width="7.53cm"/>
    </style:style>
    <style:style style:name="Table314.C" style:family="table-column">
      <style:table-column-properties style:column-width="10.943cm"/>
    </style:style>
    <style:style style:name="Table314.A1" style:family="table-cell">
      <style:table-cell-properties style:vertical-align="middle"/>
    </style:style>
    <style:style style:name="Table315" style:family="table">
      <style:table-properties style:width="14.058cm" table:align="left"/>
    </style:style>
    <style:style style:name="Table315.A" style:family="table-column">
      <style:table-column-properties style:column-width="11.294cm"/>
    </style:style>
    <style:style style:name="Table315.B" style:family="table-column">
      <style:table-column-properties style:column-width="2.764cm"/>
    </style:style>
    <style:style style:name="Table315.A1" style:family="table-cell">
      <style:table-cell-properties style:vertical-align="middle" fo:padding="0.049cm" fo:border="none"/>
    </style:style>
    <style:style style:name="Table315.B3" style:family="table-cell">
      <style:table-cell-properties fo:padding="0.049cm" fo:border="none"/>
    </style:style>
    <style:style style:name="Table316" style:family="table">
      <style:table-properties style:width="22.901cm" table:align="left"/>
    </style:style>
    <style:style style:name="Table316.A" style:family="table-column">
      <style:table-column-properties style:column-width="0.279cm"/>
    </style:style>
    <style:style style:name="Table316.B" style:family="table-column">
      <style:table-column-properties style:column-width="11.187cm"/>
    </style:style>
    <style:style style:name="Table316.C" style:family="table-column">
      <style:table-column-properties style:column-width="11.435cm"/>
    </style:style>
    <style:style style:name="Table316.A1" style:family="table-cell">
      <style:table-cell-properties style:vertical-align="middle" fo:padding="0.049cm" fo:border="none"/>
    </style:style>
    <style:style style:name="Table316.B4" style:family="table-cell">
      <style:table-cell-properties fo:padding="0.049cm" fo:border="none"/>
    </style:style>
    <style:style style:name="Table317" style:family="table">
      <style:table-properties style:width="18.927cm" table:align="left"/>
    </style:style>
    <style:style style:name="Table317.A" style:family="table-column">
      <style:table-column-properties style:column-width="0.231cm"/>
    </style:style>
    <style:style style:name="Table317.B" style:family="table-column">
      <style:table-column-properties style:column-width="7.733cm"/>
    </style:style>
    <style:style style:name="Table317.C" style:family="table-column">
      <style:table-column-properties style:column-width="10.963cm"/>
    </style:style>
    <style:style style:name="Table317.A1" style:family="table-cell">
      <style:table-cell-properties style:vertical-align="middle" fo:padding="0.049cm" fo:border="none"/>
    </style:style>
    <style:style style:name="Table317.B4" style:family="table-cell">
      <style:table-cell-properties fo:padding="0.049cm" fo:border="none"/>
    </style:style>
    <style:style style:name="Table318" style:family="table">
      <style:table-properties style:width="22.964cm" table:align="left"/>
    </style:style>
    <style:style style:name="Table318.A" style:family="table-column">
      <style:table-column-properties style:column-width="0.296cm"/>
    </style:style>
    <style:style style:name="Table318.B" style:family="table-column">
      <style:table-column-properties style:column-width="11.107cm"/>
    </style:style>
    <style:style style:name="Table318.C" style:family="table-column">
      <style:table-column-properties style:column-width="11.561cm"/>
    </style:style>
    <style:style style:name="Table318.A1" style:family="table-cell">
      <style:table-cell-properties style:vertical-align="middle" fo:padding="0.049cm" fo:border="none"/>
    </style:style>
    <style:style style:name="Table319" style:family="table">
      <style:table-properties style:width="20.823cm" table:align="left"/>
    </style:style>
    <style:style style:name="Table319.A" style:family="table-column">
      <style:table-column-properties style:column-width="16.722cm"/>
    </style:style>
    <style:style style:name="Table319.B" style:family="table-column">
      <style:table-column-properties style:column-width="4.099cm"/>
    </style:style>
    <style:style style:name="Table319.A1" style:family="table-cell">
      <style:table-cell-properties style:vertical-align="middle" fo:padding="0.049cm" fo:border="none"/>
    </style:style>
    <style:style style:name="Table319.B3" style:family="table-cell">
      <style:table-cell-properties fo:padding="0.049cm" fo:border="none"/>
    </style:style>
    <style:style style:name="Table320" style:family="table">
      <style:table-properties style:width="20.823cm" table:align="left"/>
    </style:style>
    <style:style style:name="Table320.A" style:family="table-column">
      <style:table-column-properties style:column-width="0.192cm"/>
    </style:style>
    <style:style style:name="Table320.B" style:family="table-column">
      <style:table-column-properties style:column-width="9.541cm"/>
    </style:style>
    <style:style style:name="Table320.C" style:family="table-column">
      <style:table-column-properties style:column-width="11.086cm"/>
    </style:style>
    <style:style style:name="Table320.A1" style:family="table-cell">
      <style:table-cell-properties style:vertical-align="middle" fo:padding="0.049cm" fo:border="none"/>
    </style:style>
    <style:style style:name="Table320.B2" style:family="table-cell">
      <style:table-cell-properties fo:padding="0.049cm" fo:border="none"/>
    </style:style>
    <style:style style:name="Table321" style:family="table">
      <style:table-properties style:width="20.823cm" table:align="left"/>
    </style:style>
    <style:style style:name="Table321.A" style:family="table-column">
      <style:table-column-properties style:column-width="0.231cm"/>
    </style:style>
    <style:style style:name="Table321.B" style:family="table-column">
      <style:table-column-properties style:column-width="8.345cm"/>
    </style:style>
    <style:style style:name="Table321.C" style:family="table-column">
      <style:table-column-properties style:column-width="12.247cm"/>
    </style:style>
    <style:style style:name="Table321.A1" style:family="table-cell">
      <style:table-cell-properties style:vertical-align="middle" fo:padding="0.049cm" fo:border="none"/>
    </style:style>
    <style:style style:name="Table321.B4" style:family="table-cell">
      <style:table-cell-properties fo:padding="0.049cm" fo:border="none"/>
    </style:style>
    <style:style style:name="Table322" style:family="table">
      <style:table-properties style:width="20.823cm" table:align="left"/>
    </style:style>
    <style:style style:name="Table322.A" style:family="table-column">
      <style:table-column-properties style:column-width="0.279cm"/>
    </style:style>
    <style:style style:name="Table322.B" style:family="table-column">
      <style:table-column-properties style:column-width="8.865cm"/>
    </style:style>
    <style:style style:name="Table322.C" style:family="table-column">
      <style:table-column-properties style:column-width="11.675cm"/>
    </style:style>
    <style:style style:name="Table322.A1" style:family="table-cell">
      <style:table-cell-properties style:vertical-align="middle" fo:padding="0.049cm" fo:border="none"/>
    </style:style>
    <style:style style:name="Table322.B4" style:family="table-cell">
      <style:table-cell-properties fo:padding="0.049cm" fo:border="none"/>
    </style:style>
    <style:style style:name="Table323" style:family="table">
      <style:table-properties style:width="20.823cm" table:align="left"/>
    </style:style>
    <style:style style:name="Table323.A" style:family="table-column">
      <style:table-column-properties style:column-width="0.374cm"/>
    </style:style>
    <style:style style:name="Table323.B" style:family="table-column">
      <style:table-column-properties style:column-width="8.565cm"/>
    </style:style>
    <style:style style:name="Table323.C" style:family="table-column">
      <style:table-column-properties style:column-width="11.882cm"/>
    </style:style>
    <style:style style:name="Table323.1" style:family="table-row">
      <style:table-row-properties style:min-row-height="4.974cm"/>
    </style:style>
    <style:style style:name="Table323.A1" style:family="table-cell">
      <style:table-cell-properties style:vertical-align="middle" fo:padding="0.049cm" fo:border="none"/>
    </style:style>
    <style:style style:name="Table324" style:family="table">
      <style:table-properties style:width="19.182cm" table:align="left"/>
    </style:style>
    <style:style style:name="Table324.A" style:family="table-column">
      <style:table-column-properties style:column-width="6.154cm"/>
    </style:style>
    <style:style style:name="Table324.C" style:family="table-column">
      <style:table-column-properties style:column-width="6.874cm"/>
    </style:style>
    <style:style style:name="Table324.A1" style:family="table-cell">
      <style:table-cell-properties style:vertical-align="middle" fo:padding="0.049cm" fo:border="none"/>
    </style:style>
    <style:style style:name="Table324.B4" style:family="table-cell">
      <style:table-cell-properties fo:padding="0.049cm" fo:border="none"/>
    </style:style>
    <style:style style:name="Table325" style:family="table">
      <style:table-properties style:width="19.182cm" table:align="left"/>
    </style:style>
    <style:style style:name="Table325.A" style:family="table-column">
      <style:table-column-properties style:column-width="0.272cm"/>
    </style:style>
    <style:style style:name="Table325.B" style:family="table-column">
      <style:table-column-properties style:column-width="7.188cm"/>
    </style:style>
    <style:style style:name="Table325.C" style:family="table-column">
      <style:table-column-properties style:column-width="11.721cm"/>
    </style:style>
    <style:style style:name="Table325.A1" style:family="table-cell">
      <style:table-cell-properties style:vertical-align="middle" fo:padding="0.049cm" fo:border="none"/>
    </style:style>
    <style:style style:name="Table325.B2" style:family="table-cell">
      <style:table-cell-properties fo:padding="0.049cm" fo:border="none"/>
    </style:style>
    <style:style style:name="Table326" style:family="table">
      <style:table-properties style:width="19.182cm" table:align="left"/>
    </style:style>
    <style:style style:name="Table326.A" style:family="table-column">
      <style:table-column-properties style:column-width="0.191cm"/>
    </style:style>
    <style:style style:name="Table326.B" style:family="table-column">
      <style:table-column-properties style:column-width="7.532cm"/>
    </style:style>
    <style:style style:name="Table326.C" style:family="table-column">
      <style:table-column-properties style:column-width="11.456cm"/>
    </style:style>
    <style:style style:name="Table326.A1" style:family="table-cell">
      <style:table-cell-properties style:vertical-align="middle" fo:padding="0.049cm" fo:border="none"/>
    </style:style>
    <style:style style:name="Table326.B2" style:family="table-cell">
      <style:table-cell-properties fo:padding="0.049cm" fo:border="none"/>
    </style:style>
    <style:style style:name="Table327" style:family="table">
      <style:table-properties style:width="19.182cm" table:align="left"/>
    </style:style>
    <style:style style:name="Table327.A" style:family="table-column">
      <style:table-column-properties style:column-width="0.293cm"/>
    </style:style>
    <style:style style:name="Table327.B" style:family="table-column">
      <style:table-column-properties style:column-width="10.391cm"/>
    </style:style>
    <style:style style:name="Table327.C" style:family="table-column">
      <style:table-column-properties style:column-width="8.497cm"/>
    </style:style>
    <style:style style:name="Table327.A1" style:family="table-cell">
      <style:table-cell-properties style:vertical-align="middle" fo:padding="0.049cm" fo:border="none"/>
    </style:style>
    <style:style style:name="Table327.B2" style:family="table-cell">
      <style:table-cell-properties fo:padding="0.049cm" fo:border="none"/>
    </style:style>
    <style:style style:name="Table328" style:family="table">
      <style:table-properties style:width="19.182cm" table:align="left"/>
    </style:style>
    <style:style style:name="Table328.A" style:family="table-column">
      <style:table-column-properties style:column-width="0.198cm"/>
    </style:style>
    <style:style style:name="Table328.B" style:family="table-column">
      <style:table-column-properties style:column-width="8.368cm"/>
    </style:style>
    <style:style style:name="Table328.C" style:family="table-column">
      <style:table-column-properties style:column-width="10.615cm"/>
    </style:style>
    <style:style style:name="Table328.A1" style:family="table-cell">
      <style:table-cell-properties style:vertical-align="middle" fo:padding="0.049cm" fo:border="none"/>
    </style:style>
    <style:style style:name="Table328.B2" style:family="table-cell">
      <style:table-cell-properties fo:padding="0.049cm" fo:border="none"/>
    </style:style>
    <style:style style:name="Table329" style:family="table">
      <style:table-properties style:width="19.182cm" table:align="left"/>
    </style:style>
    <style:style style:name="Table329.A" style:family="table-column">
      <style:table-column-properties style:column-width="0.198cm"/>
    </style:style>
    <style:style style:name="Table329.B" style:family="table-column">
      <style:table-column-properties style:column-width="8.876cm"/>
    </style:style>
    <style:style style:name="Table329.C" style:family="table-column">
      <style:table-column-properties style:column-width="10.105cm"/>
    </style:style>
    <style:style style:name="Table329.1" style:family="table-row">
      <style:table-row-properties style:min-row-height="4.683cm"/>
    </style:style>
    <style:style style:name="Table329.A1" style:family="table-cell">
      <style:table-cell-properties style:vertical-align="middle" fo:padding="0.049cm" fo:border="none"/>
    </style:style>
    <style:style style:name="Table330" style:family="table">
      <style:table-properties style:width="18.521cm" table:align="left"/>
    </style:style>
    <style:style style:name="Table330.A" style:family="table-column">
      <style:table-column-properties style:column-width="9.25cm"/>
    </style:style>
    <style:style style:name="Table330.B" style:family="table-column">
      <style:table-column-properties style:column-width="9.267cm"/>
    </style:style>
    <style:style style:name="Table330.A1" style:family="table-cell">
      <style:table-cell-properties style:vertical-align="middle"/>
    </style:style>
    <style:style style:name="Table331" style:family="table">
      <style:table-properties style:width="18.521cm" table:align="left"/>
    </style:style>
    <style:style style:name="Table331.A" style:family="table-column">
      <style:table-column-properties style:column-width="0.056cm"/>
    </style:style>
    <style:style style:name="Table331.B" style:family="table-column">
      <style:table-column-properties style:column-width="8.827cm"/>
    </style:style>
    <style:style style:name="Table331.C" style:family="table-column">
      <style:table-column-properties style:column-width="9.636cm"/>
    </style:style>
    <style:style style:name="Table331.A1" style:family="table-cell">
      <style:table-cell-properties style:vertical-align="middle"/>
    </style:style>
    <style:style style:name="Table332" style:family="table">
      <style:table-properties style:width="18.521cm" table:align="left"/>
    </style:style>
    <style:style style:name="Table332.A" style:family="table-column">
      <style:table-column-properties style:column-width="0.069cm"/>
    </style:style>
    <style:style style:name="Table332.B" style:family="table-column">
      <style:table-column-properties style:column-width="8.412cm"/>
    </style:style>
    <style:style style:name="Table332.C" style:family="table-column">
      <style:table-column-properties style:column-width="10.037cm"/>
    </style:style>
    <style:style style:name="Table332.A1" style:family="table-cell">
      <style:table-cell-properties style:vertical-align="middle"/>
    </style:style>
    <style:style style:name="Table333" style:family="table">
      <style:table-properties style:width="18.521cm" table:align="left"/>
    </style:style>
    <style:style style:name="Table333.A" style:family="table-column">
      <style:table-column-properties style:column-width="0.046cm"/>
    </style:style>
    <style:style style:name="Table333.B" style:family="table-column">
      <style:table-column-properties style:column-width="6.616cm"/>
    </style:style>
    <style:style style:name="Table333.C" style:family="table-column">
      <style:table-column-properties style:column-width="11.857cm"/>
    </style:style>
    <style:style style:name="Table333.A1" style:family="table-cell">
      <style:table-cell-properties style:vertical-align="middle"/>
    </style:style>
    <style:style style:name="Table334" style:family="table">
      <style:table-properties style:width="18.521cm" table:align="left"/>
    </style:style>
    <style:style style:name="Table334.A" style:family="table-column">
      <style:table-column-properties style:column-width="9.252cm"/>
    </style:style>
    <style:style style:name="Table334.B" style:family="table-column">
      <style:table-column-properties style:column-width="9.267cm"/>
    </style:style>
    <style:style style:name="Table334.A1" style:family="table-cell">
      <style:table-cell-properties style:vertical-align="middle"/>
    </style:style>
    <style:style style:name="Table335" style:family="table">
      <style:table-properties style:width="18.521cm" table:align="left"/>
    </style:style>
    <style:style style:name="Table335.A" style:family="table-column">
      <style:table-column-properties style:column-width="0.049cm"/>
    </style:style>
    <style:style style:name="Table335.B" style:family="table-column">
      <style:table-column-properties style:column-width="7.401cm"/>
    </style:style>
    <style:style style:name="Table335.C" style:family="table-column">
      <style:table-column-properties style:column-width="11.068cm"/>
    </style:style>
    <style:style style:name="Table335.A1" style:family="table-cell">
      <style:table-cell-properties style:vertical-align="middle"/>
    </style:style>
    <style:style style:name="Table336" style:family="table">
      <style:table-properties style:width="18.521cm" table:align="left"/>
    </style:style>
    <style:style style:name="Table336.A" style:family="table-column">
      <style:table-column-properties style:column-width="0.048cm"/>
    </style:style>
    <style:style style:name="Table336.B" style:family="table-column">
      <style:table-column-properties style:column-width="8.618cm"/>
    </style:style>
    <style:style style:name="Table336.C" style:family="table-column">
      <style:table-column-properties style:column-width="9.853cm"/>
    </style:style>
    <style:style style:name="Table336.A1" style:family="table-cell">
      <style:table-cell-properties style:vertical-align="middle"/>
    </style:style>
    <style:style style:name="Table337" style:family="table">
      <style:table-properties style:width="18.521cm" table:align="left"/>
    </style:style>
    <style:style style:name="Table337.A" style:family="table-column">
      <style:table-column-properties style:column-width="0.086cm"/>
    </style:style>
    <style:style style:name="Table337.B" style:family="table-column">
      <style:table-column-properties style:column-width="11.472cm"/>
    </style:style>
    <style:style style:name="Table337.C" style:family="table-column">
      <style:table-column-properties style:column-width="6.96cm"/>
    </style:style>
    <style:style style:name="Table337.A1" style:family="table-cell">
      <style:table-cell-properties style:vertical-align="middle"/>
    </style:style>
    <style:style style:name="P1" style:family="paragraph" style:parent-style-name="Standard">
      <style:paragraph-properties fo:margin-top="0cm" fo:margin-bottom="0.499cm" style:contextual-spacing="false"/>
    </style:style>
    <style:style style:name="P2" style:family="paragraph" style:parent-style-name="Table_20_Contents">
      <style:paragraph-properties fo:margin-top="0cm" fo:margin-bottom="0.499cm" style:contextual-spacing="false"/>
    </style:style>
    <style:style style:name="P3" style:family="paragraph" style:parent-style-name="Standard">
      <style:text-properties loext:padding="0cm" loext:border="none"/>
    </style:style>
    <style:style style:name="P4" style:family="paragraph" style:parent-style-name="Text_20_body">
      <style:text-properties loext:padding="0cm" loext:border="none"/>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margin-top="0cm" fo:margin-bottom="0cm" style:contextual-spacing="false"/>
    </style:style>
    <style:style style:name="P7" style:family="paragraph" style:parent-style-name="Standard">
      <style:paragraph-properties fo:margin-top="0cm" fo:margin-bottom="0.499cm" style:contextual-spacing="false"/>
    </style:style>
    <style:style style:name="P8" style:family="paragraph" style:parent-style-name="Standard">
      <style:text-properties loext:padding-left="0cm" loext:padding-right="0cm" loext:padding-top="0cm" loext:padding-bottom="0.049cm" loext:border-left="none" loext:border-right="none" loext:border-top="none" loext:border-bottom="0.06pt solid #eeeeee"/>
    </style:style>
    <style:style style:name="P9" style:family="paragraph" style:parent-style-name="Standard">
      <style:paragraph-properties fo:margin-top="0cm" fo:margin-bottom="0.499cm" style:contextual-spacing="false"/>
      <style:text-properties loext:padding-left="0cm" loext:padding-right="0cm" loext:padding-top="0cm" loext:padding-bottom="0.049cm" loext:border-left="none" loext:border-right="none" loext:border-top="none" loext:border-bottom="0.06pt solid #eeeeee"/>
    </style:style>
    <style:style style:name="P10" style:family="paragraph" style:parent-style-name="Standard">
      <style:text-properties loext:padding="0cm" loext:border="none"/>
    </style:style>
    <style:style style:name="P11" style:family="paragraph" style:parent-style-name="Standard">
      <style:text-properties officeooo:rsid="003e476e" officeooo:paragraph-rsid="003e476e"/>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top="0cm" fo:margin-bottom="0.499cm" style:contextual-spacing="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text-properties loext:padding="0cm" loext:border="none"/>
    </style:style>
    <style:style style:name="P23" style:family="paragraph" style:parent-style-name="Text_20_body">
      <style:paragraph-properties fo:margin-top="0cm" fo:margin-bottom="0cm" style:contextual-spacing="false"/>
    </style:style>
    <style:style style:name="P24" style:family="paragraph" style:parent-style-name="Text_20_body">
      <style:text-properties loext:padding-left="0cm" loext:padding-right="0cm" loext:padding-top="0cm" loext:padding-bottom="0.049cm" loext:border-left="none" loext:border-right="none" loext:border-top="none" loext:border-bottom="0.06pt solid #eeeeee"/>
    </style:style>
    <style:style style:name="P25" style:family="paragraph" style:parent-style-name="Text_20_body">
      <style:paragraph-properties fo:margin-left="0.397cm" fo:margin-right="0.397cm" fo:margin-top="0.397cm" fo:margin-bottom="0.397cm" style:contextual-spacing="false" fo:text-indent="0cm" style:auto-text-indent="false"/>
    </style:style>
    <style:style style:name="P26" style:family="paragraph" style:parent-style-name="Text_20_body" style:list-style-name="L8">
      <style:paragraph-properties fo:margin-left="0.397cm" fo:margin-right="0.397cm" fo:margin-top="0.397cm" fo:margin-bottom="0.397cm" style:contextual-spacing="false" fo:text-indent="0cm" style:auto-text-indent="false"/>
    </style:style>
    <style:style style:name="P27" style:family="paragraph" style:parent-style-name="Text_20_body">
      <style:text-properties officeooo:rsid="003e476e" officeooo:paragraph-rsid="003e476e"/>
    </style:style>
    <style:style style:name="P28" style:family="paragraph" style:parent-style-name="Text_20_body">
      <style:text-properties officeooo:rsid="003e476e" officeooo:paragraph-rsid="003e476e" loext:padding="0cm" loext:border="none"/>
    </style:style>
    <style:style style:name="P29" style:family="paragraph" style:parent-style-name="Text_20_body" style:list-style-name="L9">
      <style:paragraph-properties fo:margin-left="0.397cm" fo:margin-right="0.397cm" fo:margin-top="0.397cm" fo:margin-bottom="0.397cm" style:contextual-spacing="false" fo:text-indent="0cm" style:auto-text-indent="false"/>
    </style:style>
    <style:style style:name="P30" style:family="paragraph" style:parent-style-name="Text_20_body" style:list-style-name="L10">
      <style:paragraph-properties fo:margin-left="0.397cm" fo:margin-right="0.397cm" fo:margin-top="0.397cm" fo:margin-bottom="0.397cm" style:contextual-spacing="false" fo:text-indent="0cm" style:auto-text-indent="false"/>
    </style:style>
    <style:style style:name="T1" style:family="text">
      <style:text-properties style:text-line-through-style="solid" style:text-line-through-type="single"/>
    </style:style>
    <style:style style:name="T2" style:family="text"/>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Text_20_body"><text:span text:style-name="Strong_20_Emphasis">Sintomas médicos básicos</text:span><text:line-break/> </text:p>
      <table:table table:name="Table40" table:style-name="Table40">
        <table:table-column table:style-name="Table40.A" table:number-columns-repeated="2"/>
        <table:table-row>
          <table:table-cell table:style-name="Table40.A1" table:number-columns-spanned="2" office:value-type="string">
            <text:p text:style-name="Table_20_Contents">Use o seguinte vocabulário médico com o verbo <text:span text:style-name="Strong_20_Emphasis">have</text:span> para descrever sintomas médicos.<text:line-break/> </text:p>
          </table:table-cell>
          <table:covered-table-cell/>
        </table:table-row>
        <table:table-row>
          <table:table-cell table:style-name="Table40.A1" office:value-type="string">
            <text:section text:style-name="Sect1" text:name="Section38">
              <text:p text:style-name="P5"><text:bookmark text:name="mep_431"/></text:p>
            </text:section>
          </table:table-cell>
          <table:table-cell office:value-type="string">
            <text:p text:style-name="P5"/>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section text:style-name="Sect1" text:name="Section39">
              <text:p text:style-name="P5"><text:bookmark text:name="mep_432"/></text:p>
            </text:section>
          </table:table-cell>
          <table:table-cell table:style-name="Table41.A1" office:value-type="string">
            <text:p text:style-name="Table_20_Contents"><text:span text:style-name="Emphasis">I </text:span><text:span text:style-name="Emphasis"><text:span text:style-name="Strong_20_Emphasis">have</text:span></text:span><text:span text:style-name="Emphasis"> a </text:span><text:span text:style-name="Emphasis"><text:span text:style-name="Strong_20_Emphasis">fever</text:span></text:span><text:span text:style-name="Emphasis">.</text:span></text:p>
          </table:table-cell>
          <table:table-cell table:style-name="Table41.A1" office:value-type="string">
            <text:p text:style-name="Table_20_Contents">Eu tenho febre.</text:p>
          </table:table-cell>
        </table:table-row>
        <table:table-row>
          <table:table-cell table:style-name="Table41.A1" office:value-type="string">
            <text:section text:style-name="Sect1" text:name="Section40">
              <text:p text:style-name="P5"><text:bookmark text:name="mep_441"/></text:p>
            </text:section>
          </table:table-cell>
          <table:table-cell table:number-columns-spanned="2" office:value-type="string">
            <text:p text:style-name="P5"/>
          </table:table-cell>
          <table:covered-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section text:style-name="Sect1" text:name="Section41">
              <text:p text:style-name="P5"><text:bookmark text:name="mep_442"/></text:p>
            </text:section>
          </table:table-cell>
          <table:table-cell table:style-name="Table42.A1" office:value-type="string">
            <text:p text:style-name="Table_20_Contents"><text:span text:style-name="Emphasis">He </text:span><text:span text:style-name="Emphasis"><text:span text:style-name="Strong_20_Emphasis">has</text:span></text:span><text:span text:style-name="Emphasis"> </text:span><text:span text:style-name="Emphasis"><text:span text:style-name="Strong_20_Emphasis">diarrhea</text:span></text:span><text:span text:style-name="Emphasis">.</text:span></text:p>
          </table:table-cell>
          <table:table-cell table:style-name="Table42.A1" office:value-type="string">
            <text:p text:style-name="Table_20_Contents">Ele tem diarreia.</text:p>
          </table:table-cell>
        </table:table-row>
        <table:table-row>
          <table:table-cell table:style-name="Table42.A1" office:value-type="string">
            <text:section text:style-name="Sect1" text:name="Section42">
              <text:p text:style-name="P5"><text:bookmark text:name="mep_451"/></text:p>
            </text:section>
          </table:table-cell>
          <table:table-cell table:number-columns-spanned="2" office:value-type="string">
            <text:p text:style-name="P5"/>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section text:style-name="Sect1" text:name="Section43">
              <text:p text:style-name="P5"><text:bookmark text:name="mep_452"/></text:p>
            </text:section>
          </table:table-cell>
          <table:table-cell table:style-name="Table43.A1" office:value-type="string">
            <text:p text:style-name="Table_20_Contents"><text:span text:style-name="Emphasis">She </text:span><text:span text:style-name="Emphasis"><text:span text:style-name="Strong_20_Emphasis">has</text:span></text:span><text:span text:style-name="Emphasis"> a bad </text:span><text:span text:style-name="Emphasis"><text:span text:style-name="Strong_20_Emphasis">cough</text:span></text:span><text:span text:style-name="Emphasis">.</text:span></text:p>
          </table:table-cell>
          <table:table-cell table:style-name="Table43.A1" office:value-type="string">
            <text:p text:style-name="Table_20_Contents">Ela tem uma tosse ruim.</text:p>
          </table:table-cell>
        </table:table-row>
        <table:table-row>
          <table:table-cell table:style-name="Table43.A1" table:number-columns-spanned="3" office:value-type="string">
            <text:p text:style-name="Table_20_Contents"><text:line-break/>Use a palavra <text:span text:style-name="Strong_20_Emphasis">sore</text:span> para indicar uma parte do seu corpo que dói.<text:line-break/> </text:p>
          </table:table-cell>
          <table:covered-table-cell/>
          <table:covered-table-cell/>
        </table:table-row>
        <table:table-row>
          <table:table-cell table:style-name="Table43.A1" office:value-type="string">
            <text:section text:style-name="Sect1" text:name="Section44">
              <text:p text:style-name="P5"><text:bookmark text:name="mep_461"/></text:p>
            </text:section>
          </table:table-cell>
          <table:table-cell table:number-columns-spanned="2" office:value-type="string">
            <text:p text:style-name="P5"/>
          </table:table-cell>
          <table:covered-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section text:style-name="Sect1" text:name="Section45">
              <text:p text:style-name="P5"><text:bookmark text:name="mep_462"/></text:p>
            </text:section>
          </table:table-cell>
          <table:table-cell table:style-name="Table44.A1" office:value-type="string">
            <text:p text:style-name="Table_20_Contents"><text:span text:style-name="Emphasis">I have a </text:span><text:span text:style-name="Emphasis"><text:span text:style-name="Strong_20_Emphasis">sore</text:span></text:span><text:span text:style-name="Emphasis"> </text:span><text:span text:style-name="Emphasis"><text:span text:style-name="Strong_20_Emphasis">throat</text:span></text:span><text:span text:style-name="Emphasis">.</text:span></text:p>
          </table:table-cell>
          <table:table-cell table:style-name="Table44.A1" office:value-type="string">
            <text:p text:style-name="Table_20_Contents">Eu tenho uma dor de garganta.</text:p>
          </table:table-cell>
        </table:table-row>
      </table:table>
      <text:p text:style-name="Text_20_body"> </text:p>
      <text:p text:style-name="Standard"/>
      <table:table table:name="Table45" table:style-name="Table45">
        <table:table-column table:style-name="Table45.A" table:number-columns-repeated="2"/>
        <table:table-row>
          <table:table-cell table:style-name="Table45.A1" table:number-columns-spanned="2" office:value-type="string">
            <text:p text:style-name="Table_20_Contents">Use o sufixo <text:span text:style-name="Strong_20_Emphasis">-ache</text:span> para indicar uma parte do seu corpo que dói. Isto não vai funcionar com todas as partes do corpo, apenas com <text:span text:style-name="Strong_20_Emphasis">head</text:span>, <text:span text:style-name="Strong_20_Emphasis">stomach</text:span>, <text:span text:style-name="Strong_20_Emphasis">back</text:span> e <text:span text:style-name="Strong_20_Emphasis">tooth</text:span>.<text:line-break/> </text:p>
          </table:table-cell>
          <table:covered-table-cell/>
        </table:table-row>
        <table:table-row>
          <table:table-cell table:style-name="Table45.A1" office:value-type="string">
            <text:section text:style-name="Sect1" text:name="mep_47">
              <text:p text:style-name="P5"/>
            </text:section>
          </table:table-cell>
          <table:table-cell office:value-type="string">
            <text:p text:style-name="P5"/>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section text:style-name="Sect1" text:name="Section46">
              <text:p text:style-name="P5"><text:bookmark text:name="mep_47"/></text:p>
            </text:section>
          </table:table-cell>
          <table:table-cell table:style-name="Table46.A1" office:value-type="string">
            <text:p text:style-name="Table_20_Contents"><text:span text:style-name="Emphasis">He has a </text:span><text:span text:style-name="Emphasis"><text:span text:style-name="Strong_20_Emphasis">headache</text:span></text:span><text:span text:style-name="Emphasis">.</text:span></text:p>
          </table:table-cell>
          <table:table-cell table:style-name="Table46.A1" office:value-type="string">
            <text:p text:style-name="Table_20_Contents">Ele tem uma dor de cabeça.</text:p>
          </table:table-cell>
        </table:table-row>
        <table:table-row>
          <table:table-cell table:style-name="Table46.A1" office:value-type="string">
            <text:section text:style-name="Sect1" text:name="mep_48">
              <text:p text:style-name="P5"/>
            </text:section>
          </table:table-cell>
          <table:table-cell table:number-columns-spanned="2" office:value-type="string">
            <text:p text:style-name="P5"/>
          </table:table-cell>
          <table:covered-table-cell/>
        </table:table-row>
      </table:table>
      <table:table table:name="Table47" table:style-name="Table47">
        <table:table-column table:style-name="Table47.A"/>
        <table:table-column table:style-name="Table47.B"/>
        <table:table-column table:style-name="Table47.C"/>
        <table:table-row>
          <table:table-cell table:style-name="Table47.A1" office:value-type="string">
            <text:section text:style-name="Sect1" text:name="Section47">
              <text:p text:style-name="P5"><text:bookmark text:name="mep_48"/></text:p>
            </text:section>
          </table:table-cell>
          <table:table-cell table:style-name="Table47.A1" office:value-type="string">
            <text:p text:style-name="Table_20_Contents"><text:span text:style-name="Emphasis">I have a </text:span><text:span text:style-name="Emphasis"><text:span text:style-name="Strong_20_Emphasis">stomachache</text:span></text:span><text:span text:style-name="Emphasis">.</text:span></text:p>
          </table:table-cell>
          <table:table-cell table:style-name="Table47.A1" office:value-type="string">
            <text:p text:style-name="Table_20_Contents">Eu tenho uma dor de estômago.</text:p>
          </table:table-cell>
        </table:table-row>
        <table:table-row>
          <table:table-cell table:style-name="Table47.A1" table:number-columns-spanned="3" office:value-type="string">
            <text:p text:style-name="Table_20_Contents"><text:line-break/>Use o seguinte vocabulário médico com o verbo <text:span text:style-name="Strong_20_Emphasis">be</text:span> ou o verbo <text:span text:style-name="Strong_20_Emphasis">feel*.<text:line-break/> </text:span></text:p>
          </table:table-cell>
          <table:covered-table-cell/>
          <table:covered-table-cell/>
        </table:table-row>
        <table:table-row>
          <table:table-cell table:style-name="Table47.A1" office:value-type="string">
            <text:section text:style-name="Sect1" text:name="mep_49">
              <text:p text:style-name="P5"/>
            </text:section>
          </table:table-cell>
          <table:table-cell table:number-columns-spanned="2" office:value-type="string">
            <text:p text:style-name="P5"/>
          </table:table-cell>
          <table:covered-table-cell/>
        </table:table-row>
      </table:table>
      <table:table table:name="Table48" table:style-name="Table48">
        <table:table-column table:style-name="Table48.A"/>
        <table:table-column table:style-name="Table48.B"/>
        <table:table-column table:style-name="Table48.C"/>
        <table:table-row>
          <table:table-cell table:style-name="Table48.A1" office:value-type="string">
            <text:section text:style-name="Sect1" text:name="Section48">
              <text:p text:style-name="P5"><text:bookmark text:name="mep_49"/></text:p>
            </text:section>
          </table:table-cell>
          <table:table-cell table:style-name="Table48.A1" office:value-type="string">
            <text:p text:style-name="Table_20_Contents"><text:span text:style-name="Emphasis">I</text:span><text:span text:style-name="Emphasis"><text:span text:style-name="Strong_20_Emphasis">'m dizzy</text:span></text:span><text:span text:style-name="Emphasis">. I </text:span><text:span text:style-name="Emphasis"><text:span text:style-name="Strong_20_Emphasis">feel dizzy</text:span></text:span><text:span text:style-name="Emphasis">.</text:span></text:p>
          </table:table-cell>
          <table:table-cell table:style-name="Table48.A1" office:value-type="string">
            <text:p text:style-name="Table_20_Contents">Eu estou tonto. Eu me sinto tonto.</text:p>
          </table:table-cell>
        </table:table-row>
        <table:table-row>
          <table:table-cell table:style-name="Table48.A1" office:value-type="string">
            <text:section text:style-name="Sect1" text:name="mep_50">
              <text:p text:style-name="P5"/>
            </text:section>
          </table:table-cell>
          <table:table-cell table:number-columns-spanned="2" office:value-type="string">
            <text:p text:style-name="P5"/>
          </table:table-cell>
          <table:covered-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section text:style-name="Sect1" text:name="Section49">
              <text:p text:style-name="P5"><text:bookmark text:name="mep_50"/></text:p>
            </text:section>
          </table:table-cell>
          <table:table-cell table:style-name="Table49.A1" office:value-type="string">
            <text:p text:style-name="Table_20_Contents"><text:span text:style-name="Emphasis">She</text:span><text:span text:style-name="Emphasis"><text:span text:style-name="Strong_20_Emphasis">'s nauseous</text:span></text:span><text:span text:style-name="Emphasis">. She </text:span><text:span text:style-name="Emphasis"><text:span text:style-name="Strong_20_Emphasis">feels</text:span></text:span><text:span text:style-name="Emphasis"> </text:span><text:span text:style-name="Emphasis"><text:span text:style-name="Strong_20_Emphasis">nauseous</text:span></text:span><text:span text:style-name="Emphasis">.</text:span></text:p>
          </table:table-cell>
          <table:table-cell table:style-name="Table49.A1" office:value-type="string">
            <text:p text:style-name="Table_20_Contents">Ela está nauseada. Ela se sente nauseada.</text:p>
          </table:table-cell>
        </table:table-row>
        <table:table-row>
          <table:table-cell table:style-name="Table49.A1" table:number-columns-spanned="3" office:value-type="string">
            <text:p text:style-name="Table_20_Contents"><text:line-break/>Para vômito, use o verbo vomiting**.<text:line-break/> </text:p>
          </table:table-cell>
          <table:covered-table-cell/>
          <table:covered-table-cell/>
        </table:table-row>
        <table:table-row>
          <table:table-cell table:style-name="Table49.A1" office:value-type="string">
            <text:section text:style-name="Sect1" text:name="mep_51">
              <text:p text:style-name="P5"/>
            </text:section>
          </table:table-cell>
          <table:table-cell table:number-columns-spanned="2" office:value-type="string">
            <text:p text:style-name="P5"/>
          </table:table-cell>
          <table:covered-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section text:style-name="Sect1" text:name="Section50">
              <text:p text:style-name="P5"><text:bookmark text:name="mep_51"/></text:p>
            </text:section>
          </table:table-cell>
          <table:table-cell table:style-name="Table50.A1" office:value-type="string">
            <text:p text:style-name="Table_20_Contents"><text:span text:style-name="Emphasis">I've been </text:span><text:span text:style-name="Emphasis"><text:span text:style-name="Strong_20_Emphasis">vomiting</text:span></text:span><text:span text:style-name="Emphasis"> for about an hour.</text:span></text:p>
          </table:table-cell>
          <table:table-cell table:style-name="Table50.A1" office:value-type="string">
            <text:p text:style-name="Table_20_Contents">Eu estou vomitando há cerca de uma hora.</text:p>
          </table:table-cell>
        </table:table-row>
      </table:table>
      <text:p text:style-name="P4"><text:soft-page-break/>I feel terrible. I didn't sleep last night because I had a bad fever . I was just too hot! I have a bad cough , too – maybe because I smoke? My colleagues always complain about the noise I make, but I can't answer them because I have a sore throat and I can't speak. I didn't eat all day because I felt nauseous and I had a stomachache , and every time I wanted to stand up, I couldn't because I was so dizzy .</text:p>
      <text:p text:style-name="Standard">I have a headache, and I'm dizzy.</text:p>
      <text:p text:style-name="Standard">Estou com dor de cabeça e tonto.</text:p>
      <text:p text:style-name="Standard">I have a bad cough and a sore throat.</text:p>
      <text:p text:style-name="Standard">Estou com tosse e dor de garganta.</text:p>
      <text:p text:style-name="Standard">I have a bad cough and a sore throat.</text:p>
      <text:p text:style-name="Standard">Estou com tosse e dor de garganta.</text:p>
      <text:p text:style-name="Standard">I have a stomachache, and I feel nauseous.</text:p>
      <text:p text:style-name="Standard">Estou com dor de estômago e me sinto enjoado.</text:p>
      <text:p text:style-name="Standard">I had a fever last night.</text:p>
      <text:p text:style-name="Standard">Eu tive febre ontem à noite.</text:p>
      <text:p text:style-name="Standard">I have diarrhea.</text:p>
      <text:p text:style-name="Standard">Estou com diarreia.</text:p>
      <text:p text:style-name="Standard">I've been vomiting.</text:p>
      <text:p text:style-name="Standard">Estive vomitando.</text:p>
      <text:p text:style-name="Standard"/>
      <text:p text:style-name="Text_20_body"><text:span text:style-name="Strong_20_Emphasis">Present perfect continuous</text:span><text:line-break/> </text:p>
      <table:table table:name="Table51" table:style-name="Table51">
        <table:table-column table:style-name="Table51.A"/>
        <table:table-column table:style-name="Table51.B"/>
        <table:table-row>
          <table:table-cell table:style-name="Table51.A1" table:number-columns-spanned="2" office:value-type="string">
            <text:p text:style-name="Table_20_Contents">Use o present perfect continuous para descrever um sintoma ou doença que começou no passado e continua até o presente. Use a estrutura <text:span text:style-name="Strong_20_Emphasis">I have been +</text:span> verbo <text:span text:style-name="Strong_20_Emphasis">+ -ing</text:span>.</text:p>
          </table:table-cell>
          <table:covered-table-cell/>
        </table:table-row>
        <table:table-row>
          <table:table-cell table:style-name="Table51.A1" office:value-type="string">
            <text:section text:style-name="Sect1" text:name="mep_81">
              <text:p text:style-name="P5"/>
            </text:section>
          </table:table-cell>
          <table:table-cell office:value-type="string">
            <text:p text:style-name="P5"/>
          </table:table-cell>
        </table:table-row>
      </table:table>
      <table:table table:name="Table52" table:style-name="Table52">
        <table:table-column table:style-name="Table52.A"/>
        <table:table-column table:style-name="Table52.B"/>
        <table:table-column table:style-name="Table52.C"/>
        <table:table-row>
          <table:table-cell table:style-name="Table52.A1" office:value-type="string">
            <text:section text:style-name="Sect1" text:name="Section51">
              <text:p text:style-name="P5"><text:bookmark text:name="mep_81"/></text:p>
            </text:section>
          </table:table-cell>
          <table:table-cell table:style-name="Table52.A1" office:value-type="string">
            <text:p text:style-name="Table_20_Contents"><text:span text:style-name="Emphasis"><text:span text:style-name="Strong_20_Emphasis">I have been vomiting</text:span></text:span><text:span text:style-name="Emphasis"> a lot.</text:span></text:p>
          </table:table-cell>
          <table:table-cell table:style-name="Table52.A1" office:value-type="string">
            <text:p text:style-name="Table_20_Contents">Tenho vomitado muito.</text:p>
          </table:table-cell>
        </table:table-row>
        <table:table-row>
          <table:table-cell table:style-name="Table52.A1" office:value-type="string">
            <text:section text:style-name="Sect1" text:name="mep_82">
              <text:p text:style-name="P5"/>
            </text:section>
          </table:table-cell>
          <table:table-cell table:number-columns-spanned="2" office:value-type="string">
            <text:p text:style-name="P5"/>
          </table:table-cell>
          <table:covered-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section text:style-name="Sect1" text:name="Section52">
              <text:p text:style-name="P5"><text:bookmark text:name="mep_82"/></text:p>
            </text:section>
          </table:table-cell>
          <table:table-cell table:style-name="Table53.A1" office:value-type="string">
            <text:p text:style-name="Table_20_Contents"><text:span text:style-name="Emphasis"><text:span text:style-name="Strong_20_Emphasis">I have been having</text:span></text:span><text:span text:style-name="Emphasis"> problems sleeping.</text:span></text:p>
          </table:table-cell>
          <table:table-cell table:style-name="Table53.A1" office:value-type="string">
            <text:p text:style-name="Table_20_Contents">Tenho tido problemas para dormir.</text:p>
          </table:table-cell>
        </table:table-row>
        <table:table-row>
          <table:table-cell table:style-name="Table53.A1" table:number-columns-spanned="3" office:value-type="string">
            <text:p text:style-name="Table_20_Contents"><text:line-break/>Use <text:span text:style-name="Strong_20_Emphasis">for</text:span> para acrescentar informações sobre o tempo.</text:p>
          </table:table-cell>
          <table:covered-table-cell/>
          <table:covered-table-cell/>
        </table:table-row>
        <table:table-row>
          <table:table-cell table:style-name="Table53.A1" office:value-type="string">
            <text:section text:style-name="Sect1" text:name="mep_83">
              <text:p text:style-name="P5"/>
            </text:section>
          </table:table-cell>
          <table:table-cell table:number-columns-spanned="2" office:value-type="string">
            <text:p text:style-name="P5"/>
          </table:table-cell>
          <table:covered-table-cell/>
        </table:table-row>
      </table:table>
      <table:table table:name="Table54" table:style-name="Table54">
        <table:table-column table:style-name="Table54.A"/>
        <table:table-column table:style-name="Table54.B"/>
        <table:table-column table:style-name="Table54.C"/>
        <table:table-row>
          <table:table-cell table:style-name="Table54.A1" office:value-type="string">
            <text:section text:style-name="Sect1" text:name="Section53">
              <text:p text:style-name="P5"><text:bookmark text:name="mep_83"/></text:p>
            </text:section>
          </table:table-cell>
          <table:table-cell table:style-name="Table54.A1" office:value-type="string">
            <text:p text:style-name="Table_20_Contents"><text:span text:style-name="Emphasis">I have been feeling very bad </text:span><text:span text:style-name="Emphasis"><text:span text:style-name="Strong_20_Emphasis">for</text:span></text:span><text:span text:style-name="Emphasis"> the last two days. </text:span></text:p>
          </table:table-cell>
          <table:table-cell table:style-name="Table54.A1" office:value-type="string">
            <text:p text:style-name="Table_20_Contents">Tenho me sentido muito mal nos últimos dois dias.</text:p>
          </table:table-cell>
        </table:table-row>
        <table:table-row>
          <table:table-cell table:style-name="Table54.A1" table:number-columns-spanned="3" office:value-type="string">
            <text:p text:style-name="Table_20_Contents"><text:line-break/>O médico também pode usar o present perfect continuous para fazer perguntas.</text:p>
          </table:table-cell>
          <table:covered-table-cell/>
          <table:covered-table-cell/>
        </table:table-row>
        <table:table-row>
          <table:table-cell table:style-name="Table54.A1" office:value-type="string">
            <text:section text:style-name="Sect1" text:name="mep_84">
              <text:p text:style-name="P5"/>
            </text:section>
          </table:table-cell>
          <table:table-cell table:number-columns-spanned="2" office:value-type="string">
            <text:p text:style-name="P5"/>
          </table:table-cell>
          <table:covered-table-cell/>
        </table:table-row>
      </table:table>
      <table:table table:name="Table55" table:style-name="Table55">
        <table:table-column table:style-name="Table55.A"/>
        <table:table-column table:style-name="Table55.B"/>
        <table:table-column table:style-name="Table55.C"/>
        <table:table-row>
          <table:table-cell table:style-name="Table55.A1" office:value-type="string">
            <text:section text:style-name="Sect1" text:name="Section54">
              <text:p text:style-name="P5"><text:bookmark text:name="mep_84"/></text:p>
            </text:section>
          </table:table-cell>
          <table:table-cell table:style-name="Table55.A1" office:value-type="string">
            <text:p text:style-name="Table_20_Contents"><text:span text:style-name="Emphasis">How long </text:span><text:span text:style-name="Emphasis"><text:span text:style-name="Strong_20_Emphasis">has</text:span></text:span><text:span text:style-name="Emphasis"> this </text:span><text:span text:style-name="Emphasis"><text:span text:style-name="Strong_20_Emphasis">been going on</text:span></text:span><text:span text:style-name="Emphasis">?</text:span></text:p>
          </table:table-cell>
          <table:table-cell table:style-name="Table55.A1" office:value-type="string">
            <text:p text:style-name="Table_20_Contents">Há quanto tempo isso está acontecendo?</text:p>
          </table:table-cell>
        </table:table-row>
        <table:table-row>
          <table:table-cell table:style-name="Table55.A1" office:value-type="string">
            <text:section text:style-name="Sect1" text:name="mep_85">
              <text:p text:style-name="P5"/>
            </text:section>
          </table:table-cell>
          <table:table-cell table:number-columns-spanned="2" office:value-type="string">
            <text:p text:style-name="P5"/>
          </table:table-cell>
          <table:covered-table-cell/>
        </table:table-row>
      </table:table>
      <table:table table:name="Table56" table:style-name="Table56">
        <table:table-column table:style-name="Table56.A"/>
        <table:table-column table:style-name="Table56.B"/>
        <table:table-column table:style-name="Table56.C"/>
        <text:soft-page-break/>
        <table:table-row table:style-name="Table56.1">
          <table:table-cell table:style-name="Table56.A1" office:value-type="string">
            <text:section text:style-name="Sect1" text:name="Section55">
              <text:p text:style-name="P5"><text:bookmark text:name="mep_85"/></text:p>
            </text:section>
          </table:table-cell>
          <table:table-cell table:style-name="Table56.A1" office:value-type="string">
            <text:p text:style-name="Table_20_Contents"><text:span text:style-name="Emphasis">How long </text:span><text:span text:style-name="Emphasis"><text:span text:style-name="Strong_20_Emphasis">have</text:span></text:span><text:span text:style-name="Emphasis"> you </text:span><text:span text:style-name="Emphasis"><text:span text:style-name="Strong_20_Emphasis">been feeling</text:span></text:span><text:span text:style-name="Emphasis"> like this? </text:span></text:p>
          </table:table-cell>
          <table:table-cell table:style-name="Table56.A1" office:value-type="string">
            <text:p text:style-name="Table_20_Contents">Há quanto tempo você está se sentindo assim?</text:p>
          </table:table-cell>
        </table:table-row>
      </table:table>
      <text:p text:style-name="Standard"/>
      <text:p text:style-name="P4">RECEPTIONIST: What seems to be the problem?<text:line-break/>JENNY: Well, I've been vomiting, and I have diarrhea.<text:line-break/>RECEPTIONIST: Oh, I'm very sorry to hear that. How long has this been going on ?<text:line-break/>JENNY: For three days.<text:line-break/>RECEPTIONIST: Have you been experiencing any other problems?<text:line-break/>JENNY: I've been feeling really tired for a few days now. I haven't been sleeping well.</text:p>
      <text:p text:style-name="Standard">How have you been feeling?</text:p>
      <text:p text:style-name="Standard">Como você tem se sentindo?</text:p>
      <text:p text:style-name="Standard">How long has this been going on?</text:p>
      <text:p text:style-name="Standard">Há quanto tempo isso vem acontecendo?</text:p>
      <text:p text:style-name="Standard">I've been vomiting all night.</text:p>
      <text:p text:style-name="Standard">Vomitei a noite toda.</text:p>
      <text:p text:style-name="Standard">I've been feeling sick for three days.</text:p>
      <text:p text:style-name="Standard">Estou me sentindo mal faz três dias.</text:p>
      <text:p text:style-name="Standard">I've been having problems sleeping.</text:p>
      <text:p text:style-name="Standard">Estou tendo problemas para dormir.</text:p>
      <text:p text:style-name="Standard"/>
      <text:p text:style-name="Standard">Good morning. Doctor Brennan's office.</text:p>
      <text:p text:style-name="Standard">Bom dia. Consultório do Dr. Brennan.</text:p>
      <text:p text:style-name="Standard">Good morning. I'm a patient of Doctor Brennan's.</text:p>
      <text:p text:style-name="Standard">Bom dia. Sou paciente do Dr. Brennan.</text:p>
      <text:p text:style-name="Standard">How can I help you?</text:p>
      <text:p text:style-name="Standard"><text:soft-page-break/>Como posso ajudar?</text:p>
      <text:p text:style-name="Standard">I want to make an appointment to see the doctor.</text:p>
      <text:p text:style-name="Standard">Eu quero marcar uma consulta para ver o médico.</text:p>
      <text:p text:style-name="Standard">What seems to be the problem?</text:p>
      <text:p text:style-name="Standard">Qual é o problema?</text:p>
      <text:p text:style-name="Standard">I've been feeling nauseous and tired.</text:p>
      <text:p text:style-name="Standard">Tenho me sentido enjoado e cansado.</text:p>
      <text:p text:style-name="Standard">The doctor has some time at 1 o'clock.</text:p>
      <text:p text:style-name="Standard">O médico tem horário à 1 hora.</text:p>
      <text:p text:style-name="Standard">Is there anything earlier?</text:p>
      <text:p text:style-name="Standard">Não tem nada mais cedo?</text:p>
      <text:p text:style-name="Standard"/>
      <text:h text:style-name="Heading_20_4" text:outline-level="4">prescription</text:h>
      <text:p text:style-name="P6">receita, fórmula, prescrição ou receita médica </text:p>
      <text:p text:style-name="P6">/prɪˈskrɪpʃn/ </text:p>
      <text:p text:style-name="Text_20_body">an official piece of paper on which a doctor writes the type of medicine you should have, and which enables you to get it from a chemist's shop/drugstore</text:p>
      <text:list xml:id="list3990858264" text:style-name="L1">
        <text:list-item>
          <text:p text:style-name="P14">The doctor gave me a prescription for antibiotics.</text:p>
        </text:list-item>
      </text:list>
      <text:h text:style-name="Heading_20_4" text:outline-level="4">blood pressure</text:h>
      <text:p text:style-name="P6">pressão sanguínea </text:p>
      <text:p text:style-name="P6">/blʌd ˈpreʃər/ </text:p>
      <text:p text:style-name="Text_20_body">the pressure of blood as it travels around the body</text:p>
      <text:list xml:id="list2626392829" text:style-name="L2">
        <text:list-item>
          <text:p text:style-name="P15">to have high/low blood pressure</text:p>
        </text:list-item>
      </text:list>
      <text:h text:style-name="Heading_20_4" text:outline-level="4">the flu</text:h>
      <text:p text:style-name="P6">gripe </text:p>
      <text:p text:style-name="P6">/ðə fluː/ </text:p>
      <text:p text:style-name="Text_20_body">short for influenza; an infectious disease like a very bad cold, that causes fever, pains and weakness</text:p>
      <text:list xml:id="list1171283125" text:style-name="L3">
        <text:list-item>
          <text:p text:style-name="P17"><text:soft-page-break/>James thought he had caught the flu.</text:p>
        </text:list-item>
        <text:list-item>
          <text:p text:style-name="P16">What medicine can I take for the flu?</text:p>
        </text:list-item>
      </text:list>
      <text:h text:style-name="Heading_20_4" text:outline-level="4">symptoms</text:h>
      <text:p text:style-name="P6">sintoma </text:p>
      <text:p text:style-name="P6">/ˈsɪmptəm/ </text:p>
      <text:p text:style-name="Text_20_body">a change in your body or mind that shows that you are not healthy</text:p>
      <text:list xml:id="list2917881856" text:style-name="L4">
        <text:list-item>
          <text:p text:style-name="P18">Symptoms include a headache and sore throat.</text:p>
        </text:list-item>
      </text:list>
      <text:h text:style-name="Heading_20_4" text:outline-level="4">liquids</text:h>
      <text:p text:style-name="P6">líquidos </text:p>
      <text:p text:style-name="P6">/ˈlɪkwɪd/ </text:p>
      <text:p text:style-name="Text_20_body">a substance that flows freely and is not a solid or a gas, for example water or oil</text:p>
      <text:list xml:id="list3909545725" text:style-name="L5">
        <text:list-item>
          <text:p text:style-name="P19">the transition from liquid to vapor</text:p>
        </text:list-item>
      </text:list>
      <text:h text:style-name="Heading_20_4" text:outline-level="4">medicine</text:h>
      <text:p text:style-name="P6">medicina, medicamento, remédio </text:p>
      <text:p text:style-name="P6">/ˈmedsn/ </text:p>
      <text:p text:style-name="Text_20_body">A substance, either a liquid or pills, that you drink or swallow…</text:p>
      <text:list xml:id="list1557461370" text:style-name="L6">
        <text:list-item>
          <text:p text:style-name="P20">Did you take your medicine?</text:p>
        </text:list-item>
      </text:list>
      <text:h text:style-name="Heading_20_4" text:outline-level="4">nurse</text:h>
      <text:p text:style-name="P6">enfermeira </text:p>
      <text:p text:style-name="P6">/nɜːrs/ </text:p>
      <text:p text:style-name="Text_20_body">a person whose job is to take care of sick or injured people, usually in a hospital</text:p>
      <text:list xml:id="list3750568445" text:style-name="L7">
        <text:list-item>
          <text:p text:style-name="P21">a qualified/registered nurse</text:p>
        </text:list-item>
      </text:list>
      <text:p text:style-name="Text_20_body"><text:span text:style-name="Strong_20_Emphasis">Present perfect continuous com 'for' e 'since'</text:span><text:line-break/> </text:p>
      <table:table table:name="Table57" table:style-name="Table57">
        <table:table-column table:style-name="Table57.A"/>
        <table:table-column table:style-name="Table57.B"/>
        <text:soft-page-break/>
        <table:table-row>
          <table:table-cell table:style-name="Table57.A1" table:number-columns-spanned="2" office:value-type="string">
            <text:p text:style-name="Table_20_Contents">Use <text:span text:style-name="Strong_20_Emphasis">for</text:span> com o present perfect continuous para falar sobre um período de tempo que começou no passado e continua até o presente.</text:p>
          </table:table-cell>
          <table:covered-table-cell/>
        </table:table-row>
        <table:table-row>
          <table:table-cell table:style-name="Table57.A1" table:number-columns-spanned="2" office:value-type="string">
            <text:p text:style-name="Table_20_Contents"> </text:p>
          </table:table-cell>
          <table:covered-table-cell/>
        </table:table-row>
        <table:table-row>
          <table:table-cell table:style-name="Table57.A1" office:value-type="string">
            <text:section text:style-name="Sect1" text:name="mep_139">
              <text:p text:style-name="P5"/>
            </text:section>
          </table:table-cell>
          <table:table-cell office:value-type="string">
            <text:p text:style-name="P5"/>
          </table:table-cell>
        </table:table-row>
      </table:table>
      <table:table table:name="Table58" table:style-name="Table58">
        <table:table-column table:style-name="Table58.A"/>
        <table:table-column table:style-name="Table58.B"/>
        <table:table-column table:style-name="Table58.C"/>
        <table:table-row>
          <table:table-cell table:style-name="Table58.A1" office:value-type="string">
            <text:section text:style-name="Sect1" text:name="Section56">
              <text:p text:style-name="P5"><text:bookmark text:name="mep_139"/></text:p>
            </text:section>
          </table:table-cell>
          <table:table-cell table:style-name="Table58.A1" office:value-type="string">
            <text:p text:style-name="Table_20_Contents"><text:span text:style-name="Emphasis"><text:span text:style-name="Strong_20_Emphasis">I've been feeling</text:span></text:span><text:span text:style-name="Emphasis"> bad </text:span><text:span text:style-name="Emphasis"><text:span text:style-name="Strong_20_Emphasis">for</text:span></text:span><text:span text:style-name="Emphasis"> a few days.</text:span></text:p>
          </table:table-cell>
          <table:table-cell table:style-name="Table58.A1" office:value-type="string">
            <text:p text:style-name="Table_20_Contents">Estou me sentindo mal há alguns dias.</text:p>
          </table:table-cell>
        </table:table-row>
        <table:table-row>
          <table:table-cell table:style-name="Table58.A1" office:value-type="string">
            <text:section text:style-name="Sect1" text:name="mep_140">
              <text:p text:style-name="P5"/>
            </text:section>
          </table:table-cell>
          <table:table-cell table:number-columns-spanned="2" office:value-type="string">
            <text:p text:style-name="P5"/>
          </table:table-cell>
          <table:covered-table-cell/>
        </table:table-row>
      </table:table>
      <table:table table:name="Table59" table:style-name="Table59">
        <table:table-column table:style-name="Table59.A"/>
        <table:table-column table:style-name="Table59.B"/>
        <table:table-column table:style-name="Table59.C"/>
        <table:table-row>
          <table:table-cell table:style-name="Table59.A1" office:value-type="string">
            <text:section text:style-name="Sect1" text:name="Section57">
              <text:p text:style-name="P5"><text:bookmark text:name="mep_140"/></text:p>
            </text:section>
          </table:table-cell>
          <table:table-cell table:style-name="Table59.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for</text:span></text:span><text:span text:style-name="Emphasis"> 20 minutes. </text:span></text:p>
          </table:table-cell>
          <table:table-cell table:style-name="Table59.A1" office:value-type="string">
            <text:p text:style-name="Table_20_Contents">Estou esperando a enfermeira há 20 minutos.</text:p>
          </table:table-cell>
        </table:table-row>
        <table:table-row>
          <table:table-cell table:style-name="Table59.A1" table:number-columns-spanned="3" office:value-type="string">
            <text:p text:style-name="Table_20_Contents"><text:line-break/>Use <text:span text:style-name="Strong_20_Emphasis">since</text:span> com present perfect continuous para focar no momento em que algo começou.</text:p>
          </table:table-cell>
          <table:covered-table-cell/>
          <table:covered-table-cell/>
        </table:table-row>
        <table:table-row>
          <table:table-cell table:style-name="Table59.A1" table:number-columns-spanned="3" office:value-type="string">
            <text:p text:style-name="Table_20_Contents"> </text:p>
          </table:table-cell>
          <table:covered-table-cell/>
          <table:covered-table-cell/>
        </table:table-row>
        <table:table-row>
          <table:table-cell table:style-name="Table59.A1" office:value-type="string">
            <text:section text:style-name="Sect1" text:name="mep_141">
              <text:p text:style-name="P5"/>
            </text:section>
          </table:table-cell>
          <table:table-cell table:number-columns-spanned="2" office:value-type="string">
            <text:p text:style-name="P5"/>
          </table:table-cell>
          <table:covered-table-cell/>
        </table:table-row>
      </table:table>
      <table:table table:name="Table60" table:style-name="Table60">
        <table:table-column table:style-name="Table60.A"/>
        <table:table-column table:style-name="Table60.B"/>
        <table:table-column table:style-name="Table60.C"/>
        <table:table-row>
          <table:table-cell table:style-name="Table60.A1" office:value-type="string">
            <text:section text:style-name="Sect1" text:name="Section58">
              <text:p text:style-name="P5"><text:bookmark text:name="mep_1411"/></text:p>
            </text:section>
          </table:table-cell>
          <table:table-cell table:style-name="Table60.A1" office:value-type="string">
            <text:p text:style-name="Table_20_Contents"><text:span text:style-name="Emphasis"><text:span text:style-name="Strong_20_Emphasis">I've been feeling</text:span></text:span><text:span text:style-name="Emphasis"> nauseous </text:span><text:span text:style-name="Emphasis"><text:span text:style-name="Strong_20_Emphasis">since</text:span></text:span><text:span text:style-name="Emphasis"> Tuesday.</text:span></text:p>
          </table:table-cell>
          <table:table-cell table:style-name="Table60.A1" office:value-type="string">
            <text:p text:style-name="Table_20_Contents">Estou sentindo náuseas desde terça.</text:p>
          </table:table-cell>
        </table:table-row>
        <table:table-row>
          <table:table-cell table:style-name="Table60.A1" office:value-type="string">
            <text:section text:style-name="Sect1" text:name="mep_142">
              <text:p text:style-name="P5"/>
            </text:section>
          </table:table-cell>
          <table:table-cell table:number-columns-spanned="2" office:value-type="string">
            <text:p text:style-name="P5"/>
          </table:table-cell>
          <table:covered-table-cell/>
        </table:table-row>
      </table:table>
      <table:table table:name="Table61" table:style-name="Table61">
        <table:table-column table:style-name="Table61.A"/>
        <table:table-column table:style-name="Table61.B"/>
        <table:table-column table:style-name="Table61.C"/>
        <table:table-row>
          <table:table-cell table:style-name="Table61.A1" office:value-type="string">
            <text:section text:style-name="Sect1" text:name="Section59">
              <text:p text:style-name="P5"><text:bookmark text:name="mep_1421"/></text:p>
            </text:section>
          </table:table-cell>
          <table:table-cell table:style-name="Table61.A1" office:value-type="string">
            <text:p text:style-name="Table_20_Contents"><text:span text:style-name="Emphasis"><text:span text:style-name="Strong_20_Emphasis">I've been having</text:span></text:span><text:span text:style-name="Emphasis"> trouble sleeping </text:span><text:span text:style-name="Emphasis"><text:span text:style-name="Strong_20_Emphasis">since</text:span></text:span><text:span text:style-name="Emphasis"> last Friday.</text:span></text:p>
          </table:table-cell>
          <table:table-cell table:style-name="Table61.A1" office:value-type="string">
            <text:p text:style-name="Table_20_Contents">Tenho tido problemas para dormir desde sexta-feira passada.</text:p>
          </table:table-cell>
        </table:table-row>
        <table:table-row>
          <table:table-cell table:style-name="Table61.A1" office:value-type="string">
            <text:section text:style-name="Sect1" text:name="mep_143">
              <text:p text:style-name="P5"/>
            </text:section>
          </table:table-cell>
          <table:table-cell table:number-columns-spanned="2" office:value-type="string">
            <text:p text:style-name="P5"/>
          </table:table-cell>
          <table:covered-table-cell/>
        </table:table-row>
      </table:table>
      <table:table table:name="Table62" table:style-name="Table62">
        <table:table-column table:style-name="Table62.A"/>
        <table:table-column table:style-name="Table62.B"/>
        <table:table-column table:style-name="Table62.C"/>
        <table:table-row>
          <table:table-cell table:style-name="Table62.A1" office:value-type="string">
            <text:section text:style-name="Sect1" text:name="Section60">
              <text:p text:style-name="P5"><text:bookmark text:name="mep_143"/></text:p>
            </text:section>
          </table:table-cell>
          <table:table-cell table:style-name="Table62.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since</text:span></text:span><text:span text:style-name="Emphasis"> I arrived.</text:span></text:p>
          </table:table-cell>
          <table:table-cell table:style-name="Table62.A1" office:value-type="string">
            <text:p text:style-name="Table_20_Contents">Estou esperando a enfermeira desde que cheguei.</text:p>
          </table:table-cell>
        </table:table-row>
        <table:table-row>
          <table:table-cell table:style-name="Table62.A1" table:number-columns-spanned="3" office:value-type="string">
            <text:p text:style-name="Table_20_Contents"> </text:p>
          </table:table-cell>
          <table:covered-table-cell/>
          <table:covered-table-cell/>
        </table:table-row>
      </table:table>
      <text:p text:style-name="Standard"/>
      <text:p text:style-name="Standard"/>
      <text:section text:style-name="Sect1" text:name="ets-act-lpn-view">
        <text:section text:style-name="Sect1" text:name="mep_146">
          <text:p text:style-name="Text_20_body">Present perfect continuous com <text:span text:style-name="Strong_20_Emphasis">for</text:span> e <text:span text:style-name="Strong_20_Emphasis">since</text:span></text:p>
        </text:section>
      </text:section>
      <text:p text:style-name="Standard">00:00</text:p>
      <text:p text:style-name="Standard">00:00</text:p>
      <text:section text:style-name="Sect1" text:name="Section61">
        <text:p text:style-name="Standard"><text:bookmark text:name="mep_146"/></text:p>
      </text:section>
      <text:section text:style-name="Sect1" text:name="mep_138">
        <text:p text:style-name="Standard"/>
      </text:section>
      <text:section text:style-name="Sect1" text:name="Section62">
        <text:p text:style-name="Standard"><text:bookmark text:name="mep_138"/></text:p>
      </text:section>
      <text:p text:style-name="Text_20_body"><text:span text:style-name="Strong_20_Emphasis">Present perfect continuous com 'for' e 'since'</text:span><text:line-break/> </text:p>
      <table:table table:name="Table63" table:style-name="Table63">
        <table:table-column table:style-name="Table63.A"/>
        <table:table-column table:style-name="Table63.B"/>
        <table:table-row>
          <table:table-cell table:style-name="Table63.A1" table:number-columns-spanned="2" office:value-type="string">
            <text:p text:style-name="Table_20_Contents">Use <text:span text:style-name="Strong_20_Emphasis">for</text:span> com o present perfect continuous para falar sobre um período de tempo que começou no passado e continua até o presente.</text:p>
          </table:table-cell>
          <table:covered-table-cell/>
        </table:table-row>
        <table:table-row>
          <table:table-cell table:style-name="Table63.A1" table:number-columns-spanned="2" office:value-type="string">
            <text:p text:style-name="Table_20_Contents"> </text:p>
          </table:table-cell>
          <table:covered-table-cell/>
        </table:table-row>
        <table:table-row>
          <table:table-cell table:style-name="Table63.A1" office:value-type="string">
            <text:section text:style-name="Sect1" text:name="Section63">
              <text:p text:style-name="P5"><text:bookmark text:name="mep_1391"/></text:p>
            </text:section>
          </table:table-cell>
          <table:table-cell office:value-type="string">
            <text:p text:style-name="P5"/>
          </table:table-cell>
        </table:table-row>
      </table:table>
      <table:table table:name="Table64" table:style-name="Table64">
        <table:table-column table:style-name="Table64.A"/>
        <table:table-column table:style-name="Table64.B"/>
        <table:table-column table:style-name="Table64.C"/>
        <table:table-row>
          <table:table-cell table:style-name="Table64.A1" office:value-type="string">
            <text:section text:style-name="Sect1" text:name="Section64">
              <text:p text:style-name="P5"><text:bookmark text:name="mep_1392"/></text:p>
            </text:section>
          </table:table-cell>
          <table:table-cell table:style-name="Table64.A1" office:value-type="string">
            <text:p text:style-name="Table_20_Contents"><text:span text:style-name="Emphasis"><text:span text:style-name="Strong_20_Emphasis">I've been feeling</text:span></text:span><text:span text:style-name="Emphasis"> bad </text:span><text:span text:style-name="Emphasis"><text:span text:style-name="Strong_20_Emphasis">for</text:span></text:span><text:span text:style-name="Emphasis"> a few days.</text:span></text:p>
          </table:table-cell>
          <table:table-cell table:style-name="Table64.A1" office:value-type="string">
            <text:p text:style-name="Table_20_Contents">Estou me sentindo mal há alguns dias.</text:p>
          </table:table-cell>
        </table:table-row>
        <table:table-row>
          <table:table-cell table:style-name="Table64.A1" office:value-type="string">
            <text:section text:style-name="Sect1" text:name="Section65">
              <text:p text:style-name="P5"><text:bookmark text:name="mep_1401"/></text:p>
            </text:section>
          </table:table-cell>
          <table:table-cell table:number-columns-spanned="2" office:value-type="string">
            <text:p text:style-name="P5"/>
          </table:table-cell>
          <table:covered-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section text:style-name="Sect1" text:name="Section66">
              <text:p text:style-name="P5"><text:bookmark text:name="mep_1402"/></text:p>
            </text:section>
          </table:table-cell>
          <table:table-cell table:style-name="Table65.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for</text:span></text:span><text:span text:style-name="Emphasis"> 20 minutes. </text:span></text:p>
          </table:table-cell>
          <table:table-cell table:style-name="Table65.A1" office:value-type="string">
            <text:p text:style-name="Table_20_Contents">Estou esperando a enfermeira há 20 minutos.</text:p>
          </table:table-cell>
        </table:table-row>
        <table:table-row>
          <table:table-cell table:style-name="Table65.A1" table:number-columns-spanned="3" office:value-type="string">
            <text:p text:style-name="Table_20_Contents"><text:line-break/>Use <text:span text:style-name="Strong_20_Emphasis">since</text:span> com present perfect continuous para focar no momento em que algo começou.</text:p>
          </table:table-cell>
          <table:covered-table-cell/>
          <table:covered-table-cell/>
        </table:table-row>
        <table:table-row>
          <table:table-cell table:style-name="Table65.A1" table:number-columns-spanned="3" office:value-type="string">
            <text:p text:style-name="Table_20_Contents"> </text:p>
          </table:table-cell>
          <table:covered-table-cell/>
          <table:covered-table-cell/>
        </table:table-row>
        <table:table-row>
          <table:table-cell table:style-name="Table65.A1" office:value-type="string">
            <text:section text:style-name="Sect1" text:name="Section67">
              <text:p text:style-name="P5"><text:bookmark text:name="mep_1412"/></text:p>
            </text:section>
          </table:table-cell>
          <table:table-cell table:number-columns-spanned="2" office:value-type="string">
            <text:p text:style-name="P5"/>
          </table:table-cell>
          <table:covered-table-cell/>
        </table:table-row>
      </table:table>
      <table:table table:name="Table66" table:style-name="Table66">
        <table:table-column table:style-name="Table66.A"/>
        <table:table-column table:style-name="Table66.B"/>
        <table:table-column table:style-name="Table66.C"/>
        <text:soft-page-break/>
        <table:table-row>
          <table:table-cell table:style-name="Table66.A1" office:value-type="string">
            <text:section text:style-name="Sect1" text:name="Section68">
              <text:p text:style-name="P5"><text:bookmark text:name="mep_1413"/></text:p>
            </text:section>
          </table:table-cell>
          <table:table-cell table:style-name="Table66.A1" office:value-type="string">
            <text:p text:style-name="Table_20_Contents"><text:span text:style-name="Emphasis"><text:span text:style-name="Strong_20_Emphasis">I've been feeling</text:span></text:span><text:span text:style-name="Emphasis"> nauseous </text:span><text:span text:style-name="Emphasis"><text:span text:style-name="Strong_20_Emphasis">since</text:span></text:span><text:span text:style-name="Emphasis"> Tuesday.</text:span></text:p>
          </table:table-cell>
          <table:table-cell table:style-name="Table66.A1" office:value-type="string">
            <text:p text:style-name="Table_20_Contents">Estou sentindo náuseas desde terça.</text:p>
          </table:table-cell>
        </table:table-row>
        <table:table-row>
          <table:table-cell table:style-name="Table66.A1" office:value-type="string">
            <text:section text:style-name="Sect1" text:name="Section69">
              <text:p text:style-name="P5"><text:bookmark text:name="mep_1422"/></text:p>
            </text:section>
          </table:table-cell>
          <table:table-cell table:number-columns-spanned="2" office:value-type="string">
            <text:p text:style-name="P5"/>
          </table:table-cell>
          <table:covered-table-cell/>
        </table:table-row>
      </table:table>
      <table:table table:name="Table67" table:style-name="Table67">
        <table:table-column table:style-name="Table67.A"/>
        <table:table-column table:style-name="Table67.B"/>
        <table:table-column table:style-name="Table67.C"/>
        <table:table-row>
          <table:table-cell table:style-name="Table67.A1" office:value-type="string">
            <text:section text:style-name="Sect1" text:name="Section70">
              <text:p text:style-name="P5"><text:bookmark text:name="mep_1423"/></text:p>
            </text:section>
          </table:table-cell>
          <table:table-cell table:style-name="Table67.A1" office:value-type="string">
            <text:p text:style-name="Table_20_Contents"><text:span text:style-name="Emphasis"><text:span text:style-name="Strong_20_Emphasis">I've been having</text:span></text:span><text:span text:style-name="Emphasis"> trouble sleeping </text:span><text:span text:style-name="Emphasis"><text:span text:style-name="Strong_20_Emphasis">since</text:span></text:span><text:span text:style-name="Emphasis"> last Friday.</text:span></text:p>
          </table:table-cell>
          <table:table-cell table:style-name="Table67.A1" office:value-type="string">
            <text:p text:style-name="Table_20_Contents">Tenho tido problemas para dormir desde sexta-feira passada.</text:p>
          </table:table-cell>
        </table:table-row>
        <table:table-row>
          <table:table-cell table:style-name="Table67.A1" office:value-type="string">
            <text:section text:style-name="Sect1" text:name="Section71">
              <text:p text:style-name="P5"><text:bookmark text:name="mep_1431"/></text:p>
            </text:section>
          </table:table-cell>
          <table:table-cell table:number-columns-spanned="2" office:value-type="string">
            <text:p text:style-name="P5"/>
          </table:table-cell>
          <table:covered-table-cell/>
        </table:table-row>
      </table:table>
      <table:table table:name="Table68" table:style-name="Table68">
        <table:table-column table:style-name="Table68.A"/>
        <table:table-column table:style-name="Table68.B"/>
        <table:table-column table:style-name="Table68.C"/>
        <table:table-row>
          <table:table-cell table:style-name="Table68.A1" office:value-type="string">
            <text:section text:style-name="Sect1" text:name="Section72">
              <text:p text:style-name="P5"><text:bookmark text:name="mep_1432"/></text:p>
            </text:section>
          </table:table-cell>
          <table:table-cell table:style-name="Table68.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since</text:span></text:span><text:span text:style-name="Emphasis"> I arrived.</text:span></text:p>
          </table:table-cell>
          <table:table-cell table:style-name="Table68.A1" office:value-type="string">
            <text:p text:style-name="Table_20_Contents">Estou esperando a enfermeira desde que cheguei.</text:p>
          </table:table-cell>
        </table:table-row>
        <table:table-row>
          <table:table-cell table:style-name="Table68.A1" table:number-columns-spanned="3" office:value-type="string">
            <text:p text:style-name="Table_20_Contents"> </text:p>
          </table:table-cell>
          <table:covered-table-cell/>
          <table:covered-table-cell/>
        </table:table-row>
      </table:table>
      <text:p text:style-name="Text_20_body"> </text:p>
      <table:table table:name="Table69" table:style-name="Table69">
        <table:table-column table:style-name="Table69.A"/>
        <table:table-column table:style-name="Table69.B"/>
        <table:table-row>
          <table:table-cell table:style-name="Table69.A1" table:number-columns-spanned="2" office:value-type="string">
            <text:p text:style-name="Table_20_Contents">Note que, com <text:span text:style-name="Strong_20_Emphasis">since</text:span>, você pode mudar a ordem das orações. Acrescente uma vírgula depois da oração com <text:span text:style-name="Strong_20_Emphasis">since</text:span> caso ela venha primeiro na frase.</text:p>
          </table:table-cell>
          <table:covered-table-cell/>
        </table:table-row>
        <table:table-row>
          <table:table-cell table:style-name="Table69.A1" table:number-columns-spanned="2" office:value-type="string">
            <text:p text:style-name="Table_20_Contents"> </text:p>
          </table:table-cell>
          <table:covered-table-cell/>
        </table:table-row>
        <table:table-row>
          <table:table-cell table:style-name="Table69.A1" office:value-type="string">
            <text:section text:style-name="Sect1" text:name="mep_144">
              <text:p text:style-name="P5"/>
            </text:section>
          </table:table-cell>
          <table:table-cell office:value-type="string">
            <text:p text:style-name="P5"/>
          </table:table-cell>
        </table:table-row>
      </table:table>
      <table:table table:name="Table70" table:style-name="Table70">
        <table:table-column table:style-name="Table70.A"/>
        <table:table-column table:style-name="Table70.B"/>
        <table:table-column table:style-name="Table70.C"/>
        <table:table-row>
          <table:table-cell table:style-name="Table70.A1" office:value-type="string">
            <text:section text:style-name="Sect1" text:name="Section73">
              <text:p text:style-name="P5"><text:bookmark text:name="mep_144"/></text:p>
            </text:section>
          </table:table-cell>
          <table:table-cell table:style-name="Table70.A1" office:value-type="string">
            <text:p text:style-name="Table_20_Contents"><text:span text:style-name="Emphasis"><text:span text:style-name="Strong_20_Emphasis">Since</text:span></text:span><text:span text:style-name="Emphasis"> I got home, </text:span><text:span text:style-name="Emphasis"><text:span text:style-name="Strong_20_Emphasis">I've been feeling</text:span></text:span><text:span text:style-name="Emphasis"> terrible.</text:span></text:p>
          </table:table-cell>
          <table:table-cell table:style-name="Table70.A1" office:value-type="string">
            <text:p text:style-name="Table_20_Contents">Desde que cheguei em casa, tenho me sentido terrível.</text:p>
          </table:table-cell>
        </table:table-row>
        <table:table-row>
          <table:table-cell table:style-name="Table70.A1" office:value-type="string">
            <text:section text:style-name="Sect1" text:name="mep_145">
              <text:p text:style-name="P5"/>
            </text:section>
          </table:table-cell>
          <table:table-cell table:number-columns-spanned="2" office:value-type="string">
            <text:p text:style-name="P5"/>
          </table:table-cell>
          <table:covered-table-cell/>
        </table:table-row>
      </table:table>
      <table:table table:name="Table71" table:style-name="Table71">
        <table:table-column table:style-name="Table71.A"/>
        <table:table-column table:style-name="Table71.B"/>
        <table:table-column table:style-name="Table71.C"/>
        <table:table-row>
          <table:table-cell table:style-name="Table71.A1" office:value-type="string">
            <text:section text:style-name="Sect1" text:name="Section74">
              <text:p text:style-name="P5"><text:bookmark text:name="mep_145"/></text:p>
            </text:section>
          </table:table-cell>
          <table:table-cell table:style-name="Table71.A1" office:value-type="string">
            <text:p text:style-name="Table_20_Contents"><text:span text:style-name="Emphasis"><text:span text:style-name="Strong_20_Emphasis">I've been feeling</text:span></text:span><text:span text:style-name="Emphasis"> terrible </text:span><text:span text:style-name="Emphasis"><text:span text:style-name="Strong_20_Emphasis">since</text:span></text:span><text:span text:style-name="Emphasis"> I got home.</text:span></text:p>
          </table:table-cell>
          <table:table-cell table:style-name="Table71.A1" office:value-type="string">
            <text:p text:style-name="Table_20_Contents">Tenho me sentido terrível desde que cheguei em casa.</text:p>
          </table:table-cell>
        </table:table-row>
        <table:table-row>
          <table:table-cell table:style-name="Table71.A1" office:value-type="string">
            <text:p text:style-name="Table_20_Contents"> </text:p>
          </table:table-cell>
          <table:table-cell table:style-name="Table71.A1" office:value-type="string">
            <text:p text:style-name="Table_20_Contents"> </text:p>
          </table:table-cell>
          <table:table-cell table:style-name="Table71.A1" office:value-type="string">
            <text:p text:style-name="Table_20_Contents"> </text:p>
          </table:table-cell>
        </table:table-row>
        <table:table-row>
          <table:table-cell table:style-name="Table71.A1" table:number-columns-spanned="3" office:value-type="string">
            <text:p text:style-name="Table_20_Contents">Nota: As orações com <text:span text:style-name="Strong_20_Emphasis">for</text:span> geralmente não são mudadas dessa forma.</text:p>
          </table:table-cell>
          <table:covered-table-cell/>
          <table:covered-table-cell/>
        </table:table-row>
      </table:table>
      <text:p text:style-name="Text_20_body"> </text:p>
      <text:p text:style-name="P4">DOCTOR: How long have you been feeling bad?<text:line-break/>PATIENT: Since the weekend.<text:line-break/>DOCTOR: And how have you been feeling?<text:line-break/>PATIENT: Tired, and for the last few days I've been feeling nauseous, too.<text:line-break/>DOCTOR: Have you been taking anything?<text:line-break/>PATIENT: Yes. I've been taking medicine since I started feeling sick.</text:p>
      <text:p text:style-name="Standard">He's had the same symptoms for three days.</text:p>
      <text:p text:style-name="Standard">Ele teve os mesmos sintomas por três dias.</text:p>
      <text:p text:style-name="Standard">I've been waiting for my prescription since 12 p.m.</text:p>
      <text:p text:style-name="Standard">Estou esperando pela minha receita desde o meio-dia</text:p>
      <text:p text:style-name="Standard">She's had the flu for a week.</text:p>
      <text:p text:style-name="Standard">Ela está gripada há uma semana.</text:p>
      <text:p text:style-name="Standard">Since I got sick, I've been drinking lots of liquids.</text:p>
      <text:p text:style-name="Standard">Desde que fiquei doente, tenho tomado muito líquido</text:p>
      <text:p text:style-name="Standard"><text:soft-page-break/>He's been vomiting since last night.</text:p>
      <text:p text:style-name="Standard">Ele está vomitando desde ontem à noite.</text:p>
      <text:p text:style-name="Standard">I've been having trouble sleeping for two weeks.</text:p>
      <text:p text:style-name="Standard">Tenho tido problemas para dormir por duas semanas</text:p>
      <text:p text:style-name="Standard"/>
      <text:p text:style-name="Standard">So, how long have you been feeling like this?</text:p>
      <text:p text:style-name="Standard">Então, há quanto tempo você tem se sentido assim?</text:p>
      <text:p text:style-name="Standard">I got really sick in the middle of the night.</text:p>
      <text:p text:style-name="Standard">Eu fiquei muito mal no meio da noite.</text:p>
      <text:p text:style-name="Standard">What are your symptoms?</text:p>
      <text:p text:style-name="Standard">Quais são seus sintomas?</text:p>
      <text:p text:style-name="Standard">I have a stomachache and diarrhea.</text:p>
      <text:p text:style-name="Standard">Estou com dor de estômago e diarreia.</text:p>
      <text:p text:style-name="Standard">I think that you have a stomach flu.</text:p>
      <text:p text:style-name="Standard">Eu acho que você está com gastroenterite.</text:p>
      <text:p text:style-name="Standard">I'll write you a prescription for some medicine.</text:p>
      <text:p text:style-name="Standard">Vou dar uma receita para alguns remédios a você.</text:p>
      <text:p text:style-name="Standard"/>
      <text:p text:style-name="Standard"/>
      <text:p text:style-name="Standard"/>
      <text:p text:style-name="Text_20_body"><text:span text:style-name="Strong_20_Emphasis">Vocabulário de farmácia</text:span><text:line-break/> </text:p>
      <table:table table:name="Table1" table:style-name="Table1">
        <table:table-column table:style-name="Table1.A" table:number-columns-repeated="2"/>
        <table:table-row>
          <table:table-cell table:style-name="Table1.A1" table:number-columns-spanned="2" office:value-type="string">
            <text:p text:style-name="Table_20_Contents">Há muito vocabulário especializado relacionado a farmácias e medicamentos. É importante sabê-lo, para que você possa se comunicar com o farmacêutico e conseguir o que precisa. Use o verbo <text:span text:style-name="Strong_20_Emphasis">fill</text:span> para o ato de aviar sua <text:span text:style-name="Strong_20_Emphasis">prescription</text:span>. Use o verbo <text:span text:style-name="Strong_20_Emphasis">pick up</text:span> quando estiver indo à farmácia pegar seu medicamento.<text:line-break/> </text:p>
          </table:table-cell>
          <table:covered-table-cell/>
        </table:table-row>
        <table:table-row>
          <table:table-cell table:style-name="Table1.A1" office:value-type="string">
            <text:section text:style-name="Sect1" text:name="mep_9">
              <text:p text:style-name="P5"/>
            </text:section>
          </table:table-cell>
          <table:table-cell office:value-type="string">
            <text:p text:style-name="P5"/>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section text:style-name="Sect1" text:name="Section1">
              <text:p text:style-name="P5"><text:bookmark text:name="mep_9"/></text:p>
            </text:section>
          </table:table-cell>
          <table:table-cell table:style-name="Table2.A1" office:value-type="string">
            <text:p text:style-name="Table_20_Contents"><text:span text:style-name="Emphasis">I'm going to the </text:span><text:span text:style-name="Emphasis"><text:span text:style-name="Strong_20_Emphasis">pharmacy</text:span></text:span><text:span text:style-name="Emphasis">.</text:span></text:p>
          </table:table-cell>
          <table:table-cell table:style-name="Table2.A1" office:value-type="string">
            <text:p text:style-name="Table_20_Contents">Estou indo à farmácia.</text:p>
          </table:table-cell>
        </table:table-row>
        <table:table-row>
          <table:table-cell table:style-name="Table2.A1" office:value-type="string">
            <text:section text:style-name="Sect1" text:name="mep_10">
              <text:p text:style-name="P5"/>
            </text:section>
          </table:table-cell>
          <table:table-cell table:number-columns-spanned="2" office:value-type="string">
            <text:p text:style-name="P5"/>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section text:style-name="Sect1" text:name="Section2">
              <text:p text:style-name="P5"><text:bookmark text:name="mep_10"/></text:p>
            </text:section>
          </table:table-cell>
          <table:table-cell table:style-name="Table3.A1" office:value-type="string">
            <text:p text:style-name="Table_20_Contents"><text:span text:style-name="Emphasis">He talked to the </text:span><text:span text:style-name="Emphasis"><text:span text:style-name="Strong_20_Emphasis">pharmacist</text:span></text:span><text:span text:style-name="Emphasis">.</text:span></text:p>
          </table:table-cell>
          <table:table-cell table:style-name="Table3.A1" office:value-type="string">
            <text:p text:style-name="Table_20_Contents">Ele falou com o farmacêutico.</text:p>
          </table:table-cell>
        </table:table-row>
        <table:table-row>
          <table:table-cell table:style-name="Table3.A1" office:value-type="string">
            <text:section text:style-name="Sect1" text:name="mep_11">
              <text:p text:style-name="P5"/>
            </text:section>
          </table:table-cell>
          <table:table-cell table:number-columns-spanned="2" office:value-type="string">
            <text:p text:style-name="P5"/>
          </table:table-cell>
          <table:covered-table-cell/>
        </table:table-row>
      </table:table>
      <table:table table:name="Table4" table:style-name="Table4">
        <table:table-column table:style-name="Table4.A"/>
        <table:table-column table:style-name="Table4.B"/>
        <table:table-column table:style-name="Table4.C"/>
        <table:table-row>
          <table:table-cell table:style-name="Table4.A1" office:value-type="string">
            <text:section text:style-name="Sect1" text:name="Section3">
              <text:p text:style-name="P5"><text:bookmark text:name="mep_11"/></text:p>
            </text:section>
          </table:table-cell>
          <table:table-cell table:style-name="Table4.A1" office:value-type="string">
            <text:p text:style-name="Table_20_Contents"><text:span text:style-name="Emphasis">She </text:span><text:span text:style-name="Emphasis"><text:span text:style-name="Strong_20_Emphasis">filled</text:span></text:span><text:span text:style-name="Emphasis"> </text:span><text:span text:style-name="Emphasis"><text:span text:style-name="Strong_20_Emphasis">a</text:span></text:span><text:span text:style-name="Emphasis"> </text:span><text:span text:style-name="Emphasis"><text:span text:style-name="Strong_20_Emphasis">prescription</text:span></text:span><text:span text:style-name="Emphasis"> for her medication.</text:span></text:p>
          </table:table-cell>
          <table:table-cell table:style-name="Table4.A1" office:value-type="string">
            <text:p text:style-name="Table_20_Contents">Ela preencheu uma receita para seu medicamento.</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Contents">O farmacêutico pode perguntar se você tem qualquer problema com medicamentos em particular. Note a estrutura de adjetivo <text:span text:style-name="Strong_20_Emphasis">+ to</text:span>:<text:line-break/><text:soft-page-break/> </text:p>
          </table:table-cell>
          <table:covered-table-cell/>
        </table:table-row>
        <table:table-row>
          <table:table-cell table:style-name="Table5.A1" office:value-type="string">
            <text:section text:style-name="Sect1" text:name="mep_12">
              <text:p text:style-name="P5"/>
            </text:section>
          </table:table-cell>
          <table:table-cell office:value-type="string">
            <text:p text:style-name="P5"/>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section text:style-name="Sect1" text:name="Section4">
              <text:p text:style-name="P5"><text:bookmark text:name="mep_12"/></text:p>
            </text:section>
          </table:table-cell>
          <table:table-cell table:style-name="Table6.A1" office:value-type="string">
            <text:p text:style-name="Table_20_Contents"><text:span text:style-name="Emphasis">Are you </text:span><text:span text:style-name="Emphasis"><text:span text:style-name="Strong_20_Emphasis">allergic to </text:span></text:span><text:span text:style-name="Emphasis">any medications?</text:span><text:span text:style-name="Emphasis"><text:span text:style-name="Strong_20_Emphasis">Sintomas médicos básicos</text:span></text:span><text:span text:style-name="Emphasis"><text:line-break/> </text:span></text:p>
            <text:p text:style-name="P6">Use o seguinte vocabulário médico com o verbo <text:span text:style-name="Strong_20_Emphasis">have</text:span> para descrever sintomas médicos.<text:line-break/>  </text:p>
            <text:section text:style-name="Sect1" text:name="mep_43">
              <text:p text:style-name="P6"/>
            </text:section>
            <text:section text:style-name="Sect1" text:name="Section34">
              <text:p text:style-name="P6"><text:bookmark text:name="mep_43"/></text:p>
            </text:section>
            <text:p text:style-name="P6"><text:span text:style-name="Emphasis">I </text:span><text:span text:style-name="Emphasis"><text:span text:style-name="Strong_20_Emphasis">have</text:span></text:span><text:span text:style-name="Emphasis"> a </text:span><text:span text:style-name="Emphasis"><text:span text:style-name="Strong_20_Emphasis">fever</text:span></text:span><text:span text:style-name="Emphasis">.</text:span> Eu tenho febre. </text:p>
            <text:section text:style-name="Sect1" text:name="mep_44">
              <text:p text:style-name="P6"/>
            </text:section>
            <text:section text:style-name="Sect1" text:name="Section35">
              <text:p text:style-name="P6"><text:bookmark text:name="mep_44"/></text:p>
            </text:section>
            <text:p text:style-name="P6"><text:span text:style-name="Emphasis">He </text:span><text:span text:style-name="Emphasis"><text:span text:style-name="Strong_20_Emphasis">has</text:span></text:span><text:span text:style-name="Emphasis"> </text:span><text:span text:style-name="Emphasis"><text:span text:style-name="Strong_20_Emphasis">diarrhea</text:span></text:span><text:span text:style-name="Emphasis">.</text:span> Ele tem diarreia. </text:p>
            <text:section text:style-name="Sect1" text:name="mep_45">
              <text:p text:style-name="P6"/>
            </text:section>
            <text:section text:style-name="Sect1" text:name="Section36">
              <text:p text:style-name="P6"><text:bookmark text:name="mep_45"/></text:p>
            </text:section>
            <text:p text:style-name="P6"><text:span text:style-name="Emphasis">She </text:span><text:span text:style-name="Emphasis"><text:span text:style-name="Strong_20_Emphasis">has</text:span></text:span><text:span text:style-name="Emphasis"> a bad </text:span><text:span text:style-name="Emphasis"><text:span text:style-name="Strong_20_Emphasis">cough</text:span></text:span><text:span text:style-name="Emphasis">.</text:span> Ela tem uma tosse ruim. <text:line-break/>Use a palavra <text:span text:style-name="Strong_20_Emphasis">sore</text:span> para indicar uma parte do seu corpo que dói.<text:line-break/>  </text:p>
            <text:section text:style-name="Sect1" text:name="mep_46">
              <text:p text:style-name="P6"/>
            </text:section>
            <text:section text:style-name="Sect1" text:name="Section37">
              <text:p text:style-name="P6"><text:bookmark text:name="mep_46"/></text:p>
            </text:section>
            <text:p text:style-name="Text_20_body"><text:span text:style-name="Emphasis">I have a </text:span><text:span text:style-name="Emphasis"><text:span text:style-name="Strong_20_Emphasis">sore</text:span></text:span><text:span text:style-name="Emphasis"> </text:span><text:span text:style-name="Emphasis"><text:span text:style-name="Strong_20_Emphasis">throat</text:span></text:span><text:span text:style-name="Emphasis">.</text:span> Eu tenho uma dor de garganta. </text:p>
            <text:p text:style-name="Text_20_body"> </text:p>
            <text:p text:style-name="Table_20_Contents"><text:span text:style-name="Emphasis"/></text:p>
          </table:table-cell>
          <table:table-cell table:style-name="Table6.A1" office:value-type="string">
            <text:p text:style-name="Table_20_Contents">Você é alérgico a algum medicamento?</text:p>
          </table:table-cell>
        </table:table-row>
        <table:table-row>
          <table:table-cell table:style-name="Table6.A1" table:number-columns-spanned="3" office:value-type="string">
            <text:p text:style-name="Table_20_Contents"><text:line-break/>Use as palavras abaixo para falar sobre seus medicamentos. Use <text:span text:style-name="Strong_20_Emphasis">medicine</text:span> com o verbo <text:span text:style-name="Strong_20_Emphasis">take</text:span> quando estiver falando sobre usá-lo em casa. Quando você vai à farmácia, use a palavra mais formal <text:span text:style-name="Strong_20_Emphasis">medication</text:span>.<text:line-break/> </text:p>
          </table:table-cell>
          <table:covered-table-cell/>
          <table:covered-table-cell/>
        </table:table-row>
        <table:table-row>
          <table:table-cell table:style-name="Table6.A1" office:value-type="string">
            <text:section text:style-name="Sect1" text:name="mep_13">
              <text:p text:style-name="P5"/>
            </text:section>
          </table:table-cell>
          <table:table-cell table:number-columns-spanned="2" office:value-type="string">
            <text:p text:style-name="P5"/>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section text:style-name="Sect1" text:name="Section5">
              <text:p text:style-name="P5"><text:bookmark text:name="mep_13"/></text:p>
            </text:section>
          </table:table-cell>
          <table:table-cell table:style-name="Table7.A1" office:value-type="string">
            <text:p text:style-name="Table_20_Contents"><text:span text:style-name="Emphasis">You forgot to </text:span><text:span text:style-name="Emphasis"><text:span text:style-name="Strong_20_Emphasis">take</text:span></text:span><text:span text:style-name="Emphasis"> your </text:span><text:span text:style-name="Emphasis"><text:span text:style-name="Strong_20_Emphasis">medicine</text:span></text:span><text:span text:style-name="Emphasis">.</text:span></text:p>
          </table:table-cell>
          <table:table-cell table:style-name="Table7.A1" office:value-type="string">
            <text:p text:style-name="Table_20_Contents">Você esqueceu de tomar seu remédio.</text:p>
          </table:table-cell>
        </table:table-row>
        <table:table-row>
          <table:table-cell table:style-name="Table7.A1" office:value-type="string">
            <text:section text:style-name="Sect1" text:name="mep_14">
              <text:p text:style-name="P5"/>
            </text:section>
          </table:table-cell>
          <table:table-cell table:number-columns-spanned="2" office:value-type="string">
            <text:p text:style-name="P5"/>
          </table:table-cell>
          <table:covered-table-cell/>
        </table:table-row>
      </table:table>
      <table:table table:name="Table8" table:style-name="Table8">
        <table:table-column table:style-name="Table8.A"/>
        <table:table-column table:style-name="Table8.B"/>
        <table:table-column table:style-name="Table8.C"/>
        <table:table-row>
          <table:table-cell table:style-name="Table8.A1" office:value-type="string">
            <text:section text:style-name="Sect1" text:name="Section6">
              <text:p text:style-name="P5"><text:bookmark text:name="mep_14"/></text:p>
            </text:section>
          </table:table-cell>
          <table:table-cell table:style-name="Table8.A1" office:value-type="string">
            <text:p text:style-name="Table_20_Contents"><text:span text:style-name="Emphasis">I'm here to </text:span><text:span text:style-name="Emphasis"><text:span text:style-name="Strong_20_Emphasis">pick up</text:span></text:span><text:span text:style-name="Emphasis"> my </text:span><text:span text:style-name="Emphasis"><text:span text:style-name="Strong_20_Emphasis">medication</text:span></text:span><text:span text:style-name="Emphasis">.</text:span></text:p>
          </table:table-cell>
          <table:table-cell table:style-name="Table8.A1" office:value-type="string">
            <text:p text:style-name="Table_20_Contents">Estou aqui para pegar meu medicamento.</text:p>
          </table:table-cell>
        </table:table-row>
      </table:table>
      <text:p text:style-name="Standard"/>
      <text:p text:style-name="Standard"><text:soft-page-break/></text:p>
      <table:table table:name="Table9" table:style-name="Table9">
        <table:table-column table:style-name="Table9.A" table:number-columns-repeated="2"/>
        <table:table-row>
          <table:table-cell table:style-name="Table9.A1" table:number-columns-spanned="2" office:value-type="string">
            <text:p text:style-name="Table_20_Contents">Os medicamentos vêm em diferentes formas. Use a palavra <text:span text:style-name="Strong_20_Emphasis">pill</text:span> como uma palavra genérica para medicamentos sólidos. <text:span text:style-name="Strong_20_Emphasis">Capsules</text:span> e <text:span text:style-name="Strong_20_Emphasis">tablets</text:span> são as duas formas mais comuns de medicamentos. Use o verbo <text:span text:style-name="Strong_20_Emphasis">take</text:span> para o ato de tomar um medicamento.<text:line-break/> </text:p>
          </table:table-cell>
          <table:covered-table-cell/>
        </table:table-row>
        <table:table-row>
          <table:table-cell table:style-name="Table9.A1" office:value-type="string">
            <text:section text:style-name="Sect1" text:name="mep_15">
              <text:p text:style-name="P5"/>
            </text:section>
          </table:table-cell>
          <table:table-cell office:value-type="string">
            <text:p text:style-name="P5"/>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section text:style-name="Sect1" text:name="Section7">
              <text:p text:style-name="P5"><text:bookmark text:name="mep_15"/></text:p>
            </text:section>
          </table:table-cell>
          <table:table-cell table:style-name="Table10.A1" office:value-type="string">
            <text:p text:style-name="Table_20_Contents"><text:span text:style-name="Emphasis">I have to </text:span><text:span text:style-name="Emphasis"><text:span text:style-name="Strong_20_Emphasis">take</text:span></text:span><text:span text:style-name="Emphasis"> three </text:span><text:span text:style-name="Emphasis"><text:span text:style-name="Strong_20_Emphasis">pills</text:span></text:span><text:span text:style-name="Emphasis"> a day.</text:span></text:p>
          </table:table-cell>
          <table:table-cell table:style-name="Table10.A1" office:value-type="string">
            <text:p text:style-name="Table_20_Contents">Eu tenho que tomar três pílulas ao dia.</text:p>
          </table:table-cell>
        </table:table-row>
        <table:table-row>
          <table:table-cell table:style-name="Table10.A1" office:value-type="string">
            <text:section text:style-name="Sect1" text:name="mep_16">
              <text:p text:style-name="P5"/>
            </text:section>
          </table:table-cell>
          <table:table-cell table:number-columns-spanned="2" office:value-type="string">
            <text:p text:style-name="P5"/>
          </table:table-cell>
          <table:covered-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section text:style-name="Sect1" text:name="Section8">
              <text:p text:style-name="P5"><text:bookmark text:name="mep_16"/></text:p>
            </text:section>
          </table:table-cell>
          <table:table-cell table:style-name="Table11.A1" office:value-type="string">
            <text:p text:style-name="Table_20_Contents"><text:span text:style-name="Emphasis">My medicine comes in </text:span><text:span text:style-name="Emphasis"><text:span text:style-name="Strong_20_Emphasis">tablets</text:span></text:span><text:span text:style-name="Emphasis">.</text:span></text:p>
          </table:table-cell>
          <table:table-cell table:style-name="Table11.A1" office:value-type="string">
            <text:p text:style-name="Table_20_Contents">Meu remédio vem em comprimidos.</text:p>
          </table:table-cell>
        </table:table-row>
        <table:table-row>
          <table:table-cell table:style-name="Table11.A1" office:value-type="string">
            <text:section text:style-name="Sect1" text:name="mep_17">
              <text:p text:style-name="P5"/>
            </text:section>
          </table:table-cell>
          <table:table-cell table:number-columns-spanned="2" office:value-type="string">
            <text:p text:style-name="P5"/>
          </table:table-cell>
          <table:covered-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section text:style-name="Sect1" text:name="Section9">
              <text:p text:style-name="P5"><text:bookmark text:name="mep_17"/></text:p>
            </text:section>
          </table:table-cell>
          <table:table-cell table:style-name="Table12.A1" office:value-type="string">
            <text:p text:style-name="Table_20_Contents"><text:span text:style-name="Emphasis">She </text:span><text:span text:style-name="Emphasis"><text:span text:style-name="Strong_20_Emphasis">takes</text:span></text:span><text:span text:style-name="Emphasis"> four </text:span><text:span text:style-name="Emphasis"><text:span text:style-name="Strong_20_Emphasis">capsules</text:span></text:span><text:span text:style-name="Emphasis"> a day.</text:span></text:p>
          </table:table-cell>
          <table:table-cell table:style-name="Table12.A1" office:value-type="string">
            <text:p text:style-name="Table_20_Contents">Ela toma quatro cápsulas ao dia.</text:p>
          </table:table-cell>
        </table:table-row>
        <table:table-row>
          <table:table-cell table:style-name="Table12.A1" table:number-columns-spanned="3" office:value-type="string">
            <text:p text:style-name="Table_20_Contents"><text:line-break/>Porque as receitas às vezes são pagas ou têm desconto pelo convênio, você pode perguntar ao farmacêutico se seu plano de saúde vai pagar por um medicamento em particular. Use o verbo <text:span text:style-name="Strong_20_Emphasis">cover</text:span> para perguntar por quais custos você é responsável.<text:line-break/> </text:p>
          </table:table-cell>
          <table:covered-table-cell/>
          <table:covered-table-cell/>
        </table:table-row>
        <table:table-row>
          <table:table-cell table:style-name="Table12.A1" office:value-type="string">
            <text:section text:style-name="Sect1" text:name="mep_18">
              <text:p text:style-name="P5"/>
            </text:section>
          </table:table-cell>
          <table:table-cell table:number-columns-spanned="2" office:value-type="string">
            <text:p text:style-name="P5"/>
          </table:table-cell>
          <table:covered-table-cell/>
        </table:table-row>
      </table:table>
      <table:table table:name="Table13" table:style-name="Table13">
        <table:table-column table:style-name="Table13.A"/>
        <table:table-column table:style-name="Table13.B"/>
        <table:table-column table:style-name="Table13.C"/>
        <table:table-row>
          <table:table-cell table:style-name="Table13.A1" office:value-type="string">
            <text:section text:style-name="Sect1" text:name="Section10">
              <text:p text:style-name="P5"><text:bookmark text:name="mep_18"/></text:p>
            </text:section>
          </table:table-cell>
          <table:table-cell table:style-name="Table13.A1" office:value-type="string">
            <text:p text:style-name="Table_20_Contents"><text:span text:style-name="Emphasis">Does my </text:span><text:span text:style-name="Emphasis"><text:span text:style-name="Strong_20_Emphasis">insurance cover</text:span></text:span><text:span text:style-name="Emphasis"> this medication?</text:span></text:p>
          </table:table-cell>
          <table:table-cell table:style-name="Table13.A1" office:value-type="string">
            <text:p text:style-name="Table_20_Contents">Meu convênio cobre este medicamento?</text:p>
          </table:table-cell>
        </table:table-row>
      </table:table>
      <text:p text:style-name="Standard"/>
      <text:p text:style-name="Text_20_body">Um médico está dando algumas instruções para um paciente sobre seu remédio.</text:p>
      <text:p text:style-name="P4">DOCTOR: I'm going to write you a prescription for some medication . The dosage is two tablets, twice a day.<text:line-break/>PATIENT: Okay.<text:line-break/>DOCTOR: You aren't allergic to anything, are you?<text:line-break/>PATIENT: No, I'm not.<text:line-break/>DOCTOR: Good. And you're not currently taking any other medication?<text:line-break/>PATIENT: No.<text:line-break/>DOCTOR: Great. Take it easy when you have an appetite again – nothing spicy for the first week, OK? By the way, I'm sorry to say your insurance won't cover this. You'll need to pay for it yourself.</text:p>
      <text:p text:style-name="P3">I hope my insurance will cover this.</text:p>
      <text:p text:style-name="Standard">Espero que meu seguro cubra isso.</text:p>
      <text:p text:style-name="P3">I need to go to the pharmacy to fill a prescription.</text:p>
      <text:p text:style-name="Standard">Eu preciso ir à farmácia para comprar os remédios receitados</text:p>
      <text:p text:style-name="P3">The pharmacist asked if I'm allergic to any medication.</text:p>
      <text:p text:style-name="Standard">O farmacêutico perguntou se eu tenho alergia a algum medicamento.</text:p>
      <text:p text:style-name="P3">Hello. I'm here to pick up my medication.</text:p>
      <text:p text:style-name="Standard"><text:soft-page-break/>Olá. Estou aqui para buscar minha medicação.</text:p>
      <text:p text:style-name="P3">The dosage is three tablets twice a day.</text:p>
      <text:p text:style-name="Standard">A dosagem é de três comprimidos, duas vezes ao dia.</text:p>
      <text:p text:style-name="P3">She takes these pills for nausea and vomiting.</text:p>
      <text:p text:style-name="Standard">Ela toma esses comprimidos para náusea e vômito.</text:p>
      <text:p text:style-name="P4"/>
      <text:p text:style-name="P4"/>
      <text:p text:style-name="Text_20_body"><text:span text:style-name="Strong_20_Emphasis">Lendo bulas de medicamentos</text:span><text:line-break/> </text:p>
      <table:table table:name="Table14" table:style-name="Table14">
        <table:table-column table:style-name="Table14.A"/>
        <table:table-column table:style-name="Table14.B"/>
        <table:table-row>
          <table:table-cell table:style-name="Table14.A1" table:number-columns-spanned="2" office:value-type="string">
            <text:p text:style-name="Table_20_Contents">Medicamentos vêm em formas diferentes - sólidas, como <text:span text:style-name="Strong_20_Emphasis">tablets</text:span> ou <text:span text:style-name="Strong_20_Emphasis">capsules</text:span>, ou líquida, como <text:span text:style-name="Strong_20_Emphasis">syrups</text:span> que você toma em <text:span text:style-name="Strong_20_Emphasis">teaspoons</text:span>. Você pode encontrar informações sobre seus medicamentos na bula.<text:line-break/> </text:p>
          </table:table-cell>
          <table:covered-table-cell/>
        </table:table-row>
        <table:table-row>
          <table:table-cell table:style-name="Table14.A1" office:value-type="string">
            <text:p text:style-name="Table_20_Contents"><text:span text:style-name="Emphasis">Take four </text:span><text:span text:style-name="Emphasis"><text:span text:style-name="Strong_20_Emphasis">tablets</text:span></text:span><text:span text:style-name="Emphasis">, twice a day. </text:span></text:p>
          </table:table-cell>
          <table:table-cell table:style-name="Table14.A1" office:value-type="string">
            <text:p text:style-name="Table_20_Contents">Tome quatro tabletes, duas vezes ao dia.</text:p>
          </table:table-cell>
        </table:table-row>
        <table:table-row>
          <table:table-cell table:style-name="Table14.A1" office:value-type="string">
            <text:p text:style-name="Table_20_Contents"><text:span text:style-name="Emphasis">The medicine comes in </text:span><text:span text:style-name="Emphasis"><text:span text:style-name="Strong_20_Emphasis">capsules</text:span></text:span><text:span text:style-name="Emphasis">. Take two every day.</text:span></text:p>
          </table:table-cell>
          <table:table-cell table:style-name="Table14.A1" office:value-type="string">
            <text:p text:style-name="Table_20_Contents">O remédio vem em cápsulas. Tome duas todos os dias.</text:p>
          </table:table-cell>
        </table:table-row>
        <table:table-row>
          <table:table-cell table:style-name="Table14.A1" office:value-type="string">
            <text:p text:style-name="Table_20_Contents"><text:span text:style-name="Emphasis">Take one </text:span><text:span text:style-name="Emphasis"><text:span text:style-name="Strong_20_Emphasis">teaspoon</text:span></text:span><text:span text:style-name="Emphasis">, after meals.  </text:span></text:p>
          </table:table-cell>
          <table:table-cell table:style-name="Table14.A1" office:value-type="string">
            <text:p text:style-name="Table_20_Contents">Tome uma colher de chá após as refeições.</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table:number-columns-spanned="2" office:value-type="string">
            <text:p text:style-name="P2"> </text:p>
            <text:p text:style-name="P2">A bula também pode alertá-lo sobre os <text:span text:style-name="Strong_20_Emphasis">side effects</text:span>, os problemas que você pode ter quando tomar o remédio. Eles podem incluir <text:span text:style-name="Strong_20_Emphasis">drowsiness</text:span> ou <text:span text:style-name="Strong_20_Emphasis">loss of appetite</text:span>.<text:line-break/> </text:p>
          </table:table-cell>
          <table:covered-table-cell/>
        </table:table-row>
        <table:table-row>
          <table:table-cell table:style-name="Table14.A1" office:value-type="string">
            <text:p text:style-name="Table_20_Contents"><text:span text:style-name="Emphasis">The </text:span><text:span text:style-name="Emphasis"><text:span text:style-name="Strong_20_Emphasis">side effect</text:span></text:span><text:span text:style-name="Emphasis"> of this medicine is that it may cause </text:span><text:span text:style-name="Emphasis"><text:span text:style-name="Strong_20_Emphasis">drowsiness</text:span></text:span><text:span text:style-name="Emphasis">.</text:span></text:p>
          </table:table-cell>
          <table:table-cell table:style-name="Table14.A1" office:value-type="string">
            <text:p text:style-name="Table_20_Contents">O efeito colateral desse medicamento é que ele pode causa tontura.</text:p>
          </table:table-cell>
        </table:table-row>
        <table:table-row>
          <table:table-cell table:style-name="Table14.A1" office:value-type="string">
            <text:p text:style-name="Table_20_Contents"><text:span text:style-name="Emphasis"><text:span text:style-name="Strong_20_Emphasis">Side effects</text:span></text:span><text:span text:style-name="Emphasis"> may include </text:span><text:span text:style-name="Emphasis"><text:span text:style-name="Strong_20_Emphasis">loss of appetite</text:span></text:span><text:span text:style-name="Emphasis">.</text:span></text:p>
          </table:table-cell>
          <table:table-cell table:style-name="Table14.A1" office:value-type="string">
            <text:p text:style-name="Table_20_Contents">Os efeitos colaterais podem incluir a perda de apetite.</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table:number-columns-spanned="2" office:value-type="string">
            <text:p text:style-name="Table_20_Contents">A bula também pode dizer quanto do medicamento você pode tomar - a <text:span text:style-name="Strong_20_Emphasis">maximum dosage</text:span> - <text:soft-page-break/>e para quem o medicamento é <text:span text:style-name="Strong_20_Emphasis">suitable for</text:span> - adultos ou crianças.<text:line-break/> </text:p>
          </table:table-cell>
          <table:covered-table-cell/>
        </table:table-row>
        <table:table-row>
          <table:table-cell table:style-name="Table15.A1" office:value-type="string">
            <text:p text:style-name="Table_20_Contents"><text:span text:style-name="Emphasis"><text:span text:style-name="Strong_20_Emphasis">Maximum dosage:</text:span></text:span><text:span text:style-name="Emphasis"> four capsules per day</text:span></text:p>
          </table:table-cell>
          <table:table-cell table:style-name="Table15.A1" office:value-type="string">
            <text:p text:style-name="Table_20_Contents">Dosagem máxima: quatro cápsulas por dia</text:p>
          </table:table-cell>
        </table:table-row>
        <table:table-row>
          <table:table-cell table:style-name="Table15.A1" office:value-type="string">
            <text:p text:style-name="Table_20_Contents"><text:span text:style-name="Emphasis"><text:span text:style-name="Strong_20_Emphasis">Suitable for: </text:span></text:span><text:span text:style-name="Emphasis">adults and children over 12 years old</text:span></text:p>
          </table:table-cell>
          <table:table-cell table:style-name="Table15.A1" office:value-type="string">
            <text:p text:style-name="Table_20_Contents">Próprio para: adultos e crianças acima dos 12 anos</text:p>
          </table:table-cell>
        </table:table-row>
      </table:table>
      <text:p text:style-name="Standard"/>
      <text:p text:style-name="Text_20_body"><text:span text:style-name="Strong_20_Emphasis">Flaxo</text:span></text:p>
      <text:p text:style-name="Text_20_body">Max dosage: 2 teaspoons every 6 hours</text:p>
      <text:p text:style-name="Text_20_body">Side effects: may cause loss of appetite</text:p>
      <text:p text:style-name="Text_20_body">Suitable for: 12 years old +</text:p>
      <text:p text:style-name="Text_20_body">- - - - - - - - - - - - - - - - - - - - - - - - - - - - - - -</text:p>
      <text:p text:style-name="Text_20_body"><text:span text:style-name="Strong_20_Emphasis">Lemonboy</text:span></text:p>
      <text:p text:style-name="Text_20_body">Take one capsule every 24 hours. May cause drowsiness. Suitable for all ages.</text:p>
      <text:p text:style-name="Standard"><text:span text:style-name="Strong_20_Emphasis"/></text:p>
      <text:p text:style-name="Standard"><text:span text:style-name="Strong_20_Emphasis">I'd like to fill a prescription.</text:span></text:p>
      <text:p text:style-name="Standard">Gostaria de comprar os remédios receitados.</text:p>
      <text:p text:style-name="Standard"><text:span text:style-name="Strong_20_Emphasis">Does my insurance cover this?</text:span></text:p>
      <text:p text:style-name="Standard">O meu seguro cobre isso?</text:p>
      <text:p text:style-name="Standard"><text:span text:style-name="Strong_20_Emphasis">I'm not currently taking any medication.</text:span></text:p>
      <text:p text:style-name="Standard">Não estou tomando nenhum remédio atualmente.</text:p>
      <text:p text:style-name="Standard"><text:span text:style-name="Strong_20_Emphasis">It's better if you take it with some plain food.</text:span></text:p>
      <text:p text:style-name="Standard">É melhor que você tome isso com uma comida leve.</text:p>
      <text:p text:style-name="Standard"><text:span text:style-name="Strong_20_Emphasis">Take two capsules twice a day for three days.</text:span></text:p>
      <text:p text:style-name="Standard">Tome duas cápsulas, duas vezes ao dia, por três dias.</text:p>
      <text:p text:style-name="Standard"><text:span text:style-name="Strong_20_Emphasis">I hope you feel better.</text:span></text:p>
      <text:p text:style-name="Standard">Espero que se sinta melhor</text:p>
      <text:p text:style-name="Text_20_body"><text:span text:style-name="Strong_20_Emphasis"/></text:p>
      <text:p text:style-name="Text_20_body"><text:span text:style-name="Strong_20_Emphasis"/></text:p>
      <text:p text:style-name="Text_20_body"><text:soft-page-break/><text:span text:style-name="Strong_20_Emphasis">Acidentes e ferimentos</text:span><text:line-break/> </text:p>
      <text:p text:style-name="Text_20_body">Você pode descrever acidentes e ferimentos explicando o que aconteceu, ou o resultado.</text:p>
      <text:p text:style-name="Text_20_body"> </text:p>
      <text:p text:style-name="Text_20_body"> </text:p>
      <text:p text:style-name="Text_20_body"><text:span text:style-name="Strong_20_Emphasis">O que aconteceu</text:span></text:p>
      <text:p text:style-name="Text_20_body"> </text:p>
      <table:table table:name="Table16" table:style-name="Table16">
        <table:table-column table:style-name="Table16.A"/>
        <table:table-row>
          <table:table-cell table:style-name="Table16.A1" office:value-type="string">
            <text:section text:style-name="Sect1" text:name="mep_5">
              <text:p text:style-name="P5"/>
            </text:section>
          </table:table-cell>
        </table:table-row>
      </table:table>
      <table:table table:name="Table17" table:style-name="Table17">
        <table:table-column table:style-name="Table17.A"/>
        <table:table-column table:style-name="Table17.B"/>
        <table:table-column table:style-name="Table17.C"/>
        <table:table-row>
          <table:table-cell table:style-name="Table17.A1" office:value-type="string">
            <text:section text:style-name="Sect1" text:name="Section11">
              <text:p text:style-name="P5"><text:bookmark text:name="mep_5"/></text:p>
            </text:section>
          </table:table-cell>
          <table:table-cell table:style-name="Table17.A1" office:value-type="string">
            <text:p text:style-name="P2"><text:span text:style-name="Emphasis">I slipped and cut my arm.</text:span></text:p>
          </table:table-cell>
          <table:table-cell table:style-name="Table17.A1" office:value-type="string">
            <text:p text:style-name="Table_20_Contents">Eu escorreguei e cortei meu braço.</text:p>
          </table:table-cell>
        </table:table-row>
        <table:table-row>
          <table:table-cell table:style-name="Table17.A1" office:value-type="string">
            <text:section text:style-name="Sect1" text:name="mep_6">
              <text:p text:style-name="P5"/>
            </text:section>
          </table:table-cell>
          <table:table-cell table:style-name="Table17.B2" table:number-columns-spanned="2" office:value-type="string">
            <text:p text:style-name="P5"/>
          </table:table-cell>
          <table:covered-table-cell/>
        </table:table-row>
      </table:table>
      <table:table table:name="Table18" table:style-name="Table18">
        <table:table-column table:style-name="Table18.A"/>
        <table:table-column table:style-name="Table18.B"/>
        <table:table-column table:style-name="Table18.C"/>
        <table:table-row>
          <table:table-cell table:style-name="Table18.A1" office:value-type="string">
            <text:section text:style-name="Sect1" text:name="Section12">
              <text:p text:style-name="P5"><text:bookmark text:name="mep_6"/></text:p>
            </text:section>
          </table:table-cell>
          <table:table-cell table:style-name="Table18.A1" office:value-type="string">
            <text:p text:style-name="P2"><text:span text:style-name="Emphasis">I fell down and bruised my shoulder.</text:span></text:p>
          </table:table-cell>
          <table:table-cell table:style-name="Table18.A1" office:value-type="string">
            <text:p text:style-name="Table_20_Contents">Caí e machuquei meu ombro.</text:p>
          </table:table-cell>
        </table:table-row>
      </table:table>
      <text:p text:style-name="Text_20_body"> </text:p>
      <text:p text:style-name="Text_20_body"><text:span text:style-name="Strong_20_Emphasis">Resultado</text:span></text:p>
      <text:p text:style-name="Text_20_body"> </text:p>
      <table:table table:name="Table19" table:style-name="Table19">
        <table:table-column table:style-name="Table19.A"/>
        <table:table-row>
          <table:table-cell table:style-name="Table19.A1" office:value-type="string">
            <text:section text:style-name="Sect1" text:name="mep_7">
              <text:p text:style-name="P5"/>
            </text:section>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section text:style-name="Sect1" text:name="Section13">
              <text:p text:style-name="P5"><text:bookmark text:name="mep_7"/></text:p>
            </text:section>
          </table:table-cell>
          <table:table-cell table:style-name="Table20.A1" office:value-type="string">
            <text:p text:style-name="P2"><text:span text:style-name="Emphasis">I have a bruise on my arm.</text:span></text:p>
          </table:table-cell>
          <table:table-cell table:style-name="Table20.A1" office:value-type="string">
            <text:p text:style-name="Table_20_Contents">Estou com um machucado no braço.</text:p>
          </table:table-cell>
        </table:table-row>
        <table:table-row>
          <table:table-cell table:style-name="Table20.A1" office:value-type="string">
            <text:section text:style-name="Sect1" text:name="mep_8">
              <text:p text:style-name="P5"/>
            </text:section>
          </table:table-cell>
          <table:table-cell table:style-name="Table20.B2" table:number-columns-spanned="2" office:value-type="string">
            <text:p text:style-name="P5"/>
          </table:table-cell>
          <table:covered-table-cell/>
        </table:table-row>
      </table:table>
      <table:table table:name="Table21" table:style-name="Table21">
        <table:table-column table:style-name="Table21.A"/>
        <table:table-column table:style-name="Table21.B"/>
        <table:table-column table:style-name="Table21.C"/>
        <table:table-row>
          <table:table-cell table:style-name="Table21.A1" office:value-type="string">
            <text:section text:style-name="Sect1" text:name="Section14">
              <text:p text:style-name="P5"><text:bookmark text:name="mep_8"/></text:p>
            </text:section>
          </table:table-cell>
          <table:table-cell table:style-name="Table21.A1" office:value-type="string">
            <text:p text:style-name="P2"><text:span text:style-name="Emphasis">I have a sprained wrist.</text:span></text:p>
          </table:table-cell>
          <table:table-cell table:style-name="Table21.A1" office:value-type="string">
            <text:p text:style-name="Table_20_Contents">Estou com o pulso torcido.</text:p>
          </table:table-cell>
        </table:table-row>
        <table:table-row>
          <table:table-cell table:style-name="Table21.A1" office:value-type="string">
            <text:section text:style-name="Sect1" text:name="Section15">
              <text:p text:style-name="P5"><text:bookmark text:name="mep_91"/></text:p>
            </text:section>
          </table:table-cell>
          <table:table-cell table:style-name="Table21.B2" table:number-columns-spanned="2" office:value-type="string">
            <text:p text:style-name="P5"/>
          </table:table-cell>
          <table:covered-table-cell/>
        </table:table-row>
      </table:table>
      <table:table table:name="Table22" table:style-name="Table22">
        <table:table-column table:style-name="Table22.A"/>
        <table:table-column table:style-name="Table22.B"/>
        <table:table-column table:style-name="Table22.C"/>
        <table:table-row>
          <table:table-cell table:style-name="Table22.A1" office:value-type="string">
            <text:section text:style-name="Sect1" text:name="Section16">
              <text:p text:style-name="P5"><text:bookmark text:name="mep_92"/></text:p>
            </text:section>
          </table:table-cell>
          <table:table-cell table:style-name="Table22.A1" office:value-type="string">
            <text:p text:style-name="P2"><text:span text:style-name="Emphasis">I have a broken leg.</text:span></text:p>
          </table:table-cell>
          <table:table-cell table:style-name="Table22.A1" office:value-type="string">
            <text:p text:style-name="Table_20_Contents">Estou com a perna quebrada.</text:p>
          </table:table-cell>
        </table:table-row>
      </table:table>
      <text:p text:style-name="Standard"/>
      <text:p text:style-name="Text_20_body"><text:span text:style-name="Strong_20_Emphasis">While</text:span> e <text:span text:style-name="Strong_20_Emphasis">when</text:span> para ações interrompidas<text:line-break/> </text:p>
      <text:p text:style-name="Text_20_body">Ao descrever um acidente, você normalmente pode incluir duas ações, sendo uma ação (<text:span text:style-name="Strong_20_Emphasis">was +</text:span> verbo <text:span text:style-name="Strong_20_Emphasis">+ ing</text:span>) interrompida pela outra.</text:p>
      <text:p text:style-name="Text_20_body"><text:soft-page-break/> </text:p>
      <table:table table:name="Table23" table:style-name="Table23">
        <table:table-column table:style-name="Table23.A"/>
        <table:table-row>
          <table:table-cell table:style-name="Table23.A1" office:value-type="string">
            <text:section text:style-name="Sect1" text:name="Section17">
              <text:p text:style-name="P5"><text:bookmark text:name="mep_101"/></text:p>
            </text:section>
          </table:table-cell>
        </table:table-row>
      </table:table>
      <table:table table:name="Table24" table:style-name="Table24">
        <table:table-column table:style-name="Table24.A"/>
        <table:table-column table:style-name="Table24.B"/>
        <table:table-column table:style-name="Table24.C"/>
        <table:table-row>
          <table:table-cell table:style-name="Table24.A1" office:value-type="string">
            <text:section text:style-name="Sect1" text:name="Section18">
              <text:p text:style-name="P5"><text:bookmark text:name="mep_102"/></text:p>
            </text:section>
          </table:table-cell>
          <table:table-cell table:style-name="Table24.A1" office:value-type="string">
            <text:p text:style-name="Table_20_Contents"><text:span text:style-name="Emphasis"><text:span text:style-name="Strong_20_Emphasis">I sprained</text:span></text:span><text:span text:style-name="Emphasis"> my ankle </text:span><text:span text:style-name="Emphasis"><text:span text:style-name="Strong_20_Emphasis">while I was playing</text:span></text:span><text:span text:style-name="Emphasis"> soccer.</text:span></text:p>
          </table:table-cell>
          <table:table-cell table:style-name="Table24.A1" office:value-type="string">
            <text:p text:style-name="Table_20_Contents">Torci meu tornozelo enquanto estava jogando futebol.</text:p>
          </table:table-cell>
        </table:table-row>
        <table:table-row>
          <table:table-cell table:style-name="Table24.A1" office:value-type="string">
            <text:section text:style-name="Sect1" text:name="Section19">
              <text:p text:style-name="P5"><text:bookmark text:name="mep_111"/></text:p>
            </text:section>
          </table:table-cell>
          <table:table-cell table:number-columns-spanned="2" office:value-type="string">
            <text:p text:style-name="P5"/>
          </table:table-cell>
          <table:covered-table-cell/>
        </table:table-row>
      </table:table>
      <table:table table:name="Table25" table:style-name="Table25">
        <table:table-column table:style-name="Table25.A"/>
        <table:table-column table:style-name="Table25.B"/>
        <table:table-column table:style-name="Table25.C"/>
        <table:table-row>
          <table:table-cell table:style-name="Table25.A1" office:value-type="string">
            <text:section text:style-name="Sect1" text:name="Section20">
              <text:p text:style-name="P5"><text:bookmark text:name="mep_112"/></text:p>
            </text:section>
          </table:table-cell>
          <table:table-cell table:style-name="Table25.A1" office:value-type="string">
            <text:p text:style-name="Table_20_Contents"><text:span text:style-name="Emphasis"><text:span text:style-name="Strong_20_Emphasis">I was walking</text:span></text:span><text:span text:style-name="Emphasis"> on an icy road </text:span><text:span text:style-name="Emphasis"><text:span text:style-name="Strong_20_Emphasis">when I slipped</text:span></text:span><text:span text:style-name="Emphasis"> and </text:span><text:span text:style-name="Emphasis"><text:span text:style-name="Strong_20_Emphasis">broke</text:span></text:span><text:span text:style-name="Emphasis"> my leg. </text:span></text:p>
          </table:table-cell>
          <table:table-cell table:style-name="Table25.A1" office:value-type="string">
            <text:p text:style-name="Table_20_Contents">Estava andando em uma rua escorregadia quando escorreguei e quebrei minha perna.</text:p>
          </table:table-cell>
        </table:table-row>
      </table:table>
      <text:p text:style-name="Text_20_body"> </text:p>
      <text:p text:style-name="Text_20_body">Como deve ter percebido, você pode usar as palavras <text:span text:style-name="Strong_20_Emphasis">while</text:span> e <text:span text:style-name="Strong_20_Emphasis">when</text:span> para introduzir a ação que estava acontecendo naquele momento.</text:p>
      <text:p text:style-name="Text_20_body"> </text:p>
      <table:table table:name="Table26" table:style-name="Table26">
        <table:table-column table:style-name="Table26.A"/>
        <table:table-row>
          <table:table-cell table:style-name="Table26.A1" office:value-type="string">
            <text:section text:style-name="Sect1" text:name="Section21">
              <text:p text:style-name="P5"><text:bookmark text:name="mep_121"/></text:p>
            </text:section>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section text:style-name="Sect1" text:name="Section22">
              <text:p text:style-name="P5"><text:bookmark text:name="mep_122"/></text:p>
            </text:section>
          </table:table-cell>
          <table:table-cell table:style-name="Table27.A1" office:value-type="string">
            <text:p text:style-name="P2"><text:span text:style-name="Strong_20_Emphasis"><text:span text:style-name="Emphasis">While I was crossing</text:span></text:span><text:span text:style-name="Emphasis"> the road, a woman fell down. </text:span></text:p>
          </table:table-cell>
          <table:table-cell table:style-name="Table27.A1" office:value-type="string">
            <text:p text:style-name="Table_20_Contents">Enquanto eu estava atravessando a rua, uma mulher caiu.</text:p>
          </table:table-cell>
        </table:table-row>
        <table:table-row>
          <table:table-cell table:style-name="Table27.A1" office:value-type="string">
            <text:section text:style-name="Sect1" text:name="Section23">
              <text:p text:style-name="P5"><text:bookmark text:name="mep_131"/></text:p>
            </text:section>
          </table:table-cell>
          <table:table-cell table:style-name="Table27.B2" table:number-columns-spanned="2" office:value-type="string">
            <text:p text:style-name="P5"/>
          </table:table-cell>
          <table:covered-table-cell/>
        </table:table-row>
      </table:table>
      <table:table table:name="Table28" table:style-name="Table28">
        <table:table-column table:style-name="Table28.A"/>
        <table:table-column table:style-name="Table28.B"/>
        <table:table-column table:style-name="Table28.C"/>
        <table:table-row>
          <table:table-cell table:style-name="Table28.A1" office:value-type="string">
            <text:section text:style-name="Sect1" text:name="Section24">
              <text:p text:style-name="P5"><text:bookmark text:name="mep_132"/></text:p>
            </text:section>
          </table:table-cell>
          <table:table-cell table:style-name="Table28.A1" office:value-type="string">
            <text:p text:style-name="P2"><text:span text:style-name="Strong_20_Emphasis"><text:span text:style-name="Emphasis">When I was driving</text:span></text:span><text:span text:style-name="Emphasis"> to work, I saw the accident.</text:span></text:p>
          </table:table-cell>
          <table:table-cell table:style-name="Table28.A1" office:value-type="string">
            <text:p text:style-name="Table_20_Contents">Quando eu estava dirigindo para o trabalho, eu vi o acidente.</text:p>
          </table:table-cell>
        </table:table-row>
      </table:table>
      <text:p text:style-name="Text_20_body"> </text:p>
      <text:p text:style-name="Text_20_body">Você também pode usar <text:span text:style-name="Strong_20_Emphasis">when</text:span> para introduzir a segunda ação.</text:p>
      <text:p text:style-name="Text_20_body"> </text:p>
      <table:table table:name="Table29" table:style-name="Table29">
        <table:table-column table:style-name="Table29.A"/>
        <table:table-row>
          <table:table-cell table:style-name="Table29.A1" office:value-type="string">
            <text:section text:style-name="Sect1" text:name="Section25">
              <text:p text:style-name="P5"><text:bookmark text:name="mep_141"/></text:p>
            </text:section>
          </table:table-cell>
        </table:table-row>
      </table:table>
      <table:table table:name="Table30" table:style-name="Table30">
        <table:table-column table:style-name="Table30.A"/>
        <table:table-column table:style-name="Table30.B"/>
        <table:table-column table:style-name="Table30.C"/>
        <table:table-row>
          <table:table-cell table:style-name="Table30.A1" office:value-type="string">
            <text:section text:style-name="Sect1" text:name="Section26">
              <text:p text:style-name="P5"><text:bookmark text:name="mep_142"/></text:p>
            </text:section>
          </table:table-cell>
          <table:table-cell table:style-name="Table30.A1" office:value-type="string">
            <text:p text:style-name="P2">A:<text:span text:style-name="Emphasis"> What happened? </text:span></text:p>
          </table:table-cell>
          <table:table-cell table:style-name="Table30.A1" office:value-type="string">
            <text:p text:style-name="Table_20_Contents">O que aconteceu?</text:p>
          </table:table-cell>
        </table:table-row>
        <table:table-row>
          <table:table-cell table:style-name="Table30.A1" office:value-type="string">
            <text:p text:style-name="Table_20_Contents"> </text:p>
          </table:table-cell>
          <table:table-cell table:style-name="Table30.A1" office:value-type="string">
            <text:p text:style-name="P2">B:<text:span text:style-name="Emphasis"> I was climbing the ladder </text:span><text:span text:style-name="Emphasis"><text:span text:style-name="Strong_20_Emphasis">when I slipped</text:span></text:span><text:span text:style-name="Emphasis">.</text:span></text:p>
          </table:table-cell>
          <table:table-cell table:style-name="Table30.A1" office:value-type="string">
            <text:p text:style-name="Table_20_Contents">Eu estava subindo a escada quando escorreguei.</text:p>
          </table:table-cell>
        </table:table-row>
      </table:table>
      <text:p text:style-name="Standard"/>
      <text:p text:style-name="Standard">From </text:p>
      <text:p text:style-name="P1">Boz</text:p>
      <text:p text:style-name="Text_20_body">Hi, there.</text:p>
      <text:p text:style-name="Text_20_body"><text:soft-page-break/> </text:p>
      <text:p text:style-name="Text_20_body">Terrible weekend! I was walking in the park when a cyclist hit me! I fell down, and now I have a sprained wrist and a bruise on my shoulder. Hope your weekend was better.</text:p>
      <text:p text:style-name="Text_20_body"> </text:p>
      <text:p text:style-name="Text_20_body">Boz</text:p>
      <text:p text:style-name="Standard">I bruised my shoulder while I was cycling.</text:p>
      <text:p text:style-name="Standard">Eu machuquei meu ombro enquanto estava andando de bicicleta.</text:p>
      <text:p text:style-name="Standard">I sprained my wrist and bruised my leg.</text:p>
      <text:p text:style-name="Standard">Eu torci meu punho e machuquei minha perna.</text:p>
      <text:p text:style-name="Standard">I fell off a wall and broke my leg.</text:p>
      <text:p text:style-name="Standard">Eu cai de um muro e quebrei minha perna.</text:p>
      <text:p text:style-name="Standard">I was running for a bus when I sprained my ankle.</text:p>
      <text:p text:style-name="Standard">Eu estava correndo atrás de um ônibus quando torci meu tornozelo.</text:p>
      <text:p text:style-name="Standard">I have a bruise on my arm.</text:p>
      <text:p text:style-name="Standard">Eu tenho um hematoma no meu braço.</text:p>
      <text:p text:style-name="Standard">I broke my arm while I was playing volleyball.</text:p>
      <text:p text:style-name="Standard">Eu quebrei meu braço enquanto estava jogando vôlei.</text:p>
      <text:p text:style-name="Standard"/>
      <text:p text:style-name="Text_20_body"><text:span text:style-name="Strong_20_Emphasis">Perguntando sobre um acidente</text:span></text:p>
      <text:p text:style-name="Text_20_body"> </text:p>
      <text:p text:style-name="Text_20_body">Existem algumas perguntas típicas a se fazer quando alguém sofreu um acidente recentemente.</text:p>
      <text:p text:style-name="Text_20_body"> </text:p>
      <text:p text:style-name="Text_20_body"> </text:p>
      <table:table table:name="Table31" table:style-name="Table31">
        <table:table-column table:style-name="Table31.A"/>
        <table:table-row>
          <table:table-cell table:style-name="Table31.A1" office:value-type="string">
            <text:section text:style-name="Sect1" text:name="mep_22">
              <text:p text:style-name="P5"/>
            </text:section>
          </table:table-cell>
        </table:table-row>
      </table:table>
      <table:table table:name="Table32" table:style-name="Table32">
        <table:table-column table:style-name="Table32.A"/>
        <table:table-column table:style-name="Table32.B"/>
        <table:table-column table:style-name="Table32.C"/>
        <table:table-row>
          <table:table-cell table:style-name="Table32.A1" office:value-type="string">
            <text:section text:style-name="Sect1" text:name="Section27">
              <text:p text:style-name="P5"><text:bookmark text:name="mep_22"/></text:p>
            </text:section>
          </table:table-cell>
          <table:table-cell table:style-name="Table32.A1" office:value-type="string">
            <text:p text:style-name="P2"><text:span text:style-name="Emphasis">What happened?</text:span></text:p>
          </table:table-cell>
          <table:table-cell table:style-name="Table32.A1" office:value-type="string">
            <text:p text:style-name="Table_20_Contents">O que aconteceu?</text:p>
          </table:table-cell>
        </table:table-row>
        <table:table-row>
          <table:table-cell table:style-name="Table32.A1" office:value-type="string">
            <text:p text:style-name="Table_20_Contents"> </text:p>
          </table:table-cell>
          <table:table-cell table:style-name="Table32.A1" office:value-type="string">
            <text:p text:style-name="Table_20_Contents"> </text:p>
          </table:table-cell>
          <table:table-cell table:style-name="Table32.A1" office:value-type="string">
            <text:p text:style-name="Table_20_Contents"> </text:p>
          </table:table-cell>
        </table:table-row>
        <table:table-row>
          <table:table-cell table:style-name="Table32.A1" office:value-type="string">
            <text:section text:style-name="Sect1" text:name="mep_23">
              <text:p text:style-name="P5"/>
            </text:section>
          </table:table-cell>
          <table:table-cell table:style-name="Table32.B3" table:number-columns-spanned="2" office:value-type="string">
            <text:p text:style-name="P5"/>
          </table:table-cell>
          <table:covered-table-cell/>
        </table:table-row>
      </table:table>
      <table:table table:name="Table33" table:style-name="Table33">
        <table:table-column table:style-name="Table33.A"/>
        <table:table-column table:style-name="Table33.B"/>
        <table:table-column table:style-name="Table33.C"/>
        <table:table-row>
          <table:table-cell table:style-name="Table33.A1" office:value-type="string">
            <text:section text:style-name="Sect1" text:name="Section28">
              <text:p text:style-name="P5"><text:bookmark text:name="mep_23"/></text:p>
            </text:section>
          </table:table-cell>
          <table:table-cell table:style-name="Table33.A1" office:value-type="string">
            <text:p text:style-name="P2"><text:span text:style-name="Emphasis">Oh, no! </text:span><text:span text:style-name="Emphasis"><text:span text:style-name="Strong_20_Emphasis">Were you OK?</text:span></text:span><text:soft-page-break/></text:p>
          </table:table-cell>
          <table:table-cell table:style-name="Table33.A1" office:value-type="string">
            <text:p text:style-name="Table_20_Contents">Ah, não! Você ficou bem?</text:p>
          </table:table-cell>
        </table:table-row>
        <table:table-row>
          <table:table-cell table:style-name="Table33.A1" office:value-type="string">
            <text:p text:style-name="Table_20_Contents"> </text:p>
          </table:table-cell>
          <table:table-cell table:style-name="Table33.A1" office:value-type="string">
            <text:p text:style-name="Table_20_Contents"> </text:p>
          </table:table-cell>
          <table:table-cell table:style-name="Table33.A1" office:value-type="string">
            <text:p text:style-name="Table_20_Contents"> </text:p>
          </table:table-cell>
        </table:table-row>
        <table:table-row>
          <table:table-cell table:style-name="Table33.A1" office:value-type="string">
            <text:section text:style-name="Sect1" text:name="mep_24">
              <text:p text:style-name="P5"/>
            </text:section>
          </table:table-cell>
          <table:table-cell table:style-name="Table33.B3" table:number-columns-spanned="2" office:value-type="string">
            <text:p text:style-name="P5"/>
          </table:table-cell>
          <table:covered-table-cell/>
        </table:table-row>
      </table:table>
      <table:table table:name="Table34" table:style-name="Table34">
        <table:table-column table:style-name="Table34.A"/>
        <table:table-column table:style-name="Table34.B"/>
        <table:table-column table:style-name="Table34.C"/>
        <table:table-row>
          <table:table-cell table:style-name="Table34.A1" office:value-type="string">
            <text:section text:style-name="Sect1" text:name="Section29">
              <text:p text:style-name="P5"><text:bookmark text:name="mep_24"/></text:p>
            </text:section>
          </table:table-cell>
          <table:table-cell table:style-name="Table34.A1" office:value-type="string">
            <text:p text:style-name="P2"><text:span text:style-name="Emphasis">And </text:span><text:span text:style-name="Emphasis"><text:span text:style-name="Strong_20_Emphasis">how are you feeling </text:span></text:span><text:span text:style-name="Emphasis">now?</text:span></text:p>
          </table:table-cell>
          <table:table-cell table:style-name="Table34.A1" office:value-type="string">
            <text:p text:style-name="Table_20_Contents">E como você está se sentindo agora?</text:p>
          </table:table-cell>
        </table:table-row>
      </table:table>
      <text:p text:style-name="Text_20_body"> </text:p>
      <text:p text:style-name="Text_20_body">E aqui estão algumas respostas típicas, normalmente diminuindo a gravidade do acidente.</text:p>
      <text:p text:style-name="Text_20_body"> </text:p>
      <text:p text:style-name="Text_20_body"> </text:p>
      <table:table table:name="Table35" table:style-name="Table35">
        <table:table-column table:style-name="Table35.A"/>
        <table:table-row>
          <table:table-cell table:style-name="Table35.A1" office:value-type="string">
            <text:section text:style-name="Sect1" text:name="mep_25">
              <text:p text:style-name="P5"/>
            </text:section>
          </table:table-cell>
        </table:table-row>
      </table:table>
      <table:table table:name="Table36" table:style-name="Table36">
        <table:table-column table:style-name="Table36.A"/>
        <table:table-column table:style-name="Table36.B"/>
        <table:table-column table:style-name="Table36.C"/>
        <table:table-row>
          <table:table-cell table:style-name="Table36.A1" office:value-type="string">
            <text:section text:style-name="Sect1" text:name="Section30">
              <text:p text:style-name="P5"><text:bookmark text:name="mep_25"/></text:p>
            </text:section>
          </table:table-cell>
          <table:table-cell table:style-name="Table36.A1" office:value-type="string">
            <text:p text:style-name="P2">A: <text:span text:style-name="Emphasis">Hey. How was your weekend?</text:span></text:p>
          </table:table-cell>
          <table:table-cell table:style-name="Table36.A1" office:value-type="string">
            <text:p text:style-name="Table_20_Contents">Ei, como foi o seu final de semana?</text:p>
          </table:table-cell>
        </table:table-row>
        <table:table-row>
          <table:table-cell table:style-name="Table36.A1" office:value-type="string">
            <text:p text:style-name="Table_20_Contents"> </text:p>
          </table:table-cell>
          <table:table-cell table:style-name="Table36.A1" office:value-type="string">
            <text:p text:style-name="P2">B: <text:span text:style-name="Emphasis">Mmmm, it was OK. Not so great.</text:span></text:p>
          </table:table-cell>
          <table:table-cell table:style-name="Table36.A1" office:value-type="string">
            <text:p text:style-name="Table_20_Contents">Ah, foi tudo certo. Não tão bom.</text:p>
          </table:table-cell>
        </table:table-row>
        <table:table-row>
          <table:table-cell table:style-name="Table36.A1" office:value-type="string">
            <text:p text:style-name="Table_20_Contents"> </text:p>
          </table:table-cell>
          <table:table-cell table:style-name="Table36.A1" office:value-type="string">
            <text:p text:style-name="Table_20_Contents"> </text:p>
          </table:table-cell>
          <table:table-cell table:style-name="Table36.A1" office:value-type="string">
            <text:p text:style-name="Table_20_Contents"> </text:p>
          </table:table-cell>
        </table:table-row>
        <table:table-row>
          <table:table-cell table:style-name="Table36.A1" office:value-type="string">
            <text:section text:style-name="Sect1" text:name="mep_26">
              <text:p text:style-name="P5"/>
            </text:section>
          </table:table-cell>
          <table:table-cell table:style-name="Table36.B4" table:number-columns-spanned="2" office:value-type="string">
            <text:p text:style-name="P5"/>
          </table:table-cell>
          <table:covered-table-cell/>
        </table:table-row>
      </table:table>
      <table:table table:name="Table37" table:style-name="Table37">
        <table:table-column table:style-name="Table37.A"/>
        <table:table-column table:style-name="Table37.B"/>
        <table:table-column table:style-name="Table37.C"/>
        <table:table-row>
          <table:table-cell table:style-name="Table37.A1" office:value-type="string">
            <text:section text:style-name="Sect1" text:name="Section31">
              <text:p text:style-name="P5"><text:bookmark text:name="mep_26"/></text:p>
            </text:section>
          </table:table-cell>
          <table:table-cell table:style-name="Table37.A1" office:value-type="string">
            <text:p text:style-name="P2">A:<text:span text:style-name="Emphasis"> What happened?</text:span></text:p>
          </table:table-cell>
          <table:table-cell table:style-name="Table37.A1" office:value-type="string">
            <text:p text:style-name="Table_20_Contents">O que aconteceu?</text:p>
          </table:table-cell>
        </table:table-row>
        <table:table-row>
          <table:table-cell table:style-name="Table37.A1" office:value-type="string">
            <text:p text:style-name="Table_20_Contents"> </text:p>
          </table:table-cell>
          <table:table-cell table:style-name="Table37.A1" office:value-type="string">
            <text:p text:style-name="P2">B:<text:span text:style-name="Emphasis"> Well, while I was cooking,I slipped and fell down.</text:span></text:p>
          </table:table-cell>
          <table:table-cell table:style-name="Table37.A1" office:value-type="string">
            <text:p text:style-name="Table_20_Contents">Bem, enquanto eu estava cozinhando, escorreguei e caí.</text:p>
          </table:table-cell>
        </table:table-row>
        <table:table-row>
          <table:table-cell table:style-name="Table37.A1" office:value-type="string">
            <text:p text:style-name="Table_20_Contents"> </text:p>
          </table:table-cell>
          <table:table-cell table:style-name="Table37.A1" office:value-type="string">
            <text:p text:style-name="Table_20_Contents"> </text:p>
          </table:table-cell>
          <table:table-cell table:style-name="Table37.A1" office:value-type="string">
            <text:p text:style-name="Table_20_Contents"> </text:p>
          </table:table-cell>
        </table:table-row>
        <table:table-row>
          <table:table-cell table:style-name="Table37.A1" office:value-type="string">
            <text:section text:style-name="Sect1" text:name="mep_27">
              <text:p text:style-name="P5"/>
            </text:section>
          </table:table-cell>
          <table:table-cell table:style-name="Table37.B4" table:number-columns-spanned="2" office:value-type="string">
            <text:p text:style-name="P5"/>
          </table:table-cell>
          <table:covered-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section text:style-name="Sect1" text:name="Section32">
              <text:p text:style-name="P5"><text:bookmark text:name="mep_27"/></text:p>
            </text:section>
          </table:table-cell>
          <table:table-cell table:style-name="Table38.A1" office:value-type="string">
            <text:p text:style-name="P2">A:<text:span text:style-name="Emphasis"> Oh, no! Were you OK? </text:span></text:p>
          </table:table-cell>
          <table:table-cell table:style-name="Table38.A1" office:value-type="string">
            <text:p text:style-name="Table_20_Contents">Ah, não! Você ficou bem?</text:p>
          </table:table-cell>
        </table:table-row>
        <table:table-row>
          <table:table-cell table:style-name="Table38.A1" office:value-type="string">
            <text:p text:style-name="Table_20_Contents"> </text:p>
          </table:table-cell>
          <table:table-cell table:style-name="Table38.A1" office:value-type="string">
            <text:p text:style-name="P2">B:<text:span text:style-name="Emphasis"> Yes. I went to the hospital, but </text:span><text:span text:style-name="Emphasis"><text:span text:style-name="Strong_20_Emphasis">it wasn't serious</text:span></text:span><text:span text:style-name="Emphasis">.</text:span></text:p>
          </table:table-cell>
          <table:table-cell table:style-name="Table38.A1" office:value-type="string">
            <text:p text:style-name="Table_20_Contents">Sim, eu fui ao hospital, mas não foi nada sério.</text:p>
          </table:table-cell>
        </table:table-row>
        <table:table-row>
          <table:table-cell table:style-name="Table38.A1" office:value-type="string">
            <text:p text:style-name="Table_20_Contents"> </text:p>
          </table:table-cell>
          <table:table-cell table:style-name="Table38.A1" office:value-type="string">
            <text:p text:style-name="Table_20_Contents"> </text:p>
          </table:table-cell>
          <table:table-cell table:style-name="Table38.A1" office:value-type="string">
            <text:p text:style-name="Table_20_Contents"> </text:p>
          </table:table-cell>
        </table:table-row>
        <table:table-row>
          <table:table-cell table:style-name="Table38.A1" office:value-type="string">
            <text:section text:style-name="Sect1" text:name="mep_28">
              <text:p text:style-name="P5"/>
            </text:section>
          </table:table-cell>
          <table:table-cell table:style-name="Table38.B4" table:number-columns-spanned="2" office:value-type="string">
            <text:p text:style-name="P5"/>
          </table:table-cell>
          <table:covered-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section text:style-name="Sect1" text:name="Section33">
              <text:p text:style-name="P5"><text:bookmark text:name="mep_28"/></text:p>
            </text:section>
          </table:table-cell>
          <table:table-cell table:style-name="Table39.A1" office:value-type="string">
            <text:p text:style-name="P2">A:<text:span text:style-name="Emphasis"> And how are you feeling now? </text:span><text:soft-page-break/></text:p>
          </table:table-cell>
          <table:table-cell table:style-name="Table39.A1" office:value-type="string">
            <text:p text:style-name="Table_20_Contents">E como você está se sentindo agora?</text:p>
          </table:table-cell>
        </table:table-row>
        <table:table-row>
          <table:table-cell table:style-name="Table39.A1" office:value-type="string">
            <text:p text:style-name="Table_20_Contents"> </text:p>
          </table:table-cell>
          <table:table-cell table:style-name="Table39.A1" office:value-type="string">
            <text:p text:style-name="P2">B:<text:span text:style-name="Emphasis"> I'm OK. I have a bruise on my head, </text:span><text:span text:style-name="Emphasis"><text:span text:style-name="Strong_20_Emphasis">but I'll be fine</text:span></text:span><text:span text:style-name="Emphasis">.</text:span></text:p>
          </table:table-cell>
          <table:table-cell table:style-name="Table39.A1" office:value-type="string">
            <text:p text:style-name="Table_20_Contents">Estou bem. Estou com um machucado na cabeça, mas ficarei bem.<text:line-break/> </text:p>
          </table:table-cell>
        </table:table-row>
      </table:table>
      <text:p text:style-name="Text_20_body"> </text:p>
      <text:p text:style-name="Standard">It wasn't serious.</text:p>
      <text:p text:style-name="Standard">Não era nada sério.</text:p>
      <text:p text:style-name="Standard">I'm OK. I have a bruise on my leg.</text:p>
      <text:p text:style-name="Standard">Estou bem, com um machucado na minha perna.</text:p>
      <text:p text:style-name="Standard">I went to the hospital.</text:p>
      <text:p text:style-name="Standard">Eu fui ao hospital.</text:p>
      <text:p text:style-name="Standard">I slipped and fell while I was playing soccer.</text:p>
      <text:p text:style-name="Standard">Eu escorreguei e caí enquanto estava jogando futebol.</text:p>
      <text:p text:style-name="Standard">Mmmm, it wasn't great.</text:p>
      <text:p text:style-name="Standard">Hum, não foi muito bom.</text:p>
      <text:p text:style-name="Standard"/>
      <text:p text:style-name="Standard"><text:span text:style-name="Strong_20_Emphasis">Problemas pessoais</text:span><text:line-break/> </text:p>
      <table:table table:name="Table72" table:style-name="Table72">
        <table:table-column table:style-name="Table72.A"/>
        <table:table-column table:style-name="Table72.B"/>
        <table:table-row>
          <table:table-cell table:style-name="Table72.A1" table:number-columns-spanned="2" office:value-type="string">
            <text:p text:style-name="P2">Se você não consegue parar de fazer algo, você é <text:span text:style-name="Strong_20_Emphasis">addicted</text:span> nisso, ou tem um <text:span text:style-name="Strong_20_Emphasis">addiction</text:span>. Aqui estão alguns vícios comuns.</text:p>
          </table:table-cell>
          <table:covered-table-cell/>
        </table:table-row>
        <table:table-row>
          <table:table-cell table:style-name="Table72.A1" office:value-type="string">
            <text:section text:style-name="Sect1" text:name="mep_248">
              <text:p text:style-name="P5"/>
            </text:section>
          </table:table-cell>
          <table:table-cell office:value-type="string">
            <text:p text:style-name="P5"/>
          </table:table-cell>
        </table:table-row>
      </table:table>
      <table:table table:name="Table73" table:style-name="Table73">
        <table:table-column table:style-name="Table73.A"/>
        <table:table-column table:style-name="Table73.B"/>
        <table:table-column table:style-name="Table73.C"/>
        <table:table-row>
          <table:table-cell table:style-name="Table73.A1" office:value-type="string">
            <text:section text:style-name="Sect1" text:name="Section75">
              <text:p text:style-name="P5"><text:bookmark text:name="mep_248"/></text:p>
            </text:section>
          </table:table-cell>
          <table:table-cell table:style-name="Table73.A1" office:value-type="string">
            <text:p text:style-name="Table_20_Contents"><text:span text:style-name="Emphasis">He's </text:span><text:span text:style-name="Emphasis"><text:span text:style-name="Strong_20_Emphasis">addicted to</text:span></text:span><text:span text:style-name="Emphasis"> cigarettes.</text:span></text:p>
          </table:table-cell>
          <table:table-cell table:style-name="Table73.A1" office:value-type="string">
            <text:p text:style-name="P2">Ele é viciado em cigarros.                </text:p>
          </table:table-cell>
        </table:table-row>
        <table:table-row>
          <table:table-cell table:style-name="Table73.A1" office:value-type="string">
            <text:section text:style-name="Sect1" text:name="mep_249">
              <text:p text:style-name="P5"/>
            </text:section>
          </table:table-cell>
          <table:table-cell table:number-columns-spanned="2" office:value-type="string">
            <text:p text:style-name="P5"/>
          </table:table-cell>
          <table:covered-table-cell/>
        </table:table-row>
      </table:table>
      <table:table table:name="Table74" table:style-name="Table74">
        <table:table-column table:style-name="Table74.A"/>
        <table:table-column table:style-name="Table74.B"/>
        <table:table-column table:style-name="Table74.C"/>
        <table:table-row>
          <table:table-cell table:style-name="Table74.A1" office:value-type="string">
            <text:section text:style-name="Sect1" text:name="Section76">
              <text:p text:style-name="P5"><text:bookmark text:name="mep_249"/></text:p>
            </text:section>
          </table:table-cell>
          <table:table-cell table:style-name="Table74.A1" office:value-type="string">
            <text:p text:style-name="Table_20_Contents"><text:span text:style-name="Emphasis">She's </text:span><text:span text:style-name="Emphasis"><text:span text:style-name="Strong_20_Emphasis">addicted to</text:span></text:span><text:span text:style-name="Emphasis"> coffee.</text:span></text:p>
          </table:table-cell>
          <table:table-cell table:style-name="Table74.A1" office:value-type="string">
            <text:p text:style-name="P2">Ela é viciada em café.</text:p>
          </table:table-cell>
        </table:table-row>
        <table:table-row>
          <table:table-cell table:style-name="Table74.A1" office:value-type="string">
            <text:section text:style-name="Sect1" text:name="mep_250">
              <text:p text:style-name="P5"/>
            </text:section>
          </table:table-cell>
          <table:table-cell table:number-columns-spanned="2" office:value-type="string">
            <text:p text:style-name="P5"/>
          </table:table-cell>
          <table:covered-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section text:style-name="Sect1" text:name="Section77">
              <text:p text:style-name="P5"><text:bookmark text:name="mep_250"/></text:p>
            </text:section>
          </table:table-cell>
          <table:table-cell table:style-name="Table75.A1" office:value-type="string">
            <text:p text:style-name="Table_20_Contents"><text:span text:style-name="Emphasis">They're </text:span><text:span text:style-name="Emphasis"><text:span text:style-name="Strong_20_Emphasis">addicted to</text:span></text:span><text:span text:style-name="Emphasis"> gambling.</text:span></text:p>
          </table:table-cell>
          <table:table-cell table:style-name="Table75.A1" office:value-type="string">
            <text:p text:style-name="P2">Eles são viciados em apostas.</text:p>
          </table:table-cell>
        </table:table-row>
        <table:table-row>
          <table:table-cell table:style-name="Table75.A1" office:value-type="string">
            <text:section text:style-name="Sect1" text:name="mep_251">
              <text:p text:style-name="P5"/>
            </text:section>
          </table:table-cell>
          <table:table-cell table:number-columns-spanned="2" office:value-type="string">
            <text:p text:style-name="P5"/>
          </table:table-cell>
          <table:covered-table-cell/>
        </table:table-row>
      </table:table>
      <table:table table:name="Table76" table:style-name="Table76">
        <table:table-column table:style-name="Table76.A"/>
        <table:table-column table:style-name="Table76.B"/>
        <table:table-column table:style-name="Table76.C"/>
        <table:table-row>
          <table:table-cell table:style-name="Table76.A1" office:value-type="string">
            <text:section text:style-name="Sect1" text:name="Section78">
              <text:p text:style-name="P5"><text:bookmark text:name="mep_251"/></text:p>
            </text:section>
          </table:table-cell>
          <table:table-cell table:style-name="Table76.A1" office:value-type="string">
            <text:p text:style-name="Table_20_Contents"><text:span text:style-name="Emphasis">He's </text:span><text:span text:style-name="Emphasis"><text:span text:style-name="Strong_20_Emphasis">addicted to</text:span></text:span><text:span text:style-name="Emphasis"> alcohol. He's an </text:span><text:span text:style-name="Emphasis"><text:span text:style-name="Strong_20_Emphasis">alcoholic</text:span></text:span><text:span text:style-name="Emphasis">.</text:span></text:p>
          </table:table-cell>
          <table:table-cell table:style-name="Table76.A1" office:value-type="string">
            <text:p text:style-name="P2">Ele é viciado em álcool. Ele é alcoólatra.</text:p>
          </table:table-cell>
        </table:table-row>
        <table:table-row>
          <table:table-cell table:style-name="Table76.A1" table:number-columns-spanned="3" office:value-type="string">
            <text:p text:style-name="P2"><text:line-break/><text:soft-page-break/>Aqui estão alguns outros problemas pessoais comuns.</text:p>
          </table:table-cell>
          <table:covered-table-cell/>
          <table:covered-table-cell/>
        </table:table-row>
        <table:table-row>
          <table:table-cell table:style-name="Table76.A1" office:value-type="string">
            <text:section text:style-name="Sect1" text:name="mep_252">
              <text:p text:style-name="P5"/>
            </text:section>
          </table:table-cell>
          <table:table-cell table:number-columns-spanned="2" office:value-type="string">
            <text:p text:style-name="P5"/>
          </table:table-cell>
          <table:covered-table-cell/>
        </table:table-row>
      </table:table>
      <table:table table:name="Table77" table:style-name="Table77">
        <table:table-column table:style-name="Table77.A"/>
        <table:table-column table:style-name="Table77.B"/>
        <table:table-column table:style-name="Table77.C"/>
        <table:table-row>
          <table:table-cell table:style-name="Table77.A1" office:value-type="string">
            <text:section text:style-name="Sect1" text:name="Section79">
              <text:p text:style-name="P5"><text:bookmark text:name="mep_252"/></text:p>
            </text:section>
          </table:table-cell>
          <table:table-cell table:style-name="Table77.A1" office:value-type="string">
            <text:p text:style-name="Table_20_Contents"><text:span text:style-name="Emphasis">She has </text:span><text:span text:style-name="Emphasis"><text:span text:style-name="Strong_20_Emphasis">financial problems</text:span></text:span><text:span text:style-name="Emphasis">.</text:span></text:p>
          </table:table-cell>
          <table:table-cell table:style-name="Table77.A1" office:value-type="string">
            <text:p text:style-name="Table_20_Contents">Ela tem problemas financeiros.</text:p>
          </table:table-cell>
        </table:table-row>
        <table:table-row>
          <table:table-cell table:style-name="Table77.A1" office:value-type="string">
            <text:section text:style-name="Sect1" text:name="mep_253">
              <text:p text:style-name="P5"/>
            </text:section>
          </table:table-cell>
          <table:table-cell table:number-columns-spanned="2" office:value-type="string">
            <text:p text:style-name="P5"/>
          </table:table-cell>
          <table:covered-table-cell/>
        </table:table-row>
      </table:table>
      <table:table table:name="Table78" table:style-name="Table78">
        <table:table-column table:style-name="Table78.A"/>
        <table:table-column table:style-name="Table78.B"/>
        <table:table-column table:style-name="Table78.C"/>
        <table:table-row>
          <table:table-cell table:style-name="Table78.A1" office:value-type="string">
            <text:section text:style-name="Sect1" text:name="Section80">
              <text:p text:style-name="P5"><text:bookmark text:name="mep_253"/></text:p>
            </text:section>
          </table:table-cell>
          <table:table-cell table:style-name="Table78.A1" office:value-type="string">
            <text:p text:style-name="Table_20_Contents"><text:span text:style-name="Emphasis">He has a </text:span><text:span text:style-name="Emphasis"><text:span text:style-name="Strong_20_Emphasis">weight problem</text:span></text:span><text:span text:style-name="Emphasis">. He's </text:span><text:span text:style-name="Emphasis"><text:span text:style-name="Strong_20_Emphasis">overweight</text:span></text:span><text:span text:style-name="Emphasis">.</text:span></text:p>
          </table:table-cell>
          <table:table-cell table:style-name="Table78.A1" office:value-type="string">
            <text:p text:style-name="Table_20_Contents">Ele tem um problema de peso. Ele está acima do peso.</text:p>
          </table:table-cell>
        </table:table-row>
        <table:table-row>
          <table:table-cell table:style-name="Table78.A1" office:value-type="string">
            <text:section text:style-name="Sect1" text:name="mep_254">
              <text:p text:style-name="P5"/>
            </text:section>
          </table:table-cell>
          <table:table-cell table:number-columns-spanned="2" office:value-type="string">
            <text:p text:style-name="P5"/>
          </table:table-cell>
          <table:covered-table-cell/>
        </table:table-row>
      </table:table>
      <table:table table:name="Table79" table:style-name="Table79">
        <table:table-column table:style-name="Table79.A"/>
        <table:table-column table:style-name="Table79.B"/>
        <table:table-column table:style-name="Table79.C"/>
        <table:table-row>
          <table:table-cell table:style-name="Table79.A1" office:value-type="string">
            <text:section text:style-name="Sect1" text:name="Section81">
              <text:p text:style-name="P5"><text:bookmark text:name="mep_254"/></text:p>
            </text:section>
          </table:table-cell>
          <table:table-cell table:style-name="Table79.A1" office:value-type="string">
            <text:p text:style-name="Table_20_Contents"><text:span text:style-name="Emphasis">I have a </text:span><text:span text:style-name="Emphasis"><text:span text:style-name="Strong_20_Emphasis">problem sleeping</text:span></text:span><text:span text:style-name="Emphasis">. I have </text:span><text:span text:style-name="Emphasis"><text:span text:style-name="Strong_20_Emphasis">insomnia</text:span></text:span><text:span text:style-name="Emphasis">.</text:span></text:p>
          </table:table-cell>
          <table:table-cell table:style-name="Table79.A1" office:value-type="string">
            <text:p text:style-name="Table_20_Contents">Tenho problemas para dormir. Tenho insônia.</text:p>
          </table:table-cell>
        </table:table-row>
        <table:table-row>
          <table:table-cell table:style-name="Table79.A1" office:value-type="string">
            <text:section text:style-name="Sect1" text:name="mep_255">
              <text:p text:style-name="P5"/>
            </text:section>
          </table:table-cell>
          <table:table-cell table:number-columns-spanned="2" office:value-type="string">
            <text:p text:style-name="P5"/>
          </table:table-cell>
          <table:covered-table-cell/>
        </table:table-row>
      </table:table>
      <table:table table:name="Table80" table:style-name="Table80">
        <table:table-column table:style-name="Table80.A"/>
        <table:table-column table:style-name="Table80.B"/>
        <table:table-column table:style-name="Table80.C"/>
        <table:table-row>
          <table:table-cell table:style-name="Table80.A1" office:value-type="string">
            <text:section text:style-name="Sect1" text:name="Section82">
              <text:p text:style-name="P5"><text:bookmark text:name="mep_255"/></text:p>
            </text:section>
          </table:table-cell>
          <table:table-cell table:style-name="Table80.A1" office:value-type="string">
            <text:p text:style-name="Table_20_Contents"><text:span text:style-name="Emphasis">They have </text:span><text:span text:style-name="Emphasis"><text:span text:style-name="Strong_20_Emphasis">marital problems</text:span></text:span><text:span text:style-name="Emphasis">.</text:span></text:p>
          </table:table-cell>
          <table:table-cell table:style-name="Table80.A1" office:value-type="string">
            <text:p text:style-name="Table_20_Contents">Eles têm problemas conjugais.</text:p>
          </table:table-cell>
        </table:table-row>
      </table:table>
      <text:p text:style-name="Standard"/>
      <text:p text:style-name="Standard">She can't stop. She's addicted to cigarettes.</text:p>
      <text:p text:style-name="Standard">Ela não consegue parar. Ela é viciada em cigarros.</text:p>
      <text:p text:style-name="Standard">They're always fighting. They have marital problems.</text:p>
      <text:p text:style-name="Standard">Eles estão sempre brigando. Eles têm problemas conjugais.</text:p>
      <text:p text:style-name="Standard">He has a weight problem. He's very overweight.</text:p>
      <text:p text:style-name="Standard">Ele tem um problema com peso. Está muito acima do peso</text:p>
      <text:p text:style-name="Standard">She doesn't sleep at night. She has insomnia.</text:p>
      <text:p text:style-name="Standard">Ela não dorme à noite. Ela tem insônia.</text:p>
      <text:p text:style-name="Standard">He's addicted to coffee. He drinks 10 cups a day!</text:p>
      <text:p text:style-name="Standard">Ele é viciado em café. Ele toma dez xícaras por dia!</text:p>
      <text:p text:style-name="Standard">They're having some financial problems.</text:p>
      <text:p text:style-name="Standard">Eles estão passando por problemas financeiros.</text:p>
      <text:p text:style-name="Standard">He's addicted to chocolate. He can't stop eating it.</text:p>
      <text:p text:style-name="Standard">Ele é viciado em chocolate. Ele não consegue parar de comer isso.</text:p>
      <text:p text:style-name="Standard"/>
      <text:p text:style-name="P1"><text:span text:style-name="Strong_20_Emphasis">Lendo em busca da ideia principal.</text:span><text:line-break/> </text:p>
      <text:p text:style-name="Text_20_body">Encontrar a ideia principal de um parágrafo ou texto é uma habilidade de leitura importante. A ideia principal é a ideia geral, não os detalhes. Depois que você sabe qual é a ideia principal, fica mais fácil entender o texto.<text:line-break/><text:line-break/>Você pode tentar descobrir a ideia principal identificando a frase de assunto. Ela geralmente aparece no começo de um parágrafo, mas pode aparecer em qualquer lugar.<text:line-break/><text:line-break/>Caso não tenha certeza de qual é a frase de assunto, você pode deduzir a ideia principal de um texto resumindo-a nas suas próprias palavras. Busque palavras repetidas ou ideias para ajudá-lo a fazer isso.<text:line-break/><text:soft-page-break/><text:line-break/>Não seja breve ou abrangente demais na identificação da ideia principal. Ainda que a declaração possa ser verdadeira, pode ser específico ou geral demais para ser a ideia principal.</text:p>
      <text:p text:style-name="Standard">Poor John. He has a lot of personal problems. His job is very stressful. At night he can't stop thinking about his job, and he has terrible insomnia. He has marital problems because he drinks too much. And he's overweight because he doesn't exercise. John needs to make some changes.</text:p>
      <text:p text:style-name="Standard"/>
      <text:p text:style-name="Standard"><text:span text:style-name="Strong_20_Emphasis">Falando sobre um problema</text:span><text:line-break/> </text:p>
      <table:table table:name="Table81" table:style-name="Table81">
        <table:table-column table:style-name="Table81.A"/>
        <table:table-column table:style-name="Table81.B"/>
        <table:table-row>
          <table:table-cell table:style-name="Table81.A1" table:number-columns-spanned="2" office:value-type="string">
            <text:p text:style-name="Table_20_Contents">Depois de identificar um problema, você pode querer explicá-lo em mais detalhes. Aqui estão algumas expressões para ajudá-lo a fazer isso.<text:line-break/> </text:p>
          </table:table-cell>
          <table:covered-table-cell/>
        </table:table-row>
        <table:table-row>
          <table:table-cell table:style-name="Table81.A1" office:value-type="string">
            <text:section text:style-name="Sect1" text:name="mep_266">
              <text:p text:style-name="P5"/>
            </text:section>
          </table:table-cell>
          <table:table-cell office:value-type="string">
            <text:p text:style-name="P5"/>
          </table:table-cell>
        </table:table-row>
      </table:table>
      <table:table table:name="Table82" table:style-name="Table82">
        <table:table-column table:style-name="Table82.A"/>
        <table:table-column table:style-name="Table82.B"/>
        <table:table-column table:style-name="Table82.C"/>
        <table:table-column table:style-name="Table82.D"/>
        <table:table-row>
          <table:table-cell table:style-name="Table82.A1" office:value-type="string">
            <text:section text:style-name="Sect1" text:name="Section83">
              <text:p text:style-name="P5"><text:bookmark text:name="mep_266"/></text:p>
            </text:section>
          </table:table-cell>
          <table:table-cell table:style-name="Table82.A1" office:value-type="string">
            <text:p text:style-name="Table_20_Contents"><text:span text:style-name="Emphasis">I have insomnia. </text:span><text:span text:style-name="Emphasis"><text:span text:style-name="Strong_20_Emphasis">The problem is that </text:span></text:span><text:span text:style-name="Emphasis">I can't stop thinking about work.</text:span></text:p>
          </table:table-cell>
          <table:table-cell table:style-name="Table82.A1" office:value-type="string">
            <text:p text:style-name="Table_20_Contents"> </text:p>
          </table:table-cell>
          <table:table-cell table:style-name="Table82.A1" office:value-type="string">
            <text:p text:style-name="Table_20_Contents">Tenho insônia. O problema é que não consigo parar de pensar em trabalho.</text:p>
          </table:table-cell>
        </table:table-row>
        <table:table-row>
          <table:table-cell table:style-name="Table82.A1" office:value-type="string">
            <text:section text:style-name="Sect1" text:name="mep_267">
              <text:p text:style-name="P5"/>
            </text:section>
          </table:table-cell>
          <table:table-cell table:number-columns-spanned="3" office:value-type="string">
            <text:p text:style-name="P5"/>
          </table:table-cell>
          <table:covered-table-cell/>
          <table:covered-table-cell/>
        </table:table-row>
      </table:table>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section text:style-name="Sect1" text:name="Section84">
              <text:p text:style-name="P5"><text:bookmark text:name="mep_267"/></text:p>
            </text:section>
          </table:table-cell>
          <table:table-cell table:style-name="Table83.A1" office:value-type="string">
            <text:p text:style-name="Table_20_Contents"><text:span text:style-name="Emphasis">She can't quit smoking. </text:span><text:span text:style-name="Emphasis"><text:span text:style-name="Strong_20_Emphasis">One big problem is that </text:span></text:span><text:span text:style-name="Emphasis">her husband smokes, too.</text:span></text:p>
          </table:table-cell>
          <table:table-cell table:style-name="Table83.A1" office:value-type="string">
            <text:p text:style-name="Table_20_Contents"> </text:p>
          </table:table-cell>
          <table:table-cell table:style-name="Table83.A1" office:value-type="string">
            <text:p text:style-name="Table_20_Contents">Ela não consegue parar de fumar. Um grande problema é que seu marido também fuma.</text:p>
          </table:table-cell>
        </table:table-row>
        <table:table-row>
          <table:table-cell table:style-name="Table83.A1" table:number-columns-spanned="4" office:value-type="string">
            <text:p text:style-name="Table_20_Contents"><text:line-break/>A palavra <text:span text:style-name="Strong_20_Emphasis">that</text:span> pode ser omitida sem qualquer alteração no significado.<text:line-break/> </text:p>
          </table:table-cell>
          <table:covered-table-cell/>
          <table:covered-table-cell/>
          <table:covered-table-cell/>
        </table:table-row>
        <table:table-row>
          <table:table-cell table:style-name="Table83.A1" office:value-type="string">
            <text:section text:style-name="Sect1" text:name="mep_268">
              <text:p text:style-name="P5"/>
            </text:section>
          </table:table-cell>
          <table:table-cell table:number-columns-spanned="3" office:value-type="string">
            <text:p text:style-name="P5"/>
          </table:table-cell>
          <table:covered-table-cell/>
          <table:covered-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section text:style-name="Sect1" text:name="Section85">
              <text:p text:style-name="P5"><text:bookmark text:name="mep_268"/></text:p>
            </text:section>
          </table:table-cell>
          <table:table-cell table:style-name="Table84.A1" office:value-type="string">
            <text:p text:style-name="Table_20_Contents"><text:span text:style-name="Emphasis">He is very overweight. </text:span><text:span text:style-name="Emphasis"><text:span text:style-name="Strong_20_Emphasis">The trouble is</text:span></text:span><text:span text:style-name="Emphasis"> he eats too much chocolate.</text:span></text:p>
          </table:table-cell>
          <table:table-cell table:style-name="Table84.A1" office:value-type="string">
            <text:p text:style-name="Table_20_Contents"> </text:p>
          </table:table-cell>
          <table:table-cell table:style-name="Table84.A1" office:value-type="string">
            <text:p text:style-name="Table_20_Contents">Ele está muito acima do peso. O problema é que ele come chocolate demais.</text:p>
          </table:table-cell>
        </table:table-row>
        <table:table-row>
          <table:table-cell table:style-name="Table84.A1" office:value-type="string">
            <text:section text:style-name="Sect1" text:name="mep_269">
              <text:p text:style-name="P5"/>
            </text:section>
          </table:table-cell>
          <table:table-cell table:number-columns-spanned="3" office:value-type="string">
            <text:p text:style-name="P5"/>
          </table:table-cell>
          <table:covered-table-cell/>
          <table:covered-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section text:style-name="Sect1" text:name="Section86">
              <text:p text:style-name="P5"><text:bookmark text:name="mep_269"/></text:p>
            </text:section>
          </table:table-cell>
          <table:table-cell table:style-name="Table85.A1" office:value-type="string">
            <text:p text:style-name="Table_20_Contents"><text:span text:style-name="Emphasis">She can't quit smoking.</text:span><text:span text:style-name="Emphasis"><text:span text:style-name="Strong_20_Emphasis"> One big problem is </text:span></text:span><text:span text:style-name="Emphasis">her husband smokes, too.</text:span></text:p>
          </table:table-cell>
          <table:table-cell table:style-name="Table85.A1" office:value-type="string">
            <text:p text:style-name="Table_20_Contents"> </text:p>
          </table:table-cell>
          <table:table-cell table:style-name="Table85.A1" office:value-type="string">
            <text:p text:style-name="Table_20_Contents">Ela não consegue parar de fumar. Um grande problema é que seu marido também fuma.</text:p>
          </table:table-cell>
        </table:table-row>
      </table:table>
      <text:p text:style-name="Standard"/>
      <text:p text:style-name="Standard">She has a lot of personal problems.</text:p>
      <text:p text:style-name="Standard">Ela tem muitos problemas pessoais.</text:p>
      <text:p text:style-name="Standard">I'm sorry to hear that.</text:p>
      <text:p text:style-name="Standard">Lamento ouvir isso.</text:p>
      <text:p text:style-name="Standard">She's having financial problems.</text:p>
      <text:p text:style-name="Standard">Ela está enfrentando problemas financeiros.</text:p>
      <text:p text:style-name="Standard">The trouble is that she's addicted to shopping.</text:p>
      <text:p text:style-name="Standard">O problema é que ela é viciada em compras.</text:p>
      <text:p text:style-name="Standard">Oh, no. That's terrible.</text:p>
      <text:p text:style-name="Standard">Ah, não. Isso é terrível.</text:p>
      <text:p text:style-name="Standard"><text:soft-page-break/>Yeah. She can't stop buying clothes.</text:p>
      <text:p text:style-name="Standard">É. Ela não consegue parar de comprar roupas</text:p>
      <text:p text:style-name="Standard"/>
      <text:p text:style-name="P4">I know that smoking is really bad for me. I really need to<text:span text:style-name="T1"> stop begin</text:span> give it up.<text:line-break/><text:line-break/>He wants to lose weight, so he's going to <text:span text:style-name="T1">quit</text:span> begin <text:span text:style-name="T1">give</text:span> up exercising more.<text:line-break/><text:line-break/>She wants to stop drinking coffee, but it's really hard to <text:span text:style-name="T1">give stop</text:span> break the habit.<text:line-break/><text:line-break/>When did they start <text:span text:style-name="T1">break give</text:span> having financial problems?<text:line-break/><text:line-break/>How long ago did you stop <text:span text:style-name="T1">began break the habit</text:span> smoking?<text:line-break/><text:line-break/>You really should <text:span text:style-name="T1">start</text:span> quit <text:span text:style-name="T1">begin</text:span> eating so much salt. It's bad for you.</text:p>
      <text:p text:style-name="Standard"><text:span text:style-name="Strong_20_Emphasis">Modais 'ought to' e 'had better'</text:span><text:line-break/> </text:p>
      <table:table table:name="Table86" table:style-name="Table86">
        <table:table-column table:style-name="Table86.A" table:number-columns-repeated="2"/>
        <table:table-row>
          <table:table-cell table:style-name="Table86.A1" table:number-columns-spanned="2" office:value-type="string">
            <text:p text:style-name="Table_20_Contents">Você pode usar os modais <text:span text:style-name="Strong_20_Emphasis">ought to</text:span> e <text:span text:style-name="Strong_20_Emphasis">had better</text:span> para dar conselhos. <text:span text:style-name="Strong_20_Emphasis">Had better</text:span> é mais forte do que <text:span text:style-name="Strong_20_Emphasis">ought to</text:span>; use-o para dar conselhos sérios.<text:line-break/> </text:p>
          </table:table-cell>
          <table:covered-table-cell/>
        </table:table-row>
        <table:table-row>
          <table:table-cell table:style-name="Table86.A1" office:value-type="string">
            <text:section text:style-name="Sect1" text:name="mep_293">
              <text:p text:style-name="P5"/>
            </text:section>
          </table:table-cell>
          <table:table-cell office:value-type="string">
            <text:p text:style-name="P5"/>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section text:style-name="Sect1" text:name="Section87">
              <text:p text:style-name="P5"><text:bookmark text:name="mep_293"/></text:p>
            </text:section>
          </table:table-cell>
          <table:table-cell table:style-name="Table87.A1" office:value-type="string">
            <text:p text:style-name="Table_20_Contents"><text:span text:style-name="Emphasis">He's very overweight. He </text:span><text:span text:style-name="Emphasis"><text:span text:style-name="Strong_20_Emphasis">ought to</text:span></text:span><text:span text:style-name="Emphasis"> lose some weight.</text:span></text:p>
          </table:table-cell>
          <table:table-cell table:style-name="Table87.A1" office:value-type="string">
            <text:p text:style-name="Table_20_Contents">Ele está com excesso de peso. Ele deveria perder um pouco de peso.</text:p>
          </table:table-cell>
        </table:table-row>
        <table:table-row>
          <table:table-cell table:style-name="Table87.A1" office:value-type="string">
            <text:p text:style-name="Table_20_Contents"> </text:p>
          </table:table-cell>
          <table:table-cell table:style-name="Table87.A1" office:value-type="string">
            <text:p text:style-name="Table_20_Contents"> </text:p>
          </table:table-cell>
          <table:table-cell table:style-name="Table87.A1" office:value-type="string">
            <text:p text:style-name="Table_20_Contents"> </text:p>
          </table:table-cell>
        </table:table-row>
        <table:table-row>
          <table:table-cell table:style-name="Table87.A1" office:value-type="string">
            <text:section text:style-name="Sect1" text:name="mep_294">
              <text:p text:style-name="P5"/>
            </text:section>
          </table:table-cell>
          <table:table-cell table:number-columns-spanned="2" office:value-type="string">
            <text:p text:style-name="P5"/>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section text:style-name="Sect1" text:name="Section88">
              <text:p text:style-name="P5"><text:bookmark text:name="mep_294"/></text:p>
            </text:section>
          </table:table-cell>
          <table:table-cell table:style-name="Table88.A1" office:value-type="string">
            <text:p text:style-name="Table_20_Contents"><text:span text:style-name="Emphasis">Your health is very poor. You </text:span><text:span text:style-name="Emphasis"><text:span text:style-name="Strong_20_Emphasis">had better</text:span></text:span><text:span text:style-name="Emphasis"> quit smoking.</text:span></text:p>
          </table:table-cell>
          <table:table-cell table:style-name="Table88.A1" office:value-type="string">
            <text:p text:style-name="Table_20_Contents">Sua saúde está ruim. É melhor que você pare de fumar.</text:p>
          </table:table-cell>
          <table:table-cell office:value-type="string">
            <text:p text:style-name="P5"/>
          </table:table-cell>
        </table:table-row>
        <table:table-row>
          <table:table-cell table:style-name="Table88.A1" office:value-type="string">
            <text:p text:style-name="Table_20_Contents"> </text:p>
          </table:table-cell>
          <table:table-cell table:style-name="Table88.A1" office:value-type="string">
            <text:p text:style-name="Table_20_Contents"> </text:p>
          </table:table-cell>
          <table:table-cell table:style-name="Table88.A1" office:value-type="string">
            <text:p text:style-name="Table_20_Contents"> </text:p>
          </table:table-cell>
          <table:table-cell office:value-type="string">
            <text:p text:style-name="P5"/>
          </table:table-cell>
        </table:table-row>
        <table:table-row>
          <table:table-cell table:style-name="Table88.A1" table:number-columns-spanned="4" office:value-type="string">
            <text:p text:style-name="P2"><text:line-break/>A negativa de <text:span text:style-name="Strong_20_Emphasis">had better</text:span> é <text:span text:style-name="Strong_20_Emphasis">had better not</text:span>. A forma negativa de <text:span text:style-name="Strong_20_Emphasis">ought to</text:span> é <text:span text:style-name="Strong_20_Emphasis">ought not to</text:span>, mas raramente ela é usada.<text:line-break/> </text:p>
          </table:table-cell>
          <table:covered-table-cell/>
          <table:covered-table-cell/>
          <table:covered-table-cell/>
        </table:table-row>
        <table:table-row>
          <table:table-cell table:style-name="Table88.A1" office:value-type="string">
            <text:section text:style-name="Sect1" text:name="mep_295">
              <text:p text:style-name="P5"/>
            </text:section>
          </table:table-cell>
          <table:table-cell table:number-columns-spanned="3" office:value-type="string">
            <text:p text:style-name="P5"/>
          </table:table-cell>
          <table:covered-table-cell/>
          <table:covered-table-cell/>
        </table:table-row>
      </table:table>
      <table:table table:name="Table89" table:style-name="Table89">
        <table:table-column table:style-name="Table89.A"/>
        <table:table-column table:style-name="Table89.B"/>
        <table:table-column table:style-name="Table89.C"/>
        <table:table-row>
          <table:table-cell table:style-name="Table89.A1" office:value-type="string">
            <text:section text:style-name="Sect1" text:name="Section89">
              <text:p text:style-name="P5"><text:bookmark text:name="mep_295"/></text:p>
            </text:section>
          </table:table-cell>
          <table:table-cell table:style-name="Table89.A1" office:value-type="string">
            <text:p text:style-name="Table_20_Contents"><text:span text:style-name="Emphasis">You </text:span><text:span text:style-name="Emphasis"><text:span text:style-name="Strong_20_Emphasis">had better not</text:span></text:span><text:span text:style-name="Emphasis"> start smoking. It's a terrible habit.</text:span></text:p>
          </table:table-cell>
          <table:table-cell table:style-name="Table89.A1" office:value-type="string">
            <text:p text:style-name="Table_20_Contents">É melhor você não começar a fumar. É um hábito terrível.</text:p>
          </table:table-cell>
        </table:table-row>
        <text:soft-page-break/>
        <table:table-row>
          <table:table-cell table:style-name="Table89.A1" office:value-type="string">
            <text:p text:style-name="Table_20_Contents"> </text:p>
          </table:table-cell>
          <table:table-cell table:style-name="Table89.A1" office:value-type="string">
            <text:p text:style-name="Table_20_Contents"> </text:p>
          </table:table-cell>
          <table:table-cell table:style-name="Table89.A1" office:value-type="string">
            <text:p text:style-name="Table_20_Contents"> </text:p>
          </table:table-cell>
        </table:table-row>
        <table:table-row>
          <table:table-cell table:style-name="Table89.A1" office:value-type="string">
            <text:section text:style-name="Sect1" text:name="mep_296">
              <text:p text:style-name="P5"/>
            </text:section>
          </table:table-cell>
          <table:table-cell table:number-columns-spanned="2" office:value-type="string">
            <text:p text:style-name="P5"/>
          </table:table-cell>
          <table:covered-table-cell/>
        </table:table-row>
      </table:table>
      <table:table table:name="Table90" table:style-name="Table90">
        <table:table-column table:style-name="Table90.A"/>
        <table:table-column table:style-name="Table90.B"/>
        <table:table-column table:style-name="Table90.C"/>
        <table:table-row>
          <table:table-cell table:style-name="Table90.A1" office:value-type="string">
            <text:section text:style-name="Sect1" text:name="Section90">
              <text:p text:style-name="P5"><text:bookmark text:name="mep_296"/></text:p>
            </text:section>
          </table:table-cell>
          <table:table-cell table:style-name="Table90.A1" office:value-type="string">
            <text:p text:style-name="Table_20_Contents"><text:span text:style-name="Emphasis">She has terrible insomnia. She </text:span><text:span text:style-name="Emphasis"><text:span text:style-name="Strong_20_Emphasis">ought not to </text:span></text:span><text:span text:style-name="Emphasis">drink coffee in the evening. </text:span></text:p>
          </table:table-cell>
          <table:table-cell table:style-name="Table90.A1" office:value-type="string">
            <text:p text:style-name="Table_20_Contents">Ela tem uma insônia terrível. Ela não deveria beber café de noite.</text:p>
          </table:table-cell>
        </table:table-row>
        <table:table-row>
          <table:table-cell table:style-name="Table90.A1" office:value-type="string">
            <text:p text:style-name="Table_20_Contents"> </text:p>
          </table:table-cell>
          <table:table-cell table:style-name="Table90.A1" office:value-type="string">
            <text:p text:style-name="Table_20_Contents"> </text:p>
          </table:table-cell>
          <table:table-cell table:style-name="Table90.A1" office:value-type="string">
            <text:p text:style-name="Table_20_Contents"> </text:p>
          </table:table-cell>
        </table:table-row>
      </table:table>
      <text:p text:style-name="Standard"/>
      <text:p text:style-name="P4">JUSTIN: I have terrible insomnia . I feel so tired at work.<text:line-break/>AMY: Can I give you some advice ?<text:line-break/>JUSTIN: Yeah, sure.<text:line-break/>AMY: Well, don't eat dinner too late. And you had better not drink coffee in the afternoon and evening. Instead, drink lots of water.<text:line-break/>JUSTIN: Right.<text:line-break/>AMY: Also, get some exercise after work. You ought to go for a long walk or maybe go to the gym. Oh, and this is really important: You had better not watch TV in bed. You ought to read a book. That always helps me sleep.<text:line-break/>JUSTIN: Thanks for the advice.<text:line-break/>AMY: Oh, one more thing. You should open your window. Fresh air is great for sleeping.</text:p>
      <text:p text:style-name="Standard">I should quit eating so much chocolate.</text:p>
      <text:p text:style-name="Standard">Eu deveria parar de comer tanto chocolate.</text:p>
      <text:p text:style-name="Standard">She ought to stop while she can.</text:p>
      <text:p text:style-name="Standard">Ela deveria parar enquanto consegue.</text:p>
      <text:p text:style-name="Standard">You had better not begin gambling.</text:p>
      <text:p text:style-name="Standard">É melhor você não começar a apostar em jogos.</text:p>
      <text:p text:style-name="Standard">I really should give up drinking coffee.</text:p>
      <text:p text:style-name="Standard">Eu deveria parar de beber café.</text:p>
      <text:p text:style-name="Standard">He had better give up smoking.</text:p>
      <text:p text:style-name="Standard">É melhor ele parar de fumar.</text:p>
      <text:p text:style-name="Standard">You had better break the habit.</text:p>
      <text:p text:style-name="Standard">É melhor você largar este hábito</text:p>
      <text:p text:style-name="Standard">You ought to start exercising more.</text:p>
      <text:p text:style-name="Standard">Você deveria se exercitar mais.</text:p>
      <text:p text:style-name="Standard"/>
      <text:p text:style-name="Standard">Just ask Mary </text:p>
      <table:table table:name="Table91" table:style-name="Table91">
        <table:table-column table:style-name="Table91.A"/>
        <table:table-column table:style-name="Table91.B"/>
        <table:table-row>
          <table:table-cell table:style-name="Table91.A1" table:number-columns-spanned="2" office:value-type="string">
            <text:p text:style-name="P2">Dear Mary,</text:p>
            <text:p text:style-name="P2"><text:soft-page-break/>I really want to quit smoking, but I can't. Every time I talk on the phone or drink coffee or alcohol, I have to smoke. My boyfriend says I smell bad. My friends don't want to go out with me. What can I do? Please help me.</text:p>
            <text:p text:style-name="P2">Paula<text:line-break/>--------------------------------------------------------------------------------------------------------</text:p>
          </table:table-cell>
          <table:covered-table-cell/>
        </table:table-row>
        <table:table-row>
          <table:table-cell table:style-name="Table91.A1" office:value-type="string">
            <text:p text:style-name="P2">Dear Paula,</text:p>
            <text:p text:style-name="P2">Quitting smoking is very, very difficult. It's an addiction. Some people can't do it alone. My advice is that you ought to see your doctor. Your doctor can give you medicine to help.  Also, when you talk on the phone or drink coffee or alcohol, you had better eat something. That will keep your mouth busy.</text:p>
            <text:p text:style-name="P2">Good luck!</text:p>
            <text:p text:style-name="P2">Mary</text:p>
          </table:table-cell>
          <table:table-cell table:style-name="Table91.B2" office:value-type="string">
            <text:p text:style-name="P5"/>
          </table:table-cell>
        </table:table-row>
      </table:table>
      <text:p text:style-name="Standard"/>
      <text:p text:style-name="Standard"><text:span text:style-name="Strong_20_Emphasis">Dando conselhos fortes</text:span><text:line-break/> </text:p>
      <table:table table:name="Table92" table:style-name="Table92">
        <table:table-column table:style-name="Table92.A" table:number-columns-repeated="2"/>
        <table:table-row>
          <table:table-cell table:style-name="Table92.A1" table:number-columns-spanned="2" office:value-type="string">
            <text:p text:style-name="P2">Há muitas formas de dar conselhos fortes. Analise as diferentes expressões.<text:line-break/> </text:p>
          </table:table-cell>
          <table:covered-table-cell/>
        </table:table-row>
        <table:table-row>
          <table:table-cell table:style-name="Table92.A1" office:value-type="string">
            <text:section text:style-name="Sect1" text:name="mep_306">
              <text:p text:style-name="P5"/>
            </text:section>
          </table:table-cell>
          <table:table-cell office:value-type="string">
            <text:p text:style-name="P5"/>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section text:style-name="Sect1" text:name="Section91">
              <text:p text:style-name="P5"><text:bookmark text:name="mep_306"/></text:p>
            </text:section>
          </table:table-cell>
          <table:table-cell table:style-name="Table93.A1" office:value-type="string">
            <text:p text:style-name="Table_20_Contents"><text:span text:style-name="Emphasis"><text:span text:style-name="Strong_20_Emphasis">Make sure to</text:span></text:span><text:span text:style-name="Emphasis"> get enough sleep.</text:span></text:p>
          </table:table-cell>
          <table:table-cell table:style-name="Table93.A1" office:value-type="string">
            <text:p text:style-name="Table_20_Contents">Certifique-se de dormir o suficiente.</text:p>
          </table:table-cell>
        </table:table-row>
        <table:table-row>
          <table:table-cell table:style-name="Table93.A1" office:value-type="string">
            <text:section text:style-name="Sect1" text:name="mep_307">
              <text:p text:style-name="P5"/>
            </text:section>
          </table:table-cell>
          <table:table-cell table:number-columns-spanned="2" office:value-type="string">
            <text:p text:style-name="P5"/>
          </table:table-cell>
          <table:covered-table-cell/>
        </table:table-row>
      </table:table>
      <table:table table:name="Table94" table:style-name="Table94">
        <table:table-column table:style-name="Table94.A"/>
        <table:table-column table:style-name="Table94.B"/>
        <table:table-column table:style-name="Table94.C"/>
        <table:table-row>
          <table:table-cell table:style-name="Table94.A1" office:value-type="string">
            <text:section text:style-name="Sect1" text:name="Section92">
              <text:p text:style-name="P5"><text:bookmark text:name="mep_307"/></text:p>
            </text:section>
          </table:table-cell>
          <table:table-cell table:style-name="Table94.A1" office:value-type="string">
            <text:p text:style-name="Table_20_Contents"><text:span text:style-name="Emphasis"><text:span text:style-name="Strong_20_Emphasis">Make sure not to</text:span></text:span><text:span text:style-name="Emphasis"> drink coffee at night.</text:span></text:p>
          </table:table-cell>
          <table:table-cell table:style-name="Table94.A1" office:value-type="string">
            <text:p text:style-name="Table_20_Contents">Certifique-se de não beber café de noite.</text:p>
          </table:table-cell>
        </table:table-row>
        <table:table-row>
          <table:table-cell table:style-name="Table94.A1" office:value-type="string">
            <text:section text:style-name="Sect1" text:name="mep_308">
              <text:p text:style-name="P5"/>
            </text:section>
          </table:table-cell>
          <table:table-cell table:number-columns-spanned="2" office:value-type="string">
            <text:p text:style-name="P5"/>
          </table:table-cell>
          <table:covered-table-cell/>
        </table:table-row>
      </table:table>
      <table:table table:name="Table95" table:style-name="Table95">
        <table:table-column table:style-name="Table95.A"/>
        <table:table-column table:style-name="Table95.B"/>
        <table:table-column table:style-name="Table95.C"/>
        <table:table-row>
          <table:table-cell table:style-name="Table95.A1" office:value-type="string">
            <text:section text:style-name="Sect1" text:name="Section93">
              <text:p text:style-name="P5"><text:bookmark text:name="mep_308"/></text:p>
            </text:section>
          </table:table-cell>
          <table:table-cell table:style-name="Table95.A1" office:value-type="string">
            <text:p text:style-name="P2"><text:span text:style-name="Emphasis"><text:span text:style-name="Strong_20_Emphasis">Be sure to</text:span></text:span><text:span text:style-name="Emphasis"> exercise every week.</text:span></text:p>
          </table:table-cell>
          <table:table-cell table:style-name="Table95.A1" office:value-type="string">
            <text:p text:style-name="P2">Certifique-se de fazer exercícios toda semana.</text:p>
          </table:table-cell>
        </table:table-row>
        <table:table-row>
          <table:table-cell table:style-name="Table95.A1" office:value-type="string">
            <text:section text:style-name="Sect1" text:name="mep_309">
              <text:p text:style-name="P5"/>
            </text:section>
          </table:table-cell>
          <table:table-cell table:number-columns-spanned="2" office:value-type="string">
            <text:p text:style-name="P5"/>
          </table:table-cell>
          <table:covered-table-cell/>
        </table:table-row>
      </table:table>
      <table:table table:name="Table96" table:style-name="Table96">
        <table:table-column table:style-name="Table96.A"/>
        <table:table-column table:style-name="Table96.B"/>
        <table:table-column table:style-name="Table96.C"/>
        <table:table-row>
          <table:table-cell table:style-name="Table96.A1" office:value-type="string">
            <text:section text:style-name="Sect1" text:name="Section94">
              <text:p text:style-name="P5"><text:bookmark text:name="mep_309"/></text:p>
            </text:section>
          </table:table-cell>
          <table:table-cell table:style-name="Table96.A1" office:value-type="string">
            <text:p text:style-name="Table_20_Contents"><text:span text:style-name="Emphasis"><text:span text:style-name="Strong_20_Emphasis">Be sure not to</text:span></text:span><text:span text:style-name="Emphasis"> eat too much fast food. </text:span></text:p>
          </table:table-cell>
          <table:table-cell table:style-name="Table96.A1" office:value-type="string">
            <text:p text:style-name="Table_20_Contents">Certifique-se de não comer muita besteira.</text:p>
          </table:table-cell>
        </table:table-row>
        <table:table-row>
          <table:table-cell table:style-name="Table96.A1" office:value-type="string">
            <text:section text:style-name="Sect1" text:name="mep_310">
              <text:p text:style-name="P5"/>
            </text:section>
          </table:table-cell>
          <table:table-cell table:number-columns-spanned="2" office:value-type="string">
            <text:p text:style-name="P5"/>
          </table:table-cell>
          <table:covered-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section text:style-name="Sect1" text:name="Section95">
              <text:p text:style-name="P5"><text:bookmark text:name="mep_310"/></text:p>
            </text:section>
          </table:table-cell>
          <table:table-cell table:style-name="Table97.A1" office:value-type="string">
            <text:p text:style-name="Table_20_Contents"><text:span text:style-name="Emphasis"><text:span text:style-name="Strong_20_Emphasis">Don't</text:span></text:span><text:span text:style-name="Emphasis"> start smoking.</text:span></text:p>
          </table:table-cell>
          <table:table-cell table:style-name="Table97.A1" office:value-type="string">
            <text:p text:style-name="Table_20_Contents">Não comece a fumar.</text:p>
          </table:table-cell>
        </table:table-row>
        <table:table-row>
          <table:table-cell table:style-name="Table97.A1" office:value-type="string">
            <text:section text:style-name="Sect1" text:name="mep_311">
              <text:p text:style-name="P5"/>
            </text:section>
          </table:table-cell>
          <table:table-cell table:number-columns-spanned="2" office:value-type="string">
            <text:p text:style-name="P5"/>
          </table:table-cell>
          <table:covered-table-cell/>
        </table:table-row>
      </table:table>
      <table:table table:name="Table98" table:style-name="Table98">
        <table:table-column table:style-name="Table98.A"/>
        <table:table-column table:style-name="Table98.B"/>
        <table:table-column table:style-name="Table98.C"/>
        <table:table-row>
          <table:table-cell table:style-name="Table98.A1" office:value-type="string">
            <text:section text:style-name="Sect1" text:name="Section96">
              <text:p text:style-name="P5"><text:bookmark text:name="mep_311"/></text:p>
            </text:section>
          </table:table-cell>
          <table:table-cell table:style-name="Table98.A1" office:value-type="string">
            <text:p text:style-name="P2"><text:span text:style-name="Emphasis"><text:span text:style-name="Strong_20_Emphasis">You ought to </text:span></text:span><text:span text:style-name="Emphasis">give up gambling.</text:span></text:p>
          </table:table-cell>
          <table:table-cell table:style-name="Table98.A1" office:value-type="string">
            <text:p text:style-name="P2">Você deveria desistir de apostar.</text:p>
          </table:table-cell>
        </table:table-row>
        <table:table-row>
          <table:table-cell table:style-name="Table98.A1" office:value-type="string">
            <text:section text:style-name="Sect1" text:name="mep_312">
              <text:p text:style-name="P5"/>
            </text:section>
          </table:table-cell>
          <table:table-cell table:number-columns-spanned="2" office:value-type="string">
            <text:p text:style-name="P5"/>
          </table:table-cell>
          <table:covered-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section text:style-name="Sect1" text:name="Section97">
              <text:p text:style-name="P5"><text:bookmark text:name="mep_312"/></text:p>
            </text:section>
          </table:table-cell>
          <table:table-cell table:style-name="Table99.A1" office:value-type="string">
            <text:p text:style-name="Table_20_Contents"><text:span text:style-name="Emphasis"><text:span text:style-name="Strong_20_Emphasis">You had better</text:span></text:span><text:span text:style-name="Emphasis"> stop smoking.</text:span></text:p>
          </table:table-cell>
          <table:table-cell table:style-name="Table99.A1" office:value-type="string">
            <text:p text:style-name="Table_20_Contents">É melhor você parar de fumar.</text:p>
          </table:table-cell>
        </table:table-row>
        <table:table-row>
          <table:table-cell table:style-name="Table99.A1" office:value-type="string">
            <text:section text:style-name="Sect1" text:name="mep_313">
              <text:p text:style-name="P5"/>
            </text:section>
          </table:table-cell>
          <table:table-cell table:number-columns-spanned="2" office:value-type="string">
            <text:p text:style-name="P5"/>
          </table:table-cell>
          <table:covered-table-cell/>
        </table:table-row>
      </table:table>
      <table:table table:name="Table100" table:style-name="Table100">
        <table:table-column table:style-name="Table100.A"/>
        <table:table-column table:style-name="Table100.B"/>
        <table:table-column table:style-name="Table100.C"/>
        <table:table-row>
          <table:table-cell table:style-name="Table100.A1" office:value-type="string">
            <text:section text:style-name="Sect1" text:name="Section98">
              <text:p text:style-name="P5"><text:bookmark text:name="mep_313"/></text:p>
            </text:section>
          </table:table-cell>
          <table:table-cell table:style-name="Table100.A1" office:value-type="string">
            <text:p text:style-name="Table_20_Contents"><text:span text:style-name="Emphasis"><text:span text:style-name="Strong_20_Emphasis">You had better not</text:span></text:span><text:span text:style-name="Emphasis"> talk to him. You're angry!</text:span></text:p>
          </table:table-cell>
          <table:table-cell table:style-name="Table100.A1" office:value-type="string">
            <text:p text:style-name="Table_20_Contents">É melhor você não falar com ele. Você está bravo!</text:p>
          </table:table-cell>
        </table:table-row>
      </table:table>
      <text:p text:style-name="P4"><text:soft-page-break/>Don't <text:span text:style-name="T1">ought</text:span> start <text:span text:style-name="T1">better</text:span> gambling again!<text:line-break/><text:line-break/>You ought <text:span text:style-name="T1">should better</text:span> to give up smoking.<text:line-break/><text:line-break/>Make <text:span text:style-name="T1">better</text:span> sure <text:span text:style-name="T1">should</text:span> to drink lots of water.<text:line-break/><text:line-break/>You'd better <text:span text:style-name="T1">don't</text:span> not <text:span text:style-name="T1">shouldn't</text:span> talk to her right now.<text:line-break/><text:line-break/>Make sure not to <text:span text:style-name="T1">don't oughtn't</text:span> drink too much coffee.<text:line-break/><text:line-break/>He had better <text:span text:style-name="T1">ought should</text:span> save some money.</text:p>
      <text:p text:style-name="Standard"/>
      <text:p text:style-name="Standard">Be sure to exercise every day.</text:p>
      <text:p text:style-name="Standard">Certifique-se de se exercitar todos os dias.</text:p>
      <text:p text:style-name="Standard">You ought to think about working less.</text:p>
      <text:p text:style-name="Standard">Você deveria pensar em trabalhar menos.</text:p>
      <text:p text:style-name="Standard">Make sure to drink less coffee.</text:p>
      <text:p text:style-name="Standard">Veja se bebe menos café.</text:p>
      <text:p text:style-name="Standard">You had better not work so hard.</text:p>
      <text:p text:style-name="Standard">É melhor você não trabalhar tanto.</text:p>
      <text:p text:style-name="Standard"/>
      <text:p text:style-name="Standard"><text:span text:style-name="Strong_20_Emphasis">Problemas no trabalho</text:span><text:line-break/> </text:p>
      <table:table table:name="Table101" table:style-name="Table101">
        <table:table-column table:style-name="Table101.A"/>
        <table:table-column table:style-name="Table101.B"/>
        <table:table-row>
          <table:table-cell table:style-name="Table101.A1" table:number-columns-spanned="2" office:value-type="string">
            <text:p text:style-name="Table_20_Contents">Como em qualquer outra parte da vida, às vezes há problemas no trabalho. Um funcionário pode precisar falar com o chefe para:<text:line-break/> </text:p>
          </table:table-cell>
          <table:covered-table-cell/>
        </table:table-row>
        <table:table-row>
          <table:table-cell table:style-name="Table101.A1" office:value-type="string">
            <text:section text:style-name="Sect1" text:name="mep_324">
              <text:p text:style-name="P5"/>
            </text:section>
          </table:table-cell>
          <table:table-cell office:value-type="string">
            <text:p text:style-name="P5"/>
          </table:table-cell>
        </table:table-row>
      </table:table>
      <table:table table:name="Table102" table:style-name="Table102">
        <table:table-column table:style-name="Table102.A"/>
        <table:table-column table:style-name="Table102.B"/>
        <table:table-column table:style-name="Table102.C"/>
        <table:table-row>
          <table:table-cell table:style-name="Table102.A1" office:value-type="string">
            <text:section text:style-name="Sect1" text:name="Section99">
              <text:p text:style-name="P5"><text:bookmark text:name="mep_324"/></text:p>
            </text:section>
          </table:table-cell>
          <table:table-cell table:style-name="Table102.A1" office:value-type="string">
            <text:p text:style-name="Table_20_Contents"><text:span text:style-name="Emphasis">being late = tardiness</text:span></text:p>
          </table:table-cell>
          <table:table-cell table:style-name="Table102.A1" office:value-type="string">
            <text:p text:style-name="Table_20_Contents">estar atrasado = atraso</text:p>
          </table:table-cell>
        </table:table-row>
        <table:table-row>
          <table:table-cell table:style-name="Table102.A1" office:value-type="string">
            <text:section text:style-name="Sect1" text:name="mep_325">
              <text:p text:style-name="P5"/>
            </text:section>
          </table:table-cell>
          <table:table-cell table:number-columns-spanned="2" office:value-type="string">
            <text:p text:style-name="P5"/>
          </table:table-cell>
          <table:covered-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section text:style-name="Sect1" text:name="Section100">
              <text:p text:style-name="P5"><text:bookmark text:name="mep_325"/></text:p>
            </text:section>
          </table:table-cell>
          <table:table-cell table:style-name="Table103.A1" office:value-type="string">
            <text:p text:style-name="Table_20_Contents"><text:span text:style-name="Emphasis">being disorganized</text:span></text:p>
          </table:table-cell>
          <table:table-cell table:style-name="Table103.A1" office:value-type="string">
            <text:p text:style-name="Table_20_Contents">ser desorganizado</text:p>
          </table:table-cell>
        </table:table-row>
        <table:table-row>
          <table:table-cell table:style-name="Table103.A1" office:value-type="string">
            <text:section text:style-name="Sect1" text:name="mep_326">
              <text:p text:style-name="P5"/>
            </text:section>
          </table:table-cell>
          <table:table-cell table:number-columns-spanned="2" office:value-type="string">
            <text:p text:style-name="P5"/>
          </table:table-cell>
          <table:covered-table-cell/>
        </table:table-row>
      </table:table>
      <table:table table:name="Table104" table:style-name="Table104">
        <table:table-column table:style-name="Table104.A"/>
        <table:table-column table:style-name="Table104.B"/>
        <table:table-column table:style-name="Table104.C"/>
        <table:table-row>
          <table:table-cell table:style-name="Table104.A1" office:value-type="string">
            <text:section text:style-name="Sect1" text:name="Section101">
              <text:p text:style-name="P5"><text:bookmark text:name="mep_326"/></text:p>
            </text:section>
          </table:table-cell>
          <table:table-cell table:style-name="Table104.A1" office:value-type="string">
            <text:p text:style-name="Table_20_Contents"><text:span text:style-name="Emphasis">being lazy</text:span></text:p>
          </table:table-cell>
          <table:table-cell table:style-name="Table104.A1" office:value-type="string">
            <text:p text:style-name="Table_20_Contents">ser preguiçoso</text:p>
          </table:table-cell>
        </table:table-row>
        <table:table-row>
          <table:table-cell table:style-name="Table104.A1" office:value-type="string">
            <text:section text:style-name="Sect1" text:name="mep_327">
              <text:p text:style-name="P5"/>
            </text:section>
          </table:table-cell>
          <table:table-cell table:number-columns-spanned="2" office:value-type="string">
            <text:p text:style-name="P5"/>
          </table:table-cell>
          <table:covered-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section text:style-name="Sect1" text:name="Section102">
              <text:p text:style-name="P5"><text:bookmark text:name="mep_327"/></text:p>
            </text:section>
          </table:table-cell>
          <table:table-cell table:style-name="Table105.A1" office:value-type="string">
            <text:p text:style-name="Table_20_Contents"><text:span text:style-name="Emphasis">being sloppy</text:span></text:p>
          </table:table-cell>
          <table:table-cell table:style-name="Table105.A1" office:value-type="string">
            <text:p text:style-name="Table_20_Contents">ser relaxado</text:p>
          </table:table-cell>
        </table:table-row>
        <table:table-row>
          <table:table-cell table:style-name="Table105.A1" office:value-type="string">
            <text:section text:style-name="Sect1" text:name="mep_328">
              <text:p text:style-name="P5"/>
            </text:section>
          </table:table-cell>
          <table:table-cell table:number-columns-spanned="2" office:value-type="string">
            <text:p text:style-name="P5"/>
          </table:table-cell>
          <table:covered-table-cell/>
        </table:table-row>
      </table:table>
      <table:table table:name="Table106" table:style-name="Table106">
        <table:table-column table:style-name="Table106.A"/>
        <table:table-column table:style-name="Table106.B"/>
        <table:table-column table:style-name="Table106.C"/>
        <table:table-row>
          <table:table-cell table:style-name="Table106.A1" office:value-type="string">
            <text:section text:style-name="Sect1" text:name="Section103">
              <text:p text:style-name="P5"><text:bookmark text:name="mep_328"/></text:p>
            </text:section>
          </table:table-cell>
          <table:table-cell table:style-name="Table106.A1" office:value-type="string">
            <text:p text:style-name="Table_20_Contents"><text:span text:style-name="Emphasis">being argumentative</text:span></text:p>
          </table:table-cell>
          <table:table-cell table:style-name="Table106.A1" office:value-type="string">
            <text:p text:style-name="Table_20_Contents">ser respondão</text:p>
          </table:table-cell>
        </table:table-row>
      </table:table>
      <text:p text:style-name="Standard"><text:soft-page-break/></text:p>
      <table:table table:name="Table107" table:style-name="Table107">
        <table:table-column table:style-name="Table107.A"/>
        <table:table-column table:style-name="Table107.B"/>
        <table:table-column table:style-name="Table107.C"/>
        <table:table-row>
          <table:table-cell table:style-name="Table107.A1" office:value-type="string">
            <text:section text:style-name="Sect1" text:name="mep_329">
              <text:p text:style-name="P5"/>
            </text:section>
          </table:table-cell>
          <table:table-cell table:style-name="Table107.A1" office:value-type="string">
            <text:p text:style-name="Table_20_Contents"><text:span text:style-name="Emphasis">being offensive</text:span></text:p>
          </table:table-cell>
          <table:table-cell table:style-name="Table107.A1" office:value-type="string">
            <text:p text:style-name="Table_20_Contents">ser ofensivo</text:p>
          </table:table-cell>
        </table:table-row>
        <table:table-row>
          <table:table-cell table:style-name="Table107.A1" office:value-type="string">
            <text:section text:style-name="Sect1" text:name="mep_330">
              <text:p text:style-name="P5"/>
            </text:section>
          </table:table-cell>
          <table:table-cell table:number-columns-spanned="2" office:value-type="string">
            <text:p text:style-name="P5"/>
          </table:table-cell>
          <table:covered-table-cell/>
        </table:table-row>
      </table:table>
      <table:table table:name="Table108" table:style-name="Table108">
        <table:table-column table:style-name="Table108.A"/>
        <table:table-column table:style-name="Table108.B"/>
        <table:table-column table:style-name="Table108.C"/>
        <table:table-row>
          <table:table-cell table:style-name="Table108.A1" office:value-type="string">
            <text:section text:style-name="Sect1" text:name="Section104">
              <text:p text:style-name="P5"><text:bookmark text:name="mep_330"/></text:p>
            </text:section>
          </table:table-cell>
          <table:table-cell table:style-name="Table108.A1" office:value-type="string">
            <text:p text:style-name="Table_20_Contents"><text:span text:style-name="Emphasis">not being flexible</text:span></text:p>
          </table:table-cell>
          <table:table-cell table:style-name="Table108.A1" office:value-type="string">
            <text:p text:style-name="Table_20_Contents">não ser flexível</text:p>
          </table:table-cell>
        </table:table-row>
        <table:table-row>
          <table:table-cell table:style-name="Table108.A1" office:value-type="string">
            <text:section text:style-name="Sect1" text:name="mep_331">
              <text:p text:style-name="P5"/>
            </text:section>
          </table:table-cell>
          <table:table-cell table:number-columns-spanned="2" office:value-type="string">
            <text:p text:style-name="P5"/>
          </table:table-cell>
          <table:covered-table-cell/>
        </table:table-row>
      </table:table>
      <table:table table:name="Table109" table:style-name="Table109">
        <table:table-column table:style-name="Table109.A"/>
        <table:table-column table:style-name="Table109.B"/>
        <table:table-column table:style-name="Table109.C"/>
        <table:table-row>
          <table:table-cell table:style-name="Table109.A1" office:value-type="string">
            <text:section text:style-name="Sect1" text:name="Section105">
              <text:p text:style-name="P5"><text:bookmark text:name="mep_331"/></text:p>
            </text:section>
          </table:table-cell>
          <table:table-cell table:style-name="Table109.A1" office:value-type="string">
            <text:p text:style-name="Table_20_Contents"><text:span text:style-name="Emphasis">not following instructions</text:span></text:p>
          </table:table-cell>
          <table:table-cell table:style-name="Table109.A1" office:value-type="string">
            <text:p text:style-name="Table_20_Contents">não seguir instruções</text:p>
          </table:table-cell>
        </table:table-row>
        <table:table-row>
          <table:table-cell table:style-name="Table109.A1" office:value-type="string">
            <text:section text:style-name="Sect1" text:name="mep_332">
              <text:p text:style-name="P5"/>
            </text:section>
          </table:table-cell>
          <table:table-cell table:number-columns-spanned="2" office:value-type="string">
            <text:p text:style-name="P5"/>
          </table:table-cell>
          <table:covered-table-cell/>
        </table:table-row>
      </table:table>
      <table:table table:name="Table110" table:style-name="Table110">
        <table:table-column table:style-name="Table110.A"/>
        <table:table-column table:style-name="Table110.B"/>
        <table:table-column table:style-name="Table110.C"/>
        <table:table-row>
          <table:table-cell table:style-name="Table110.A1" office:value-type="string">
            <text:section text:style-name="Sect1" text:name="Section106">
              <text:p text:style-name="P5"><text:bookmark text:name="mep_332"/></text:p>
            </text:section>
          </table:table-cell>
          <table:table-cell table:style-name="Table110.A1" office:value-type="string">
            <text:p text:style-name="Table_20_Contents"><text:span text:style-name="Emphasis">not working well with the team</text:span></text:p>
          </table:table-cell>
          <table:table-cell table:style-name="Table110.A1" office:value-type="string">
            <text:p text:style-name="Table_20_Contents">não trabalhar bem em equipe</text:p>
          </table:table-cell>
        </table:table-row>
        <table:table-row>
          <table:table-cell table:style-name="Table110.A1" office:value-type="string">
            <text:section text:style-name="Sect1" text:name="mep_333">
              <text:p text:style-name="P5"/>
            </text:section>
          </table:table-cell>
          <table:table-cell table:number-columns-spanned="2" office:value-type="string">
            <text:p text:style-name="P5"/>
          </table:table-cell>
          <table:covered-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section text:style-name="Sect1" text:name="Section107">
              <text:p text:style-name="P5"><text:bookmark text:name="mep_333"/></text:p>
            </text:section>
          </table:table-cell>
          <table:table-cell table:style-name="Table111.A1" office:value-type="string">
            <text:p text:style-name="Table_20_Contents"><text:span text:style-name="Emphasis">not meeting deadlines</text:span></text:p>
          </table:table-cell>
          <table:table-cell table:style-name="Table111.A1" office:value-type="string">
            <text:p text:style-name="Table_20_Contents">não cumprir prazos</text:p>
          </table:table-cell>
        </table:table-row>
      </table:table>
      <text:p text:style-name="Text_20_body"> </text:p>
      <text:p text:style-name="P4">JOSH: My boss wanted to speak with me today. And it wasn't very nice.<text:line-break/>PAM: What for ?<text:line-break/>JOSH: For not meeting my deadline .<text:line-break/>PAM: Oh, no. I'm sorry.<text:line-break/>JOSH: Yeah, and also for being argumentative.<text:line-break/>PAM: Really? Well, you are a bit argumentative – sometimes.<text:line-break/>JOSH: Me? Argumentative? No way! I am not.<text:line-break/>PAM: You see?<text:line-break/>JOSH: What?<text:line-break/>PAM: Did your boss mention anything else?<text:line-break/>JOSH: Uh, yeah. He said I need to work on being more flexible .<text:line-break/>PAM: Yeah … Good luck with that.</text:p>
      <text:p text:style-name="Standard">Not meeting deadlines is unacceptable.</text:p>
      <text:p text:style-name="Standard">Não cumprir prazos é inaceitável</text:p>
      <text:p text:style-name="Standard">Sorry! I wasn't following instructions.</text:p>
      <text:p text:style-name="Standard">Desculpe! Eu não estava seguindo as instruções.</text:p>
      <text:p text:style-name="Standard">I have to stop being so disorganized.</text:p>
      <text:p text:style-name="Standard">Tenho que parar de ser tão desorganizado.</text:p>
      <text:p text:style-name="Standard">Being argumentative at work is not a good thing.</text:p>
      <text:p text:style-name="Standard">Ser controverso no trabalho não é algo bom.</text:p>
      <text:p text:style-name="Standard">She spoke to me about my tardiness.</text:p>
      <text:p text:style-name="Standard">Ela falou comigo sobre atrasos.</text:p>
      <text:p text:style-name="Standard">She was warned about not being flexible enough.</text:p>
      <text:p text:style-name="Standard">Ela foi avisada sobre não ser flexível o bastante.</text:p>
      <text:p text:style-name="Standard"><text:soft-page-break/>He's not working well with the team.</text:p>
      <text:p text:style-name="Standard">Ele não está trabalhando bem com a equipe</text:p>
      <text:p text:style-name="Standard">He was fired for being offensive.</text:p>
      <text:p text:style-name="Standard">Ele foi demitido por ser ofensivo.</text:p>
      <text:p text:style-name="Standard"/>
      <text:p text:style-name="Standard"><text:span text:style-name="Strong_20_Emphasis">Orações relativas com 'who'</text:span><text:line-break/> </text:p>
      <table:table table:name="Table112" table:style-name="Table112">
        <table:table-column table:style-name="Table112.A"/>
        <table:table-column table:style-name="Table112.B"/>
        <table:table-row>
          <table:table-cell table:style-name="Table112.A1" table:number-columns-spanned="2" office:value-type="string">
            <text:p text:style-name="Table_20_Contents">Use orações relativas para combinar suas frases. Elas deixam sua fala e escrita mais fluentes e ajudam você a evitar as repetições. O pronome relativo <text:span text:style-name="Strong_20_Emphasis">who</text:span> é usado para pessoas.<text:line-break/> </text:p>
          </table:table-cell>
          <table:covered-table-cell/>
        </table:table-row>
        <table:table-row>
          <table:table-cell table:style-name="Table112.A1" office:value-type="string">
            <text:section text:style-name="Sect1" text:name="mep_344">
              <text:p text:style-name="P5"/>
            </text:section>
          </table:table-cell>
          <table:table-cell office:value-type="string">
            <text:p text:style-name="P5"/>
          </table:table-cell>
        </table:table-row>
      </table:table>
      <table:table table:name="Table113" table:style-name="Table113">
        <table:table-column table:style-name="Table113.A"/>
        <table:table-column table:style-name="Table113.B"/>
        <table:table-row>
          <table:table-cell table:style-name="Table113.A1" office:value-type="string">
            <text:section text:style-name="Sect1" text:name="Section108">
              <text:p text:style-name="P5"><text:bookmark text:name="mep_344"/></text:p>
            </text:section>
          </table:table-cell>
          <table:table-cell table:style-name="Table113.A1" office:value-type="string">
            <text:p text:style-name="Table_20_Contents"><text:span text:style-name="Emphasis">We have a lot of engineers. The engineers work late.                   </text:span></text:p>
          </table:table-cell>
        </table:table-row>
        <table:table-row>
          <table:table-cell table:style-name="Table113.A1" office:value-type="string">
            <text:section text:style-name="Sect1" text:name="mep_345">
              <text:p text:style-name="P5"/>
            </text:section>
          </table:table-cell>
          <table:table-cell office:value-type="string">
            <text:p text:style-name="P5"/>
          </table:table-cell>
        </table:table-row>
      </table:table>
      <table:table table:name="Table114" table:style-name="Table114">
        <table:table-column table:style-name="Table114.A"/>
        <table:table-column table:style-name="Table114.B"/>
        <table:table-row>
          <table:table-cell table:style-name="Table114.A1" office:value-type="string">
            <text:section text:style-name="Sect1" text:name="Section109">
              <text:p text:style-name="P5"><text:bookmark text:name="mep_345"/></text:p>
            </text:section>
          </table:table-cell>
          <table:table-cell table:style-name="Table114.A1" office:value-type="string">
            <text:p text:style-name="Table_20_Contents"><text:span text:style-name="Emphasis">We have a lot of engineers </text:span><text:span text:style-name="Emphasis"><text:span text:style-name="Strong_20_Emphasis">who</text:span></text:span><text:span text:style-name="Emphasis"> work late.</text:span></text:p>
          </table:table-cell>
        </table:table-row>
        <table:table-row>
          <table:table-cell table:style-name="Table114.A1" table:number-columns-spanned="2" office:value-type="string">
            <text:p text:style-name="Table_20_Contents"><text:line-break/>No exemplo, a oração principal - <text:span text:style-name="Strong_20_Emphasis">We have a lot of engineers</text:span> - é uma frase completa. A oração relativa - <text:span text:style-name="Strong_20_Emphasis">who work late</text:span> - não é uma frase completa e não pode ficar sozinha.</text:p>
          </table:table-cell>
          <table:covered-table-cell/>
        </table:table-row>
      </table:table>
      <text:p text:style-name="Text_20_body"><text:line-break/>  </text:p>
      <text:p text:style-name="Text_20_body"> </text:p>
      <text:p text:style-name="Text_20_body"/>
      <text:p text:style-name="P4">You wouldn't believe the people I work with. I have a colleague who never cleans his desk. He is so sloppy . I have a manager who enjoys being offensive . It's just awful. And I have a boss who is never in the office. She's so lazy it's incredible.</text:p>
      <text:p text:style-name="Text_20_body"/>
      <text:p text:style-name="Standard">I have a colleague. The colleague is very sloppy.</text:p>
      <text:p text:style-name="Standard">Tenho um colega. O colega é muito desleixado.</text:p>
      <text:p text:style-name="Standard">I have a colleague who is very sloppy.</text:p>
      <text:p text:style-name="Standard">Tenho um colega que é muito desleixado.</text:p>
      <text:p text:style-name="Standard">I work with a guy. He never meets deadlines.</text:p>
      <text:p text:style-name="Standard">Trabalho com um cara. Ele nunca cumpre prazos.</text:p>
      <text:p text:style-name="Standard">I have a new boss. She isn't very flexible.</text:p>
      <text:p text:style-name="Standard">Tenho uma chefe nova. Ela não é muito flexível.</text:p>
      <text:p text:style-name="Standard">I have a new boss who isn't very flexible.</text:p>
      <text:p text:style-name="Standard"><text:soft-page-break/>Tenho uma chefe nova que não é muito flexível.</text:p>
      <text:p text:style-name="Standard"/>
      <text:p text:style-name="P4">LARRY: Come in. Ah, Pamela. Thank you for coming. Have a seat.<text:line-break/>PAMELA: No problem. What's up?<text:line-break/>LARRY: I asked you here today to talk about the team.<text:line-break/>PAMELA: What about the team?<text:line-break/>LARRY: Well, I know you're a hard worker, but Paul told me that you don't work well with the team. He says you're argumentative. This is something we have to deal with . What's the story ?<text:line-break/>PAMELA: Excuse me, but Paul is offensive to all the women on the team.<text:line-break/>LARRY: Okay. How is he offensive?<text:line-break/>PAMELA: He's always making bad jokes about women. And last week, he called Anna fat. He's just so rude. You can ask any woman on the team.<text:line-break/>LARRY: Really? Well, we have to figure out a solution for this.<text:line-break/>PAMELA: One solution could be for you to talk to the team as a group, not just Paul or me.<text:line-break/>LARRY: I think that's a good idea. Would tomorrow work for you ?<text:line-break/>PAMELA: Yes. Thank you very much.</text:p>
      <text:p text:style-name="Standard"/>
      <text:p text:style-name="Standard">What's going on?</text:p>
      <text:p text:style-name="Standard">Qual é a história?</text:p>
      <text:p text:style-name="Standard">What's the story?</text:p>
      <text:p text:style-name="Standard">Qual é a história?</text:p>
      <text:p text:style-name="Standard">This is something that we have to deal with.</text:p>
      <text:p text:style-name="Standard">Isto é algo com que temos que lidar.</text:p>
      <text:p text:style-name="Standard">We have to figure out a solution for this.</text:p>
      <text:p text:style-name="Standard">Temos que descobrir uma solução para isso</text:p>
      <text:p text:style-name="Standard">One solution could be that I come early.</text:p>
      <text:p text:style-name="Standard">Uma solução possível é eu chegar mais cedo.</text:p>
      <text:p text:style-name="Standard">No, I don't think so.</text:p>
      <text:p text:style-name="Standard">Não, eu não concordo.</text:p>
      <text:p text:style-name="Standard">Another possibility would be for me to work late.</text:p>
      <text:p text:style-name="Standard">Outra possibilidade seria eu vir trabalhar mais tarde.</text:p>
      <text:p text:style-name="Standard">That would work.</text:p>
      <text:p text:style-name="Standard">Isso poderia funcionar.</text:p>
      <text:p text:style-name="Standard"><text:soft-page-break/>Let's see how it goes.</text:p>
      <text:p text:style-name="Standard">Vamos ver como fica.</text:p>
      <text:p text:style-name="Standard"/>
      <text:p text:style-name="Standard"><text:span text:style-name="Strong_20_Emphasis">Problemas da empresa</text:span><text:line-break/> </text:p>
      <table:table table:name="Table115" table:style-name="Table115">
        <table:table-column table:style-name="Table115.A"/>
        <table:table-column table:style-name="Table115.B"/>
        <table:table-row>
          <table:table-cell table:style-name="Table115.A1" table:number-columns-spanned="2" office:value-type="string">
            <text:p text:style-name="Table_20_Contents">Problemas podem acontecer na sua vida pessoal e profissional. Empresas também podem passar por problemas. Estude os problemas mais comuns de empresas abaixo.<text:line-break/> </text:p>
          </table:table-cell>
          <table:covered-table-cell/>
        </table:table-row>
        <table:table-row>
          <table:table-cell table:style-name="Table115.A1" office:value-type="string">
            <text:section text:style-name="Sect1" text:name="mep_380">
              <text:p text:style-name="P5"/>
            </text:section>
          </table:table-cell>
          <table:table-cell office:value-type="string">
            <text:p text:style-name="P5"/>
          </table:table-cell>
        </table:table-row>
      </table:table>
      <table:table table:name="Table116" table:style-name="Table116">
        <table:table-column table:style-name="Table116.A"/>
        <table:table-column table:style-name="Table116.B"/>
        <table:table-column table:style-name="Table116.C"/>
        <table:table-row>
          <table:table-cell table:style-name="Table116.A1" office:value-type="string">
            <text:section text:style-name="Sect1" text:name="Section110">
              <text:p text:style-name="P5"><text:bookmark text:name="mep_380"/></text:p>
            </text:section>
          </table:table-cell>
          <table:table-cell table:style-name="Table116.A1" office:value-type="string">
            <text:p text:style-name="Table_20_Contents"><text:span text:style-name="Emphasis">Business is bad, and </text:span><text:span text:style-name="Emphasis"><text:span text:style-name="Strong_20_Emphasis">employee morale</text:span></text:span><text:span text:style-name="Emphasis"> is low.</text:span></text:p>
          </table:table-cell>
          <table:table-cell table:style-name="Table116.A1" office:value-type="string">
            <text:p text:style-name="Table_20_Contents">Os negócios estão ruins, e a moral do funcionário está baixa.</text:p>
          </table:table-cell>
        </table:table-row>
        <table:table-row>
          <table:table-cell table:style-name="Table116.A1" office:value-type="string">
            <text:section text:style-name="Sect1" text:name="mep_381">
              <text:p text:style-name="P5"/>
            </text:section>
          </table:table-cell>
          <table:table-cell table:number-columns-spanned="2" office:value-type="string">
            <text:p text:style-name="P5"/>
          </table:table-cell>
          <table:covered-table-cell/>
        </table:table-row>
      </table:table>
      <table:table table:name="Table117" table:style-name="Table117">
        <table:table-column table:style-name="Table117.A"/>
        <table:table-column table:style-name="Table117.B"/>
        <table:table-column table:style-name="Table117.C"/>
        <table:table-row>
          <table:table-cell table:style-name="Table117.A1" office:value-type="string">
            <text:section text:style-name="Sect1" text:name="Section111">
              <text:p text:style-name="P5"><text:bookmark text:name="mep_381"/></text:p>
            </text:section>
          </table:table-cell>
          <table:table-cell table:style-name="Table117.A1" office:value-type="string">
            <text:p text:style-name="Table_20_Contents"><text:span text:style-name="Emphasis"><text:span text:style-name="Strong_20_Emphasis">Communication</text:span></text:span><text:span text:style-name="Emphasis"> between management and staff is poor. </text:span></text:p>
          </table:table-cell>
          <table:table-cell table:style-name="Table117.A1" office:value-type="string">
            <text:p text:style-name="Table_20_Contents">A comunicação entre a gerência e a equipe está fraca.</text:p>
          </table:table-cell>
        </table:table-row>
        <table:table-row>
          <table:table-cell table:style-name="Table117.A1" office:value-type="string">
            <text:section text:style-name="Sect1" text:name="mep_382">
              <text:p text:style-name="P5"/>
            </text:section>
          </table:table-cell>
          <table:table-cell table:number-columns-spanned="2" office:value-type="string">
            <text:p text:style-name="P5"/>
          </table:table-cell>
          <table:covered-table-cell/>
        </table:table-row>
      </table:table>
      <table:table table:name="Table118" table:style-name="Table118">
        <table:table-column table:style-name="Table118.A"/>
        <table:table-column table:style-name="Table118.B"/>
        <table:table-column table:style-name="Table118.C"/>
        <table:table-row>
          <table:table-cell table:style-name="Table118.A1" office:value-type="string">
            <text:section text:style-name="Sect1" text:name="Section112">
              <text:p text:style-name="P5"><text:bookmark text:name="mep_382"/></text:p>
            </text:section>
          </table:table-cell>
          <table:table-cell table:style-name="Table118.A1" office:value-type="string">
            <text:p text:style-name="Table_20_Contents"><text:span text:style-name="Emphasis">There is a continuing problem of employee </text:span><text:span text:style-name="Emphasis"><text:span text:style-name="Strong_20_Emphasis">theft</text:span></text:span><text:span text:style-name="Emphasis"> in the company.</text:span></text:p>
          </table:table-cell>
          <table:table-cell table:style-name="Table118.A1" office:value-type="string">
            <text:p text:style-name="Table_20_Contents">Há um problema contínuo de roubo de funcionários na empresa.</text:p>
          </table:table-cell>
        </table:table-row>
        <table:table-row>
          <table:table-cell table:style-name="Table118.A1" office:value-type="string">
            <text:section text:style-name="Sect1" text:name="mep_383">
              <text:p text:style-name="P5"/>
            </text:section>
          </table:table-cell>
          <table:table-cell table:number-columns-spanned="2" office:value-type="string">
            <text:p text:style-name="P5"/>
          </table:table-cell>
          <table:covered-table-cell/>
        </table:table-row>
      </table:table>
      <table:table table:name="Table119" table:style-name="Table119">
        <table:table-column table:style-name="Table119.A"/>
        <table:table-column table:style-name="Table119.B"/>
        <table:table-column table:style-name="Table119.C"/>
        <table:table-row>
          <table:table-cell table:style-name="Table119.A1" office:value-type="string">
            <text:section text:style-name="Sect1" text:name="Section113">
              <text:p text:style-name="P5"><text:bookmark text:name="mep_383"/></text:p>
            </text:section>
          </table:table-cell>
          <table:table-cell table:style-name="Table119.A1" office:value-type="string">
            <text:p text:style-name="Table_20_Contents"><text:span text:style-name="Emphasis">The company's </text:span><text:span text:style-name="Emphasis"><text:span text:style-name="Strong_20_Emphasis">costs</text:span></text:span><text:span text:style-name="Emphasis"> are going up and up.</text:span></text:p>
          </table:table-cell>
          <table:table-cell table:style-name="Table119.A1" office:value-type="string">
            <text:p text:style-name="Table_20_Contents">Os custos da empresa estão subindo cada vez mais.</text:p>
          </table:table-cell>
        </table:table-row>
        <table:table-row>
          <table:table-cell table:style-name="Table119.A1" office:value-type="string">
            <text:section text:style-name="Sect1" text:name="mep_384">
              <text:p text:style-name="P5"/>
            </text:section>
          </table:table-cell>
          <table:table-cell table:number-columns-spanned="2" office:value-type="string">
            <text:p text:style-name="P5"/>
          </table:table-cell>
          <table:covered-table-cell/>
        </table:table-row>
      </table:table>
      <table:table table:name="Table120" table:style-name="Table120">
        <table:table-column table:style-name="Table120.A"/>
        <table:table-column table:style-name="Table120.B"/>
        <table:table-column table:style-name="Table120.C"/>
        <table:table-row>
          <table:table-cell table:style-name="Table120.A1" office:value-type="string">
            <text:section text:style-name="Sect1" text:name="Section114">
              <text:p text:style-name="P5"><text:bookmark text:name="mep_384"/></text:p>
            </text:section>
          </table:table-cell>
          <table:table-cell table:style-name="Table120.A1" office:value-type="string">
            <text:p text:style-name="Table_20_Contents"><text:span text:style-name="Emphasis"><text:span text:style-name="Strong_20_Emphasis">Competition</text:span></text:span><text:span text:style-name="Emphasis"> is fierce in our industry.</text:span></text:p>
          </table:table-cell>
          <table:table-cell table:style-name="Table120.A1" office:value-type="string">
            <text:p text:style-name="Table_20_Contents">A concorrência é forte na nossa indústria.</text:p>
          </table:table-cell>
        </table:table-row>
        <table:table-row>
          <table:table-cell table:style-name="Table120.A1" office:value-type="string">
            <text:section text:style-name="Sect1" text:name="mep_385">
              <text:p text:style-name="P5"/>
            </text:section>
          </table:table-cell>
          <table:table-cell table:number-columns-spanned="2" office:value-type="string">
            <text:p text:style-name="P5"/>
          </table:table-cell>
          <table:covered-table-cell/>
        </table:table-row>
      </table:table>
      <table:table table:name="Table121" table:style-name="Table121">
        <table:table-column table:style-name="Table121.A"/>
        <table:table-column table:style-name="Table121.B"/>
        <table:table-column table:style-name="Table121.C"/>
        <table:table-row>
          <table:table-cell table:style-name="Table121.A1" office:value-type="string">
            <text:section text:style-name="Sect1" text:name="Section115">
              <text:p text:style-name="P5"><text:bookmark text:name="mep_385"/></text:p>
            </text:section>
          </table:table-cell>
          <table:table-cell table:style-name="Table121.A1" office:value-type="string">
            <text:p text:style-name="Table_20_Contents"><text:span text:style-name="Emphasis">Because of terrible </text:span><text:span text:style-name="Emphasis"><text:span text:style-name="Strong_20_Emphasis">mismanagement</text:span></text:span><text:span text:style-name="Emphasis">, the company is in trouble.</text:span></text:p>
          </table:table-cell>
          <table:table-cell table:style-name="Table121.A1" office:value-type="string">
            <text:p text:style-name="Table_20_Contents">Em função da terrível falta de gerenciamento, a empresa está em problemas.</text:p>
          </table:table-cell>
        </table:table-row>
        <table:table-row>
          <table:table-cell table:style-name="Table121.A1" office:value-type="string">
            <text:section text:style-name="Sect1" text:name="mep_386">
              <text:p text:style-name="P5"/>
            </text:section>
          </table:table-cell>
          <table:table-cell table:number-columns-spanned="2" office:value-type="string">
            <text:p text:style-name="P5"/>
          </table:table-cell>
          <table:covered-table-cell/>
        </table:table-row>
      </table:table>
      <table:table table:name="Table122" table:style-name="Table122">
        <table:table-column table:style-name="Table122.A"/>
        <table:table-column table:style-name="Table122.B"/>
        <table:table-column table:style-name="Table122.C"/>
        <table:table-row>
          <table:table-cell table:style-name="Table122.A1" office:value-type="string">
            <text:section text:style-name="Sect1" text:name="Section116">
              <text:p text:style-name="P5"><text:bookmark text:name="mep_386"/></text:p>
            </text:section>
          </table:table-cell>
          <table:table-cell table:style-name="Table122.A1" office:value-type="string">
            <text:p text:style-name="Table_20_Contents"><text:span text:style-name="Emphasis">The company's biggest problem is </text:span><text:span text:style-name="Emphasis"><text:span text:style-name="Strong_20_Emphasis">a</text:span></text:span><text:span text:style-name="Emphasis"> </text:span><text:span text:style-name="Emphasis"><text:span text:style-name="Strong_20_Emphasis">lack of innovation</text:span></text:span><text:span text:style-name="Emphasis">.</text:span></text:p>
          </table:table-cell>
          <table:table-cell table:style-name="Table122.A1" office:value-type="string">
            <text:p text:style-name="Table_20_Contents">O maior problema da empresa é a falta de inovação.</text:p>
          </table:table-cell>
        </table:table-row>
        <table:table-row>
          <table:table-cell table:style-name="Table122.A1" office:value-type="string">
            <text:section text:style-name="Sect1" text:name="mep_387">
              <text:p text:style-name="P5"/>
            </text:section>
          </table:table-cell>
          <table:table-cell table:number-columns-spanned="2" office:value-type="string">
            <text:p text:style-name="P5"/>
          </table:table-cell>
          <table:covered-table-cell/>
        </table:table-row>
      </table:table>
      <table:table table:name="Table123" table:style-name="Table123">
        <table:table-column table:style-name="Table123.A"/>
        <table:table-column table:style-name="Table123.B"/>
        <table:table-column table:style-name="Table123.C"/>
        <table:table-row>
          <table:table-cell table:style-name="Table123.A1" office:value-type="string">
            <text:section text:style-name="Sect1" text:name="Section117">
              <text:p text:style-name="P5"><text:bookmark text:name="mep_387"/></text:p>
            </text:section>
          </table:table-cell>
          <table:table-cell table:style-name="Table123.A1" office:value-type="string">
            <text:p text:style-name="Table_20_Contents"><text:span text:style-name="Emphasis">We </text:span><text:span text:style-name="Emphasis"><text:span text:style-name="Strong_20_Emphasis">don't have the money</text:span></text:span><text:span text:style-name="Emphasis"> to buy </text:span><text:span text:style-name="Emphasis"><text:span text:style-name="Strong_20_Emphasis">the latest technology</text:span></text:span><text:span text:style-name="Emphasis">.</text:span></text:p>
          </table:table-cell>
          <table:table-cell table:style-name="Table123.A1" office:value-type="string">
            <text:p text:style-name="Table_20_Contents">Não temos o dinheiro para comprar a última tecnologia.</text:p>
          </table:table-cell>
        </table:table-row>
      </table:table>
      <text:p text:style-name="Standard"/>
      <text:p text:style-name="P4">We need to talk to each other. <text:span text:style-name="T1">Competition</text:span> Communication <text:span text:style-name="T1">Costs</text:span> is important.<text:line-break/><text:line-break/>The team didn't meet its deadline due to <text:span text:style-name="T1">latest technology</text:span> mismanagement <text:span text:style-name="T1">first rate</text:span> .<text:line-break/><text:line-break/>We don't have the best products because of a lack of <text:span text:style-name="T1">theft</text:span> innovation <text:span text:style-name="T1">costs</text:span> .<text:line-break/><text:line-break/>Our <text:span text:style-name="T1">thefts</text:span> costs <text:span text:style-name="T1">innovations</text:span> are a problem. We need to spend less money.<text:line-break/><text:line-break/><text:soft-page-break/>Our competition <text:span text:style-name="T1">morale mismanagement</text:span> is weak. Business isn't doing so well at the moment.<text:line-break/><text:line-break/>The employees aren't happy. We need to improve their morale <text:span text:style-name="T1">cost innovation</text:span> .</text:p>
      <text:p text:style-name="Standard">Our company has a number of problems. We need to have better communication between management and staff. If employee morale is poor, we will not do well. Also, a lack of innovation will make people not want to buy our products. We have to keep costs down so we have the money to buy the latest technology . We also have to watch what the competition is doing. We are not alone in this business.</text:p>
      <text:p text:style-name="Standard"/>
      <text:p text:style-name="Standard">The company's biggest problem is a lack of innovation.</text:p>
      <text:p text:style-name="Standard">O grande problema da empresa é a falta de inovação</text:p>
      <text:p text:style-name="Standard">Communication between management and staff is poor.</text:p>
      <text:p text:style-name="Standard">A comunicação entre gerência e equipe é ruim.</text:p>
      <text:p text:style-name="Standard">We don't have the money to buy the latest technology.</text:p>
      <text:p text:style-name="Standard">Não temos dinheiro para comprar uma tecnologia moderna.</text:p>
      <text:p text:style-name="Standard">Because of mismanagement, the company is in trouble.</text:p>
      <text:p text:style-name="Standard">Devido a má administração, a empresa está com problemas</text:p>
      <text:p text:style-name="Standard">Competition is fierce in our industry.</text:p>
      <text:p text:style-name="Standard">A competição é agressiva em nossa indústria</text:p>
      <text:p text:style-name="Standard">There is a problem of employee theft in the company.</text:p>
      <text:p text:style-name="Standard">Existe um problema de um funcionário que rouba na empresa</text:p>
      <text:p text:style-name="Standard">Business is bad, and employee morale is very low.</text:p>
      <text:p text:style-name="Standard">O negócio vai mal, e a moral dos funcionários anda muito baixa.</text:p>
      <text:p text:style-name="Standard">The company's costs are going up and up.</text:p>
      <text:p text:style-name="Standard">Os custos da empresas estão aumentando.</text:p>
      <text:p text:style-name="Standard"/>
      <text:p text:style-name="Standard"><text:span text:style-name="Strong_20_Emphasis">Orações relativas com 'that'</text:span><text:line-break/> </text:p>
      <table:table table:name="Table124" table:style-name="Table124">
        <table:table-column table:style-name="Table124.A" table:number-columns-repeated="2"/>
        <table:table-row>
          <table:table-cell table:style-name="Table124.A1" table:number-columns-spanned="2" office:value-type="string">
            <text:p text:style-name="Table_20_Contents">Use as orações relativas para combinar duas frases. Use o pronome relativo <text:span text:style-name="Strong_20_Emphasis">that</text:span> para coisas.<text:line-break/> </text:p>
          </table:table-cell>
          <table:covered-table-cell/>
        </table:table-row>
        <table:table-row>
          <table:table-cell table:style-name="Table124.A1" office:value-type="string">
            <text:section text:style-name="Sect1" text:name="mep_396">
              <text:p text:style-name="P5"/>
            </text:section>
          </table:table-cell>
          <table:table-cell office:value-type="string">
            <text:p text:style-name="P5"/>
          </table:table-cell>
        </table:table-row>
      </table:table>
      <table:table table:name="Table125" table:style-name="Table125">
        <table:table-column table:style-name="Table125.A"/>
        <table:table-column table:style-name="Table125.B"/>
        <table:table-row>
          <table:table-cell table:style-name="Table125.A1" office:value-type="string">
            <text:section text:style-name="Sect1" text:name="Section118">
              <text:p text:style-name="P5"><text:bookmark text:name="mep_396"/></text:p>
            </text:section>
          </table:table-cell>
          <table:table-cell table:style-name="Table125.A1" office:value-type="string">
            <text:p text:style-name="Table_20_Contents"><text:span text:style-name="Emphasis">I work for a company. The company has lots of problems.</text:span></text:p>
          </table:table-cell>
        </table:table-row>
        <table:table-row>
          <table:table-cell table:style-name="Table125.A1" office:value-type="string">
            <text:section text:style-name="Sect1" text:name="mep_397">
              <text:p text:style-name="P5"/>
            </text:section>
          </table:table-cell>
          <table:table-cell office:value-type="string">
            <text:p text:style-name="P5"/>
          </table:table-cell>
        </table:table-row>
      </table:table>
      <table:table table:name="Table126" table:style-name="Table126">
        <table:table-column table:style-name="Table126.A"/>
        <table:table-column table:style-name="Table126.B"/>
        <table:table-row>
          <table:table-cell table:style-name="Table126.A1" office:value-type="string">
            <text:section text:style-name="Sect1" text:name="Section119">
              <text:p text:style-name="P5"><text:bookmark text:name="mep_397"/></text:p>
            </text:section>
          </table:table-cell>
          <table:table-cell table:style-name="Table126.A1" office:value-type="string">
            <text:p text:style-name="Table_20_Contents"><text:span text:style-name="Emphasis">I work for a company </text:span><text:span text:style-name="Emphasis"><text:span text:style-name="Strong_20_Emphasis">that</text:span></text:span><text:span text:style-name="Emphasis"> has lots of problems.</text:span></text:p>
          </table:table-cell>
        </table:table-row>
        <table:table-row>
          <table:table-cell table:style-name="Table126.A1" table:number-columns-spanned="2" office:value-type="string">
            <text:p text:style-name="Table_20_Contents"><text:line-break/>Nesse exemplo, a oração principal - <text:span text:style-name="Strong_20_Emphasis">I work for a company</text:span> - é uma frase completa. A oração relativa - <text:span text:style-name="Strong_20_Emphasis">that has lots of problems</text:span> - não é uma frase completa e não pode ficar sozinha.</text:p>
          </table:table-cell>
          <table:covered-table-cell/>
        </table:table-row>
        <text:soft-page-break/>
        <table:table-row>
          <table:table-cell table:style-name="Table126.A1" table:number-columns-spanned="2" office:value-type="string">
            <text:p text:style-name="Table_20_Contents"><text:line-break/>Lembre-se, usar orações relativas deixa sua fala e escrita mais fluentes e ajuda você a evitar repetições.</text:p>
          </table:table-cell>
          <table:covered-table-cell/>
        </table:table-row>
      </table:table>
      <text:p text:style-name="Text_20_body"><text:line-break/>  </text:p>
      <text:p text:style-name="Text_20_body"> </text:p>
      <text:p text:style-name="P4">The company I work for has a lot of problems. We have technology that's not the latest. I have a computer that's 10 years old . We have a management team that's disorganized . We have products that aren't innovative. We have competition that's doing better. We have costs that are rising quickly.</text:p>
      <text:p text:style-name="Standard">Innovation is the solution. It can save us.</text:p>
      <text:p text:style-name="Standard">Inovação é a solução. Pode nos salvar.</text:p>
      <text:p text:style-name="Standard">Innovation is the solution that can save us.</text:p>
      <text:p text:style-name="Standard">Inovação é a solução que pode nos salvar.</text:p>
      <text:p text:style-name="Standard">Mismanagement is a problem. It's hurting us.</text:p>
      <text:p text:style-name="Standard">A má administração é um problema. Está nos prejudicando</text:p>
      <text:p text:style-name="Standard">Mismanagement is a problem that's hurting us.</text:p>
      <text:p text:style-name="Standard">A má administração é um problema que está nos prejudicando.</text:p>
      <text:p text:style-name="Standard">We have technology. It's really old and slow.</text:p>
      <text:p text:style-name="Standard">Nós temos tecnologia. É velha e lenta.</text:p>
      <text:p text:style-name="Standard">We have technology that's really old and slow.</text:p>
      <text:p text:style-name="Standard">Nós temos uma tecnologia que é velha e lenta.</text:p>
      <text:p text:style-name="Standard"/>
      <text:p text:style-name="Standard"><text:span text:style-name="Strong_20_Emphasis">Oferecendo soluções</text:span><text:line-break/> </text:p>
      <table:table table:name="Table127" table:style-name="Table127">
        <table:table-column table:style-name="Table127.A"/>
        <table:table-column table:style-name="Table127.B"/>
        <table:table-row>
          <table:table-cell table:style-name="Table127.A1" table:number-columns-spanned="2" office:value-type="string">
            <text:p text:style-name="Table_20_Contents">Para oferecer soluções possíveis, use expressões como essas:</text:p>
          </table:table-cell>
          <table:covered-table-cell/>
        </table:table-row>
        <table:table-row>
          <table:table-cell table:style-name="Table127.A1" table:number-columns-spanned="2" office:value-type="string">
            <text:p text:style-name="Table_20_Contents"> </text:p>
          </table:table-cell>
          <table:covered-table-cell/>
        </table:table-row>
        <table:table-row>
          <table:table-cell table:style-name="Table127.A1" office:value-type="string">
            <text:section text:style-name="Sect1" text:name="mep_409">
              <text:p text:style-name="P5"/>
            </text:section>
          </table:table-cell>
          <table:table-cell office:value-type="string">
            <text:p text:style-name="P5"/>
          </table:table-cell>
        </table:table-row>
      </table:table>
      <table:table table:name="Table128" table:style-name="Table128">
        <table:table-column table:style-name="Table128.A"/>
        <table:table-column table:style-name="Table128.B"/>
        <table:table-column table:style-name="Table128.C"/>
        <table:table-row>
          <table:table-cell table:style-name="Table128.A1" office:value-type="string">
            <text:section text:style-name="Sect1" text:name="Section120">
              <text:p text:style-name="P5"><text:bookmark text:name="mep_409"/></text:p>
            </text:section>
          </table:table-cell>
          <table:table-cell table:style-name="Table128.A1" office:value-type="string">
            <text:p text:style-name="Table_20_Contents"><text:span text:style-name="Emphasis"><text:span text:style-name="Strong_20_Emphasis">One solution could be</text:span></text:span><text:span text:style-name="Emphasis"> that we hire a new manager.</text:span></text:p>
          </table:table-cell>
          <table:table-cell table:style-name="Table128.A1" office:value-type="string">
            <text:p text:style-name="Table_20_Contents">Uma solução pode ser contratarmos um novo gerente.</text:p>
          </table:table-cell>
        </table:table-row>
        <table:table-row>
          <table:table-cell table:style-name="Table128.A1" office:value-type="string">
            <text:section text:style-name="Sect1" text:name="mep_410">
              <text:p text:style-name="P5"/>
            </text:section>
          </table:table-cell>
          <table:table-cell table:number-columns-spanned="2" office:value-type="string">
            <text:p text:style-name="P5"/>
          </table:table-cell>
          <table:covered-table-cell/>
        </table:table-row>
      </table:table>
      <table:table table:name="Table129" table:style-name="Table129">
        <table:table-column table:style-name="Table129.A"/>
        <table:table-column table:style-name="Table129.B"/>
        <table:table-column table:style-name="Table129.C"/>
        <table:table-row>
          <table:table-cell table:style-name="Table129.A1" office:value-type="string">
            <text:section text:style-name="Sect1" text:name="Section121">
              <text:p text:style-name="P5"><text:bookmark text:name="mep_410"/></text:p>
            </text:section>
          </table:table-cell>
          <table:table-cell table:style-name="Table129.A1" office:value-type="string">
            <text:p text:style-name="Table_20_Contents"><text:span text:style-name="Emphasis"><text:span text:style-name="Strong_20_Emphasis">Another possibility would be to</text:span></text:span><text:span text:style-name="Emphasis"> have a team meeting.</text:span></text:p>
          </table:table-cell>
          <table:table-cell table:style-name="Table129.A1" office:value-type="string">
            <text:p text:style-name="Table_20_Contents">Outra possibilidade seria fazermos uma reunião de equipe.</text:p>
          </table:table-cell>
        </table:table-row>
        <table:table-row>
          <table:table-cell table:style-name="Table129.A1" office:value-type="string">
            <text:p text:style-name="Table_20_Contents"> </text:p>
          </table:table-cell>
          <table:table-cell table:style-name="Table129.A1" table:number-columns-spanned="2" office:value-type="string">
            <text:p text:style-name="Table_20_Contents"> </text:p>
          </table:table-cell>
          <table:covered-table-cell/>
        </table:table-row>
        <table:table-row>
          <table:table-cell table:style-name="Table129.A1" table:number-columns-spanned="3" office:value-type="string">
            <text:p text:style-name="Table_20_Contents">Para oferecer uma solução à força, use expressões como as seguintes.</text:p>
          </table:table-cell>
          <table:covered-table-cell/>
          <table:covered-table-cell/>
        </table:table-row>
        <table:table-row>
          <table:table-cell table:style-name="Table129.A1" table:number-columns-spanned="3" office:value-type="string">
            <text:p text:style-name="Table_20_Contents"> </text:p>
          </table:table-cell>
          <table:covered-table-cell/>
          <table:covered-table-cell/>
        </table:table-row>
        <table:table-row>
          <table:table-cell table:style-name="Table129.A1" office:value-type="string">
            <text:section text:style-name="Sect1" text:name="mep_411">
              <text:p text:style-name="P5"/>
            </text:section>
          </table:table-cell>
          <table:table-cell table:number-columns-spanned="2" office:value-type="string">
            <text:p text:style-name="P5"/>
          </table:table-cell>
          <table:covered-table-cell/>
        </table:table-row>
      </table:table>
      <table:table table:name="Table130" table:style-name="Table130">
        <table:table-column table:style-name="Table130.A"/>
        <table:table-column table:style-name="Table130.B"/>
        <table:table-column table:style-name="Table130.C"/>
        <text:soft-page-break/>
        <table:table-row>
          <table:table-cell table:style-name="Table130.A1" office:value-type="string">
            <text:section text:style-name="Sect1" text:name="Section122">
              <text:p text:style-name="P5"><text:bookmark text:name="mep_411"/></text:p>
            </text:section>
          </table:table-cell>
          <table:table-cell table:style-name="Table130.A1" office:value-type="string">
            <text:p text:style-name="Table_20_Contents"><text:span text:style-name="Emphasis"><text:span text:style-name="Strong_20_Emphasis">I really think that the only solution is to</text:span></text:span><text:span text:style-name="Emphasis"> replace the entire management team.</text:span></text:p>
          </table:table-cell>
          <table:table-cell table:style-name="Table130.A1" office:value-type="string">
            <text:p text:style-name="Table_20_Contents">Realmente acho que a única solução é substituir toda a equipe de gerenciamento.</text:p>
          </table:table-cell>
        </table:table-row>
        <table:table-row>
          <table:table-cell table:style-name="Table130.A1" office:value-type="string">
            <text:section text:style-name="Sect1" text:name="mep_412">
              <text:p text:style-name="P5"/>
            </text:section>
          </table:table-cell>
          <table:table-cell table:number-columns-spanned="2" office:value-type="string">
            <text:p text:style-name="P5"/>
          </table:table-cell>
          <table:covered-table-cell/>
        </table:table-row>
      </table:table>
      <table:table table:name="Table131" table:style-name="Table131">
        <table:table-column table:style-name="Table131.A"/>
        <table:table-column table:style-name="Table131.B"/>
        <table:table-column table:style-name="Table131.C"/>
        <table:table-row>
          <table:table-cell table:style-name="Table131.A1" office:value-type="string">
            <text:section text:style-name="Sect1" text:name="Section123">
              <text:p text:style-name="P5"><text:bookmark text:name="mep_412"/></text:p>
            </text:section>
          </table:table-cell>
          <table:table-cell table:style-name="Table131.A1" office:value-type="string">
            <text:p text:style-name="Table_20_Contents"><text:span text:style-name="Emphasis"><text:span text:style-name="Strong_20_Emphasis">The only way to solve this problem is to</text:span></text:span><text:span text:style-name="Emphasis"> buy the company.</text:span></text:p>
          </table:table-cell>
          <table:table-cell table:style-name="Table131.A1" office:value-type="string">
            <text:p text:style-name="Table_20_Contents">A única forma de resolver esse problema é comprar a empresa.</text:p>
          </table:table-cell>
        </table:table-row>
        <table:table-row>
          <table:table-cell table:style-name="Table131.A1" office:value-type="string">
            <text:section text:style-name="Sect1" text:name="mep_413">
              <text:p text:style-name="P5"/>
            </text:section>
          </table:table-cell>
          <table:table-cell table:number-columns-spanned="2" office:value-type="string">
            <text:p text:style-name="P5"/>
          </table:table-cell>
          <table:covered-table-cell/>
        </table:table-row>
      </table:table>
      <table:table table:name="Table132" table:style-name="Table132">
        <table:table-column table:style-name="Table132.A"/>
        <table:table-column table:style-name="Table132.B"/>
        <table:table-column table:style-name="Table132.C"/>
        <table:table-row>
          <table:table-cell table:style-name="Table132.A1" office:value-type="string">
            <text:section text:style-name="Sect1" text:name="Section124">
              <text:p text:style-name="P5"><text:bookmark text:name="mep_413"/></text:p>
            </text:section>
          </table:table-cell>
          <table:table-cell table:style-name="Table132.A1" office:value-type="string">
            <text:p text:style-name="Table_20_Contents"><text:span text:style-name="Emphasis"><text:span text:style-name="Strong_20_Emphasis">I strongly suggest that</text:span></text:span><text:span text:style-name="Emphasis"> </text:span><text:span text:style-name="Emphasis"><text:span text:style-name="Strong_20_Emphasis">we</text:span></text:span><text:span text:style-name="Emphasis"> deal with this problem immediately.</text:span></text:p>
          </table:table-cell>
          <table:table-cell table:style-name="Table132.A1" office:value-type="string">
            <text:p text:style-name="Table_20_Contents">Sugiro fortemente que tratemos desse problema imediatamente.</text:p>
          </table:table-cell>
        </table:table-row>
        <table:table-row>
          <table:table-cell table:style-name="Table132.A1" office:value-type="string">
            <text:p text:style-name="Table_20_Contents"> </text:p>
          </table:table-cell>
          <table:table-cell table:style-name="Table132.A1" table:number-columns-spanned="2" office:value-type="string">
            <text:p text:style-name="Table_20_Contents"> </text:p>
          </table:table-cell>
          <table:covered-table-cell/>
        </table:table-row>
      </table:table>
      <text:p text:style-name="Text_20_body"><text:line-break/>I really think that's the only solution.<text:line-break/>Eu realmente acho que essa seja a única solução.<text:line-break/>Another possibility would be to have a team meeting.<text:line-break/>Outra possibilidade seria ter uma reunião de equipe.<text:line-break/>One solution could be that we hire a new manager.<text:line-break/>Uma solução seria contratar um novo gerente.<text:line-break/>I strongly suggest that we deal with this problem now.<text:line-break/>Eu sugiro firmemente que nós lidemos com esse problema agora.<text:line-break/>The only way to solve the problem is to buy them out.<text:line-break/>A única maneira de resolver o problema é comprar a parte deles.</text:p>
      <text:p text:style-name="Text_20_body"/>
      <text:p text:style-name="Text_20_body">The Clayton Harelson Company made beautiful motorcycles that were popular around the world. It cost a lot to make them in the US, so the motorcycles were expensive. Problems began when other companies, in other countries, started making similar motorcycles. Company management decided they had two choices. One solution was to move the factory to a less expensive country. Another possibility was to have fewer workers in the factory and spend a lot of money on the latest technology to make the motorcycles.</text:p>
      <text:p text:style-name="Text_20_body"/>
      <text:p text:style-name="Standard"><text:span text:style-name="Strong_20_Emphasis">Tag questions negativas</text:span><text:line-break/> </text:p>
      <table:table table:name="Table133" table:style-name="Table133">
        <table:table-column table:style-name="Table133.A"/>
        <table:table-column table:style-name="Table133.B"/>
        <table:table-row>
          <table:table-cell table:style-name="Table133.A1" table:number-columns-spanned="2" office:value-type="string">
            <text:p text:style-name="Table_20_Contents">Tag questions são pequenas perguntas que vêm no final de uma afirmação. Use as tag questions para confirmar se algo é verdade ou para obter um acordo.</text:p>
          </table:table-cell>
          <table:covered-table-cell/>
        </table:table-row>
        <table:table-row>
          <table:table-cell table:style-name="Table133.A1" table:number-columns-spanned="2" office:value-type="string">
            <text:p text:style-name="Table_20_Contents">Siga uma declaração afirmativa com uma tag question negativa. A maioria das tag questions negativas é formada com <text:span text:style-name="Strong_20_Emphasis">do + not +</text:span> pronome. Perceba que o verbo geralmente é contraído.</text:p>
          </table:table-cell>
          <table:covered-table-cell/>
        </table:table-row>
        <text:soft-page-break/>
        <table:table-row>
          <table:table-cell table:style-name="Table133.A1" table:number-columns-spanned="2" office:value-type="string">
            <text:p text:style-name="Table_20_Contents"> </text:p>
          </table:table-cell>
          <table:covered-table-cell/>
        </table:table-row>
        <table:table-row>
          <table:table-cell table:style-name="Table133.A1" office:value-type="string">
            <text:section text:style-name="Sect1" text:name="mep_1">
              <text:p text:style-name="P5"/>
            </text:section>
          </table:table-cell>
          <table:table-cell office:value-type="string">
            <text:p text:style-name="P5"/>
          </table:table-cell>
        </table:table-row>
      </table:table>
      <table:table table:name="Table134" table:style-name="Table134">
        <table:table-column table:style-name="Table134.A"/>
        <table:table-column table:style-name="Table134.B"/>
        <table:table-column table:style-name="Table134.C"/>
        <table:table-row>
          <table:table-cell table:style-name="Table134.A1" office:value-type="string">
            <text:section text:style-name="Sect1" text:name="Section125">
              <text:p text:style-name="P5"><text:bookmark text:name="mep_1"/></text:p>
            </text:section>
          </table:table-cell>
          <table:table-cell table:style-name="Table134.A1" office:value-type="string">
            <text:p text:style-name="Table_20_Contents"><text:span text:style-name="Emphasis"><text:span text:style-name="Strong_20_Emphasis">You work</text:span></text:span><text:span text:style-name="Emphasis"> in marketing</text:span><text:span text:style-name="Emphasis"><text:span text:style-name="Strong_20_Emphasis">, don't you?</text:span></text:span></text:p>
          </table:table-cell>
          <table:table-cell table:style-name="Table134.A1" office:value-type="string">
            <text:p text:style-name="Table_20_Contents">Você trabalha com marketing, não trabalha?</text:p>
          </table:table-cell>
        </table:table-row>
        <table:table-row>
          <table:table-cell table:style-name="Table134.A1" office:value-type="string">
            <text:section text:style-name="Sect1" text:name="mep_2">
              <text:p text:style-name="P5"/>
            </text:section>
          </table:table-cell>
          <table:table-cell table:number-columns-spanned="2" office:value-type="string">
            <text:p text:style-name="P5"/>
          </table:table-cell>
          <table:covered-table-cell/>
        </table:table-row>
      </table:table>
      <table:table table:name="Table135" table:style-name="Table135">
        <table:table-column table:style-name="Table135.A"/>
        <table:table-column table:style-name="Table135.B"/>
        <table:table-column table:style-name="Table135.C"/>
        <table:table-row>
          <table:table-cell table:style-name="Table135.A1" office:value-type="string">
            <text:section text:style-name="Sect1" text:name="Section126">
              <text:p text:style-name="P5"><text:bookmark text:name="mep_2"/></text:p>
            </text:section>
          </table:table-cell>
          <table:table-cell table:style-name="Table135.A1" office:value-type="string">
            <text:p text:style-name="Table_20_Contents"><text:span text:style-name="Emphasis"><text:span text:style-name="Strong_20_Emphasis">You got</text:span></text:span><text:span text:style-name="Emphasis"> a degree in engineering</text:span><text:span text:style-name="Emphasis"><text:span text:style-name="Strong_20_Emphasis">, didn't you?</text:span></text:span></text:p>
          </table:table-cell>
          <table:table-cell table:style-name="Table135.A1" office:value-type="string">
            <text:p text:style-name="Table_20_Contents">Você se formou em engenharia, não é?</text:p>
          </table:table-cell>
        </table:table-row>
        <table:table-row>
          <table:table-cell table:style-name="Table135.A1" table:number-columns-spanned="3" office:value-type="string">
            <text:p text:style-name="P2"><text:line-break/>Caso a declaração tenha o verbo <text:span text:style-name="Strong_20_Emphasis">be</text:span> ou um auxiliar, como <text:span text:style-name="Strong_20_Emphasis">can</text:span> ou <text:span text:style-name="Strong_20_Emphasis">have</text:span>, use esse verbo na tag question.<text:line-break/> </text:p>
          </table:table-cell>
          <table:covered-table-cell/>
          <table:covered-table-cell/>
        </table:table-row>
        <table:table-row>
          <table:table-cell table:style-name="Table135.A1" office:value-type="string">
            <text:section text:style-name="Sect1" text:name="mep_3">
              <text:p text:style-name="P5"/>
            </text:section>
          </table:table-cell>
          <table:table-cell table:number-columns-spanned="2" office:value-type="string">
            <text:p text:style-name="P5"/>
          </table:table-cell>
          <table:covered-table-cell/>
        </table:table-row>
      </table:table>
      <table:table table:name="Table136" table:style-name="Table136">
        <table:table-column table:style-name="Table136.A"/>
        <table:table-column table:style-name="Table136.B"/>
        <table:table-column table:style-name="Table136.C"/>
        <table:table-row>
          <table:table-cell table:style-name="Table136.A1" office:value-type="string">
            <text:section text:style-name="Sect1" text:name="Section127">
              <text:p text:style-name="P5"><text:bookmark text:name="mep_3"/></text:p>
            </text:section>
          </table:table-cell>
          <table:table-cell table:style-name="Table136.A1" office:value-type="string">
            <text:p text:style-name="Table_20_Contents"><text:span text:style-name="Emphasis"><text:span text:style-name="Strong_20_Emphasis">You are</text:span></text:span><text:span text:style-name="Emphasis"> the new sales manager</text:span><text:span text:style-name="Emphasis"><text:span text:style-name="Strong_20_Emphasis">, aren't you?</text:span></text:span></text:p>
          </table:table-cell>
          <table:table-cell table:style-name="Table136.A1" office:value-type="string">
            <text:p text:style-name="Table_20_Contents">Você é o novo gerente de vendas, não é?</text:p>
          </table:table-cell>
        </table:table-row>
        <table:table-row>
          <table:table-cell table:style-name="Table136.A1" office:value-type="string">
            <text:section text:style-name="Sect1" text:name="mep_4">
              <text:p text:style-name="P5"/>
            </text:section>
          </table:table-cell>
          <table:table-cell table:number-columns-spanned="2" office:value-type="string">
            <text:p text:style-name="P5"/>
          </table:table-cell>
          <table:covered-table-cell/>
        </table:table-row>
      </table:table>
      <table:table table:name="Table137" table:style-name="Table137">
        <table:table-column table:style-name="Table137.A"/>
        <table:table-column table:style-name="Table137.B"/>
        <table:table-column table:style-name="Table137.C"/>
        <table:table-row>
          <table:table-cell table:style-name="Table137.A1" office:value-type="string">
            <text:section text:style-name="Sect1" text:name="Section128">
              <text:p text:style-name="P5"><text:bookmark text:name="mep_4"/></text:p>
            </text:section>
          </table:table-cell>
          <table:table-cell table:style-name="Table137.A1" office:value-type="string">
            <text:p text:style-name="Table_20_Contents"><text:span text:style-name="Emphasis"><text:span text:style-name="Strong_20_Emphasis">He was</text:span></text:span><text:span text:style-name="Emphasis"> late</text:span><text:span text:style-name="Emphasis"><text:span text:style-name="Strong_20_Emphasis">, wasn't he?</text:span></text:span></text:p>
          </table:table-cell>
          <table:table-cell table:style-name="Table137.A1" office:value-type="string">
            <text:p text:style-name="Table_20_Contents">Ele estava atrasado, não estava?</text:p>
          </table:table-cell>
        </table:table-row>
        <table:table-row>
          <table:table-cell table:style-name="Table137.A1" office:value-type="string">
            <text:section text:style-name="Sect1" text:name="Section129">
              <text:p text:style-name="P5"><text:bookmark text:name="mep_52"/></text:p>
            </text:section>
          </table:table-cell>
          <table:table-cell table:number-columns-spanned="2" office:value-type="string">
            <text:p text:style-name="P5"/>
          </table:table-cell>
          <table:covered-table-cell/>
        </table:table-row>
      </table:table>
      <table:table table:name="Table138" table:style-name="Table138">
        <table:table-column table:style-name="Table138.A"/>
        <table:table-column table:style-name="Table138.B"/>
        <table:table-column table:style-name="Table138.C"/>
        <table:table-row>
          <table:table-cell table:style-name="Table138.A1" office:value-type="string">
            <text:section text:style-name="Sect1" text:name="Section130">
              <text:p text:style-name="P5"><text:bookmark text:name="mep_53"/></text:p>
            </text:section>
          </table:table-cell>
          <table:table-cell table:style-name="Table138.A1" office:value-type="string">
            <text:p text:style-name="Table_20_Contents"><text:span text:style-name="Emphasis"><text:span text:style-name="Strong_20_Emphasis">You can</text:span></text:span><text:span text:style-name="Strong_20_Emphasis"><text:span text:style-name="Emphasis"> </text:span></text:span><text:span text:style-name="Emphasis">speak Arabic</text:span><text:span text:style-name="Emphasis"><text:span text:style-name="Strong_20_Emphasis">, can't you? </text:span></text:span></text:p>
          </table:table-cell>
          <table:table-cell table:style-name="Table138.A1" office:value-type="string">
            <text:p text:style-name="Table_20_Contents">Você sabe falar árabe, não sabe?</text:p>
          </table:table-cell>
        </table:table-row>
        <table:table-row>
          <table:table-cell table:style-name="Table138.A1" office:value-type="string">
            <text:section text:style-name="Sect1" text:name="Section131">
              <text:p text:style-name="P5"><text:bookmark text:name="mep_61"/></text:p>
            </text:section>
          </table:table-cell>
          <table:table-cell table:number-columns-spanned="2" office:value-type="string">
            <text:p text:style-name="P5"/>
          </table:table-cell>
          <table:covered-table-cell/>
        </table:table-row>
      </table:table>
      <table:table table:name="Table139" table:style-name="Table139">
        <table:table-column table:style-name="Table139.A"/>
        <table:table-column table:style-name="Table139.B"/>
        <table:table-column table:style-name="Table139.C"/>
        <table:table-row>
          <table:table-cell table:style-name="Table139.A1" office:value-type="string">
            <text:section text:style-name="Sect1" text:name="Section132">
              <text:p text:style-name="P5"><text:bookmark text:name="mep_62"/></text:p>
            </text:section>
          </table:table-cell>
          <table:table-cell table:style-name="Table139.A1" office:value-type="string">
            <text:p text:style-name="Table_20_Contents"><text:span text:style-name="Emphasis"><text:span text:style-name="Strong_20_Emphasis">You have </text:span></text:span><text:span text:style-name="Emphasis">got five years' experience in sales,</text:span><text:span text:style-name="Emphasis"><text:span text:style-name="Strong_20_Emphasis"> haven't you? </text:span></text:span></text:p>
          </table:table-cell>
          <table:table-cell table:style-name="Table139.A1" office:value-type="string">
            <text:p text:style-name="Table_20_Contents">Você tem cinco anos de experiência em vendas, não tem?</text:p>
          </table:table-cell>
        </table:table-row>
      </table:table>
      <text:p text:style-name="Text_20_body"/>
      <text:p text:style-name="Standard">Lynn's great, isn't she?</text:p>
      <text:p text:style-name="Standard">A Lynn é ótima, não é?</text:p>
      <text:p text:style-name="Standard">You work in electronics, don't you?</text:p>
      <text:p text:style-name="Standard">Você trabalha com eletrônicos, não é?</text:p>
      <text:p text:style-name="Standard">We can take an office tour, can't we?</text:p>
      <text:p text:style-name="Standard">Podemos dar uma volta no escritório, não podemos?</text:p>
      <text:p text:style-name="Standard">They were traveling to Edinburgh, weren't they?</text:p>
      <text:p text:style-name="Standard">Eles estavam viajando para Edimburgo, não estavam?</text:p>
      <text:p text:style-name="Standard">Curtis was an editor, wasn't he?</text:p>
      <text:p text:style-name="Standard">Curtis era um editor, não era?</text:p>
      <text:p text:style-name="Standard">You've got 10 years' experience, haven't you?</text:p>
      <text:p text:style-name="Standard">Você tem 10 anos de experiência, não tem?</text:p>
      <text:p text:style-name="Text_20_body"/>
      <text:p text:style-name="Standard"><text:span text:style-name="Strong_20_Emphasis">Entonação com tag questions</text:span><text:line-break/> </text:p>
      <table:table table:name="Table140" table:style-name="Table140">
        <table:table-column table:style-name="Table140.A" table:number-columns-repeated="2"/>
        <table:table-row>
          <table:table-cell table:style-name="Table140.A1" table:number-columns-spanned="2" office:value-type="string">
            <text:p text:style-name="Table_20_Contents">Use <text:span text:style-name="Strong_20_Emphasis">rising intonation</text:span> com uma frase interrogativa para confirmar uma informação sobre a qual você não tem certeza.</text:p>
          </table:table-cell>
          <table:covered-table-cell/>
        </table:table-row>
        <table:table-row>
          <table:table-cell table:style-name="Table140.A1" office:value-type="string">
            <text:section text:style-name="Sect1" text:name="Section133">
              <text:p text:style-name="P5"><text:bookmark text:name="mep_151"/></text:p>
            </text:section>
          </table:table-cell>
          <table:table-cell office:value-type="string">
            <text:p text:style-name="P5"/>
          </table:table-cell>
        </table:table-row>
      </table:table>
      <table:table table:name="Table141" table:style-name="Table141">
        <table:table-column table:style-name="Table141.A"/>
        <table:table-column table:style-name="Table141.B"/>
        <table:table-row>
          <table:table-cell table:style-name="Table141.A1" office:value-type="string">
            <text:section text:style-name="Sect1" text:name="Section134">
              <text:p text:style-name="P5"><text:bookmark text:name="mep_152"/></text:p>
            </text:section>
          </table:table-cell>
          <table:table-cell table:style-name="Table141.A1" office:value-type="string">
            <text:p text:style-name="Table_20_Contents"><text:span text:style-name="Emphasis">He isn't on our team, </text:span><text:span text:style-name="Emphasis"><text:span text:style-name="Strong_20_Emphasis">is he?</text:span></text:span></text:p>
          </table:table-cell>
        </table:table-row>
        <table:table-row>
          <table:table-cell table:style-name="Table141.A1" office:value-type="string">
            <text:section text:style-name="Sect1" text:name="Section135">
              <text:p text:style-name="P5"><text:bookmark text:name="mep_161"/></text:p>
            </text:section>
          </table:table-cell>
          <table:table-cell office:value-type="string">
            <text:p text:style-name="P5"/>
          </table:table-cell>
        </table:table-row>
      </table:table>
      <table:table table:name="Table142" table:style-name="Table142">
        <table:table-column table:style-name="Table142.A"/>
        <table:table-column table:style-name="Table142.B"/>
        <text:soft-page-break/>
        <table:table-row>
          <table:table-cell table:style-name="Table142.A1" office:value-type="string">
            <text:section text:style-name="Sect1" text:name="Section136">
              <text:p text:style-name="P5"><text:bookmark text:name="mep_162"/></text:p>
            </text:section>
          </table:table-cell>
          <table:table-cell table:style-name="Table142.A1" office:value-type="string">
            <text:p text:style-name="P2"><text:span text:style-name="Emphasis">They can repair computers, </text:span><text:span text:style-name="Emphasis"><text:span text:style-name="Strong_20_Emphasis">can't they?</text:span></text:span></text:p>
          </table:table-cell>
        </table:table-row>
        <table:table-row>
          <table:table-cell table:style-name="Table142.A1" office:value-type="string">
            <text:section text:style-name="Sect1" text:name="Section137">
              <text:p text:style-name="P5"><text:bookmark text:name="mep_171"/></text:p>
            </text:section>
          </table:table-cell>
          <table:table-cell office:value-type="string">
            <text:p text:style-name="P5"/>
          </table:table-cell>
        </table:table-row>
      </table:table>
      <table:table table:name="Table143" table:style-name="Table143">
        <table:table-column table:style-name="Table143.A"/>
        <table:table-column table:style-name="Table143.B"/>
        <table:table-row>
          <table:table-cell table:style-name="Table143.A1" office:value-type="string">
            <text:section text:style-name="Sect1" text:name="Section138">
              <text:p text:style-name="P5"><text:bookmark text:name="mep_172"/></text:p>
            </text:section>
          </table:table-cell>
          <table:table-cell table:style-name="Table143.A1" office:value-type="string">
            <text:p text:style-name="P2"><text:span text:style-name="Emphasis">Kyle doesn't work at X100,</text:span><text:span text:style-name="Emphasis"><text:span text:style-name="Strong_20_Emphasis"> does he?</text:span></text:span></text:p>
          </table:table-cell>
        </table:table-row>
        <table:table-row>
          <table:table-cell table:style-name="Table143.A1" table:number-columns-spanned="2" office:value-type="string">
            <text:p text:style-name="P2"><text:line-break/>Use <text:span text:style-name="Strong_20_Emphasis">falling intonation</text:span> com uma frase interrogativa para confirmar uma informação sobre a qual você tem certeza, ou para buscar confirmação.</text:p>
          </table:table-cell>
          <table:covered-table-cell/>
        </table:table-row>
        <table:table-row>
          <table:table-cell table:style-name="Table143.A1" office:value-type="string">
            <text:section text:style-name="Sect1" text:name="Section139">
              <text:p text:style-name="P5"><text:bookmark text:name="mep_181"/></text:p>
            </text:section>
          </table:table-cell>
          <table:table-cell office:value-type="string">
            <text:p text:style-name="P5"/>
          </table:table-cell>
        </table:table-row>
      </table:table>
      <table:table table:name="Table144" table:style-name="Table144">
        <table:table-column table:style-name="Table144.A"/>
        <table:table-column table:style-name="Table144.B"/>
        <table:table-row>
          <table:table-cell table:style-name="Table144.A1" office:value-type="string">
            <text:section text:style-name="Sect1" text:name="Section140">
              <text:p text:style-name="P5"><text:bookmark text:name="mep_182"/></text:p>
            </text:section>
          </table:table-cell>
          <table:table-cell table:style-name="Table144.A1" office:value-type="string">
            <text:p text:style-name="P2"><text:span text:style-name="Emphasis">Miss Boyd is the CEO,</text:span><text:span text:style-name="Emphasis"><text:span text:style-name="Strong_20_Emphasis"> isn't she?</text:span></text:span></text:p>
          </table:table-cell>
        </table:table-row>
        <table:table-row>
          <table:table-cell table:style-name="Table144.A1" office:value-type="string">
            <text:section text:style-name="Sect1" text:name="mep_19">
              <text:p text:style-name="P5"/>
            </text:section>
          </table:table-cell>
          <table:table-cell office:value-type="string">
            <text:p text:style-name="P5"/>
          </table:table-cell>
        </table:table-row>
      </table:table>
      <table:table table:name="Table145" table:style-name="Table145">
        <table:table-column table:style-name="Table145.A"/>
        <table:table-column table:style-name="Table145.B"/>
        <table:table-row>
          <table:table-cell table:style-name="Table145.A1" office:value-type="string">
            <text:section text:style-name="Sect1" text:name="Section141">
              <text:p text:style-name="P5"><text:bookmark text:name="mep_19"/></text:p>
            </text:section>
          </table:table-cell>
          <table:table-cell table:style-name="Table145.A1" office:value-type="string">
            <text:p text:style-name="P2"><text:span text:style-name="Emphasis">They weren't hiring, </text:span><text:span text:style-name="Emphasis"><text:span text:style-name="Strong_20_Emphasis">were they?</text:span></text:span></text:p>
          </table:table-cell>
        </table:table-row>
        <table:table-row>
          <table:table-cell table:style-name="Table145.A1" office:value-type="string">
            <text:section text:style-name="Sect1" text:name="mep_20">
              <text:p text:style-name="P5"/>
            </text:section>
          </table:table-cell>
          <table:table-cell office:value-type="string">
            <text:p text:style-name="P5"/>
          </table:table-cell>
        </table:table-row>
      </table:table>
      <table:table table:name="Table146" table:style-name="Table146">
        <table:table-column table:style-name="Table146.A"/>
        <table:table-column table:style-name="Table146.B"/>
        <table:table-row>
          <table:table-cell table:style-name="Table146.A1" office:value-type="string">
            <text:section text:style-name="Sect1" text:name="Section142">
              <text:p text:style-name="P5"><text:bookmark text:name="mep_20"/></text:p>
            </text:section>
          </table:table-cell>
          <table:table-cell table:style-name="Table146.A1" office:value-type="string">
            <text:p text:style-name="Table_20_Contents"><text:span text:style-name="Emphasis">It was pretty disorganized, </text:span><text:span text:style-name="Emphasis"><text:span text:style-name="Strong_20_Emphasis">wasn't it?</text:span></text:span></text:p>
          </table:table-cell>
        </table:table-row>
      </table:table>
      <text:p text:style-name="Text_20_body"/>
      <text:p text:style-name="Standard">The event lasted all weekend, didn't it?</text:p>
      <text:p text:style-name="Standard">O evento durou a semana toda, não foi?</text:p>
      <text:p text:style-name="Standard">They can't serve customers in Asia, can they?</text:p>
      <text:p text:style-name="Standard">Eles não podem atender aos cliente na Ásia, podem?</text:p>
      <text:p text:style-name="Standard">Cory wasn't there, was he?</text:p>
      <text:p text:style-name="Standard">Cory não estava lá, estava?</text:p>
      <text:p text:style-name="Text_20_body"/>
      <text:p text:style-name="Standard"><text:span text:style-name="Strong_20_Emphasis">Gestão de conversas</text:span><text:line-break/> </text:p>
      <table:table table:name="Table147" table:style-name="Table147">
        <table:table-column table:style-name="Table147.A"/>
        <table:table-column table:style-name="Table147.B"/>
        <table:table-row>
          <table:table-cell table:style-name="Table147.A1" table:number-columns-spanned="2" office:value-type="string">
            <text:p text:style-name="Table_20_Contents">Você pode aumentar suas chances de ter uma conversa bem-sucedida usando estratégias de gestão de conversas. Use essas frases para indicar que você está pensando sobre o que quer dizer antes de responder:<text:line-break/> </text:p>
          </table:table-cell>
          <table:covered-table-cell/>
        </table:table-row>
        <table:table-row>
          <table:table-cell table:style-name="Table147.A1" table:number-columns-spanned="2" office:value-type="string">
            <text:p text:style-name="Table_20_Contents">Seja cortês, permitindo que todos falem. Ao mesmo tempo, tente evitar longos períodos de silêncio. Você pode aumentar a conversa apresentando respostas completas às perguntas.<text:line-break/> </text:p>
          </table:table-cell>
          <table:covered-table-cell/>
        </table:table-row>
        <table:table-row>
          <table:table-cell table:style-name="Table147.A1" table:number-columns-spanned="2" office:value-type="string">
            <text:p text:style-name="Table_20_Contents">Quando precisar de tempo para pensar no que dizer, use expressões como essas:</text:p>
          </table:table-cell>
          <table:covered-table-cell/>
        </table:table-row>
        <table:table-row>
          <table:table-cell table:style-name="Table147.A1" office:value-type="string">
            <text:section text:style-name="Sect1" text:name="mep_35">
              <text:p text:style-name="P5"/>
            </text:section>
          </table:table-cell>
          <table:table-cell office:value-type="string">
            <text:p text:style-name="P5"/>
          </table:table-cell>
        </table:table-row>
      </table:table>
      <table:table table:name="Table148" table:style-name="Table148">
        <table:table-column table:style-name="Table148.A"/>
        <table:table-column table:style-name="Table148.B"/>
        <table:table-row>
          <table:table-cell table:style-name="Table148.A1" office:value-type="string">
            <text:section text:style-name="Sect1" text:name="Section143">
              <text:p text:style-name="P5"><text:bookmark text:name="mep_35"/></text:p>
            </text:section>
          </table:table-cell>
          <table:table-cell table:style-name="Table148.A1" office:value-type="string">
            <text:p text:style-name="Table_20_Contents"><text:span text:style-name="Emphasis">Hmm …</text:span></text:p>
          </table:table-cell>
        </table:table-row>
        <table:table-row>
          <table:table-cell table:style-name="Table148.A1" office:value-type="string">
            <text:section text:style-name="Sect1" text:name="mep_36">
              <text:p text:style-name="P5"/>
            </text:section>
          </table:table-cell>
          <table:table-cell office:value-type="string">
            <text:p text:style-name="P5"/>
          </table:table-cell>
        </table:table-row>
      </table:table>
      <table:table table:name="Table149" table:style-name="Table149">
        <table:table-column table:style-name="Table149.A"/>
        <table:table-column table:style-name="Table149.B"/>
        <text:soft-page-break/>
        <table:table-row>
          <table:table-cell table:style-name="Table149.A1" office:value-type="string">
            <text:section text:style-name="Sect1" text:name="Section144">
              <text:p text:style-name="P5"><text:bookmark text:name="mep_36"/></text:p>
            </text:section>
          </table:table-cell>
          <table:table-cell table:style-name="Table149.A1" office:value-type="string">
            <text:p text:style-name="Table_20_Contents"><text:span text:style-name="Emphasis">Let's see ….</text:span></text:p>
          </table:table-cell>
        </table:table-row>
        <table:table-row>
          <table:table-cell table:style-name="Table149.A1" table:number-columns-spanned="2" office:value-type="string">
            <text:p text:style-name="Table_20_Contents"><text:line-break/>Para indicar que você entende o que alguém está dizendo e que a pessoa pode continuar falando, use expressões como essas:</text:p>
          </table:table-cell>
          <table:covered-table-cell/>
        </table:table-row>
        <table:table-row>
          <table:table-cell table:style-name="Table149.A1" office:value-type="string">
            <text:section text:style-name="Sect1" text:name="mep_37">
              <text:p text:style-name="P5"/>
            </text:section>
          </table:table-cell>
          <table:table-cell office:value-type="string">
            <text:p text:style-name="P5"/>
          </table:table-cell>
        </table:table-row>
      </table:table>
      <table:table table:name="Table150" table:style-name="Table150">
        <table:table-column table:style-name="Table150.A"/>
        <table:table-column table:style-name="Table150.B"/>
        <table:table-row>
          <table:table-cell table:style-name="Table150.A1" office:value-type="string">
            <text:section text:style-name="Sect1" text:name="Section145">
              <text:p text:style-name="P5"><text:bookmark text:name="mep_37"/></text:p>
            </text:section>
          </table:table-cell>
          <table:table-cell table:style-name="Table150.A1" office:value-type="string">
            <text:p text:style-name="Table_20_Contents"><text:span text:style-name="Emphasis">Uh-huh?</text:span></text:p>
          </table:table-cell>
        </table:table-row>
        <table:table-row>
          <table:table-cell table:style-name="Table150.A1" office:value-type="string">
            <text:section text:style-name="Sect1" text:name="mep_38">
              <text:p text:style-name="P5"/>
            </text:section>
          </table:table-cell>
          <table:table-cell office:value-type="string">
            <text:p text:style-name="P5"/>
          </table:table-cell>
        </table:table-row>
      </table:table>
      <table:table table:name="Table151" table:style-name="Table151">
        <table:table-column table:style-name="Table151.A"/>
        <table:table-column table:style-name="Table151.B"/>
        <table:table-row>
          <table:table-cell table:style-name="Table151.A1" office:value-type="string">
            <text:section text:style-name="Sect1" text:name="Section146">
              <text:p text:style-name="P5"><text:bookmark text:name="mep_38"/></text:p>
            </text:section>
          </table:table-cell>
          <table:table-cell table:style-name="Table151.A1" office:value-type="string">
            <text:p text:style-name="Table_20_Contents"><text:span text:style-name="Emphasis">Right. </text:span></text:p>
          </table:table-cell>
        </table:table-row>
        <table:table-row>
          <table:table-cell table:style-name="Table151.A1" office:value-type="string">
            <text:section text:style-name="Sect1" text:name="mep_39">
              <text:p text:style-name="P5"/>
            </text:section>
          </table:table-cell>
          <table:table-cell office:value-type="string">
            <text:p text:style-name="P5"/>
          </table:table-cell>
        </table:table-row>
      </table:table>
      <table:table table:name="Table152" table:style-name="Table152">
        <table:table-column table:style-name="Table152.A"/>
        <table:table-column table:style-name="Table152.B"/>
        <table:table-row>
          <table:table-cell table:style-name="Table152.A1" office:value-type="string">
            <text:section text:style-name="Sect1" text:name="Section147">
              <text:p text:style-name="P5"><text:bookmark text:name="mep_39"/></text:p>
            </text:section>
          </table:table-cell>
          <table:table-cell table:style-name="Table152.A1" office:value-type="string">
            <text:p text:style-name="Table_20_Contents"><text:span text:style-name="Emphasis">Interesting. </text:span></text:p>
          </table:table-cell>
        </table:table-row>
      </table:table>
      <text:p text:style-name="Text_20_body"/>
      <text:p text:style-name="Text_20_body"/>
      <table:table table:name="Table153" table:style-name="Table153">
        <table:table-column table:style-name="Table153.A"/>
        <table:table-column table:style-name="Table153.B"/>
        <table:table-row>
          <table:table-cell table:style-name="Table153.A1" table:number-columns-spanned="2" office:value-type="string">
            <text:p text:style-name="Table_20_Contents">Para indicar que você não ouviu ou entendeu o que alguém disse, use expressões como essas:</text:p>
          </table:table-cell>
          <table:covered-table-cell/>
        </table:table-row>
        <table:table-row>
          <table:table-cell table:style-name="Table153.A1" office:value-type="string">
            <text:section text:style-name="Sect1" text:name="mep_40">
              <text:p text:style-name="P5"/>
            </text:section>
          </table:table-cell>
          <table:table-cell office:value-type="string">
            <text:p text:style-name="P5"/>
          </table:table-cell>
        </table:table-row>
      </table:table>
      <table:table table:name="Table154" table:style-name="Table154">
        <table:table-column table:style-name="Table154.A"/>
        <table:table-column table:style-name="Table154.B"/>
        <table:table-row>
          <table:table-cell table:style-name="Table154.A1" office:value-type="string">
            <text:section text:style-name="Sect1" text:name="Section148">
              <text:p text:style-name="P5"><text:bookmark text:name="mep_40"/></text:p>
            </text:section>
          </table:table-cell>
          <table:table-cell table:style-name="Table154.A1" office:value-type="string">
            <text:p text:style-name="Table_20_Contents"><text:span text:style-name="Emphasis">I'm sorry, but could you repeat that? </text:span></text:p>
          </table:table-cell>
        </table:table-row>
        <table:table-row>
          <table:table-cell table:style-name="Table154.A1" office:value-type="string">
            <text:section text:style-name="Sect1" text:name="mep_41">
              <text:p text:style-name="P5"/>
            </text:section>
          </table:table-cell>
          <table:table-cell office:value-type="string">
            <text:p text:style-name="P5"/>
          </table:table-cell>
        </table:table-row>
      </table:table>
      <table:table table:name="Table155" table:style-name="Table155">
        <table:table-column table:style-name="Table155.A"/>
        <table:table-column table:style-name="Table155.B"/>
        <table:table-row>
          <table:table-cell table:style-name="Table155.A1" office:value-type="string">
            <text:section text:style-name="Sect1" text:name="Section149">
              <text:p text:style-name="P5"><text:bookmark text:name="mep_41"/></text:p>
            </text:section>
          </table:table-cell>
          <table:table-cell table:style-name="Table155.A1" office:value-type="string">
            <text:p text:style-name="Table_20_Contents"><text:span text:style-name="Emphasis">Could you say that again, please? </text:span></text:p>
          </table:table-cell>
        </table:table-row>
        <table:table-row>
          <table:table-cell table:style-name="Table155.A1" office:value-type="string">
            <text:section text:style-name="Sect1" text:name="mep_42">
              <text:p text:style-name="P5"/>
            </text:section>
          </table:table-cell>
          <table:table-cell office:value-type="string">
            <text:p text:style-name="P5"/>
          </table:table-cell>
        </table:table-row>
      </table:table>
      <table:table table:name="Table156" table:style-name="Table156">
        <table:table-column table:style-name="Table156.A"/>
        <table:table-column table:style-name="Table156.B"/>
        <table:table-row>
          <table:table-cell table:style-name="Table156.A1" office:value-type="string">
            <text:section text:style-name="Sect1" text:name="Section150">
              <text:p text:style-name="P5"><text:bookmark text:name="mep_42"/></text:p>
            </text:section>
          </table:table-cell>
          <table:table-cell table:style-name="Table156.A1" office:value-type="string">
            <text:p text:style-name="Table_20_Contents"><text:span text:style-name="Emphasis">Sorry, what was that? </text:span></text:p>
          </table:table-cell>
        </table:table-row>
        <table:table-row>
          <table:table-cell table:style-name="Table156.A1" table:number-columns-spanned="2" office:value-type="string">
            <text:p text:style-name="Table_20_Contents"><text:line-break/>Para indicar que você não entendeu o que alguém disse, use expressões como essas:</text:p>
          </table:table-cell>
          <table:covered-table-cell/>
        </table:table-row>
        <table:table-row>
          <table:table-cell table:style-name="Table156.A1" office:value-type="string">
            <text:section text:style-name="Sect1" text:name="Section151">
              <text:p text:style-name="P5"><text:bookmark text:name="mep_433"/></text:p>
            </text:section>
          </table:table-cell>
          <table:table-cell office:value-type="string">
            <text:p text:style-name="P5"/>
          </table:table-cell>
        </table:table-row>
      </table:table>
      <table:table table:name="Table157" table:style-name="Table157">
        <table:table-column table:style-name="Table157.A"/>
        <table:table-column table:style-name="Table157.B"/>
        <table:table-row>
          <table:table-cell table:style-name="Table157.A1" office:value-type="string">
            <text:section text:style-name="Sect1" text:name="Section152">
              <text:p text:style-name="P5"><text:bookmark text:name="mep_434"/></text:p>
            </text:section>
          </table:table-cell>
          <table:table-cell table:style-name="Table157.A1" office:value-type="string">
            <text:p text:style-name="Table_20_Contents"><text:span text:style-name="Emphasis">What do you mean? </text:span></text:p>
          </table:table-cell>
        </table:table-row>
        <table:table-row>
          <table:table-cell table:style-name="Table157.A1" office:value-type="string">
            <text:section text:style-name="Sect1" text:name="Section153">
              <text:p text:style-name="P5"><text:bookmark text:name="mep_443"/></text:p>
            </text:section>
          </table:table-cell>
          <table:table-cell office:value-type="string">
            <text:p text:style-name="P5"/>
          </table:table-cell>
        </table:table-row>
      </table:table>
      <table:table table:name="Table158" table:style-name="Table158">
        <table:table-column table:style-name="Table158.A"/>
        <table:table-column table:style-name="Table158.B"/>
        <table:table-row>
          <table:table-cell table:style-name="Table158.A1" office:value-type="string">
            <text:section text:style-name="Sect1" text:name="Section154">
              <text:p text:style-name="P5"><text:bookmark text:name="mep_444"/></text:p>
            </text:section>
          </table:table-cell>
          <table:table-cell table:style-name="Table158.A1" office:value-type="string">
            <text:p text:style-name="Table_20_Contents"><text:span text:style-name="Emphasis">I'm not sure I understand.</text:span></text:p>
          </table:table-cell>
        </table:table-row>
      </table:table>
      <text:p text:style-name="Text_20_body"> </text:p>
      <text:p text:style-name="Standard">What do you mean?</text:p>
      <text:p text:style-name="Standard">O que você quer dizer?</text:p>
      <text:p text:style-name="Standard">Sorry, but could you repeat that?</text:p>
      <text:p text:style-name="Standard">Desculpe, você poderia repetir isso?</text:p>
      <text:p text:style-name="Standard">Interesting.</text:p>
      <text:p text:style-name="Standard">Interessante.</text:p>
      <text:p text:style-name="Standard">Let's see.</text:p>
      <text:p text:style-name="Standard">Vejamos</text:p>
      <text:p text:style-name="Text_20_body">Uh-huh?</text:p>
      <text:p text:style-name="Text_20_body"/>
      <text:p text:style-name="Standard">Welcome! You're Sam, aren't you?</text:p>
      <text:p text:style-name="Standard">Bem-vindo! Você é Sam, certo?</text:p>
      <text:p text:style-name="Standard"><text:soft-page-break/>I'm Shawn, by the way. Do you know Lina?</text:p>
      <text:p text:style-name="Standard">Sou Shawn, aliás. Você conhece a Lina?</text:p>
      <text:p text:style-name="Standard">So glad you could come.</text:p>
      <text:p text:style-name="Standard">Estou feliz por você ter vindo.</text:p>
      <text:p text:style-name="Standard">I'd like to introduce you to Ben.</text:p>
      <text:p text:style-name="Standard">Gostaria de apresentá-lo ao Ben.</text:p>
      <text:p text:style-name="Standard">It's great to see you in person.</text:p>
      <text:p text:style-name="Standard">É ótimo vê-lo pessoalmente.</text:p>
      <text:p text:style-name="Standard">You've met Isadora, haven't you?</text:p>
      <text:p text:style-name="Standard">Você conheceu a Isadora, certo?</text:p>
      <text:p text:style-name="Standard">Can I get you something to drink? Water?</text:p>
      <text:p text:style-name="Standard">Gostaria de beber alguma coisa? Água?</text:p>
      <text:p text:style-name="Text_20_body"/>
      <text:p text:style-name="P4">I'm so glad you could <text:span text:style-name="T1">welcome</text:span> come <text:span text:style-name="T1">well</text:span> .<text:line-break/><text:line-break/>It's great to see you <text:span text:style-name="T1">of</text:span> in <text:span text:style-name="T1">at</text:span> person.<text:line-break/><text:line-break/>Can I get you something to <text:span text:style-name="T1">meet</text:span> drink <text:span text:style-name="T1">come</text:span> ?<text:line-break/><text:line-break/>Do you <text:span text:style-name="T1">meet come</text:span> know Kendra?<text:line-break/><text:line-break/>You've <text:span text:style-name="T1">meeting meet</text:span> met Brandon, haven't you?<text:line-break/><text:line-break/>I'd like to <text:span text:style-name="T1">meet know</text:span> introduce you to Mr. Klein.</text:p>
      <text:p text:style-name="Text_20_body"/>
      <text:p text:style-name="P1"><text:span text:style-name="Strong_20_Emphasis">Assuntos para conversa</text:span><text:line-break/> </text:p>
      <text:p text:style-name="Text_20_body">Não há uma regra fixa sobre o que é considerado um assunto de conversa adequado ou inadequado. Pode ser uma questão cultural, social ou de opinião pessoal. Portanto, quando conversar com alguém que não conhece bem, é uma boa ideia ficar numa boa.<text:line-break/><text:line-break/><text:soft-page-break/>Tente ficar longe de áreas que possam provocar uma reação forte, tais como <text:span text:style-name="Strong_20_Emphasis">politics</text:span>, <text:span text:style-name="Strong_20_Emphasis">religion</text:span>, <text:span text:style-name="Strong_20_Emphasis">money</text:span> ou <text:span text:style-name="Strong_20_Emphasis">romance</text:span>. Ao invés disso, escolha um assunto que você acha que a pessoa possa estar interessada mas não se ofenda.<text:line-break/> </text:p>
      <table:table table:name="Table159" table:style-name="Table159">
        <table:table-column table:style-name="Table159.A"/>
        <table:table-row>
          <table:table-cell table:style-name="Table159.A1" office:value-type="string">
            <text:section text:style-name="Sect1" text:name="mep_64">
              <text:p text:style-name="P5"/>
            </text:section>
          </table:table-cell>
        </table:table-row>
      </table:table>
      <table:table table:name="Table160" table:style-name="Table160">
        <table:table-column table:style-name="Table160.A"/>
        <table:table-column table:style-name="Table160.B"/>
        <table:table-column table:style-name="Table160.C"/>
        <table:table-row>
          <table:table-cell table:style-name="Table160.A1" office:value-type="string">
            <text:section text:style-name="Sect1" text:name="Section155">
              <text:p text:style-name="P5"><text:bookmark text:name="mep_64"/></text:p>
            </text:section>
          </table:table-cell>
          <table:table-cell table:style-name="Table160.A1" office:value-type="string">
            <text:p text:style-name="Table_20_Contents">A: <text:span text:style-name="Emphasis">What kind of </text:span><text:span text:style-name="Emphasis"><text:span text:style-name="Strong_20_Emphasis">sports</text:span></text:span><text:span text:style-name="Emphasis"> do you like?</text:span><text:line-break/>B: <text:span text:style-name="Emphasis">I'm a big soccer fan.</text:span><text:line-break/>A: <text:span text:style-name="Emphasis">Did you see the game last night?</text:span><text:line-break/>B:<text:span text:style-name="Emphasis"> Yes! It was really exciting, wasn't it?</text:span></text:p>
          </table:table-cell>
          <table:table-cell table:style-name="Table160.A1" office:value-type="string">
            <text:p text:style-name="Table_20_Contents">Que tipo de esportes você gosta?                     <text:line-break/>Sou um grande fã de futebol.<text:line-break/>Você viu o jogo ontem a noite?<text:line-break/>Sim! Foi muito legal, não foi?</text:p>
          </table:table-cell>
        </table:table-row>
        <table:table-row>
          <table:table-cell table:style-name="Table160.A1" office:value-type="string">
            <text:p text:style-name="Table_20_Contents"> </text:p>
          </table:table-cell>
          <table:table-cell table:style-name="Table160.A1" office:value-type="string">
            <text:p text:style-name="Table_20_Contents"> </text:p>
          </table:table-cell>
          <table:table-cell table:style-name="Table160.A1" office:value-type="string">
            <text:p text:style-name="Table_20_Contents"> </text:p>
          </table:table-cell>
        </table:table-row>
        <table:table-row>
          <table:table-cell table:style-name="Table160.A1" office:value-type="string">
            <text:section text:style-name="Sect1" text:name="mep_65">
              <text:p text:style-name="P5"/>
            </text:section>
          </table:table-cell>
          <table:table-cell table:number-columns-spanned="2" office:value-type="string">
            <text:p text:style-name="P5"/>
          </table:table-cell>
          <table:covered-table-cell/>
        </table:table-row>
      </table:table>
      <table:table table:name="Table161" table:style-name="Table161">
        <table:table-column table:style-name="Table161.A"/>
        <table:table-column table:style-name="Table161.B"/>
        <table:table-column table:style-name="Table161.C"/>
        <table:table-row>
          <table:table-cell table:style-name="Table161.A1" office:value-type="string">
            <text:section text:style-name="Sect1" text:name="Section156">
              <text:p text:style-name="P5"><text:bookmark text:name="mep_65"/></text:p>
            </text:section>
          </table:table-cell>
          <table:table-cell table:style-name="Table161.A1" office:value-type="string">
            <text:p text:style-name="Table_20_Contents">A:<text:span text:style-name="Emphasis"> Do you enjoy </text:span><text:span text:style-name="Emphasis"><text:span text:style-name="Strong_20_Emphasis">traveling</text:span></text:span><text:span text:style-name="Emphasis">?</text:span><text:line-break/>B:<text:span text:style-name="Emphasis"> Yes, I do. I went to India last year. I loved it! </text:span></text:p>
          </table:table-cell>
          <table:table-cell table:style-name="Table161.A1" office:value-type="string">
            <text:p text:style-name="Table_20_Contents">Você gosta de viajar?<text:line-break/>Sim, gosto. Fui para a Índia no ano passado. Adorei!</text:p>
          </table:table-cell>
        </table:table-row>
        <table:table-row>
          <table:table-cell table:style-name="Table161.A1" office:value-type="string">
            <text:p text:style-name="Table_20_Contents"> </text:p>
          </table:table-cell>
          <table:table-cell table:style-name="Table161.A1" office:value-type="string">
            <text:p text:style-name="Table_20_Contents"> </text:p>
          </table:table-cell>
          <table:table-cell table:style-name="Table161.A1" office:value-type="string">
            <text:p text:style-name="Table_20_Contents"> </text:p>
          </table:table-cell>
        </table:table-row>
        <table:table-row>
          <table:table-cell table:style-name="Table161.A1" office:value-type="string">
            <text:section text:style-name="Sect1" text:name="mep_66">
              <text:p text:style-name="P5"/>
            </text:section>
          </table:table-cell>
          <table:table-cell table:number-columns-spanned="2" office:value-type="string">
            <text:p text:style-name="P5"/>
          </table:table-cell>
          <table:covered-table-cell/>
        </table:table-row>
      </table:table>
      <table:table table:name="Table162" table:style-name="Table162">
        <table:table-column table:style-name="Table162.A"/>
        <table:table-column table:style-name="Table162.B"/>
        <table:table-column table:style-name="Table162.C"/>
        <table:table-row>
          <table:table-cell table:style-name="Table162.A1" office:value-type="string">
            <text:section text:style-name="Sect1" text:name="Section157">
              <text:p text:style-name="P5"><text:bookmark text:name="mep_66"/></text:p>
            </text:section>
          </table:table-cell>
          <table:table-cell table:style-name="Table162.A1" office:value-type="string">
            <text:p text:style-name="Table_20_Contents">A: <text:span text:style-name="Emphasis">The </text:span><text:span text:style-name="Emphasis"><text:span text:style-name="Strong_20_Emphasis">weather</text:span></text:span><text:span text:style-name="Emphasis">'s nice right now, isn't it? </text:span><text:line-break/>B: <text:span text:style-name="Emphasis">Yes, it is. I love the summer here. </text:span></text:p>
          </table:table-cell>
          <table:table-cell table:style-name="Table162.A1" office:value-type="string">
            <text:p text:style-name="Table_20_Contents">O tempo está bom agora, não está?<text:line-break/>Sim, está. Adoro o verão aqui.</text:p>
          </table:table-cell>
        </table:table-row>
      </table:table>
      <text:p text:style-name="Text_20_body"><text:line-break/>  </text:p>
      <text:p text:style-name="Standard">He won't talk about money with people he doesn't know.</text:p>
      <text:p text:style-name="Standard">Ele não irá falar sobre dinheiro com pessoas que ele não conhece.</text:p>
      <text:p text:style-name="Standard">I like talking about weather, sports and family.</text:p>
      <text:p text:style-name="Standard">Eu gosto de falar sobre o clima, esportes e família.</text:p>
      <text:p text:style-name="Standard">No politics - people can't agree on the president.</text:p>
      <text:p text:style-name="Standard">Sem política - as pessoas não conseguem concordar em um presidente.</text:p>
      <text:p text:style-name="Standard">How about work - you're an engineer, aren't you?</text:p>
      <text:p text:style-name="Standard">E sobre o trabalho - você é engenheiro, não é?</text:p>
      <text:p text:style-name="Standard">She feels uncomfortable talking about her religion.</text:p>
      <text:p text:style-name="Standard">Ela se sente desconfortável falando sobre sua religião.</text:p>
      <text:p text:style-name="Standard">I enjoy talking about food and travel.</text:p>
      <text:p text:style-name="Standard">Eu gosto de falar sobre comida e viagens.</text:p>
      <text:p text:style-name="Standard">My boss never talks about romance. It's too personal.</text:p>
      <text:p text:style-name="Standard">Meu chefe nunca fala sobre romance. É muito pessoal.</text:p>
      <text:p text:style-name="Text_20_body"/>
      <text:p text:style-name="Text_20_body"><text:soft-page-break/><text:span text:style-name="Strong_20_Emphasis">Criando conversas curtas</text:span><text:line-break/><text:line-break/>Use esses tópicos para começar conversas breves e educadas em festas e eventos de networking. Isso é chamado 'making small talk'.<text:line-break/> </text:p>
      <table:table table:name="Table163" table:style-name="Table163">
        <table:table-column table:style-name="Table163.A"/>
        <table:table-row>
          <table:table-cell table:style-name="Table163.A1" office:value-type="string">
            <text:section text:style-name="Sect1" text:name="mep_75">
              <text:p text:style-name="P5"/>
            </text:section>
          </table:table-cell>
        </table:table-row>
      </table:table>
      <table:table table:name="Table164" table:style-name="Table164">
        <table:table-column table:style-name="Table164.A"/>
        <table:table-column table:style-name="Table164.B"/>
        <table:table-column table:style-name="Table164.C"/>
        <table:table-row>
          <table:table-cell table:style-name="Table164.A1" office:value-type="string">
            <text:section text:style-name="Sect1" text:name="Section158">
              <text:p text:style-name="P5"><text:bookmark text:name="mep_75"/></text:p>
            </text:section>
          </table:table-cell>
          <table:table-cell table:style-name="Table164.A1" office:value-type="string">
            <text:p text:style-name="Table_20_Contents"><text:span text:style-name="Emphasis">Wow </text:span>– <text:span text:style-name="Emphasis">it's so hot outside!</text:span></text:p>
          </table:table-cell>
          <table:table-cell table:style-name="Table164.A1" office:value-type="string">
            <text:p text:style-name="Table_20_Contents">Wow – está muito quente lá fora!</text:p>
          </table:table-cell>
        </table:table-row>
        <table:table-row>
          <table:table-cell table:style-name="Table164.A1" office:value-type="string">
            <text:section text:style-name="Sect1" text:name="mep_76">
              <text:p text:style-name="P5"/>
            </text:section>
          </table:table-cell>
          <table:table-cell table:style-name="Table164.B2" table:number-columns-spanned="2" office:value-type="string">
            <text:p text:style-name="P5"/>
          </table:table-cell>
          <table:covered-table-cell/>
        </table:table-row>
      </table:table>
      <table:table table:name="Table165" table:style-name="Table165">
        <table:table-column table:style-name="Table165.A"/>
        <table:table-column table:style-name="Table165.B"/>
        <table:table-column table:style-name="Table165.C"/>
        <table:table-row>
          <table:table-cell table:style-name="Table165.A1" office:value-type="string">
            <text:section text:style-name="Sect1" text:name="Section159">
              <text:p text:style-name="P5"><text:bookmark text:name="mep_76"/></text:p>
            </text:section>
          </table:table-cell>
          <table:table-cell table:style-name="Table165.A1" office:value-type="string">
            <text:p text:style-name="Table_20_Contents"><text:span text:style-name="Emphasis">This event is very well-planned.</text:span></text:p>
          </table:table-cell>
          <table:table-cell table:style-name="Table165.A1" office:value-type="string">
            <text:p text:style-name="Table_20_Contents">Esse evento é muito bem planejado.</text:p>
          </table:table-cell>
        </table:table-row>
        <table:table-row>
          <table:table-cell table:style-name="Table165.A1" office:value-type="string">
            <text:section text:style-name="Sect1" text:name="mep_77">
              <text:p text:style-name="P5"/>
            </text:section>
          </table:table-cell>
          <table:table-cell table:style-name="Table165.B2" table:number-columns-spanned="2" office:value-type="string">
            <text:p text:style-name="P5"/>
          </table:table-cell>
          <table:covered-table-cell/>
        </table:table-row>
      </table:table>
      <table:table table:name="Table166" table:style-name="Table166">
        <table:table-column table:style-name="Table166.A"/>
        <table:table-column table:style-name="Table166.B"/>
        <table:table-column table:style-name="Table166.C"/>
        <table:table-row>
          <table:table-cell table:style-name="Table166.A1" office:value-type="string">
            <text:section text:style-name="Sect1" text:name="Section160">
              <text:p text:style-name="P5"><text:bookmark text:name="mep_77"/></text:p>
            </text:section>
          </table:table-cell>
          <table:table-cell table:style-name="Table166.A1" office:value-type="string">
            <text:p text:style-name="Table_20_Contents"><text:span text:style-name="Emphasis">The food's not too bad.</text:span></text:p>
          </table:table-cell>
          <table:table-cell table:style-name="Table166.A1" office:value-type="string">
            <text:p text:style-name="Table_20_Contents">A comida não é tão ruim.</text:p>
          </table:table-cell>
        </table:table-row>
        <table:table-row>
          <table:table-cell table:style-name="Table166.A1" office:value-type="string">
            <text:section text:style-name="Sect1" text:name="mep_78">
              <text:p text:style-name="P5"/>
            </text:section>
          </table:table-cell>
          <table:table-cell table:style-name="Table166.B2" table:number-columns-spanned="2" office:value-type="string">
            <text:p text:style-name="P5"/>
          </table:table-cell>
          <table:covered-table-cell/>
        </table:table-row>
      </table:table>
      <table:table table:name="Table167" table:style-name="Table167">
        <table:table-column table:style-name="Table167.A"/>
        <table:table-column table:style-name="Table167.B"/>
        <table:table-column table:style-name="Table167.C"/>
        <table:table-row>
          <table:table-cell table:style-name="Table167.A1" office:value-type="string">
            <text:section text:style-name="Sect1" text:name="Section161">
              <text:p text:style-name="P5"><text:bookmark text:name="mep_78"/></text:p>
            </text:section>
          </table:table-cell>
          <table:table-cell table:style-name="Table167.A1" office:value-type="string">
            <text:p text:style-name="Table_20_Contents"><text:span text:style-name="Emphasis">So, what do you do for a living?</text:span></text:p>
          </table:table-cell>
          <table:table-cell table:style-name="Table167.A1" office:value-type="string">
            <text:p text:style-name="Table_20_Contents">Então, o que você faz da vida?</text:p>
          </table:table-cell>
        </table:table-row>
        <table:table-row>
          <table:table-cell table:style-name="Table167.A1" office:value-type="string">
            <text:section text:style-name="Sect1" text:name="mep_79">
              <text:p text:style-name="P5"/>
            </text:section>
          </table:table-cell>
          <table:table-cell table:style-name="Table167.B2" table:number-columns-spanned="2" office:value-type="string">
            <text:p text:style-name="P5"/>
          </table:table-cell>
          <table:covered-table-cell/>
        </table:table-row>
      </table:table>
      <table:table table:name="Table168" table:style-name="Table168">
        <table:table-column table:style-name="Table168.A"/>
        <table:table-column table:style-name="Table168.B"/>
        <table:table-column table:style-name="Table168.C"/>
        <table:table-row>
          <table:table-cell table:style-name="Table168.A1" office:value-type="string">
            <text:section text:style-name="Sect1" text:name="Section162">
              <text:p text:style-name="P5"><text:bookmark text:name="mep_79"/></text:p>
            </text:section>
          </table:table-cell>
          <table:table-cell table:style-name="Table168.A1" office:value-type="string">
            <text:p text:style-name="Table_20_Contents"><text:span text:style-name="Emphasis">I'm with Crump and Company. Where are you?</text:span></text:p>
          </table:table-cell>
          <table:table-cell table:style-name="Table168.A1" office:value-type="string">
            <text:p text:style-name="Table_20_Contents">Estou na Crump and Company. Onde você está?</text:p>
          </table:table-cell>
        </table:table-row>
        <table:table-row>
          <table:table-cell table:style-name="Table168.A1" office:value-type="string">
            <text:section text:style-name="Sect1" text:name="mep_80">
              <text:p text:style-name="P5"/>
            </text:section>
          </table:table-cell>
          <table:table-cell table:style-name="Table168.B2" table:number-columns-spanned="2" office:value-type="string">
            <text:p text:style-name="P5"/>
          </table:table-cell>
          <table:covered-table-cell/>
        </table:table-row>
      </table:table>
      <table:table table:name="Table169" table:style-name="Table169">
        <table:table-column table:style-name="Table169.A"/>
        <table:table-column table:style-name="Table169.B"/>
        <table:table-column table:style-name="Table169.C"/>
        <table:table-row>
          <table:table-cell table:style-name="Table169.A1" office:value-type="string">
            <text:section text:style-name="Sect1" text:name="Section163">
              <text:p text:style-name="P5"><text:bookmark text:name="mep_80"/></text:p>
            </text:section>
          </table:table-cell>
          <table:table-cell table:style-name="Table169.A1" office:value-type="string">
            <text:p text:style-name="Table_20_Contents"><text:span text:style-name="Emphasis">Are you here with family?</text:span></text:p>
          </table:table-cell>
          <table:table-cell table:style-name="Table169.A1" office:value-type="string">
            <text:p text:style-name="Table_20_Contents">Você está aqui com a família?</text:p>
          </table:table-cell>
        </table:table-row>
        <table:table-row>
          <table:table-cell table:style-name="Table169.A1" office:value-type="string">
            <text:section text:style-name="Sect1" text:name="Section164">
              <text:p text:style-name="P5"><text:bookmark text:name="mep_811"/></text:p>
            </text:section>
          </table:table-cell>
          <table:table-cell table:style-name="Table169.B2" table:number-columns-spanned="2" office:value-type="string">
            <text:p text:style-name="P5"/>
          </table:table-cell>
          <table:covered-table-cell/>
        </table:table-row>
      </table:table>
      <table:table table:name="Table170" table:style-name="Table170">
        <table:table-column table:style-name="Table170.A"/>
        <table:table-column table:style-name="Table170.B"/>
        <table:table-column table:style-name="Table170.C"/>
        <table:table-row>
          <table:table-cell table:style-name="Table170.A1" office:value-type="string">
            <text:section text:style-name="Sect1" text:name="Section165">
              <text:p text:style-name="P5"><text:bookmark text:name="mep_812"/></text:p>
            </text:section>
          </table:table-cell>
          <table:table-cell table:style-name="Table170.A1" office:value-type="string">
            <text:p text:style-name="Table_20_Contents"><text:span text:style-name="Emphasis">Are you taking any time off this summer?</text:span></text:p>
          </table:table-cell>
          <table:table-cell table:style-name="Table170.A1" office:value-type="string">
            <text:p text:style-name="Table_20_Contents">Você vai tirar alguma folga nesse verão?</text:p>
          </table:table-cell>
        </table:table-row>
      </table:table>
      <text:p text:style-name="Text_20_body"> </text:p>
      <text:p text:style-name="P4">LINDA: Hello. I'm Linda Torres.<text:line-break/>BILLY: Hi, Linda. I'm Billy. Billy Green.<text:line-break/>LINDA: Nice to meet you, Billy. Great event, huh?<text:line-break/>BILLY: Yeah, it's really well-planned .<text:line-break/>LINDA: Right. And the food's not so bad .<text:line-break/>BILLY: True. So, what do you do ?<text:line-break/>LINDA: I'm in sales, for LivingStone.com.<text:line-break/>BILLY: Oh, really cool company.<text:line-break/>LINDA: Yeah, Living Stone's great. Where are you?<text:line-break/>BILLY: I'm a VP at Garden Love.<text:line-break/>LINDA: Wonderful! So you stay busy, right?<text:line-break/>BILLY: Very busy! But I'm taking some time off to see Athens while I'm here. How about you?<text:line-break/><text:soft-page-break/>LINDA: No, I've got to get right back to the office. So, are you here with family?<text:line-break/>BILLY: No, my wife had to stay home with the kids, unfortunately.<text:line-break/>LINDA: Oh, that's too bad. Hey, let me introduce you to my husband, Frank. He's right over there. He can give you some excellent advice about Athens. He's a travel agent.<text:line-break/>BILLY: OK. Sounds good.</text:p>
      <text:p text:style-name="Text_20_body"/>
      <text:p text:style-name="Standard">Wow - it's so hot outside!</text:p>
      <text:p text:style-name="Standard">Wow – está muito quente lá fora!</text:p>
      <text:p text:style-name="Standard">This event is very well-planned.</text:p>
      <text:p text:style-name="Standard">Esse evento é muito bem planejado.</text:p>
      <text:p text:style-name="Standard">Are you here with family?</text:p>
      <text:p text:style-name="Standard">Você está aqui com a família?</text:p>
      <text:p text:style-name="Standard">I'm with Crump and Company. Where are you?</text:p>
      <text:p text:style-name="Standard">Estou na Crump and Company. Onde você está?</text:p>
      <text:p text:style-name="Standard">The food's not too bad.</text:p>
      <text:p text:style-name="Standard">A comida não é tão ruim.</text:p>
      <text:p text:style-name="Standard">Are you taking any time off this summer?</text:p>
      <text:p text:style-name="Standard">Você vai tirar alguma folga nesse verão?</text:p>
      <text:p text:style-name="Standard">So, what do you do for a living?</text:p>
      <text:p text:style-name="Standard">Então, o que você faz da vida?</text:p>
      <text:p text:style-name="Text_20_body"/>
      <text:p text:style-name="Standard"><text:span text:style-name="Strong_20_Emphasis">Encontrando assuntos em comum</text:span><text:line-break/> </text:p>
      <table:table table:name="Table171" table:style-name="Table171">
        <table:table-column table:style-name="Table171.A" table:number-columns-repeated="2"/>
        <table:table-row>
          <table:table-cell table:style-name="Table171.A1" table:number-columns-spanned="2" office:value-type="string">
            <text:p text:style-name="Table_20_Contents">É útil estabelecer assuntos em comum com alguém que você acabou de conhecer em um evento de network. Use expressões como essas se você acha que já encontrou com a pessoa antes, mas não tem certeza.</text:p>
          </table:table-cell>
          <table:covered-table-cell/>
        </table:table-row>
        <table:table-row>
          <table:table-cell table:style-name="Table171.A1" office:value-type="string">
            <text:section text:style-name="Sect1" text:name="mep_98">
              <text:p text:style-name="P5"/>
            </text:section>
          </table:table-cell>
          <table:table-cell office:value-type="string">
            <text:p text:style-name="P5"/>
          </table:table-cell>
        </table:table-row>
      </table:table>
      <table:table table:name="Table172" table:style-name="Table172">
        <table:table-column table:style-name="Table172.A"/>
        <table:table-column table:style-name="Table172.B"/>
        <table:table-column table:style-name="Table172.C"/>
        <table:table-row>
          <table:table-cell table:style-name="Table172.A1" office:value-type="string">
            <text:section text:style-name="Sect1" text:name="Section166">
              <text:p text:style-name="P5"><text:bookmark text:name="mep_98"/></text:p>
            </text:section>
          </table:table-cell>
          <table:table-cell table:style-name="Table172.A1" office:value-type="string">
            <text:p text:style-name="Table_20_Contents"><text:span text:style-name="Emphasis">We've met somewhere before, haven't we?</text:span></text:p>
          </table:table-cell>
          <table:table-cell table:style-name="Table172.A1" office:value-type="string">
            <text:p text:style-name="Table_20_Contents">Já nos vimos antes, não?</text:p>
          </table:table-cell>
        </table:table-row>
        <table:table-row>
          <table:table-cell table:style-name="Table172.A1" office:value-type="string">
            <text:section text:style-name="Sect1" text:name="mep_99">
              <text:p text:style-name="P5"/>
            </text:section>
          </table:table-cell>
          <table:table-cell table:number-columns-spanned="2" office:value-type="string">
            <text:p text:style-name="P5"/>
          </table:table-cell>
          <table:covered-table-cell/>
        </table:table-row>
      </table:table>
      <table:table table:name="Table173" table:style-name="Table173">
        <table:table-column table:style-name="Table173.A"/>
        <table:table-column table:style-name="Table173.B"/>
        <table:table-column table:style-name="Table173.C"/>
        <table:table-row>
          <table:table-cell table:style-name="Table173.A1" office:value-type="string">
            <text:section text:style-name="Sect1" text:name="Section167">
              <text:p text:style-name="P5"><text:bookmark text:name="mep_99"/></text:p>
            </text:section>
          </table:table-cell>
          <table:table-cell table:style-name="Table173.A1" office:value-type="string">
            <text:p text:style-name="Table_20_Contents"><text:span text:style-name="Emphasis">You look familiar.</text:span></text:p>
          </table:table-cell>
          <table:table-cell table:style-name="Table173.A1" office:value-type="string">
            <text:p text:style-name="Table_20_Contents">Você parece familiar.</text:p>
          </table:table-cell>
        </table:table-row>
        <table:table-row>
          <table:table-cell table:style-name="Table173.A1" table:number-columns-spanned="3" office:value-type="string">
            <text:p text:style-name="Table_20_Contents"><text:line-break/>Use expressões como essas para estabelecer se vocês são da mesma área:</text:p>
          </table:table-cell>
          <table:covered-table-cell/>
          <table:covered-table-cell/>
        </table:table-row>
        <table:table-row>
          <table:table-cell table:style-name="Table173.A1" office:value-type="string">
            <text:section text:style-name="Sect1" text:name="mep_100">
              <text:p text:style-name="P5"/>
            </text:section>
          </table:table-cell>
          <table:table-cell table:number-columns-spanned="2" office:value-type="string">
            <text:p text:style-name="P5"/>
          </table:table-cell>
          <table:covered-table-cell/>
        </table:table-row>
      </table:table>
      <table:table table:name="Table174" table:style-name="Table174">
        <table:table-column table:style-name="Table174.A"/>
        <table:table-column table:style-name="Table174.B"/>
        <table:table-column table:style-name="Table174.C"/>
        <table:table-row>
          <table:table-cell table:style-name="Table174.A1" office:value-type="string">
            <text:section text:style-name="Sect1" text:name="Section168">
              <text:p text:style-name="P5"><text:bookmark text:name="mep_100"/></text:p>
            </text:section>
          </table:table-cell>
          <table:table-cell table:style-name="Table174.A1" office:value-type="string">
            <text:p text:style-name="Table_20_Contents"><text:span text:style-name="Emphasis">Are you from around here?</text:span></text:p>
          </table:table-cell>
          <table:table-cell table:style-name="Table174.A1" office:value-type="string">
            <text:p text:style-name="Table_20_Contents">Você é daqui?</text:p>
          </table:table-cell>
        </table:table-row>
        <table:table-row>
          <table:table-cell table:style-name="Table174.A1" office:value-type="string">
            <text:section text:style-name="Sect1" text:name="mep_101">
              <text:p text:style-name="P5"/>
            </text:section>
          </table:table-cell>
          <table:table-cell table:number-columns-spanned="2" office:value-type="string">
            <text:p text:style-name="P5"/>
          </table:table-cell>
          <table:covered-table-cell/>
        </table:table-row>
      </table:table>
      <table:table table:name="Table175" table:style-name="Table175">
        <table:table-column table:style-name="Table175.A"/>
        <table:table-column table:style-name="Table175.B"/>
        <table:table-column table:style-name="Table175.C"/>
        <table:table-row>
          <table:table-cell table:style-name="Table175.A1" office:value-type="string">
            <text:section text:style-name="Sect1" text:name="Section169">
              <text:p text:style-name="P5"><text:bookmark text:name="mep_1011"/></text:p>
            </text:section>
          </table:table-cell>
          <table:table-cell table:style-name="Table175.A1" office:value-type="string">
            <text:p text:style-name="Table_20_Contents"><text:span text:style-name="Emphasis">Have you always lived in the area?</text:span></text:p>
          </table:table-cell>
          <table:table-cell table:style-name="Table175.A1" office:value-type="string">
            <text:p text:style-name="Table_20_Contents">Você sempre morou por aqui?</text:p>
          </table:table-cell>
        </table:table-row>
        <text:soft-page-break/>
        <table:table-row>
          <table:table-cell table:style-name="Table175.A1" table:number-columns-spanned="3" office:value-type="string">
            <text:p text:style-name="Table_20_Contents"><text:line-break/>Use expressões como essas para estabelecer se vocês conhecem as mesmas pessoas ou lugares:</text:p>
          </table:table-cell>
          <table:covered-table-cell/>
          <table:covered-table-cell/>
        </table:table-row>
        <table:table-row>
          <table:table-cell table:style-name="Table175.A1" office:value-type="string">
            <text:section text:style-name="Sect1" text:name="mep_102">
              <text:p text:style-name="P5"/>
            </text:section>
          </table:table-cell>
          <table:table-cell table:number-columns-spanned="2" office:value-type="string">
            <text:p text:style-name="P5"/>
          </table:table-cell>
          <table:covered-table-cell/>
        </table:table-row>
      </table:table>
      <table:table table:name="Table176" table:style-name="Table176">
        <table:table-column table:style-name="Table176.A"/>
        <table:table-column table:style-name="Table176.B"/>
        <table:table-column table:style-name="Table176.C"/>
        <table:table-row>
          <table:table-cell table:style-name="Table176.A1" office:value-type="string">
            <text:section text:style-name="Sect1" text:name="Section170">
              <text:p text:style-name="P5"><text:bookmark text:name="mep_1021"/></text:p>
            </text:section>
          </table:table-cell>
          <table:table-cell table:style-name="Table176.A1" office:value-type="string">
            <text:p text:style-name="Table_20_Contents"><text:span text:style-name="Emphasis">I was the manager at Zutz Bakery. Are you familiar with it?</text:span></text:p>
          </table:table-cell>
          <table:table-cell table:style-name="Table176.A1" office:value-type="string">
            <text:p text:style-name="Table_20_Contents">Fui gerente da Padaria Zutz. Você conhece?</text:p>
          </table:table-cell>
        </table:table-row>
        <table:table-row>
          <table:table-cell table:style-name="Table176.A1" office:value-type="string">
            <text:section text:style-name="Sect1" text:name="mep_103">
              <text:p text:style-name="P5"/>
            </text:section>
          </table:table-cell>
          <table:table-cell table:number-columns-spanned="2" office:value-type="string">
            <text:p text:style-name="P5"/>
          </table:table-cell>
          <table:covered-table-cell/>
        </table:table-row>
      </table:table>
      <table:table table:name="Table177" table:style-name="Table177">
        <table:table-column table:style-name="Table177.A"/>
        <table:table-column table:style-name="Table177.B"/>
        <table:table-column table:style-name="Table177.C"/>
        <table:table-row>
          <table:table-cell table:style-name="Table177.A1" office:value-type="string">
            <text:section text:style-name="Sect1" text:name="Section171">
              <text:p text:style-name="P5"><text:bookmark text:name="mep_103"/></text:p>
            </text:section>
          </table:table-cell>
          <table:table-cell table:style-name="Table177.A1" office:value-type="string">
            <text:p text:style-name="Table_20_Contents"><text:span text:style-name="Emphasis">Did you ever work with Robin Meyer?</text:span></text:p>
          </table:table-cell>
          <table:table-cell table:style-name="Table177.A1" office:value-type="string">
            <text:p text:style-name="Table_20_Contents">Você já trabalhou com Robin Meyer?</text:p>
          </table:table-cell>
        </table:table-row>
      </table:table>
      <text:p text:style-name="Text_20_body"/>
      <text:p text:style-name="Standard"><text:span text:style-name="Strong_20_Emphasis">Prefixos negativos</text:span><text:line-break/> </text:p>
      <table:table table:name="Table178" table:style-name="Table178">
        <table:table-column table:style-name="Table178.A"/>
        <table:table-column table:style-name="Table178.B"/>
        <table:table-row>
          <table:table-cell table:style-name="Table178.A1" table:number-columns-spanned="2" office:value-type="string">
            <text:p text:style-name="Table_20_Contents">Prefixos como <text:span text:style-name="Strong_20_Emphasis">un-</text:span>, <text:span text:style-name="Strong_20_Emphasis">im-</text:span> e <text:span text:style-name="Strong_20_Emphasis">in-</text:span>, quando colocados na frente de um adjetivo, oferecem ao adjetivo um significado oposto, negativo. Aqui estão alguns exemplos.<text:line-break/> </text:p>
          </table:table-cell>
          <table:covered-table-cell/>
        </table:table-row>
        <table:table-row>
          <table:table-cell table:style-name="Table178.A1" table:number-columns-spanned="2" office:value-type="string">
            <text:p text:style-name="Table_20_Contents">Acrescente <text:span text:style-name="Strong_20_Emphasis">un-</text:span> a <text:span text:style-name="Strong_20_Emphasis">happy</text:span> ou <text:span text:style-name="Strong_20_Emphasis">usual</text:span> para deixar os adjetivos negativos.</text:p>
          </table:table-cell>
          <table:covered-table-cell/>
        </table:table-row>
        <table:table-row>
          <table:table-cell table:style-name="Table178.A1" office:value-type="string">
            <text:section text:style-name="Sect1" text:name="mep_106">
              <text:p text:style-name="P5"/>
            </text:section>
          </table:table-cell>
          <table:table-cell office:value-type="string">
            <text:p text:style-name="P5"/>
          </table:table-cell>
        </table:table-row>
      </table:table>
      <table:table table:name="Table179" table:style-name="Table179">
        <table:table-column table:style-name="Table179.A"/>
        <table:table-column table:style-name="Table179.B"/>
        <table:table-column table:style-name="Table179.C"/>
        <table:table-row>
          <table:table-cell table:style-name="Table179.A1" office:value-type="string">
            <text:section text:style-name="Sect1" text:name="Section172">
              <text:p text:style-name="P5"><text:bookmark text:name="mep_106"/></text:p>
            </text:section>
          </table:table-cell>
          <table:table-cell table:style-name="Table179.A1" office:value-type="string">
            <text:p text:style-name="Table_20_Contents"><text:span text:style-name="Emphasis">Bethany's </text:span><text:span text:style-name="Emphasis"><text:span text:style-name="Strong_20_Emphasis">unhappy</text:span></text:span><text:span text:style-name="Emphasis"> with the new product.</text:span></text:p>
          </table:table-cell>
          <table:table-cell table:style-name="Table179.A1" office:value-type="string">
            <text:p text:style-name="Table_20_Contents">Bethany está descontente com o novo produto.</text:p>
          </table:table-cell>
        </table:table-row>
        <table:table-row>
          <table:table-cell table:style-name="Table179.A1" office:value-type="string">
            <text:section text:style-name="Sect1" text:name="mep_107">
              <text:p text:style-name="P5"/>
            </text:section>
          </table:table-cell>
          <table:table-cell table:number-columns-spanned="2" office:value-type="string">
            <text:p text:style-name="P5"/>
          </table:table-cell>
          <table:covered-table-cell/>
        </table:table-row>
      </table:table>
      <table:table table:name="Table180" table:style-name="Table180">
        <table:table-column table:style-name="Table180.A"/>
        <table:table-column table:style-name="Table180.B"/>
        <table:table-column table:style-name="Table180.C"/>
        <table:table-row>
          <table:table-cell table:style-name="Table180.A1" office:value-type="string">
            <text:section text:style-name="Sect1" text:name="Section173">
              <text:p text:style-name="P5"><text:bookmark text:name="mep_107"/></text:p>
            </text:section>
          </table:table-cell>
          <table:table-cell table:style-name="Table180.A1" office:value-type="string">
            <text:p text:style-name="Table_20_Contents"><text:span text:style-name="Emphasis">I've been traveling a lot. That's </text:span><text:span text:style-name="Emphasis"><text:span text:style-name="Strong_20_Emphasis">unusual</text:span></text:span><text:span text:style-name="Emphasis">.</text:span></text:p>
          </table:table-cell>
          <table:table-cell table:style-name="Table180.A1" office:value-type="string">
            <text:p text:style-name="Table_20_Contents">Tenho viajado muito. Isso é incomum.</text:p>
          </table:table-cell>
        </table:table-row>
        <table:table-row>
          <table:table-cell table:style-name="Table180.A1" table:number-columns-spanned="3" office:value-type="string">
            <text:p text:style-name="Table_20_Contents"><text:line-break/>Acrescente <text:span text:style-name="Strong_20_Emphasis">im-</text:span> a <text:span text:style-name="Strong_20_Emphasis">possible</text:span> ou <text:span text:style-name="Strong_20_Emphasis">polite</text:span> para deixar os adjetivos negativos.</text:p>
          </table:table-cell>
          <table:covered-table-cell/>
          <table:covered-table-cell/>
        </table:table-row>
        <table:table-row>
          <table:table-cell table:style-name="Table180.A1" office:value-type="string">
            <text:section text:style-name="Sect1" text:name="mep_108">
              <text:p text:style-name="P5"/>
            </text:section>
          </table:table-cell>
          <table:table-cell table:number-columns-spanned="2" office:value-type="string">
            <text:p text:style-name="P5"/>
          </table:table-cell>
          <table:covered-table-cell/>
        </table:table-row>
      </table:table>
      <table:table table:name="Table181" table:style-name="Table181">
        <table:table-column table:style-name="Table181.A"/>
        <table:table-column table:style-name="Table181.B"/>
        <table:table-column table:style-name="Table181.C"/>
        <table:table-row>
          <table:table-cell table:style-name="Table181.A1" office:value-type="string">
            <text:section text:style-name="Sect1" text:name="Section174">
              <text:p text:style-name="P5"><text:bookmark text:name="mep_108"/></text:p>
            </text:section>
          </table:table-cell>
          <table:table-cell table:style-name="Table181.A1" office:value-type="string">
            <text:p text:style-name="Table_20_Contents"><text:span text:style-name="Emphasis">It's </text:span><text:span text:style-name="Emphasis"><text:span text:style-name="Strong_20_Emphasis">impossible</text:span></text:span><text:span text:style-name="Emphasis"> for me to come on Monday.</text:span></text:p>
          </table:table-cell>
          <table:table-cell table:style-name="Table181.A1" office:value-type="string">
            <text:p text:style-name="Table_20_Contents">É impossível eu vir na segunda.</text:p>
          </table:table-cell>
        </table:table-row>
        <table:table-row>
          <table:table-cell table:style-name="Table181.A1" office:value-type="string">
            <text:section text:style-name="Sect1" text:name="mep_109">
              <text:p text:style-name="P5"/>
            </text:section>
          </table:table-cell>
          <table:table-cell table:number-columns-spanned="2" office:value-type="string">
            <text:p text:style-name="P5"/>
          </table:table-cell>
          <table:covered-table-cell/>
        </table:table-row>
      </table:table>
      <table:table table:name="Table182" table:style-name="Table182">
        <table:table-column table:style-name="Table182.A"/>
        <table:table-column table:style-name="Table182.B"/>
        <table:table-column table:style-name="Table182.C"/>
        <table:table-row>
          <table:table-cell table:style-name="Table182.A1" office:value-type="string">
            <text:section text:style-name="Sect1" text:name="Section175">
              <text:p text:style-name="P5"><text:bookmark text:name="mep_109"/></text:p>
            </text:section>
          </table:table-cell>
          <table:table-cell table:style-name="Table182.A1" office:value-type="string">
            <text:p text:style-name="Table_20_Contents"><text:span text:style-name="Emphasis">Craig is so </text:span><text:span text:style-name="Emphasis"><text:span text:style-name="Strong_20_Emphasis">impolite</text:span></text:span><text:span text:style-name="Emphasis">.</text:span></text:p>
          </table:table-cell>
          <table:table-cell table:style-name="Table182.A1" office:value-type="string">
            <text:p text:style-name="Table_20_Contents">Craig é tão mal educado.</text:p>
          </table:table-cell>
        </table:table-row>
        <table:table-row>
          <table:table-cell table:style-name="Table182.A1" table:number-columns-spanned="3" office:value-type="string">
            <text:p text:style-name="Table_20_Contents"><text:line-break/>Acrescente <text:span text:style-name="Strong_20_Emphasis">in-</text:span> a <text:span text:style-name="Strong_20_Emphasis">appropriate</text:span> ou <text:span text:style-name="Strong_20_Emphasis">efficient</text:span> para deixar os adjetivos negativos.</text:p>
          </table:table-cell>
          <table:covered-table-cell/>
          <table:covered-table-cell/>
        </table:table-row>
        <table:table-row>
          <table:table-cell table:style-name="Table182.A1" office:value-type="string">
            <text:section text:style-name="Sect1" text:name="mep_110">
              <text:p text:style-name="P5"/>
            </text:section>
          </table:table-cell>
          <table:table-cell table:number-columns-spanned="2" office:value-type="string">
            <text:p text:style-name="P5"/>
          </table:table-cell>
          <table:covered-table-cell/>
        </table:table-row>
      </table:table>
      <table:table table:name="Table183" table:style-name="Table183">
        <table:table-column table:style-name="Table183.A"/>
        <table:table-column table:style-name="Table183.B"/>
        <table:table-column table:style-name="Table183.C"/>
        <table:table-row>
          <table:table-cell table:style-name="Table183.A1" office:value-type="string">
            <text:section text:style-name="Sect1" text:name="Section176">
              <text:p text:style-name="P5"><text:bookmark text:name="mep_110"/></text:p>
            </text:section>
          </table:table-cell>
          <table:table-cell table:style-name="Table183.A1" office:value-type="string">
            <text:p text:style-name="Table_20_Contents"><text:span text:style-name="Emphasis">Money was an </text:span><text:span text:style-name="Emphasis"><text:span text:style-name="Strong_20_Emphasis">inappropriate</text:span></text:span><text:span text:style-name="Emphasis"> gift.</text:span></text:p>
          </table:table-cell>
          <table:table-cell table:style-name="Table183.A1" office:value-type="string">
            <text:p text:style-name="Table_20_Contents">Dinheiro era um presente inadequado.</text:p>
          </table:table-cell>
        </table:table-row>
        <table:table-row>
          <table:table-cell table:style-name="Table183.A1" office:value-type="string">
            <text:section text:style-name="Sect1" text:name="mep_111">
              <text:p text:style-name="P5"/>
            </text:section>
          </table:table-cell>
          <table:table-cell table:number-columns-spanned="2" office:value-type="string">
            <text:p text:style-name="P5"/>
          </table:table-cell>
          <table:covered-table-cell/>
        </table:table-row>
      </table:table>
      <table:table table:name="Table184" table:style-name="Table184">
        <table:table-column table:style-name="Table184.A"/>
        <table:table-column table:style-name="Table184.B"/>
        <table:table-column table:style-name="Table184.C"/>
        <table:table-row>
          <table:table-cell table:style-name="Table184.A1" office:value-type="string">
            <text:section text:style-name="Sect1" text:name="Section177">
              <text:p text:style-name="P5"><text:bookmark text:name="mep_1111"/></text:p>
            </text:section>
          </table:table-cell>
          <table:table-cell table:style-name="Table184.A1" office:value-type="string">
            <text:p text:style-name="Table_20_Contents"><text:span text:style-name="Emphasis">The program seems very </text:span><text:span text:style-name="Emphasis"><text:span text:style-name="Strong_20_Emphasis">inefficient</text:span></text:span><text:span text:style-name="Emphasis">.</text:span></text:p>
          </table:table-cell>
          <table:table-cell table:style-name="Table184.A1" office:value-type="string">
            <text:p text:style-name="Table_20_Contents">O programa parece muito ineficiente.</text:p>
          </table:table-cell>
        </table:table-row>
      </table:table>
      <text:p text:style-name="Text_20_body"/>
      <text:p text:style-name="P4">This program is so slow! It's (possible) impossible for me to work.</text:p>
      <text:p text:style-name="P4">I just called customer service, and the woman seemed very (polite) impolite .</text:p>
      <text:p text:style-name="P4">We're very (happy) unhappy with our electrician.</text:p>
      <text:p text:style-name="P4">Some of the things he said were (appropriate) inappropriate .</text:p>
      <text:p text:style-name="P4">Our computers were very (efficient) inefficient .</text:p>
      <text:p text:style-name="P4">Doug's late. That's (usual) unusual .</text:p>
      <text:p text:style-name="Standard"><text:soft-page-break/><text:span text:style-name="Strong_20_Emphasis">Dando informações sobre sua empresa</text:span><text:line-break/> </text:p>
      <table:table table:name="Table185" table:style-name="Table185">
        <table:table-column table:style-name="Table185.A"/>
        <table:table-column table:style-name="Table185.B"/>
        <table:table-row>
          <table:table-cell table:style-name="Table185.A1" table:number-columns-spanned="2" office:value-type="string">
            <text:p text:style-name="Table_20_Contents">Use expressões como essas para dar informações sobre os serviços prestados pela sua empresa.</text:p>
          </table:table-cell>
          <table:covered-table-cell/>
        </table:table-row>
        <table:table-row>
          <table:table-cell table:style-name="Table185.A1" office:value-type="string">
            <text:section text:style-name="Sect1" text:name="mep_121">
              <text:p text:style-name="P5"/>
            </text:section>
          </table:table-cell>
          <table:table-cell office:value-type="string">
            <text:p text:style-name="P5"/>
          </table:table-cell>
        </table:table-row>
      </table:table>
      <table:table table:name="Table186" table:style-name="Table186">
        <table:table-column table:style-name="Table186.A"/>
        <table:table-column table:style-name="Table186.B"/>
        <table:table-column table:style-name="Table186.C"/>
        <table:table-row>
          <table:table-cell table:style-name="Table186.A1" office:value-type="string">
            <text:section text:style-name="Sect1" text:name="Section178">
              <text:p text:style-name="P5"><text:bookmark text:name="mep_1211"/></text:p>
            </text:section>
          </table:table-cell>
          <table:table-cell table:style-name="Table186.A1" office:value-type="string">
            <text:p text:style-name="Table_20_Contents"><text:span text:style-name="Emphasis">We sell and repair executive limousines.</text:span></text:p>
          </table:table-cell>
          <table:table-cell table:style-name="Table186.A1" office:value-type="string">
            <text:p text:style-name="Table_20_Contents">Vendemos e consertamos limusines executivas.</text:p>
          </table:table-cell>
        </table:table-row>
        <table:table-row>
          <table:table-cell table:style-name="Table186.A1" office:value-type="string">
            <text:section text:style-name="Sect1" text:name="mep_122">
              <text:p text:style-name="P5"/>
            </text:section>
          </table:table-cell>
          <table:table-cell table:number-columns-spanned="2" office:value-type="string">
            <text:p text:style-name="P5"/>
          </table:table-cell>
          <table:covered-table-cell/>
        </table:table-row>
      </table:table>
      <table:table table:name="Table187" table:style-name="Table187">
        <table:table-column table:style-name="Table187.A"/>
        <table:table-column table:style-name="Table187.B"/>
        <table:table-column table:style-name="Table187.C"/>
        <table:table-row>
          <table:table-cell table:style-name="Table187.A1" office:value-type="string">
            <text:section text:style-name="Sect1" text:name="Section179">
              <text:p text:style-name="P5"><text:bookmark text:name="mep_1221"/></text:p>
            </text:section>
          </table:table-cell>
          <table:table-cell table:style-name="Table187.A1" office:value-type="string">
            <text:p text:style-name="Table_20_Contents"><text:span text:style-name="Emphasis">We've provided printing services to small businesses for 15 years.</text:span></text:p>
          </table:table-cell>
          <table:table-cell table:style-name="Table187.A1" office:value-type="string">
            <text:p text:style-name="Table_20_Contents">Oferecemos serviços de impressão a empresas pequenas há 15 anos.</text:p>
          </table:table-cell>
        </table:table-row>
        <table:table-row>
          <table:table-cell table:style-name="Table187.A1" table:number-columns-spanned="3" office:value-type="string">
            <text:p text:style-name="Table_20_Contents"><text:line-break/>Use expressões como essas para dar informações sobre as conquistas da sua empresa.</text:p>
          </table:table-cell>
          <table:covered-table-cell/>
          <table:covered-table-cell/>
        </table:table-row>
        <table:table-row>
          <table:table-cell table:style-name="Table187.A1" office:value-type="string">
            <text:section text:style-name="Sect1" text:name="mep_123">
              <text:p text:style-name="P5"/>
            </text:section>
          </table:table-cell>
          <table:table-cell table:number-columns-spanned="2" office:value-type="string">
            <text:p text:style-name="P5"/>
          </table:table-cell>
          <table:covered-table-cell/>
        </table:table-row>
      </table:table>
      <table:table table:name="Table188" table:style-name="Table188">
        <table:table-column table:style-name="Table188.A"/>
        <table:table-column table:style-name="Table188.B"/>
        <table:table-column table:style-name="Table188.C"/>
        <table:table-row>
          <table:table-cell table:style-name="Table188.A1" office:value-type="string">
            <text:section text:style-name="Sect1" text:name="Section180">
              <text:p text:style-name="P5"><text:bookmark text:name="mep_123"/></text:p>
            </text:section>
          </table:table-cell>
          <table:table-cell table:style-name="Table188.A1" office:value-type="string">
            <text:p text:style-name="Table_20_Contents"><text:span text:style-name="Emphasis">We received the Business of the Year Award.</text:span></text:p>
          </table:table-cell>
          <table:table-cell table:style-name="Table188.A1" office:value-type="string">
            <text:p text:style-name="Table_20_Contents">Recebemos o prêmio de Empresa do Ano.</text:p>
          </table:table-cell>
        </table:table-row>
        <table:table-row>
          <table:table-cell table:style-name="Table188.A1" office:value-type="string">
            <text:section text:style-name="Sect1" text:name="mep_124">
              <text:p text:style-name="P5"/>
            </text:section>
          </table:table-cell>
          <table:table-cell table:number-columns-spanned="2" office:value-type="string">
            <text:p text:style-name="P5"/>
          </table:table-cell>
          <table:covered-table-cell/>
        </table:table-row>
      </table:table>
      <table:table table:name="Table189" table:style-name="Table189">
        <table:table-column table:style-name="Table189.A"/>
        <table:table-column table:style-name="Table189.B"/>
        <table:table-column table:style-name="Table189.C"/>
        <table:table-row>
          <table:table-cell table:style-name="Table189.A1" office:value-type="string">
            <text:section text:style-name="Sect1" text:name="Section181">
              <text:p text:style-name="P5"><text:bookmark text:name="mep_124"/></text:p>
            </text:section>
          </table:table-cell>
          <table:table-cell table:style-name="Table189.A1" office:value-type="string">
            <text:p text:style-name="Table_20_Contents"><text:span text:style-name="Emphasis">We serve more than 300 customers in the Highland area.</text:span></text:p>
          </table:table-cell>
          <table:table-cell table:style-name="Table189.A1" office:value-type="string">
            <text:p text:style-name="Table_20_Contents">Atendemos mais de 300 clientes na área de Highland.</text:p>
          </table:table-cell>
        </table:table-row>
        <table:table-row>
          <table:table-cell table:style-name="Table189.A1" table:number-columns-spanned="3" office:value-type="string">
            <text:p text:style-name="Table_20_Contents"><text:line-break/>Use expressões como essas para dizer às pessoas como entrar em contato com a sua empresa.</text:p>
          </table:table-cell>
          <table:covered-table-cell/>
          <table:covered-table-cell/>
        </table:table-row>
        <table:table-row>
          <table:table-cell table:style-name="Table189.A1" office:value-type="string">
            <text:section text:style-name="Sect1" text:name="mep_125">
              <text:p text:style-name="P5"/>
            </text:section>
          </table:table-cell>
          <table:table-cell table:number-columns-spanned="2" office:value-type="string">
            <text:p text:style-name="P5"/>
          </table:table-cell>
          <table:covered-table-cell/>
        </table:table-row>
      </table:table>
      <table:table table:name="Table190" table:style-name="Table190">
        <table:table-column table:style-name="Table190.A"/>
        <table:table-column table:style-name="Table190.B"/>
        <table:table-column table:style-name="Table190.C"/>
        <table:table-row>
          <table:table-cell table:style-name="Table190.A1" office:value-type="string">
            <text:section text:style-name="Sect1" text:name="Section182">
              <text:p text:style-name="P5"><text:bookmark text:name="mep_125"/></text:p>
            </text:section>
          </table:table-cell>
          <table:table-cell table:style-name="Table190.A1" office:value-type="string">
            <text:p text:style-name="Table_20_Contents"><text:span text:style-name="Emphasis">We're located downtown, next to Restaurant Blanca.</text:span></text:p>
          </table:table-cell>
          <table:table-cell table:style-name="Table190.A1" office:value-type="string">
            <text:p text:style-name="Table_20_Contents">Ficamos no centro, próximo ao Restaurante Blanca.</text:p>
          </table:table-cell>
        </table:table-row>
        <table:table-row>
          <table:table-cell table:style-name="Table190.A1" office:value-type="string">
            <text:section text:style-name="Sect1" text:name="mep_126">
              <text:p text:style-name="P5"/>
            </text:section>
          </table:table-cell>
          <table:table-cell table:number-columns-spanned="2" office:value-type="string">
            <text:p text:style-name="P5"/>
          </table:table-cell>
          <table:covered-table-cell/>
        </table:table-row>
      </table:table>
      <table:table table:name="Table191" table:style-name="Table191">
        <table:table-column table:style-name="Table191.A"/>
        <table:table-column table:style-name="Table191.B"/>
        <table:table-column table:style-name="Table191.C"/>
        <table:table-row>
          <table:table-cell table:style-name="Table191.A1" office:value-type="string">
            <text:section text:style-name="Sect1" text:name="Section183">
              <text:p text:style-name="P5"><text:bookmark text:name="mep_126"/></text:p>
            </text:section>
          </table:table-cell>
          <table:table-cell table:style-name="Table191.A1" office:value-type="string">
            <text:p text:style-name="Table_20_Contents"><text:span text:style-name="Emphasis">Here's my card.</text:span></text:p>
          </table:table-cell>
          <table:table-cell table:style-name="Table191.A1" office:value-type="string">
            <text:p text:style-name="Table_20_Contents">Aqui está meu cartão.</text:p>
          </table:table-cell>
        </table:table-row>
      </table:table>
      <text:p text:style-name="Text_20_body"><text:line-break/>  </text:p>
      <text:p text:style-name="Standard">I'm sorry to interrupt, but I'd like to introduce Sue.</text:p>
      <text:p text:style-name="Standard">Desculpe interromper, mas eu gostaria de apresentar a Sue</text:p>
      <text:p text:style-name="Standard">Oh, you're not interrupting - we were just finished.</text:p>
      <text:p text:style-name="Standard">Oh, você não está interrompendo - estávamos terminando</text:p>
      <text:p text:style-name="Standard">I hate to disturb you, but would you like a drink?</text:p>
      <text:p text:style-name="Standard">Eu odeio interromper, mas você gostaria de uma bebida?</text:p>
      <text:p text:style-name="Standard">No problem. Yes, I'll take a soda, thanks.</text:p>
      <text:p text:style-name="Standard">Sem problema. Sim, eu aceito um refrigerante, obrigado.</text:p>
      <text:p text:style-name="Standard">Excuse me - are you in the middle of something?</text:p>
      <text:p text:style-name="Standard">Com licença , você está ocupado com algo?</text:p>
      <text:p text:style-name="Standard">Sorry, yes. We just need a couple minutes.</text:p>
      <text:p text:style-name="Standard">Desculpe, sim. Precisamos de uns minutos apenas.</text:p>
      <text:p text:style-name="Text_20_body"/>
      <text:p text:style-name="Standard"><text:span text:style-name="Strong_20_Emphasis">Tag questions afirmativas</text:span><text:line-break/> </text:p>
      <table:table table:name="Table192" table:style-name="Table192">
        <table:table-column table:style-name="Table192.A"/>
        <table:table-column table:style-name="Table192.B"/>
        <text:soft-page-break/>
        <table:table-row>
          <table:table-cell table:style-name="Table192.A1" table:number-columns-spanned="2" office:value-type="string">
            <text:p text:style-name="Table_20_Contents">Como as tag questions negativas, as tag questions afirmativas são usadas para confirmar se algo é verdade ou para concordar.<text:line-break/> </text:p>
          </table:table-cell>
          <table:covered-table-cell/>
        </table:table-row>
        <table:table-row>
          <table:table-cell table:style-name="Table192.A1" table:number-columns-spanned="2" office:value-type="string">
            <text:p text:style-name="Table_20_Contents">As tag questions afirmativas seguem as declarações negativas. A maioria é formada com <text:span text:style-name="Strong_20_Emphasis">do +</text:span> pronome. Note que o verbo geralmente é contraído.</text:p>
          </table:table-cell>
          <table:covered-table-cell/>
        </table:table-row>
        <table:table-row>
          <table:table-cell table:style-name="Table192.A1" office:value-type="string">
            <text:section text:style-name="Sect1" text:name="Section184">
              <text:p text:style-name="P5"><text:bookmark text:name="mep_1414"/></text:p>
            </text:section>
          </table:table-cell>
          <table:table-cell office:value-type="string">
            <text:p text:style-name="P5"/>
          </table:table-cell>
        </table:table-row>
      </table:table>
      <table:table table:name="Table193" table:style-name="Table193">
        <table:table-column table:style-name="Table193.A"/>
        <table:table-column table:style-name="Table193.B"/>
        <table:table-column table:style-name="Table193.C"/>
        <table:table-row>
          <table:table-cell table:style-name="Table193.A1" office:value-type="string">
            <text:section text:style-name="Sect1" text:name="Section185">
              <text:p text:style-name="P5"><text:bookmark text:name="mep_1415"/></text:p>
            </text:section>
          </table:table-cell>
          <table:table-cell table:style-name="Table193.A1" office:value-type="string">
            <text:p text:style-name="Table_20_Contents"><text:span text:style-name="Emphasis"><text:span text:style-name="Strong_20_Emphasis">You don't remember</text:span></text:span><text:span text:style-name="Emphasis"> his name, </text:span><text:span text:style-name="Emphasis"><text:span text:style-name="Strong_20_Emphasis">do you</text:span></text:span><text:span text:style-name="Emphasis">?</text:span></text:p>
          </table:table-cell>
          <table:table-cell table:style-name="Table193.A1" office:value-type="string">
            <text:p text:style-name="Table_20_Contents">Você não se lembra do nome dele, lembra?</text:p>
          </table:table-cell>
        </table:table-row>
        <table:table-row>
          <table:table-cell table:style-name="Table193.A1" office:value-type="string">
            <text:section text:style-name="Sect1" text:name="Section186">
              <text:p text:style-name="P5"><text:bookmark text:name="mep_1424"/></text:p>
            </text:section>
          </table:table-cell>
          <table:table-cell table:number-columns-spanned="2" office:value-type="string">
            <text:p text:style-name="P5"/>
          </table:table-cell>
          <table:covered-table-cell/>
        </table:table-row>
      </table:table>
      <table:table table:name="Table194" table:style-name="Table194">
        <table:table-column table:style-name="Table194.A"/>
        <table:table-column table:style-name="Table194.B"/>
        <table:table-column table:style-name="Table194.C"/>
        <table:table-row>
          <table:table-cell table:style-name="Table194.A1" office:value-type="string">
            <text:section text:style-name="Sect1" text:name="Section187">
              <text:p text:style-name="P5"><text:bookmark text:name="mep_1425"/></text:p>
            </text:section>
          </table:table-cell>
          <table:table-cell table:style-name="Table194.A1" office:value-type="string">
            <text:p text:style-name="Table_20_Contents"><text:span text:style-name="Emphasis"><text:span text:style-name="Strong_20_Emphasis">She didn't like</text:span></text:span><text:span text:style-name="Emphasis"> the food, </text:span><text:span text:style-name="Emphasis"><text:span text:style-name="Strong_20_Emphasis">did she</text:span></text:span><text:span text:style-name="Emphasis">?</text:span></text:p>
          </table:table-cell>
          <table:table-cell table:style-name="Table194.A1" office:value-type="string">
            <text:p text:style-name="Table_20_Contents">Ela não gostou da comida, gostou?</text:p>
          </table:table-cell>
        </table:table-row>
        <table:table-row>
          <table:table-cell table:style-name="Table194.A1" table:number-columns-spanned="3" office:value-type="string">
            <text:p text:style-name="Table_20_Contents"><text:line-break/>Caso a declaração tenha o verbo <text:span text:style-name="Strong_20_Emphasis">be</text:span> ou um auxiliar, como <text:span text:style-name="Strong_20_Emphasis">can</text:span> ou <text:span text:style-name="Strong_20_Emphasis">have</text:span>, use esse verbo na tag question.</text:p>
          </table:table-cell>
          <table:covered-table-cell/>
          <table:covered-table-cell/>
        </table:table-row>
        <table:table-row>
          <table:table-cell table:style-name="Table194.A1" office:value-type="string">
            <text:section text:style-name="Sect1" text:name="Section188">
              <text:p text:style-name="P5"><text:bookmark text:name="mep_1433"/></text:p>
            </text:section>
          </table:table-cell>
          <table:table-cell table:number-columns-spanned="2" office:value-type="string">
            <text:p text:style-name="P5"/>
          </table:table-cell>
          <table:covered-table-cell/>
        </table:table-row>
      </table:table>
      <table:table table:name="Table195" table:style-name="Table195">
        <table:table-column table:style-name="Table195.A"/>
        <table:table-column table:style-name="Table195.B"/>
        <table:table-column table:style-name="Table195.C"/>
        <table:table-row>
          <table:table-cell table:style-name="Table195.A1" office:value-type="string">
            <text:section text:style-name="Sect1" text:name="Section189">
              <text:p text:style-name="P5"><text:bookmark text:name="mep_1434"/></text:p>
            </text:section>
          </table:table-cell>
          <table:table-cell table:style-name="Table195.A1" office:value-type="string">
            <text:p text:style-name="Table_20_Contents"><text:span text:style-name="Emphasis"><text:span text:style-name="Strong_20_Emphasis">Tom isn't</text:span></text:span><text:span text:style-name="Emphasis"> the CEO, </text:span><text:span text:style-name="Emphasis"><text:span text:style-name="Strong_20_Emphasis">is he</text:span></text:span><text:span text:style-name="Emphasis">?</text:span></text:p>
          </table:table-cell>
          <table:table-cell table:style-name="Table195.A1" office:value-type="string">
            <text:p text:style-name="Table_20_Contents">Tom não é o CEO, é?</text:p>
          </table:table-cell>
        </table:table-row>
        <table:table-row>
          <table:table-cell table:style-name="Table195.A1" office:value-type="string">
            <text:section text:style-name="Sect1" text:name="Section190">
              <text:p text:style-name="P5"><text:bookmark text:name="mep_1441"/></text:p>
            </text:section>
          </table:table-cell>
          <table:table-cell table:number-columns-spanned="2" office:value-type="string">
            <text:p text:style-name="P5"/>
          </table:table-cell>
          <table:covered-table-cell/>
        </table:table-row>
      </table:table>
      <table:table table:name="Table196" table:style-name="Table196">
        <table:table-column table:style-name="Table196.A"/>
        <table:table-column table:style-name="Table196.B"/>
        <table:table-column table:style-name="Table196.C"/>
        <table:table-row>
          <table:table-cell table:style-name="Table196.A1" office:value-type="string">
            <text:section text:style-name="Sect1" text:name="Section191">
              <text:p text:style-name="P5"><text:bookmark text:name="mep_1442"/></text:p>
            </text:section>
          </table:table-cell>
          <table:table-cell table:style-name="Table196.A1" office:value-type="string">
            <text:p text:style-name="Table_20_Contents"><text:span text:style-name="Emphasis"><text:span text:style-name="Strong_20_Emphasis">They weren't</text:span></text:span><text:span text:style-name="Emphasis"> at the event, </text:span><text:span text:style-name="Emphasis"><text:span text:style-name="Strong_20_Emphasis">were they</text:span></text:span><text:span text:style-name="Emphasis">?</text:span></text:p>
          </table:table-cell>
          <table:table-cell table:style-name="Table196.A1" office:value-type="string">
            <text:p text:style-name="Table_20_Contents">Eles não estavam no evento, estavam?</text:p>
          </table:table-cell>
        </table:table-row>
        <table:table-row>
          <table:table-cell table:style-name="Table196.A1" office:value-type="string">
            <text:section text:style-name="Sect1" text:name="Section192">
              <text:p text:style-name="P5"><text:bookmark text:name="mep_1451"/></text:p>
            </text:section>
          </table:table-cell>
          <table:table-cell table:number-columns-spanned="2" office:value-type="string">
            <text:p text:style-name="P5"/>
          </table:table-cell>
          <table:covered-table-cell/>
        </table:table-row>
      </table:table>
      <table:table table:name="Table197" table:style-name="Table197">
        <table:table-column table:style-name="Table197.A"/>
        <table:table-column table:style-name="Table197.B"/>
        <table:table-column table:style-name="Table197.C"/>
        <table:table-row>
          <table:table-cell table:style-name="Table197.A1" office:value-type="string">
            <text:section text:style-name="Sect1" text:name="Section193">
              <text:p text:style-name="P5"><text:bookmark text:name="mep_1452"/></text:p>
            </text:section>
          </table:table-cell>
          <table:table-cell table:style-name="Table197.A1" office:value-type="string">
            <text:p text:style-name="Table_20_Contents"><text:span text:style-name="Emphasis"><text:span text:style-name="Strong_20_Emphasis">We can't go</text:span></text:span><text:span text:style-name="Emphasis"> next week, </text:span><text:span text:style-name="Emphasis"><text:span text:style-name="Strong_20_Emphasis">can we</text:span></text:span><text:span text:style-name="Emphasis">?</text:span></text:p>
          </table:table-cell>
          <table:table-cell table:style-name="Table197.A1" office:value-type="string">
            <text:p text:style-name="Table_20_Contents">Não podemos ir na semana que vem, podemos?</text:p>
          </table:table-cell>
        </table:table-row>
        <table:table-row>
          <table:table-cell table:style-name="Table197.A1" office:value-type="string">
            <text:section text:style-name="Sect1" text:name="Section194">
              <text:p text:style-name="P5"><text:bookmark text:name="mep_1461"/></text:p>
            </text:section>
          </table:table-cell>
          <table:table-cell table:number-columns-spanned="2" office:value-type="string">
            <text:p text:style-name="P5"/>
          </table:table-cell>
          <table:covered-table-cell/>
        </table:table-row>
      </table:table>
      <table:table table:name="Table198" table:style-name="Table198">
        <table:table-column table:style-name="Table198.A"/>
        <table:table-column table:style-name="Table198.B"/>
        <table:table-column table:style-name="Table198.C"/>
        <table:table-row>
          <table:table-cell table:style-name="Table198.A1" office:value-type="string">
            <text:section text:style-name="Sect1" text:name="Section195">
              <text:p text:style-name="P5"><text:bookmark text:name="mep_1462"/></text:p>
            </text:section>
          </table:table-cell>
          <table:table-cell table:style-name="Table198.A1" office:value-type="string">
            <text:p text:style-name="Table_20_Contents"><text:span text:style-name="Emphasis"><text:span text:style-name="Strong_20_Emphasis">Martha hasn't hired</text:span></text:span><text:span text:style-name="Emphasis"> any new people, </text:span><text:span text:style-name="Emphasis"><text:span text:style-name="Strong_20_Emphasis">has she</text:span></text:span><text:span text:style-name="Emphasis">?</text:span></text:p>
          </table:table-cell>
          <table:table-cell table:style-name="Table198.A1" office:value-type="string">
            <text:p text:style-name="Table_20_Contents">Martha não contratou ninguém novo, contratou?</text:p>
          </table:table-cell>
        </table:table-row>
      </table:table>
      <text:p text:style-name="Text_20_body"/>
      <text:p text:style-name="Standard">You don't remember his name, do you?</text:p>
      <text:p text:style-name="Standard">Você não se lembra do nome dele, lembra?</text:p>
      <text:p text:style-name="Standard">We can't go next week, can we?</text:p>
      <text:p text:style-name="Standard">Nós não podemos ir na semana que vem, podemos?</text:p>
      <text:p text:style-name="Standard">Martha hasn't hired any new people, has she?</text:p>
      <text:p text:style-name="Standard">Martha não contratou ninguém novo, contratou?</text:p>
      <text:p text:style-name="Standard">They weren't at the event, were they?</text:p>
      <text:p text:style-name="Standard">Eles não estavam no evento, estavam?</text:p>
      <text:p text:style-name="Text_20_body"/>
      <text:p text:style-name="Standard"><text:span text:style-name="Strong_20_Emphasis">Expressando uma opinião de tentativa</text:span><text:line-break/> </text:p>
      <table:table table:name="Table199" table:style-name="Table199">
        <table:table-column table:style-name="Table199.A"/>
        <table:table-column table:style-name="Table199.B"/>
        <table:table-row>
          <table:table-cell table:style-name="Table199.A1" table:number-columns-spanned="2" office:value-type="string">
            <text:p text:style-name="Table_20_Contents">Use verbos como <text:span text:style-name="Strong_20_Emphasis">guess</text:span>, <text:span text:style-name="Strong_20_Emphasis">seem</text:span> ou <text:span text:style-name="Strong_20_Emphasis">think</text:span>, e advérbios como <text:span text:style-name="Strong_20_Emphasis">maybe</text:span> ou <text:span text:style-name="Strong_20_Emphasis">probably</text:span>, para expressar uma opinião de tentativa. Note como a pronúncia dos verbos e advérbios enfatiza a natureza de tentativa das declarações.<text:line-break/> </text:p>
          </table:table-cell>
          <table:covered-table-cell/>
        </table:table-row>
        <table:table-row>
          <table:table-cell table:style-name="Table199.A1" office:value-type="string">
            <text:section text:style-name="Sect1" text:name="mep_157">
              <text:p text:style-name="P5"/>
            </text:section>
          </table:table-cell>
          <table:table-cell office:value-type="string">
            <text:p text:style-name="P5"/>
          </table:table-cell>
        </table:table-row>
      </table:table>
      <table:table table:name="Table200" table:style-name="Table200">
        <table:table-column table:style-name="Table200.A"/>
        <table:table-column table:style-name="Table200.B"/>
        <table:table-column table:style-name="Table200.C"/>
        <table:table-row>
          <table:table-cell table:style-name="Table200.A1" office:value-type="string">
            <text:section text:style-name="Sect1" text:name="Section196">
              <text:p text:style-name="P5"><text:bookmark text:name="mep_157"/></text:p>
            </text:section>
          </table:table-cell>
          <table:table-cell table:style-name="Table200.A1" office:value-type="string">
            <text:p text:style-name="Table_20_Contents"><text:span text:style-name="Emphasis">I </text:span><text:span text:style-name="Emphasis"><text:span text:style-name="Strong_20_Emphasis">guess</text:span></text:span><text:span text:style-name="Emphasis"> that the networking event was fun.</text:span></text:p>
          </table:table-cell>
          <table:table-cell table:style-name="Table200.A1" office:value-type="string">
            <text:p text:style-name="Table_20_Contents">Acho que o evento de networking foi divertido.</text:p>
          </table:table-cell>
        </table:table-row>
        <table:table-row>
          <table:table-cell table:style-name="Table200.A1" office:value-type="string">
            <text:section text:style-name="Sect1" text:name="mep_158">
              <text:p text:style-name="P5"/>
            </text:section>
          </table:table-cell>
          <table:table-cell table:number-columns-spanned="2" office:value-type="string">
            <text:p text:style-name="P5"/>
          </table:table-cell>
          <table:covered-table-cell/>
        </table:table-row>
      </table:table>
      <table:table table:name="Table201" table:style-name="Table201">
        <table:table-column table:style-name="Table201.A"/>
        <table:table-column table:style-name="Table201.B"/>
        <table:table-column table:style-name="Table201.C"/>
        <text:soft-page-break/>
        <table:table-row>
          <table:table-cell table:style-name="Table201.A1" office:value-type="string">
            <text:section text:style-name="Sect1" text:name="Section197">
              <text:p text:style-name="P5"><text:bookmark text:name="mep_158"/></text:p>
            </text:section>
          </table:table-cell>
          <table:table-cell table:style-name="Table201.A1" office:value-type="string">
            <text:p text:style-name="Table_20_Contents"><text:span text:style-name="Emphasis">Sandra </text:span><text:span text:style-name="Emphasis"><text:span text:style-name="Strong_20_Emphasis">seemed</text:span></text:span><text:span text:style-name="Emphasis"> interested.</text:span></text:p>
          </table:table-cell>
          <table:table-cell table:style-name="Table201.A1" office:value-type="string">
            <text:p text:style-name="Table_20_Contents">Sandra parecia interessada.</text:p>
          </table:table-cell>
        </table:table-row>
        <table:table-row>
          <table:table-cell table:style-name="Table201.A1" office:value-type="string">
            <text:section text:style-name="Sect1" text:name="mep_159">
              <text:p text:style-name="P5"/>
            </text:section>
          </table:table-cell>
          <table:table-cell table:number-columns-spanned="2" office:value-type="string">
            <text:p text:style-name="P5"/>
          </table:table-cell>
          <table:covered-table-cell/>
        </table:table-row>
      </table:table>
      <table:table table:name="Table202" table:style-name="Table202">
        <table:table-column table:style-name="Table202.A"/>
        <table:table-column table:style-name="Table202.B"/>
        <table:table-column table:style-name="Table202.C"/>
        <table:table-row>
          <table:table-cell table:style-name="Table202.A1" office:value-type="string">
            <text:section text:style-name="Sect1" text:name="Section198">
              <text:p text:style-name="P5"><text:bookmark text:name="mep_159"/></text:p>
            </text:section>
          </table:table-cell>
          <table:table-cell table:style-name="Table202.A1" office:value-type="string">
            <text:p text:style-name="Table_20_Contents"><text:span text:style-name="Emphasis">I </text:span><text:span text:style-name="Emphasis"><text:span text:style-name="Strong_20_Emphasis">think</text:span></text:span><text:span text:style-name="Emphasis"> that Mr. Soledad will call me.</text:span></text:p>
          </table:table-cell>
          <table:table-cell table:style-name="Table202.A1" office:value-type="string">
            <text:p text:style-name="Table_20_Contents">Acho que o Sr. Soledad vai me ligar.</text:p>
          </table:table-cell>
        </table:table-row>
        <table:table-row>
          <table:table-cell table:style-name="Table202.A1" office:value-type="string">
            <text:section text:style-name="Sect1" text:name="mep_160">
              <text:p text:style-name="P5"/>
            </text:section>
          </table:table-cell>
          <table:table-cell table:number-columns-spanned="2" office:value-type="string">
            <text:p text:style-name="P5"/>
          </table:table-cell>
          <table:covered-table-cell/>
        </table:table-row>
      </table:table>
      <table:table table:name="Table203" table:style-name="Table203">
        <table:table-column table:style-name="Table203.A"/>
        <table:table-column table:style-name="Table203.B"/>
        <table:table-column table:style-name="Table203.C"/>
        <table:table-row>
          <table:table-cell table:style-name="Table203.A1" office:value-type="string">
            <text:section text:style-name="Sect1" text:name="Section199">
              <text:p text:style-name="P5"><text:bookmark text:name="mep_160"/></text:p>
            </text:section>
          </table:table-cell>
          <table:table-cell table:style-name="Table203.A1" office:value-type="string">
            <text:p text:style-name="Table_20_Contents"><text:span text:style-name="Strong_20_Emphasis"><text:span text:style-name="Emphasis">Maybe</text:span></text:span><text:span text:style-name="Emphasis"> I'll make some new contacts.</text:span></text:p>
          </table:table-cell>
          <table:table-cell table:style-name="Table203.A1" office:value-type="string">
            <text:p text:style-name="Table_20_Contents">Talvez eu faça alguns novos contatos.</text:p>
          </table:table-cell>
        </table:table-row>
        <table:table-row>
          <table:table-cell table:style-name="Table203.A1" office:value-type="string">
            <text:section text:style-name="Sect1" text:name="mep_161">
              <text:p text:style-name="P5"/>
            </text:section>
          </table:table-cell>
          <table:table-cell table:number-columns-spanned="2" office:value-type="string">
            <text:p text:style-name="P5"/>
          </table:table-cell>
          <table:covered-table-cell/>
        </table:table-row>
      </table:table>
      <table:table table:name="Table204" table:style-name="Table204">
        <table:table-column table:style-name="Table204.A"/>
        <table:table-column table:style-name="Table204.B"/>
        <table:table-column table:style-name="Table204.C"/>
        <table:table-row>
          <table:table-cell table:style-name="Table204.A1" office:value-type="string">
            <text:section text:style-name="Sect1" text:name="Section200">
              <text:p text:style-name="P5"><text:bookmark text:name="mep_1611"/></text:p>
            </text:section>
          </table:table-cell>
          <table:table-cell table:style-name="Table204.A1" office:value-type="string">
            <text:p text:style-name="Table_20_Contents"><text:span text:style-name="Emphasis">I'll </text:span><text:span text:style-name="Emphasis"><text:span text:style-name="Strong_20_Emphasis">probably</text:span></text:span><text:span text:style-name="Emphasis"> have another event next month.</text:span></text:p>
          </table:table-cell>
          <table:table-cell table:style-name="Table204.A1" office:value-type="string">
            <text:p text:style-name="Table_20_Contents">Eu provavelmente tenha outro evento no mês que vem.</text:p>
          </table:table-cell>
        </table:table-row>
      </table:table>
      <text:p text:style-name="Text_20_body"/>
      <text:p text:style-name="P4">MARIA: Wow, I am so tired. What a night!<text:line-break/>JONAS: No kidding.<text:line-break/>MARIA: Did you make any good contacts ?<text:line-break/>JONAS: Yeah. You didn't talk to Helen Woolsey, did you?<text:line-break/>MARIA: Helen from The Kleen Company? No, I didn't. What did she say?<text:line-break/>JONAS: I told her about our website design services. Helen was definitely excited.<text:line-break/>MARIA: Cool! Did she order any services?<text:line-break/>JONAS: No, but she'll probably place an order.<text:line-break/>MARIA: That's great. Bobby Baber seemed interested, too.<text:line-break/>JONAS: Really? Bobby Baber? He was totally impolite and inappropriate at our last networking event. He said we were crazy for opening our own business!<text:line-break/>MARIA: I know, I know. He's weird. But last night he said that our company looks really strong.<text:line-break/>JONAS: Wow. OK, well, I guess that Bobby Baber was feeling a little guilty about what he said last time.</text:p>
      <text:p text:style-name="Standard">I guess the networking event was a success.</text:p>
      <text:p text:style-name="Standard">Acho que o evento de networking foi um sucesso.</text:p>
      <text:p text:style-name="Standard">William seemed interested.</text:p>
      <text:p text:style-name="Standard">William pareceu interessado</text:p>
      <text:p text:style-name="Standard">I think I made some important contacts.</text:p>
      <text:p text:style-name="Standard">Acho que fiz alguns contatos importantes.</text:p>
      <text:p text:style-name="Standard">People seemed to enjoy themselves.</text:p>
      <text:p text:style-name="Standard">As pessoas parecem ter gostado.</text:p>
      <text:p text:style-name="Standard">Maybe William will be interested.</text:p>
      <text:p text:style-name="Standard">Talvez William se interesse.</text:p>
      <text:p text:style-name="Standard">They'll probably call me tomorrow.</text:p>
      <text:p text:style-name="Standard">Eles provavelmente irão me ligar amanhã</text:p>
      <text:p text:style-name="Standard"><text:soft-page-break/><text:span text:style-name="Strong_20_Emphasis">Resumindo</text:span><text:line-break/> </text:p>
      <table:table table:name="Table205" table:style-name="Table205">
        <table:table-column table:style-name="Table205.A"/>
        <table:table-row>
          <table:table-cell table:style-name="Table205.A1" office:value-type="string">
            <text:p text:style-name="Table_20_Contents">Depois de participar de um evento de networking, você pode querer resumir sua experiência para colegas ou amigos. Aqui está um formato de email de amostra para seguir.</text:p>
          </table:table-cell>
        </table:table-row>
        <table:table-row>
          <table:table-cell table:style-name="Table205.A1" office:value-type="string">
            <text:p text:style-name="Table_20_Contents"> </text:p>
          </table:table-cell>
        </table:table-row>
        <table:table-row>
          <table:table-cell table:style-name="Table205.A1" office:value-type="string">
            <text:p text:style-name="Table_20_Contents">1. Escreva uma linha de assunto curta e precisa.<text:line-break/> </text:p>
          </table:table-cell>
        </table:table-row>
        <table:table-row>
          <table:table-cell table:style-name="Table205.A1" office:value-type="string">
            <text:p text:style-name="Table_20_Contents"><text:span text:style-name="Emphasis">Friday's networking event</text:span></text:p>
          </table:table-cell>
        </table:table-row>
        <table:table-row>
          <table:table-cell table:style-name="Table205.A1" office:value-type="string">
            <text:p text:style-name="Table_20_Contents"><text:span text:style-name="Emphasis">Networking in New Orleans</text:span></text:p>
          </table:table-cell>
        </table:table-row>
        <table:table-row>
          <table:table-cell table:style-name="Table205.A1" office:value-type="string">
            <text:p text:style-name="Table_20_Contents"> </text:p>
          </table:table-cell>
        </table:table-row>
        <table:table-row>
          <table:table-cell table:style-name="Table205.A1" office:value-type="string">
            <text:p text:style-name="Table_20_Contents">2. Explique brevemente a razão principal do seu e-mail.<text:line-break/> </text:p>
          </table:table-cell>
        </table:table-row>
        <table:table-row>
          <table:table-cell table:style-name="Table205.A1" office:value-type="string">
            <text:p text:style-name="Table_20_Contents"><text:span text:style-name="Emphasis">I want to tell you about the networking event I went to.</text:span></text:p>
          </table:table-cell>
        </table:table-row>
        <table:table-row>
          <table:table-cell table:style-name="Table205.A1" office:value-type="string">
            <text:p text:style-name="Table_20_Contents"><text:span text:style-name="Emphasis">I'm writing from New Orleans. I just got back from an exciting networking party.</text:span></text:p>
          </table:table-cell>
        </table:table-row>
      </table:table>
      <text:p text:style-name="P6"><text:line-break/>  </text:p>
      <table:table table:name="Table206" table:style-name="Table206">
        <table:table-column table:style-name="Table206.A"/>
        <table:table-row>
          <table:table-cell table:style-name="Table206.A1" office:value-type="string">
            <text:p text:style-name="Table_20_Contents">3. Em duas ou três frases curtas, resuma quando, onde e porquê o evento aconteceu, e quem participou dele.</text:p>
          </table:table-cell>
        </table:table-row>
        <table:table-row>
          <table:table-cell table:style-name="Table206.A1" office:value-type="string">
            <text:p text:style-name="Table_20_Contents"> </text:p>
          </table:table-cell>
        </table:table-row>
        <table:table-row>
          <table:table-cell table:style-name="Table206.A1" office:value-type="string">
            <text:p text:style-name="Table_20_Contents"><text:span text:style-name="Emphasis">Our business partner, Frendz International, had the event on Friday at the Beach Palace Inn in Miami. Frendz wanted everyone to share ideas about how to succeed in China.</text:span></text:p>
          </table:table-cell>
        </table:table-row>
        <table:table-row>
          <table:table-cell table:style-name="Table206.A1" office:value-type="string">
            <text:p text:style-name="Table_20_Contents"> </text:p>
          </table:table-cell>
        </table:table-row>
        <table:table-row>
          <table:table-cell table:style-name="Table206.A1" office:value-type="string">
            <text:p text:style-name="Table_20_Contents"><text:span text:style-name="Emphasis">Food 1st invited about 50 restaurant owners to the event tonight. They served food from around the world. There were 10 food tables, and we spent 10 minutes at each table tasting food.</text:span></text:p>
          </table:table-cell>
        </table:table-row>
        <table:table-row>
          <table:table-cell table:style-name="Table206.A1" office:value-type="string">
            <text:p text:style-name="Table_20_Contents"> </text:p>
          </table:table-cell>
        </table:table-row>
        <table:table-row>
          <table:table-cell table:style-name="Table206.A1" office:value-type="string">
            <text:p text:style-name="Table_20_Contents">4. Dê sua opinião sobre os resultados do evento em uma frase ou duas.<text:line-break/> </text:p>
          </table:table-cell>
        </table:table-row>
        <table:table-row>
          <table:table-cell table:style-name="Table206.A1" office:value-type="string">
            <text:p text:style-name="Table_20_Contents"><text:span text:style-name="Emphasis">I guess that the event was a success. A vice president at Pumelin seemed interested in our exchange program.</text:span></text:p>
          </table:table-cell>
        </table:table-row>
        <table:table-row>
          <table:table-cell table:style-name="Table206.A1" office:value-type="string">
            <text:p text:style-name="Table_20_Contents"><text:span text:style-name="Emphasis">I think that I made some great business contacts. Rene Arzak from Eat 8 took my card. Maybe she'll give me a call!</text:span></text:p>
          </table:table-cell>
        </table:table-row>
      </table:table>
      <text:p text:style-name="Text_20_body"> </text:p>
      <text:p text:style-name="Standard">Networking party about health costs</text:p>
      <text:p text:style-name="P8">From: </text:p>
      <text:p text:style-name="P8"><text:soft-page-break/>nick.stevens@upoweru.com</text:p>
      <text:p text:style-name="P9">To: </text:p>
      <text:p text:style-name="P24">cassandra@cityhealth.com; joseph@healthykid.net</text:p>
      <text:p text:style-name="P25">Hi, Cassandra and Joe.</text:p>
      <text:p text:style-name="P25">I went to a fantastic networking party this weekend at the General Hospital in Luxembourg. More than 20 city healthcare executives were there. The executives shared great ideas about how to decrease healthcare costs. The best idea was probably a free health advice website. People seemed excited about my course for doctors, too.</text:p>
      <text:p text:style-name="P25">I'll tell you more when I see you next week!</text:p>
      <text:p text:style-name="P25">Best regards,</text:p>
      <text:p text:style-name="P25">Nick</text:p>
      <text:p text:style-name="Text_20_body">Summary A:</text:p>
      <text:p text:style-name="Text_20_body">I just got back from the networking event at the Edison. I guess it was a success. Will anyone call me? Maybe Anthony. Everyone was happy and friendly. Maybe that's because the event took place near the beach!</text:p>
      <text:p text:style-name="Text_20_body">Summary B:</text:p>
      <text:p text:style-name="Text_20_body">I guess that he liked my ideas about web design. And it was so cool that the event was in Hawaii. What a fancy place. It was right next to the beach. I think that Anthony Cleo will call. I'd probably go again next year. It was at the Edison.</text:p>
      <text:p text:style-name="Text_20_body">Summary C:</text:p>
      <text:p text:style-name="Text_20_body">I went to a very cool networking event at the Edison in Hawaii last week. A large group of executives met to share ideas about web marketing. I think that I made some great contacts, and Anthony Cleo at RSL really liked my web design ideas</text:p>
      <text:p text:style-name="Text_20_body"><text:soft-page-break/><text:span text:style-name="Strong_20_Emphasis">Expressões especiais do infinitivo.</text:span><text:line-break/> </text:p>
      <table:table table:name="Table207" table:style-name="Table207">
        <table:table-column table:style-name="Table207.A" table:number-columns-repeated="2"/>
        <table:table-row>
          <table:table-cell table:style-name="Table207.A1" table:number-columns-spanned="2" office:value-type="string">
            <text:p text:style-name="Table_20_Contents">Expressões especiais do infinitivo podem ser feitas com um substantivo ou uma frase nominal <text:span text:style-name="Strong_20_Emphasis">+ be</text:span>.<text:line-break/> </text:p>
          </table:table-cell>
          <table:covered-table-cell/>
        </table:table-row>
        <table:table-row>
          <table:table-cell table:style-name="Table207.A1" table:number-columns-spanned="2" office:value-type="string">
            <text:p text:style-name="Table_20_Contents"><text:span text:style-name="Strong_20_Emphasis">Substantivo + infinitivo</text:span><text:line-break/> </text:p>
          </table:table-cell>
          <table:covered-table-cell/>
        </table:table-row>
        <table:table-row>
          <table:table-cell table:style-name="Table207.A1" office:value-type="string">
            <text:section text:style-name="Sect1" text:name="mep_174">
              <text:p text:style-name="P5"/>
            </text:section>
          </table:table-cell>
          <table:table-cell office:value-type="string">
            <text:p text:style-name="P5"/>
          </table:table-cell>
        </table:table-row>
      </table:table>
      <table:table table:name="Table208" table:style-name="Table208">
        <table:table-column table:style-name="Table208.A"/>
        <table:table-column table:style-name="Table208.B"/>
        <table:table-column table:style-name="Table208.C"/>
        <table:table-row>
          <table:table-cell table:style-name="Table208.A1" office:value-type="string">
            <text:section text:style-name="Sect1" text:name="Section201">
              <text:p text:style-name="P5"><text:bookmark text:name="mep_174"/></text:p>
            </text:section>
          </table:table-cell>
          <table:table-cell table:style-name="Table208.A1" office:value-type="string">
            <text:p text:style-name="Table_20_Contents"><text:span text:style-name="Emphasis">This meeting is </text:span><text:span text:style-name="Emphasis"><text:span text:style-name="Strong_20_Emphasis">an opportunity to give</text:span></text:span><text:span text:style-name="Emphasis"> you some answers.</text:span></text:p>
          </table:table-cell>
          <table:table-cell table:style-name="Table208.A1" office:value-type="string">
            <text:p text:style-name="Table_20_Contents">Essa reunião é uma oportunidade de oferecer algumas respostas a você.</text:p>
          </table:table-cell>
        </table:table-row>
        <table:table-row>
          <table:table-cell table:style-name="Table208.A1" office:value-type="string">
            <text:section text:style-name="Sect1" text:name="mep_175">
              <text:p text:style-name="P5"/>
            </text:section>
          </table:table-cell>
          <table:table-cell table:number-columns-spanned="2" office:value-type="string">
            <text:p text:style-name="P5"/>
          </table:table-cell>
          <table:covered-table-cell/>
        </table:table-row>
      </table:table>
      <table:table table:name="Table209" table:style-name="Table209">
        <table:table-column table:style-name="Table209.A"/>
        <table:table-column table:style-name="Table209.B"/>
        <table:table-column table:style-name="Table209.C"/>
        <table:table-row>
          <table:table-cell table:style-name="Table209.A1" office:value-type="string">
            <text:section text:style-name="Sect1" text:name="Section202">
              <text:p text:style-name="P5"><text:bookmark text:name="mep_175"/></text:p>
            </text:section>
          </table:table-cell>
          <table:table-cell table:style-name="Table209.A1" office:value-type="string">
            <text:p text:style-name="Table_20_Contents"><text:span text:style-name="Emphasis">We're not looking at </text:span><text:span text:style-name="Emphasis"><text:span text:style-name="Strong_20_Emphasis">layoffs to save</text:span></text:span><text:span text:style-name="Emphasis"> money.</text:span></text:p>
          </table:table-cell>
          <table:table-cell table:style-name="Table209.A1" office:value-type="string">
            <text:p text:style-name="Table_20_Contents">Não estamos pensando em redução de pessoal para economizar dinheiro.</text:p>
          </table:table-cell>
        </table:table-row>
        <table:table-row>
          <table:table-cell table:style-name="Table209.A1" table:number-columns-spanned="3" office:value-type="string">
            <text:p text:style-name="Table_20_Contents"><text:line-break/><text:span text:style-name="Strong_20_Emphasis">Frase nominal + be + infinitivo</text:span><text:line-break/> </text:p>
          </table:table-cell>
          <table:covered-table-cell/>
          <table:covered-table-cell/>
        </table:table-row>
        <table:table-row>
          <table:table-cell table:style-name="Table209.A1" office:value-type="string">
            <text:section text:style-name="Sect1" text:name="mep_176">
              <text:p text:style-name="P5"/>
            </text:section>
          </table:table-cell>
          <table:table-cell table:number-columns-spanned="2" office:value-type="string">
            <text:p text:style-name="P5"/>
          </table:table-cell>
          <table:covered-table-cell/>
        </table:table-row>
      </table:table>
      <table:table table:name="Table210" table:style-name="Table210">
        <table:table-column table:style-name="Table210.A"/>
        <table:table-column table:style-name="Table210.B"/>
        <table:table-column table:style-name="Table210.C"/>
        <table:table-row>
          <table:table-cell table:style-name="Table210.A1" office:value-type="string">
            <text:section text:style-name="Sect1" text:name="Section203">
              <text:p text:style-name="P5"><text:bookmark text:name="mep_176"/></text:p>
            </text:section>
          </table:table-cell>
          <table:table-cell table:style-name="Table210.A1" office:value-type="string">
            <text:p text:style-name="Table_20_Contents"><text:span text:style-name="Emphasis"><text:span text:style-name="Strong_20_Emphasis">The purpose of today's meeting is to give</text:span></text:span><text:span text:style-name="Emphasis"> you a company update.</text:span></text:p>
          </table:table-cell>
          <table:table-cell table:style-name="Table210.A1" office:value-type="string">
            <text:p text:style-name="Table_20_Contents">O objetivo da reunião de hoje é dar uma atualização da empresa para vocês.</text:p>
          </table:table-cell>
        </table:table-row>
      </table:table>
      <text:p text:style-name="Text_20_body"> </text:p>
      <text:p text:style-name="P4">LINDA: Good afternoon, everyone. The purpose of this meeting is to introduce our new director of engineering. It's my great pleasure to introduce Bob Franklin.<text:line-break/>BOB: Hello, everybody. Thank you for that warm welcome. This meeting is an opportunity to tell you a little about myself. I also want to tell you about my plans to improve our engineering department. And finally, I want to give you a chance to ask questions.</text:p>
      <text:p text:style-name="P4">Company <text:span text:style-name="T1">region overall</text:span> revenue has increased.<text:line-break/><text:line-break/>Europe is a very important <text:span text:style-name="T1">profits</text:span> region <text:span text:style-name="T1">purchase</text:span> for us.<text:line-break/><text:line-break/>Do we have enough money for the <text:span text:style-name="T1">revenue sales</text:span> purchase ?<text:line-break/><text:line-break/>Our market <text:span text:style-name="T1">overall update</text:span> share is only 5% in that country.<text:line-break/><text:line-break/>The biggest strength <text:span text:style-name="T1">region project</text:span> we have is our technology.<text:line-break/><text:soft-page-break/><text:line-break/>What can we do to increase <text:span text:style-name="T1">update</text:span> sales <text:span text:style-name="T1">purchase</text:span> ?</text:p>
      <text:p text:style-name="P4">The purpose of today's meeting is to talk about our competition. Their increasing market share is a big problem for us. Overall, our revenue and profits are down. We have to find ways to improve our sales. We cannot delay. One thing we are thinking about is the purchase of one of our smaller competitors. They have a lot of strength in the South American region . We are also looking at several projects to improve efficiency .</text:p>
      <text:p text:style-name="Standard">We need to delay the work.</text:p>
      <text:p text:style-name="Standard">Precisamos adiar o trabalho</text:p>
      <text:p text:style-name="Standard">Profits are up by 15 percent!</text:p>
      <text:p text:style-name="Standard">Os lucros aumentaram em 15 por cento!</text:p>
      <text:p text:style-name="Standard">The company needs to increase its sales.</text:p>
      <text:p text:style-name="Standard">A empresa precisa aumentar as vendas</text:p>
      <text:p text:style-name="Standard">What company has the biggest market share?</text:p>
      <text:p text:style-name="Standard">Qual empresa tem a maior participação no mercado?</text:p>
      <text:p text:style-name="Standard">Asia is a very important region for us.</text:p>
      <text:p text:style-name="Standard">A Ásia é uma região muito importante para nós.</text:p>
      <text:p text:style-name="Standard">Our revenue increased by 10% last month.</text:p>
      <text:p text:style-name="Standard">Nossa receita cresceu 10% no último mês</text:p>
      <text:p text:style-name="Text_20_body"/>
      <text:p text:style-name="Standard"><text:span text:style-name="Strong_20_Emphasis">Expressando causa e efeito</text:span></text:p>
      <text:p text:style-name="Standard"> </text:p>
      <table:table table:name="Table211" table:style-name="Table211">
        <table:table-column table:style-name="Table211.A" table:number-columns-repeated="2"/>
        <table:table-row>
          <table:table-cell table:style-name="Table211.A1" table:number-columns-spanned="2" office:value-type="string">
            <text:p text:style-name="Table_20_Contents">Use <text:span text:style-name="Strong_20_Emphasis">due to</text:span> e <text:span text:style-name="Strong_20_Emphasis">because of</text:span> para descrever uma causa. Essas expressões são sempre parte de uma oração subordinada. Perceba que, quando a oração subordinada vem antes da oração principal, elas são separadas por vírgula.<text:line-break/> </text:p>
          </table:table-cell>
          <table:covered-table-cell/>
        </table:table-row>
        <table:table-row>
          <table:table-cell table:style-name="Table211.A1" office:value-type="string">
            <text:section text:style-name="Sect1" text:name="mep_203">
              <text:p text:style-name="P5"/>
            </text:section>
          </table:table-cell>
          <table:table-cell office:value-type="string">
            <text:p text:style-name="P5"/>
          </table:table-cell>
        </table:table-row>
      </table:table>
      <table:table table:name="Table212" table:style-name="Table212">
        <table:table-column table:style-name="Table212.A"/>
        <table:table-column table:style-name="Table212.B"/>
        <table:table-column table:style-name="Table212.C"/>
        <table:table-row>
          <table:table-cell table:style-name="Table212.A1" office:value-type="string">
            <text:section text:style-name="Sect1" text:name="Section204">
              <text:p text:style-name="P5"><text:bookmark text:name="mep_203"/></text:p>
            </text:section>
          </table:table-cell>
          <table:table-cell table:style-name="Table212.A1" office:value-type="string">
            <text:p text:style-name="Table_20_Contents"><text:span text:style-name="Emphasis"><text:span text:style-name="Strong_20_Emphasis">Because of</text:span></text:span><text:span text:style-name="Emphasis"> our purchase of Sunset Computers, they have some questions.</text:span></text:p>
          </table:table-cell>
          <table:table-cell table:style-name="Table212.A1" office:value-type="string">
            <text:p text:style-name="Table_20_Contents">Devido a nossa compra da Sunset Computers, eles tem algumas perguntas.</text:p>
          </table:table-cell>
        </table:table-row>
        <table:table-row>
          <table:table-cell table:style-name="Table212.A1" office:value-type="string">
            <text:section text:style-name="Sect1" text:name="mep_204">
              <text:p text:style-name="P5"/>
            </text:section>
          </table:table-cell>
          <table:table-cell table:number-columns-spanned="2" office:value-type="string">
            <text:p text:style-name="P5"/>
          </table:table-cell>
          <table:covered-table-cell/>
        </table:table-row>
      </table:table>
      <table:table table:name="Table213" table:style-name="Table213">
        <table:table-column table:style-name="Table213.A"/>
        <table:table-column table:style-name="Table213.B"/>
        <table:table-column table:style-name="Table213.C"/>
        <table:table-row>
          <table:table-cell table:style-name="Table213.A1" office:value-type="string">
            <text:section text:style-name="Sect1" text:name="Section205">
              <text:p text:style-name="P5"><text:bookmark text:name="mep_204"/></text:p>
            </text:section>
          </table:table-cell>
          <table:table-cell table:style-name="Table213.A1" office:value-type="string">
            <text:p text:style-name="Table_20_Contents"><text:span text:style-name="Emphasis">They have some questions </text:span><text:span text:style-name="Emphasis"><text:span text:style-name="Strong_20_Emphasis">because of</text:span></text:span><text:span text:style-name="Emphasis"> our purchase of Sunset Computers.</text:span></text:p>
          </table:table-cell>
          <table:table-cell table:style-name="Table213.A1" office:value-type="string">
            <text:p text:style-name="Table_20_Contents">Eles tem algumas perguntas, devido a nossa compra da Sunset Computers.</text:p>
          </table:table-cell>
        </table:table-row>
        <table:table-row>
          <table:table-cell table:style-name="Table213.A1" office:value-type="string">
            <text:p text:style-name="Table_20_Contents"> </text:p>
          </table:table-cell>
          <table:table-cell table:style-name="Table213.A1" office:value-type="string">
            <text:p text:style-name="Table_20_Contents"> </text:p>
          </table:table-cell>
          <table:table-cell table:style-name="Table213.A1" office:value-type="string">
            <text:p text:style-name="Table_20_Contents"> </text:p>
          </table:table-cell>
        </table:table-row>
        <table:table-row>
          <table:table-cell table:style-name="Table213.A1" office:value-type="string">
            <text:p text:style-name="Table_20_Contents"> </text:p>
          </table:table-cell>
          <table:table-cell table:style-name="Table213.A1" office:value-type="string">
            <text:p text:style-name="Table_20_Contents"> </text:p>
          </table:table-cell>
          <table:table-cell table:style-name="Table213.A1" office:value-type="string">
            <text:p text:style-name="Table_20_Contents"> </text:p>
          </table:table-cell>
        </table:table-row>
        <table:table-row>
          <table:table-cell table:style-name="Table213.A1" office:value-type="string">
            <text:section text:style-name="Sect1" text:name="mep_205">
              <text:p text:style-name="P5"/>
            </text:section>
          </table:table-cell>
          <table:table-cell table:number-columns-spanned="2" office:value-type="string">
            <text:p text:style-name="P5"/>
          </table:table-cell>
          <table:covered-table-cell/>
        </table:table-row>
      </table:table>
      <table:table table:name="Table214" table:style-name="Table214">
        <table:table-column table:style-name="Table214.A"/>
        <table:table-column table:style-name="Table214.B"/>
        <table:table-column table:style-name="Table214.C"/>
        <table:table-row>
          <table:table-cell table:style-name="Table214.A1" office:value-type="string">
            <text:section text:style-name="Sect1" text:name="Section206">
              <text:p text:style-name="P5"><text:bookmark text:name="mep_205"/></text:p>
            </text:section>
          </table:table-cell>
          <table:table-cell table:style-name="Table214.A1" office:value-type="string">
            <text:p text:style-name="Table_20_Contents"><text:span text:style-name="Emphasis"><text:span text:style-name="Strong_20_Emphasis">Due to</text:span></text:span><text:span text:style-name="Emphasis"> the purchase of Sunset Computers, our market share has increased.</text:span></text:p>
          </table:table-cell>
          <table:table-cell table:style-name="Table214.A1" office:value-type="string">
            <text:p text:style-name="Table_20_Contents">Devido a nossa compra da Sunset Computers, nossa participação no mercado aumentou.</text:p>
          </table:table-cell>
        </table:table-row>
        <text:soft-page-break/>
        <table:table-row>
          <table:table-cell table:style-name="Table214.A1" office:value-type="string">
            <text:section text:style-name="Sect1" text:name="mep_206">
              <text:p text:style-name="P5"/>
            </text:section>
          </table:table-cell>
          <table:table-cell table:number-columns-spanned="2" office:value-type="string">
            <text:p text:style-name="P5"/>
          </table:table-cell>
          <table:covered-table-cell/>
        </table:table-row>
      </table:table>
      <table:table table:name="Table215" table:style-name="Table215">
        <table:table-column table:style-name="Table215.A"/>
        <table:table-column table:style-name="Table215.B"/>
        <table:table-column table:style-name="Table215.C"/>
        <table:table-row>
          <table:table-cell table:style-name="Table215.A1" office:value-type="string">
            <text:section text:style-name="Sect1" text:name="Section207">
              <text:p text:style-name="P5"><text:bookmark text:name="mep_206"/></text:p>
            </text:section>
          </table:table-cell>
          <table:table-cell table:style-name="Table215.A1" office:value-type="string">
            <text:p text:style-name="Table_20_Contents"><text:span text:style-name="Emphasis">Our market share has increased </text:span><text:span text:style-name="Emphasis"><text:span text:style-name="Strong_20_Emphasis">due to</text:span></text:span><text:span text:style-name="Emphasis"> the purchase of Sunset Computers.</text:span></text:p>
          </table:table-cell>
          <table:table-cell table:style-name="Table215.A1" office:value-type="string">
            <text:p text:style-name="Table_20_Contents">Nossa participação no mercado aumentou, devido a compra da Sunset Computers.</text:p>
          </table:table-cell>
        </table:table-row>
      </table:table>
      <text:p text:style-name="Text_20_body"> </text:p>
      <text:p text:style-name="Text_20_body"/>
      <table:table table:name="Table216" table:style-name="Table216">
        <table:table-column table:style-name="Table216.A"/>
        <table:table-column table:style-name="Table216.B"/>
        <table:table-row>
          <table:table-cell table:style-name="Table216.A1" table:number-columns-spanned="2" office:value-type="string">
            <text:p text:style-name="Table_20_Contents">Use <text:span text:style-name="Strong_20_Emphasis">as a result</text:span> e <text:span text:style-name="Strong_20_Emphasis">consequently</text:span> para descrever um efeito. Essas expressões vem em uma frase após uma que, anteriormente, descreveu uma causa. Perceba que as expressões são seguidas por um vírgula.<text:line-break/> </text:p>
          </table:table-cell>
          <table:covered-table-cell/>
        </table:table-row>
        <table:table-row>
          <table:table-cell table:style-name="Table216.A1" office:value-type="string">
            <text:section text:style-name="Sect1" text:name="mep_207">
              <text:p text:style-name="P5"/>
            </text:section>
          </table:table-cell>
          <table:table-cell office:value-type="string">
            <text:p text:style-name="P5"/>
          </table:table-cell>
        </table:table-row>
      </table:table>
      <table:table table:name="Table217" table:style-name="Table217">
        <table:table-column table:style-name="Table217.A"/>
        <table:table-column table:style-name="Table217.B"/>
        <table:table-column table:style-name="Table217.C"/>
        <table:table-row>
          <table:table-cell table:style-name="Table217.A1" office:value-type="string">
            <text:section text:style-name="Sect1" text:name="Section208">
              <text:p text:style-name="P5"><text:bookmark text:name="mep_207"/></text:p>
            </text:section>
          </table:table-cell>
          <table:table-cell table:style-name="Table217.A1" office:value-type="string">
            <text:p text:style-name="Table_20_Contents"><text:span text:style-name="Emphasis">Sales in Europe have decreased slightly. </text:span><text:span text:style-name="Emphasis"><text:span text:style-name="Strong_20_Emphasis">As a result</text:span></text:span><text:span text:style-name="Emphasis">, revenue there fell by 8%.</text:span></text:p>
          </table:table-cell>
          <table:table-cell table:style-name="Table217.A1" office:value-type="string">
            <text:p text:style-name="Table_20_Contents">As vendas na Europa caíram ligeiramente. Por conta disso, a receita de lá caiu em 8%.</text:p>
          </table:table-cell>
        </table:table-row>
        <table:table-row>
          <table:table-cell table:style-name="Table217.A1" office:value-type="string">
            <text:section text:style-name="Sect1" text:name="mep_208">
              <text:p text:style-name="P5"/>
            </text:section>
          </table:table-cell>
          <table:table-cell table:number-columns-spanned="2" office:value-type="string">
            <text:p text:style-name="P5"/>
          </table:table-cell>
          <table:covered-table-cell/>
        </table:table-row>
      </table:table>
      <table:table table:name="Table218" table:style-name="Table218">
        <table:table-column table:style-name="Table218.A"/>
        <table:table-column table:style-name="Table218.B"/>
        <table:table-column table:style-name="Table218.C"/>
        <table:table-row>
          <table:table-cell table:style-name="Table218.A1" office:value-type="string">
            <text:section text:style-name="Sect1" text:name="Section209">
              <text:p text:style-name="P5"><text:bookmark text:name="mep_208"/></text:p>
            </text:section>
          </table:table-cell>
          <table:table-cell table:style-name="Table218.A1" office:value-type="string">
            <text:p text:style-name="Table_20_Contents"><text:span text:style-name="Emphasis">Our costs have risen. </text:span><text:span text:style-name="Emphasis"><text:span text:style-name="Strong_20_Emphasis">Consequently</text:span></text:span><text:span text:style-name="Emphasis">, our profits are going to decrease slightly.</text:span></text:p>
          </table:table-cell>
          <table:table-cell table:style-name="Table218.A1" office:value-type="string">
            <text:p text:style-name="Table_20_Contents">Nossos custos aumentaram. Consequentemente, nossos lucros vão diminuir ligeiramente.</text:p>
          </table:table-cell>
        </table:table-row>
        <table:table-row>
          <table:table-cell table:style-name="Table218.A1" office:value-type="string">
            <text:p text:style-name="Table_20_Contents"> </text:p>
          </table:table-cell>
          <table:table-cell table:style-name="Table218.A1" table:number-columns-spanned="2" office:value-type="string">
            <text:p text:style-name="Table_20_Contents"> </text:p>
          </table:table-cell>
          <table:covered-table-cell/>
        </table:table-row>
      </table:table>
      <text:p text:style-name="Text_20_body"> </text:p>
      <text:p text:style-name="Text_20_body">We have a lot of strong competition. Because of this, our market share is decreasing. Consequently , our revenue and profits are down. This cannot continue. We have to find a way to increase sales. So, due to the importance of the region, we are opening three new sales offices in China. As a result , we expect profits to improve next year.</text:p>
      <text:p text:style-name="Text_20_body"/>
      <text:p text:style-name="Standard">Because of strong competition, profits are down.</text:p>
      <text:p text:style-name="Standard">Pela competição forte, os lucros estão diminuindo.</text:p>
      <text:p text:style-name="Standard">Profits are down because of strong competition.</text:p>
      <text:p text:style-name="Standard">Os lucros estão diminuindo, devido a forte competição.</text:p>
      <text:p text:style-name="Standard">Due to rising prices, expenses are up.</text:p>
      <text:p text:style-name="Standard">Devido ao aumento dos preços, as despesas estão em alta.</text:p>
      <text:p text:style-name="Standard">Expenses are up due to rising prices.</text:p>
      <text:p text:style-name="Standard">As despesas estão altas, devido ao aumento dos preços.</text:p>
      <text:p text:style-name="Standard">Sales are down. Consequently, there are layoffs.</text:p>
      <text:p text:style-name="Standard">As vendas estão baixas. Consequentemente, ocorre redução pessoal.</text:p>
      <text:p text:style-name="Standard">Sales are up. As a result, profits are also up.</text:p>
      <text:p text:style-name="Standard">As vendas estão em alta. Por conta disso, os lucros também aumentaram.</text:p>
      <text:p text:style-name="Standard"><text:soft-page-break/><text:span text:style-name="Strong_20_Emphasis">Falando sobre aumentos e reduções</text:span></text:p>
      <text:p text:style-name="Standard"> </text:p>
      <table:table table:name="Table219" table:style-name="Table219">
        <table:table-column table:style-name="Table219.A" table:number-columns-repeated="2"/>
        <table:table-row>
          <table:table-cell table:style-name="Table219.A1" table:number-columns-spanned="2" office:value-type="string">
            <text:p text:style-name="Table_20_Contents">Use o present perfect para falar sobre mudanças que ocorreram durante um período de tempo até o presente. Use a preposição <text:span text:style-name="Strong_20_Emphasis">to</text:span> para expressar um resultado. Use a preposição <text:span text:style-name="Strong_20_Emphasis">by</text:span> para expressar uma quantia.<text:line-break/> </text:p>
          </table:table-cell>
          <table:covered-table-cell/>
        </table:table-row>
        <table:table-row>
          <table:table-cell table:style-name="Table219.A1" office:value-type="string">
            <text:section text:style-name="Sect1" text:name="mep_227">
              <text:p text:style-name="P5"/>
            </text:section>
          </table:table-cell>
          <table:table-cell office:value-type="string">
            <text:p text:style-name="P5"/>
          </table:table-cell>
        </table:table-row>
      </table:table>
      <table:table table:name="Table220" table:style-name="Table220">
        <table:table-column table:style-name="Table220.A"/>
        <table:table-column table:style-name="Table220.B"/>
        <table:table-column table:style-name="Table220.C"/>
        <table:table-row>
          <table:table-cell table:style-name="Table220.A1" office:value-type="string">
            <text:section text:style-name="Sect1" text:name="Section210">
              <text:p text:style-name="P5"><text:bookmark text:name="mep_227"/></text:p>
            </text:section>
          </table:table-cell>
          <table:table-cell table:style-name="Table220.A1" office:value-type="string">
            <text:p text:style-name="Table_20_Contents"><text:span text:style-name="Emphasis">Our market share </text:span><text:span text:style-name="Emphasis"><text:span text:style-name="Strong_20_Emphasis">has increased to</text:span></text:span><text:span text:style-name="Emphasis"> 23 percent.</text:span></text:p>
          </table:table-cell>
          <table:table-cell table:style-name="Table220.A1" office:value-type="string">
            <text:p text:style-name="Table_20_Contents">Nossa participação no mercado aumentou em 23%.</text:p>
          </table:table-cell>
        </table:table-row>
        <table:table-row>
          <table:table-cell table:style-name="Table220.A1" office:value-type="string">
            <text:section text:style-name="Sect1" text:name="mep_228">
              <text:p text:style-name="P5"/>
            </text:section>
          </table:table-cell>
          <table:table-cell table:number-columns-spanned="2" office:value-type="string">
            <text:p text:style-name="P5"/>
          </table:table-cell>
          <table:covered-table-cell/>
        </table:table-row>
      </table:table>
      <table:table table:name="Table221" table:style-name="Table221">
        <table:table-column table:style-name="Table221.A"/>
        <table:table-column table:style-name="Table221.B"/>
        <table:table-column table:style-name="Table221.C"/>
        <table:table-row>
          <table:table-cell table:style-name="Table221.A1" office:value-type="string">
            <text:section text:style-name="Sect1" text:name="Section211">
              <text:p text:style-name="P5"><text:bookmark text:name="mep_228"/></text:p>
            </text:section>
          </table:table-cell>
          <table:table-cell table:style-name="Table221.A1" office:value-type="string">
            <text:p text:style-name="Table_20_Contents"><text:span text:style-name="Emphasis">Profits </text:span><text:span text:style-name="Emphasis"><text:span text:style-name="Strong_20_Emphasis">have decreased by</text:span></text:span><text:span text:style-name="Emphasis"> 15 percent.</text:span></text:p>
          </table:table-cell>
          <table:table-cell table:style-name="Table221.A1" office:value-type="string">
            <text:p text:style-name="Table_20_Contents">Os lucros caíram em 15%</text:p>
          </table:table-cell>
        </table:table-row>
        <table:table-row>
          <table:table-cell table:style-name="Table221.A1" table:number-columns-spanned="3" office:value-type="string">
            <text:p text:style-name="Table_20_Contents"><text:line-break/>Se não houve nenhuma mudança, você pode usar o adjetivo <text:span text:style-name="Strong_20_Emphasis">flat</text:span>.<text:line-break/> </text:p>
          </table:table-cell>
          <table:covered-table-cell/>
          <table:covered-table-cell/>
        </table:table-row>
        <table:table-row>
          <table:table-cell table:style-name="Table221.A1" office:value-type="string">
            <text:section text:style-name="Sect1" text:name="mep_229">
              <text:p text:style-name="P5"/>
            </text:section>
          </table:table-cell>
          <table:table-cell table:number-columns-spanned="2" office:value-type="string">
            <text:p text:style-name="P5"/>
          </table:table-cell>
          <table:covered-table-cell/>
        </table:table-row>
      </table:table>
      <table:table table:name="Table222" table:style-name="Table222">
        <table:table-column table:style-name="Table222.A"/>
        <table:table-column table:style-name="Table222.B"/>
        <table:table-column table:style-name="Table222.C"/>
        <table:table-row>
          <table:table-cell table:style-name="Table222.A1" office:value-type="string">
            <text:section text:style-name="Sect1" text:name="Section212">
              <text:p text:style-name="P5"><text:bookmark text:name="mep_229"/></text:p>
            </text:section>
          </table:table-cell>
          <table:table-cell table:style-name="Table222.A1" office:value-type="string">
            <text:p text:style-name="Table_20_Contents"><text:span text:style-name="Emphasis">Sales </text:span><text:span text:style-name="Emphasis"><text:span text:style-name="Strong_20_Emphasis">have been flat</text:span></text:span><text:span text:style-name="Emphasis">.</text:span></text:p>
          </table:table-cell>
          <table:table-cell table:style-name="Table222.A1" office:value-type="string">
            <text:p text:style-name="Table_20_Contents">As vendas estão estáveis.</text:p>
          </table:table-cell>
        </table:table-row>
        <table:table-row>
          <table:table-cell table:style-name="Table222.A1" table:number-columns-spanned="3" office:value-type="string">
            <text:p text:style-name="Table_20_Contents"><text:line-break/>Use o past simple para falar sobre resultados ou quantidades de um período de tempo anterior.<text:line-break/> </text:p>
          </table:table-cell>
          <table:covered-table-cell/>
          <table:covered-table-cell/>
        </table:table-row>
        <table:table-row>
          <table:table-cell table:style-name="Table222.A1" office:value-type="string">
            <text:section text:style-name="Sect1" text:name="mep_230">
              <text:p text:style-name="P5"/>
            </text:section>
          </table:table-cell>
          <table:table-cell table:number-columns-spanned="2" office:value-type="string">
            <text:p text:style-name="P5"/>
          </table:table-cell>
          <table:covered-table-cell/>
        </table:table-row>
      </table:table>
      <table:table table:name="Table223" table:style-name="Table223">
        <table:table-column table:style-name="Table223.A"/>
        <table:table-column table:style-name="Table223.B"/>
        <table:table-column table:style-name="Table223.C"/>
        <table:table-row>
          <table:table-cell table:style-name="Table223.A1" office:value-type="string">
            <text:section text:style-name="Sect1" text:name="Section213">
              <text:p text:style-name="P5"><text:bookmark text:name="mep_230"/></text:p>
            </text:section>
          </table:table-cell>
          <table:table-cell table:style-name="Table223.A1" office:value-type="string">
            <text:p text:style-name="Table_20_Contents"><text:span text:style-name="Emphasis">Revenue </text:span><text:span text:style-name="Emphasis"><text:span text:style-name="Strong_20_Emphasis">fell by</text:span></text:span><text:span text:style-name="Emphasis"> 8% last year.</text:span></text:p>
          </table:table-cell>
          <table:table-cell table:style-name="Table223.A1" office:value-type="string">
            <text:p text:style-name="Table_20_Contents">A receita caiu em 8% no ano passado.</text:p>
          </table:table-cell>
        </table:table-row>
        <table:table-row>
          <table:table-cell table:style-name="Table223.A1" office:value-type="string">
            <text:section text:style-name="Sect1" text:name="mep_231">
              <text:p text:style-name="P5"/>
            </text:section>
          </table:table-cell>
          <table:table-cell table:number-columns-spanned="2" office:value-type="string">
            <text:p text:style-name="P5"/>
          </table:table-cell>
          <table:covered-table-cell/>
        </table:table-row>
      </table:table>
      <table:table table:name="Table224" table:style-name="Table224">
        <table:table-column table:style-name="Table224.A"/>
        <table:table-column table:style-name="Table224.B"/>
        <table:table-column table:style-name="Table224.C"/>
        <table:table-row>
          <table:table-cell table:style-name="Table224.A1" office:value-type="string">
            <text:section text:style-name="Sect1" text:name="Section214">
              <text:p text:style-name="P5"><text:bookmark text:name="mep_231"/></text:p>
            </text:section>
          </table:table-cell>
          <table:table-cell table:style-name="Table224.A1" office:value-type="string">
            <text:p text:style-name="Table_20_Contents"><text:span text:style-name="Emphasis">Our market share </text:span><text:span text:style-name="Emphasis"><text:span text:style-name="Strong_20_Emphasis">rose to</text:span></text:span><text:span text:style-name="Emphasis"> 35% last quarter.</text:span></text:p>
          </table:table-cell>
          <table:table-cell table:style-name="Table224.A1" office:value-type="string">
            <text:p text:style-name="Table_20_Contents">Nossa participação no mercado aumentou em 35% no último trimestre.</text:p>
          </table:table-cell>
        </table:table-row>
      </table:table>
      <text:p text:style-name="Text_20_body"/>
      <table:table table:name="Table225" table:style-name="Table225">
        <table:table-column table:style-name="Table225.A"/>
        <table:table-column table:style-name="Table225.B"/>
        <table:table-row>
          <table:table-cell table:style-name="Table225.A1" table:number-columns-spanned="2" office:value-type="string">
            <text:p text:style-name="Table_20_Contents">Use advérbios como <text:span text:style-name="Strong_20_Emphasis">nearly</text:span>, <text:span text:style-name="Strong_20_Emphasis">slightly</text:span> e <text:span text:style-name="Strong_20_Emphasis">significantly</text:span> para dar informações menos precisas.<text:line-break/> </text:p>
          </table:table-cell>
          <table:covered-table-cell/>
        </table:table-row>
        <table:table-row>
          <table:table-cell table:style-name="Table225.A1" office:value-type="string">
            <text:section text:style-name="Sect1" text:name="mep_232">
              <text:p text:style-name="P5"/>
            </text:section>
          </table:table-cell>
          <table:table-cell office:value-type="string">
            <text:p text:style-name="P5"/>
          </table:table-cell>
        </table:table-row>
      </table:table>
      <table:table table:name="Table226" table:style-name="Table226">
        <table:table-column table:style-name="Table226.A"/>
        <table:table-column table:style-name="Table226.B"/>
        <table:table-column table:style-name="Table226.C"/>
        <table:table-row>
          <table:table-cell table:style-name="Table226.A1" office:value-type="string">
            <text:section text:style-name="Sect1" text:name="Section215">
              <text:p text:style-name="P5"><text:bookmark text:name="mep_232"/></text:p>
            </text:section>
          </table:table-cell>
          <table:table-cell table:style-name="Table226.A1" office:value-type="string">
            <text:p text:style-name="Table_20_Contents"><text:span text:style-name="Emphasis">Prices rose by </text:span><text:span text:style-name="Emphasis"><text:span text:style-name="Strong_20_Emphasis">nearly</text:span></text:span><text:span text:style-name="Emphasis"> 20%.</text:span></text:p>
          </table:table-cell>
          <table:table-cell table:style-name="Table226.A1" office:value-type="string">
            <text:p text:style-name="Table_20_Contents">Os preços subiram em mais ou menos 20%.</text:p>
          </table:table-cell>
        </table:table-row>
        <table:table-row>
          <table:table-cell table:style-name="Table226.A1" office:value-type="string">
            <text:section text:style-name="Sect1" text:name="mep_233">
              <text:p text:style-name="P5"/>
            </text:section>
          </table:table-cell>
          <table:table-cell table:number-columns-spanned="2" office:value-type="string">
            <text:p text:style-name="P5"/>
          </table:table-cell>
          <table:covered-table-cell/>
        </table:table-row>
      </table:table>
      <table:table table:name="Table227" table:style-name="Table227">
        <table:table-column table:style-name="Table227.A"/>
        <table:table-column table:style-name="Table227.B"/>
        <table:table-column table:style-name="Table227.C"/>
        <table:table-row>
          <table:table-cell table:style-name="Table227.A1" office:value-type="string">
            <text:section text:style-name="Sect1" text:name="Section216">
              <text:p text:style-name="P5"><text:bookmark text:name="mep_233"/></text:p>
            </text:section>
          </table:table-cell>
          <table:table-cell table:style-name="Table227.A1" office:value-type="string">
            <text:p text:style-name="Table_20_Contents"><text:span text:style-name="Emphasis">Sales have decreased </text:span><text:span text:style-name="Emphasis"><text:span text:style-name="Strong_20_Emphasis">slightly</text:span></text:span><text:span text:style-name="Emphasis">.</text:span></text:p>
          </table:table-cell>
          <table:table-cell table:style-name="Table227.A1" office:value-type="string">
            <text:p text:style-name="Table_20_Contents">As vendas diminuíram ligeiramente.</text:p>
          </table:table-cell>
        </table:table-row>
        <table:table-row>
          <table:table-cell table:style-name="Table227.A1" office:value-type="string">
            <text:section text:style-name="Sect1" text:name="mep_234">
              <text:p text:style-name="P5"/>
            </text:section>
          </table:table-cell>
          <table:table-cell table:number-columns-spanned="2" office:value-type="string">
            <text:p text:style-name="P5"/>
          </table:table-cell>
          <table:covered-table-cell/>
        </table:table-row>
      </table:table>
      <table:table table:name="Table228" table:style-name="Table228">
        <table:table-column table:style-name="Table228.A"/>
        <table:table-column table:style-name="Table228.B"/>
        <table:table-column table:style-name="Table228.C"/>
        <table:table-row>
          <table:table-cell table:style-name="Table228.A1" office:value-type="string">
            <text:section text:style-name="Sect1" text:name="Section217">
              <text:p text:style-name="P5"><text:bookmark text:name="mep_234"/></text:p>
            </text:section>
          </table:table-cell>
          <table:table-cell table:style-name="Table228.A1" office:value-type="string">
            <text:p text:style-name="Table_20_Contents"><text:span text:style-name="Emphasis">Revenue has increased </text:span><text:span text:style-name="Emphasis"><text:span text:style-name="Strong_20_Emphasis">significantly</text:span></text:span><text:span text:style-name="Emphasis">.</text:span></text:p>
          </table:table-cell>
          <table:table-cell table:style-name="Table228.A1" office:value-type="string">
            <text:p text:style-name="Table_20_Contents">A receita aumentou significativamente.</text:p>
          </table:table-cell>
        </table:table-row>
      </table:table>
      <text:p text:style-name="Text_20_body"/>
      <text:p text:style-name="Standard">The purpose of the meeting is to give you an update.</text:p>
      <text:p text:style-name="Standard">O objetivo da reunião é dar uma atualização para vocês.</text:p>
      <text:p text:style-name="Standard">Our market share has been flat.</text:p>
      <text:p text:style-name="Standard">Nossa participação no mercado está estável.</text:p>
      <text:p text:style-name="Standard">Our market share has decreased significantly.</text:p>
      <text:p text:style-name="Standard"><text:soft-page-break/>Nossa participação no mercado diminuiu significativamente.</text:p>
      <text:p text:style-name="Standard">Our profits have increased significantly.</text:p>
      <text:p text:style-name="Standard">Nossos lucros aumentaram significativamente.</text:p>
      <text:p text:style-name="Standard">Our revenues have increased slightly.</text:p>
      <text:p text:style-name="Standard">Nossa receita cresceu ligeiramente.</text:p>
      <text:p text:style-name="Standard">We have to find a way to increase sales.</text:p>
      <text:p text:style-name="Standard">Temos que descobrir uma maneira de aumentar as vendas.</text:p>
      <text:p text:style-name="Text_20_body"/>
      <text:p text:style-name="P4">He was hired as a developer six months ago, just before the hiring freeze . He's working on a database with his project manager to support new software . The software release is in six months. It's huge. They've already spent more than half a million dollars. The company's customers are very excited.</text:p>
      <text:p text:style-name="P4">We keep all the company information in a huge <text:span text:style-name="T1">release manager</text:span> database .<text:line-break/><text:line-break/>My project <text:span text:style-name="T1">release customers</text:span> manager does a great job for the team.<text:line-break/><text:line-break/>Do you know the date of the next <text:span text:style-name="T1">software</text:span> release <text:span text:style-name="T1">sales</text:span> ?<text:line-break/><text:line-break/>No computer can operate without<text:span text:style-name="T1"> release</text:span> software<text:span text:style-name="T1"> database</text:span> .<text:line-break/><text:line-break/>A smart company should listen to its <text:span text:style-name="T1">releases</text:span> customers<text:span text:style-name="T1"> profits</text:span> .<text:line-break/><text:line-break/>We'll need to hire six or seven new <text:span text:style-name="T1">databases</text:span> developers <text:span text:style-name="T1">delays</text:span> to complete the project.</text:p>
      <text:p text:style-name="Text_20_body"/>
      <text:p text:style-name="Standard">We keep all our information in a huge database.</text:p>
      <text:p text:style-name="Standard">Mantemos todas as nossas informações em um enorme banco de dados.</text:p>
      <text:p text:style-name="Standard">When is the company's next software release?</text:p>
      <text:p text:style-name="Standard">Quando é o lançamento do próximo software da empresa?</text:p>
      <text:p text:style-name="Standard">She works as a developer in a software company.</text:p>
      <text:p text:style-name="Standard">Ela trabalha como desenvolvedora em uma empresa de software.</text:p>
      <text:p text:style-name="Standard">He does a great job as project manager.</text:p>
      <text:p text:style-name="Standard"><text:soft-page-break/>Ele faz um ótimo trabalho como gerente de projetos.</text:p>
      <text:p text:style-name="Standard">Half a million dollars is a lot of money.</text:p>
      <text:p text:style-name="Standard">Meio milhão de dólares é bastante dinheiro.</text:p>
      <text:p text:style-name="Standard">We can save money with a hiring freeze.</text:p>
      <text:p text:style-name="Standard">Podemos economizar dinheiro com um congelamento nas contratações.</text:p>
      <text:p text:style-name="Text_20_body"/>
      <text:p text:style-name="Standard"><text:span text:style-name="Strong_20_Emphasis">Orações com 'think' e 'believe'</text:span></text:p>
      <text:p text:style-name="Standard"> </text:p>
      <table:table table:name="Table229" table:style-name="Table229">
        <table:table-column table:style-name="Table229.A"/>
        <table:table-column table:style-name="Table229.B"/>
        <table:table-row>
          <table:table-cell table:style-name="Table229.A1" table:number-columns-spanned="2" office:value-type="string">
            <text:p text:style-name="Table_20_Contents">Use os verbos <text:span text:style-name="Strong_20_Emphasis">think</text:span> e <text:span text:style-name="Strong_20_Emphasis">believe</text:span> para expressar uma opinião. Perceba que a opinião é expressada através do <text:span text:style-name="Strong_20_Emphasis">that</text:span> na oração que segue o verbo.</text:p>
          </table:table-cell>
          <table:covered-table-cell/>
        </table:table-row>
        <table:table-row>
          <table:table-cell table:style-name="Table229.A1" office:value-type="string">
            <text:section text:style-name="Sect1" text:name="Section218">
              <text:p text:style-name="P5"><text:bookmark text:name="mep_2661"/></text:p>
            </text:section>
          </table:table-cell>
          <table:table-cell office:value-type="string">
            <text:p text:style-name="P5"/>
          </table:table-cell>
        </table:table-row>
      </table:table>
      <table:table table:name="Table230" table:style-name="Table230">
        <table:table-column table:style-name="Table230.A"/>
        <table:table-column table:style-name="Table230.B"/>
        <table:table-column table:style-name="Table230.C"/>
        <table:table-row>
          <table:table-cell table:style-name="Table230.A1" office:value-type="string">
            <text:section text:style-name="Sect1" text:name="Section219">
              <text:p text:style-name="P5"><text:bookmark text:name="mep_2662"/></text:p>
            </text:section>
          </table:table-cell>
          <table:table-cell table:style-name="Table230.A1" office:value-type="string">
            <text:p text:style-name="Table_20_Contents"><text:span text:style-name="Emphasis">I </text:span><text:span text:style-name="Emphasis"><text:span text:style-name="Strong_20_Emphasis">think that</text:span></text:span><text:span text:style-name="Emphasis"> Joan did a good job.</text:span></text:p>
          </table:table-cell>
          <table:table-cell table:style-name="Table230.A1" office:value-type="string">
            <text:p text:style-name="Table_20_Contents">Eu acho que a Joan fez um bom trabalho.</text:p>
          </table:table-cell>
        </table:table-row>
        <table:table-row>
          <table:table-cell table:style-name="Table230.A1" office:value-type="string">
            <text:section text:style-name="Sect1" text:name="Section220">
              <text:p text:style-name="P5"><text:bookmark text:name="mep_2671"/></text:p>
            </text:section>
          </table:table-cell>
          <table:table-cell table:number-columns-spanned="2" office:value-type="string">
            <text:p text:style-name="P5"/>
          </table:table-cell>
          <table:covered-table-cell/>
        </table:table-row>
      </table:table>
      <table:table table:name="Table231" table:style-name="Table231">
        <table:table-column table:style-name="Table231.A"/>
        <table:table-column table:style-name="Table231.B"/>
        <table:table-column table:style-name="Table231.C"/>
        <table:table-row>
          <table:table-cell table:style-name="Table231.A1" office:value-type="string">
            <text:section text:style-name="Sect1" text:name="Section221">
              <text:p text:style-name="P5"><text:bookmark text:name="mep_2672"/></text:p>
            </text:section>
          </table:table-cell>
          <table:table-cell table:style-name="Table231.A1" office:value-type="string">
            <text:p text:style-name="Table_20_Contents"><text:span text:style-name="Emphasis">Simon </text:span><text:span text:style-name="Emphasis"><text:span text:style-name="Strong_20_Emphasis">believes that</text:span></text:span><text:span text:style-name="Emphasis"> we can save half a million dollars.</text:span></text:p>
          </table:table-cell>
          <table:table-cell table:style-name="Table231.A1" office:value-type="string">
            <text:p text:style-name="Table_20_Contents">Simon acredita que podemos economizar meio milhão de dólares.</text:p>
          </table:table-cell>
        </table:table-row>
        <table:table-row>
          <table:table-cell table:style-name="Table231.A1" table:number-columns-spanned="3" office:value-type="string">
            <text:p text:style-name="Table_20_Contents"><text:line-break/>A palavra <text:span text:style-name="Strong_20_Emphasis">that</text:span> pode ser omitida, sem alteração de sentido.</text:p>
          </table:table-cell>
          <table:covered-table-cell/>
          <table:covered-table-cell/>
        </table:table-row>
        <table:table-row>
          <table:table-cell table:style-name="Table231.A1" office:value-type="string">
            <text:section text:style-name="Sect1" text:name="Section222">
              <text:p text:style-name="P5"><text:bookmark text:name="mep_2681"/></text:p>
            </text:section>
          </table:table-cell>
          <table:table-cell table:number-columns-spanned="2" office:value-type="string">
            <text:p text:style-name="P5"/>
          </table:table-cell>
          <table:covered-table-cell/>
        </table:table-row>
      </table:table>
      <table:table table:name="Table232" table:style-name="Table232">
        <table:table-column table:style-name="Table232.A"/>
        <table:table-column table:style-name="Table232.B"/>
        <table:table-column table:style-name="Table232.C"/>
        <table:table-row>
          <table:table-cell table:style-name="Table232.A1" office:value-type="string">
            <text:section text:style-name="Sect1" text:name="Section223">
              <text:p text:style-name="P5"><text:bookmark text:name="mep_2682"/></text:p>
            </text:section>
          </table:table-cell>
          <table:table-cell table:style-name="Table232.A1" office:value-type="string">
            <text:p text:style-name="Table_20_Contents"><text:span text:style-name="Emphasis">I </text:span><text:span text:style-name="Emphasis"><text:span text:style-name="Strong_20_Emphasis">think</text:span></text:span><text:span text:style-name="Emphasis"> Joan did a good job.</text:span></text:p>
          </table:table-cell>
          <table:table-cell table:style-name="Table232.A1" office:value-type="string">
            <text:p text:style-name="Table_20_Contents">Eu acho que John fez um bom trabalho.</text:p>
          </table:table-cell>
        </table:table-row>
        <table:table-row>
          <table:table-cell table:style-name="Table232.A1" office:value-type="string">
            <text:section text:style-name="Sect1" text:name="Section224">
              <text:p text:style-name="P5"><text:bookmark text:name="mep_2691"/></text:p>
            </text:section>
          </table:table-cell>
          <table:table-cell table:number-columns-spanned="2" office:value-type="string">
            <text:p text:style-name="P5"/>
          </table:table-cell>
          <table:covered-table-cell/>
        </table:table-row>
      </table:table>
      <table:table table:name="Table233" table:style-name="Table233">
        <table:table-column table:style-name="Table233.A"/>
        <table:table-column table:style-name="Table233.B"/>
        <table:table-column table:style-name="Table233.C"/>
        <table:table-row>
          <table:table-cell table:style-name="Table233.A1" office:value-type="string">
            <text:section text:style-name="Sect1" text:name="Section225">
              <text:p text:style-name="P5"><text:bookmark text:name="mep_2692"/></text:p>
            </text:section>
          </table:table-cell>
          <table:table-cell table:style-name="Table233.A1" office:value-type="string">
            <text:p text:style-name="Table_20_Contents"><text:span text:style-name="Emphasis">Simon </text:span><text:span text:style-name="Emphasis"><text:span text:style-name="Strong_20_Emphasis">believes</text:span></text:span><text:span text:style-name="Emphasis"> we can save half a million dollars. </text:span></text:p>
          </table:table-cell>
          <table:table-cell table:style-name="Table233.A1" office:value-type="string">
            <text:p text:style-name="Table_20_Contents">Simon acredita que podemos economizar meio milhão de dólares.</text:p>
          </table:table-cell>
        </table:table-row>
        <table:table-row>
          <table:table-cell table:style-name="Table233.A1" table:number-columns-spanned="3" office:value-type="string">
            <text:p text:style-name="Table_20_Contents"><text:line-break/>Ao responder a uma yes-no question, substitua a <text:span text:style-name="Strong_20_Emphasis">that</text:span> oração com <text:span text:style-name="Strong_20_Emphasis">so</text:span>, para evitar a repetição da frase toda.</text:p>
          </table:table-cell>
          <table:covered-table-cell/>
          <table:covered-table-cell/>
        </table:table-row>
        <table:table-row>
          <table:table-cell table:style-name="Table233.A1" office:value-type="string">
            <text:section text:style-name="Sect1" text:name="mep_270">
              <text:p text:style-name="P5"/>
            </text:section>
          </table:table-cell>
          <table:table-cell table:number-columns-spanned="2" office:value-type="string">
            <text:p text:style-name="P5"/>
          </table:table-cell>
          <table:covered-table-cell/>
        </table:table-row>
      </table:table>
      <table:table table:name="Table234" table:style-name="Table234">
        <table:table-column table:style-name="Table234.A"/>
        <table:table-column table:style-name="Table234.B"/>
        <table:table-column table:style-name="Table234.C"/>
        <table:table-row>
          <table:table-cell table:style-name="Table234.A1" office:value-type="string">
            <text:section text:style-name="Sect1" text:name="Section226">
              <text:p text:style-name="P5"><text:bookmark text:name="mep_270"/></text:p>
            </text:section>
          </table:table-cell>
          <table:table-cell table:style-name="Table234.A1" office:value-type="string">
            <text:p text:style-name="P2">A: <text:span text:style-name="Emphasis">Do you </text:span><text:span text:style-name="Emphasis"><text:span text:style-name="Strong_20_Emphasis">think that</text:span></text:span><text:span text:style-name="Emphasis"> Joan did a good job?</text:span><text:line-break/><text:line-break/>B: <text:span text:style-name="Emphasis">Yes, I </text:span><text:span text:style-name="Emphasis"><text:span text:style-name="Strong_20_Emphasis">think so</text:span></text:span><text:span text:style-name="Emphasis">.</text:span><text:line-break/><text:line-break/>C: <text:span text:style-name="Emphasis">No, I </text:span><text:span text:style-name="Emphasis"><text:span text:style-name="Strong_20_Emphasis">don't think so</text:span></text:span><text:span text:style-name="Emphasis">.</text:span></text:p>
          </table:table-cell>
          <table:table-cell table:style-name="Table234.A1" office:value-type="string">
            <text:p text:style-name="Table_20_Contents">Você acha que a Joan fez um bom trabalho?<text:line-break/><text:line-break/>Sim, eu acho que sim.<text:line-break/><text:line-break/>Não, eu acho que não.</text:p>
          </table:table-cell>
        </table:table-row>
      </table:table>
      <text:p text:style-name="Text_20_body"/>
      <text:p text:style-name="Text_20_body">KAREN: So, John, what did you think of the meeting?<text:line-break/>JOHN: Well, I think that the company has some problems.<text:line-break/>KAREN: Because of the hiring freeze?<text:line-break/>JOHN: Yes, and I don't believe that the software project is going well.<text:line-break/>KAREN: Yeah, and the release is in two months. Do you think that we can do it?<text:line-break/><text:soft-page-break/>JOHN: I don't think so .<text:line-break/>KAREN: That's not good. Our customers are waiting.</text:p>
      <text:p text:style-name="Text_20_body"/>
      <text:p text:style-name="Standard"><text:span text:style-name="Strong_20_Emphasis">Como dar opiniões</text:span></text:p>
      <text:p text:style-name="Standard"> </text:p>
      <table:table table:name="Table235" table:style-name="Table235">
        <table:table-column table:style-name="Table235.A" table:number-columns-repeated="2"/>
        <table:table-row>
          <table:table-cell table:style-name="Table235.A1" table:number-columns-spanned="2" office:value-type="string">
            <text:p text:style-name="Table_20_Contents">Existem diversas maneiras de dar uma opinião. Por exemplo, você pode usar a expressão <text:span text:style-name="Strong_20_Emphasis">in my opinion</text:span> e <text:span text:style-name="Strong_20_Emphasis">it's my feeling (that)</text:span>.<text:line-break/> </text:p>
          </table:table-cell>
          <table:covered-table-cell/>
        </table:table-row>
        <table:table-row>
          <table:table-cell table:style-name="Table235.A1" office:value-type="string">
            <text:section text:style-name="Sect1" text:name="Section227">
              <text:p text:style-name="P5"><text:bookmark text:name="mep_31"/></text:p>
            </text:section>
          </table:table-cell>
          <table:table-cell office:value-type="string">
            <text:p text:style-name="P5"/>
          </table:table-cell>
        </table:table-row>
      </table:table>
      <table:table table:name="Table236" table:style-name="Table236">
        <table:table-column table:style-name="Table236.A"/>
        <table:table-column table:style-name="Table236.B"/>
        <table:table-column table:style-name="Table236.C"/>
        <table:table-row>
          <table:table-cell table:style-name="Table236.A1" office:value-type="string">
            <text:section text:style-name="Sect1" text:name="Section228">
              <text:p text:style-name="P5"><text:bookmark text:name="mep_32"/></text:p>
            </text:section>
          </table:table-cell>
          <table:table-cell table:style-name="Table236.A1" office:value-type="string">
            <text:p text:style-name="Table_20_Contents"><text:span text:style-name="Emphasis"><text:span text:style-name="Strong_20_Emphasis">In my opinion</text:span></text:span><text:span text:style-name="Emphasis">, we could delay the software release.</text:span></text:p>
          </table:table-cell>
          <table:table-cell table:style-name="Table236.A1" office:value-type="string">
            <text:p text:style-name="Table_20_Contents">Em minha opinião, nós poderíamos adiar o lançamento do software.</text:p>
          </table:table-cell>
        </table:table-row>
        <table:table-row>
          <table:table-cell table:style-name="Table236.A1" office:value-type="string">
            <text:section text:style-name="Sect1" text:name="Section229">
              <text:p text:style-name="P5"><text:bookmark text:name="mep_414"/></text:p>
            </text:section>
          </table:table-cell>
          <table:table-cell table:number-columns-spanned="2" office:value-type="string">
            <text:p text:style-name="P5"/>
          </table:table-cell>
          <table:covered-table-cell/>
        </table:table-row>
      </table:table>
      <table:table table:name="Table237" table:style-name="Table237">
        <table:table-column table:style-name="Table237.A"/>
        <table:table-column table:style-name="Table237.B"/>
        <table:table-column table:style-name="Table237.C"/>
        <table:table-row>
          <table:table-cell table:style-name="Table237.A1" office:value-type="string">
            <text:section text:style-name="Sect1" text:name="Section230">
              <text:p text:style-name="P5"><text:bookmark text:name="mep_415"/></text:p>
            </text:section>
          </table:table-cell>
          <table:table-cell table:style-name="Table237.A1" office:value-type="string">
            <text:p text:style-name="Table_20_Contents"><text:span text:style-name="Emphasis"><text:span text:style-name="Strong_20_Emphasis">It's his feeling that</text:span></text:span><text:span text:style-name="Emphasis"> we need to cut costs.</text:span></text:p>
          </table:table-cell>
          <table:table-cell table:style-name="Table237.A1" office:value-type="string">
            <text:p text:style-name="Table_20_Contents"><text:bookmark text:name="fck_dom_range_temp_1351218109750_479"/>A opinião dele é de que precisamos cortar os custos.</text:p>
          </table:table-cell>
        </table:table-row>
        <table:table-row>
          <table:table-cell table:style-name="Table237.A1" table:number-columns-spanned="3" office:value-type="string">
            <text:p text:style-name="Table_20_Contents"> </text:p>
          </table:table-cell>
          <table:covered-table-cell/>
          <table:covered-table-cell/>
        </table:table-row>
        <table:table-row>
          <table:table-cell table:style-name="Table237.A1" table:number-columns-spanned="3" office:value-type="string">
            <text:p text:style-name="Table_20_Contents">Você pode usar também <text:span text:style-name="Strong_20_Emphasis">I think</text:span> e <text:span text:style-name="Strong_20_Emphasis">I believe</text:span>. Lembre-se, <text:span text:style-name="Strong_20_Emphasis">that</text:span> é opcional nessas orações.<text:line-break/> </text:p>
          </table:table-cell>
          <table:covered-table-cell/>
          <table:covered-table-cell/>
        </table:table-row>
        <table:table-row>
          <table:table-cell table:style-name="Table237.A1" office:value-type="string">
            <text:section text:style-name="Sect1" text:name="Section231">
              <text:p text:style-name="P5"><text:bookmark text:name="mep_54"/></text:p>
            </text:section>
          </table:table-cell>
          <table:table-cell table:number-columns-spanned="2" office:value-type="string">
            <text:p text:style-name="P5"/>
          </table:table-cell>
          <table:covered-table-cell/>
        </table:table-row>
      </table:table>
      <table:table table:name="Table238" table:style-name="Table238">
        <table:table-column table:style-name="Table238.A"/>
        <table:table-column table:style-name="Table238.B"/>
        <table:table-column table:style-name="Table238.C"/>
        <table:table-row>
          <table:table-cell table:style-name="Table238.A1" office:value-type="string">
            <text:section text:style-name="Sect1" text:name="Section232">
              <text:p text:style-name="P5"><text:bookmark text:name="mep_55"/></text:p>
            </text:section>
          </table:table-cell>
          <table:table-cell table:style-name="Table238.A1" office:value-type="string">
            <text:p text:style-name="Table_20_Contents"><text:span text:style-name="Emphasis"><text:span text:style-name="Strong_20_Emphasis">I don't believe that</text:span></text:span><text:span text:style-name="Emphasis"> we should lay off staff.</text:span></text:p>
          </table:table-cell>
          <table:table-cell table:style-name="Table238.A1" office:value-type="string">
            <text:p text:style-name="Table_20_Contents">Eu não acho que deveríamos demitir pessoal.</text:p>
          </table:table-cell>
        </table:table-row>
        <table:table-row>
          <table:table-cell table:style-name="Table238.A1" office:value-type="string">
            <text:section text:style-name="Sect1" text:name="Section233">
              <text:p text:style-name="P5"><text:bookmark text:name="mep_63"/></text:p>
            </text:section>
          </table:table-cell>
          <table:table-cell table:number-columns-spanned="2" office:value-type="string">
            <text:p text:style-name="P5"/>
          </table:table-cell>
          <table:covered-table-cell/>
        </table:table-row>
      </table:table>
      <table:table table:name="Table239" table:style-name="Table239">
        <table:table-column table:style-name="Table239.A"/>
        <table:table-column table:style-name="Table239.B"/>
        <table:table-column table:style-name="Table239.C"/>
        <table:table-row>
          <table:table-cell table:style-name="Table239.A1" office:value-type="string">
            <text:section text:style-name="Sect1" text:name="Section234">
              <text:p text:style-name="P5"><text:bookmark text:name="mep_67"/></text:p>
            </text:section>
          </table:table-cell>
          <table:table-cell table:style-name="Table239.A1" office:value-type="string">
            <text:p text:style-name="Table_20_Contents"><text:span text:style-name="Emphasis">He </text:span><text:span text:style-name="Emphasis"><text:span text:style-name="Strong_20_Emphasis">thinks</text:span></text:span><text:span text:style-name="Emphasis"> a hiring freeze is better than layoffs.</text:span></text:p>
          </table:table-cell>
          <table:table-cell table:style-name="Table239.A1" office:value-type="string">
            <text:p text:style-name="Table_20_Contents">Ele acha que um congelamento nas contratações é melhor do que demissões.</text:p>
          </table:table-cell>
        </table:table-row>
      </table:table>
      <text:p text:style-name="Text_20_body"> </text:p>
      <text:p text:style-name="Text_20_body">SARAH: In my opinion , we need to cut costs.<text:line-break/>PAUL: Yes, but how?<text:line-break/>SARAH: Well, I think that we could save half a million dollars with layoffs.<text:line-break/>PAUL: No, I don't believe that's the best idea. It would hurt employee morale.<text:line-break/>SARAH: So, what's your idea?<text:line-break/>PAUL: It's my feeling that a hiring freeze is the best way.<text:line-break/>SARAH: Well, maybe, but it will take longer to save money.</text:p>
      <text:p text:style-name="Standard">I don't believe layoffs are the best idea.</text:p>
      <text:p text:style-name="Standard">Eu não acho que reduzir pessoal seja a melhor ideia.</text:p>
      <text:p text:style-name="Standard">He doesn't think that layoffs are the best idea.</text:p>
      <text:p text:style-name="Standard">Ele não acha que redução de pessoal seja a melhor ideia.</text:p>
      <text:p text:style-name="Standard"><text:soft-page-break/>In my opinion, we need to delay the release.</text:p>
      <text:p text:style-name="Standard">Em minha opinião, precisamos adiar o lançamento.</text:p>
      <text:p text:style-name="Standard">Her feeling is that we need to delay the release.</text:p>
      <text:p text:style-name="Standard">Ela sente que precisamos adiar o lançamento.</text:p>
      <text:p text:style-name="Standard">I think that we could save half a million dollars.</text:p>
      <text:p text:style-name="Standard">Eu acho que poderíamos economizar meio milhão de dólares.</text:p>
      <text:p text:style-name="Standard">No, I don't think we could save that much.</text:p>
      <text:p text:style-name="Standard">Não, eu não acho que poderíamos economizar tanto.</text:p>
      <text:p text:style-name="Text_20_body"/>
      <text:p text:style-name="Standard"><text:span text:style-name="Strong_20_Emphasis">Como pedir por repetição, esclarecimento e confirmação</text:span></text:p>
      <text:p text:style-name="Standard"> </text:p>
      <table:table table:name="Table240" table:style-name="Table240">
        <table:table-column table:style-name="Table240.A"/>
        <table:table-column table:style-name="Table240.B"/>
        <table:table-row>
          <table:table-cell table:style-name="Table240.A1" table:number-columns-spanned="2" office:value-type="string">
            <text:p text:style-name="Table_20_Contents">Há momentos em que, quando você estiver tendo uma discussão e dando opiniões, seja necessário pedir para repetir, esclarecer ou confirmar.<text:line-break/> </text:p>
          </table:table-cell>
          <table:covered-table-cell/>
        </table:table-row>
        <table:table-row>
          <table:table-cell table:style-name="Table240.A1" table:number-columns-spanned="2" office:value-type="string">
            <text:p text:style-name="Table_20_Contents"><text:span text:style-name="Strong_20_Emphasis">Pedindo uma repetição</text:span><text:line-break/> </text:p>
          </table:table-cell>
          <table:covered-table-cell/>
        </table:table-row>
        <table:table-row>
          <table:table-cell table:style-name="Table240.A1" office:value-type="string">
            <text:section text:style-name="Sect1" text:name="Section235">
              <text:p text:style-name="P5"><text:bookmark text:name="mep_147"/></text:p>
            </text:section>
          </table:table-cell>
          <table:table-cell office:value-type="string">
            <text:p text:style-name="P5"/>
          </table:table-cell>
        </table:table-row>
      </table:table>
      <table:table table:name="Table241" table:style-name="Table241">
        <table:table-column table:style-name="Table241.A"/>
        <table:table-column table:style-name="Table241.B"/>
        <table:table-column table:style-name="Table241.C"/>
        <table:table-row>
          <table:table-cell table:style-name="Table241.A1" office:value-type="string">
            <text:section text:style-name="Sect1" text:name="Section236">
              <text:p text:style-name="P5"><text:bookmark text:name="mep_148"/></text:p>
            </text:section>
          </table:table-cell>
          <table:table-cell table:style-name="Table241.A1" office:value-type="string">
            <text:p text:style-name="Table_20_Contents"><text:span text:style-name="Emphasis">I'm sorry, </text:span><text:span text:style-name="Emphasis"><text:span text:style-name="Strong_20_Emphasis">could you repeat that</text:span></text:span><text:span text:style-name="Emphasis">?</text:span></text:p>
          </table:table-cell>
          <table:table-cell table:style-name="Table241.A1" office:value-type="string">
            <text:p text:style-name="Table_20_Contents">Desculpe, você poderia repetir isso?</text:p>
          </table:table-cell>
        </table:table-row>
        <table:table-row>
          <table:table-cell table:style-name="Table241.A1" office:value-type="string">
            <text:section text:style-name="Sect1" text:name="Section237">
              <text:p text:style-name="P5"><text:bookmark text:name="mep_153"/></text:p>
            </text:section>
          </table:table-cell>
          <table:table-cell table:number-columns-spanned="2" office:value-type="string">
            <text:p text:style-name="P5"/>
          </table:table-cell>
          <table:covered-table-cell/>
        </table:table-row>
      </table:table>
      <table:table table:name="Table242" table:style-name="Table242">
        <table:table-column table:style-name="Table242.A"/>
        <table:table-column table:style-name="Table242.B"/>
        <table:table-column table:style-name="Table242.C"/>
        <table:table-row>
          <table:table-cell table:style-name="Table242.A1" office:value-type="string">
            <text:section text:style-name="Sect1" text:name="Section238">
              <text:p text:style-name="P5"><text:bookmark text:name="mep_154"/></text:p>
            </text:section>
          </table:table-cell>
          <table:table-cell table:style-name="Table242.A1" office:value-type="string">
            <text:p text:style-name="Table_20_Contents"><text:span text:style-name="Emphasis">I'm sorry, but </text:span><text:span text:style-name="Emphasis"><text:span text:style-name="Strong_20_Emphasis">I didn't catch that</text:span></text:span><text:span text:style-name="Emphasis">.</text:span></text:p>
          </table:table-cell>
          <table:table-cell table:style-name="Table242.A1" office:value-type="string">
            <text:p text:style-name="Table_20_Contents">Desculpe, mas eu não entendi isso.</text:p>
          </table:table-cell>
        </table:table-row>
        <table:table-row>
          <table:table-cell table:style-name="Table242.A1" office:value-type="string">
            <text:section text:style-name="Sect1" text:name="Section239">
              <text:p text:style-name="P5"><text:bookmark text:name="mep_163"/></text:p>
            </text:section>
          </table:table-cell>
          <table:table-cell table:number-columns-spanned="2" office:value-type="string">
            <text:p text:style-name="P5"/>
          </table:table-cell>
          <table:covered-table-cell/>
        </table:table-row>
      </table:table>
      <table:table table:name="Table243" table:style-name="Table243">
        <table:table-column table:style-name="Table243.A"/>
        <table:table-column table:style-name="Table243.B"/>
        <table:table-column table:style-name="Table243.C"/>
        <table:table-row>
          <table:table-cell table:style-name="Table243.A1" office:value-type="string">
            <text:section text:style-name="Sect1" text:name="Section240">
              <text:p text:style-name="P5"><text:bookmark text:name="mep_164"/></text:p>
            </text:section>
          </table:table-cell>
          <table:table-cell table:style-name="Table243.A1" office:value-type="string">
            <text:p text:style-name="Table_20_Contents"><text:span text:style-name="Emphasis">I'm sorry, </text:span><text:span text:style-name="Emphasis"><text:span text:style-name="Strong_20_Emphasis">would you mind repeating that</text:span></text:span><text:span text:style-name="Emphasis">?</text:span></text:p>
          </table:table-cell>
          <table:table-cell table:style-name="Table243.A1" office:value-type="string">
            <text:p text:style-name="Table_20_Contents">Desculpe, você se importaria em repetir isso?</text:p>
          </table:table-cell>
        </table:table-row>
        <table:table-row>
          <table:table-cell table:style-name="Table243.A1" office:value-type="string">
            <text:p text:style-name="Table_20_Contents"> </text:p>
          </table:table-cell>
          <table:table-cell table:style-name="Table243.A1" office:value-type="string">
            <text:p text:style-name="Table_20_Contents"> </text:p>
          </table:table-cell>
          <table:table-cell table:style-name="Table243.A1" office:value-type="string">
            <text:p text:style-name="Table_20_Contents"> </text:p>
          </table:table-cell>
        </table:table-row>
        <table:table-row>
          <table:table-cell table:style-name="Table243.A1" table:number-columns-spanned="3" office:value-type="string">
            <text:p text:style-name="Table_20_Contents"><text:span text:style-name="Strong_20_Emphasis">Pedindo por esclarecimento</text:span><text:line-break/> </text:p>
          </table:table-cell>
          <table:covered-table-cell/>
          <table:covered-table-cell/>
        </table:table-row>
        <table:table-row>
          <table:table-cell table:style-name="Table243.A1" office:value-type="string">
            <text:section text:style-name="Sect1" text:name="Section241">
              <text:p text:style-name="P5"><text:bookmark text:name="mep_173"/></text:p>
            </text:section>
          </table:table-cell>
          <table:table-cell table:number-columns-spanned="2" office:value-type="string">
            <text:p text:style-name="P5"/>
          </table:table-cell>
          <table:covered-table-cell/>
        </table:table-row>
      </table:table>
      <table:table table:name="Table244" table:style-name="Table244">
        <table:table-column table:style-name="Table244.A"/>
        <table:table-column table:style-name="Table244.B"/>
        <table:table-column table:style-name="Table244.C"/>
        <table:table-row>
          <table:table-cell table:style-name="Table244.A1" office:value-type="string">
            <text:section text:style-name="Sect1" text:name="Section242">
              <text:p text:style-name="P5"><text:bookmark text:name="mep_177"/></text:p>
            </text:section>
          </table:table-cell>
          <table:table-cell table:style-name="Table244.A1" office:value-type="string">
            <text:p text:style-name="Table_20_Contents"><text:span text:style-name="Emphasis"><text:span text:style-name="Strong_20_Emphasis">Do you mean that</text:span></text:span><text:span text:style-name="Emphasis"> you think it's a good idea?</text:span></text:p>
          </table:table-cell>
          <table:table-cell table:style-name="Table244.A1" office:value-type="string">
            <text:p text:style-name="Table_20_Contents">Quer dizer que você acha uma boa ideia?</text:p>
          </table:table-cell>
        </table:table-row>
        <table:table-row>
          <table:table-cell table:style-name="Table244.A1" office:value-type="string">
            <text:section text:style-name="Sect1" text:name="Section243">
              <text:p text:style-name="P5"><text:bookmark text:name="mep_183"/></text:p>
            </text:section>
          </table:table-cell>
          <table:table-cell table:number-columns-spanned="2" office:value-type="string">
            <text:p text:style-name="P5"/>
          </table:table-cell>
          <table:covered-table-cell/>
        </table:table-row>
      </table:table>
      <table:table table:name="Table245" table:style-name="Table245">
        <table:table-column table:style-name="Table245.A"/>
        <table:table-column table:style-name="Table245.B"/>
        <table:table-column table:style-name="Table245.C"/>
        <table:table-row>
          <table:table-cell table:style-name="Table245.A1" office:value-type="string">
            <text:section text:style-name="Sect1" text:name="Section244">
              <text:p text:style-name="P5"><text:bookmark text:name="mep_184"/></text:p>
            </text:section>
          </table:table-cell>
          <table:table-cell table:style-name="Table245.A1" office:value-type="string">
            <text:p text:style-name="Table_20_Contents"><text:span text:style-name="Emphasis"><text:span text:style-name="Strong_20_Emphasis">Are you saying</text:span></text:span><text:span text:style-name="Emphasis"> we should stop the project?</text:span></text:p>
          </table:table-cell>
          <table:table-cell table:style-name="Table245.A1" office:value-type="string">
            <text:p text:style-name="Table_20_Contents">Você está dizendo que deveríamos parar o projeto?</text:p>
          </table:table-cell>
        </table:table-row>
      </table:table>
      <text:p text:style-name="Text_20_body"/>
      <table:table table:name="Table246" table:style-name="Table246">
        <table:table-column table:style-name="Table246.A"/>
        <table:table-column table:style-name="Table246.B"/>
        <table:table-row>
          <table:table-cell table:style-name="Table246.A1" table:number-columns-spanned="2" office:value-type="string">
            <text:p text:style-name="Table_20_Contents"><text:span text:style-name="Strong_20_Emphasis">Pedindo confirmação</text:span><text:line-break/> </text:p>
          </table:table-cell>
          <table:covered-table-cell/>
        </table:table-row>
        <table:table-row>
          <table:table-cell table:style-name="Table246.A1" office:value-type="string">
            <text:section text:style-name="Sect1" text:name="Section245">
              <text:p text:style-name="P5"><text:bookmark text:name="mep_191"/></text:p>
            </text:section>
          </table:table-cell>
          <table:table-cell office:value-type="string">
            <text:p text:style-name="P5"/>
          </table:table-cell>
        </table:table-row>
      </table:table>
      <table:table table:name="Table247" table:style-name="Table247">
        <table:table-column table:style-name="Table247.A"/>
        <table:table-column table:style-name="Table247.B"/>
        <table:table-column table:style-name="Table247.C"/>
        <table:table-row>
          <table:table-cell table:style-name="Table247.A1" office:value-type="string">
            <text:section text:style-name="Sect1" text:name="Section246">
              <text:p text:style-name="P5"><text:bookmark text:name="mep_192"/></text:p>
            </text:section>
          </table:table-cell>
          <table:table-cell table:style-name="Table247.A1" office:value-type="string">
            <text:p text:style-name="Table_20_Contents"><text:span text:style-name="Emphasis"><text:span text:style-name="Strong_20_Emphasis">So you think</text:span></text:span><text:span text:style-name="Emphasis"> he should be fired?</text:span></text:p>
          </table:table-cell>
          <table:table-cell table:style-name="Table247.A1" office:value-type="string">
            <text:p text:style-name="Table_20_Contents">Então você acha que ele deveria ser demitido?</text:p>
          </table:table-cell>
        </table:table-row>
        <table:table-row>
          <table:table-cell table:style-name="Table247.A1" office:value-type="string">
            <text:section text:style-name="Sect1" text:name="Section247">
              <text:p text:style-name="P5"><text:bookmark text:name="mep_201"/></text:p>
            </text:section>
          </table:table-cell>
          <table:table-cell table:number-columns-spanned="2" office:value-type="string">
            <text:p text:style-name="P5"/>
          </table:table-cell>
          <table:covered-table-cell/>
        </table:table-row>
      </table:table>
      <table:table table:name="Table248" table:style-name="Table248">
        <table:table-column table:style-name="Table248.A"/>
        <table:table-column table:style-name="Table248.B"/>
        <table:table-column table:style-name="Table248.C"/>
        <table:table-row>
          <table:table-cell table:style-name="Table248.A1" office:value-type="string">
            <text:section text:style-name="Sect1" text:name="Section248">
              <text:p text:style-name="P5"><text:bookmark text:name="mep_202"/></text:p>
            </text:section>
          </table:table-cell>
          <table:table-cell table:style-name="Table248.A1" office:value-type="string">
            <text:p text:style-name="Table_20_Contents"><text:span text:style-name="Emphasis"><text:span text:style-name="Strong_20_Emphasis">So, just to confirm</text:span></text:span><text:span text:style-name="Emphasis">, you believe that it's too expensive?</text:span></text:p>
          </table:table-cell>
          <table:table-cell table:style-name="Table248.A1" office:value-type="string">
            <text:p text:style-name="Table_20_Contents">Então, só para confirmar, você acha que isso é caro demais?</text:p>
          </table:table-cell>
        </table:table-row>
        <table:table-row>
          <table:table-cell table:style-name="Table248.A1" office:value-type="string">
            <text:p text:style-name="Table_20_Contents"> </text:p>
          </table:table-cell>
          <table:table-cell table:style-name="Table248.A1" office:value-type="string">
            <text:p text:style-name="Table_20_Contents"> </text:p>
          </table:table-cell>
          <table:table-cell table:style-name="Table248.A1" office:value-type="string">
            <text:p text:style-name="Table_20_Contents"> </text:p>
          </table:table-cell>
        </table:table-row>
        <text:soft-page-break/>
        <table:table-row>
          <table:table-cell table:style-name="Table248.A1" table:number-columns-spanned="3" office:value-type="string">
            <text:p text:style-name="Table_20_Contents">Você também pode repetir o que a pessoa disse.<text:line-break/> </text:p>
          </table:table-cell>
          <table:covered-table-cell/>
          <table:covered-table-cell/>
        </table:table-row>
        <table:table-row>
          <table:table-cell table:style-name="Table248.A1" office:value-type="string">
            <text:section text:style-name="Sect1" text:name="mep_21">
              <text:p text:style-name="P5"/>
            </text:section>
          </table:table-cell>
          <table:table-cell table:number-columns-spanned="2" office:value-type="string">
            <text:p text:style-name="P5"/>
          </table:table-cell>
          <table:covered-table-cell/>
        </table:table-row>
      </table:table>
      <table:table table:name="Table249" table:style-name="Table249">
        <table:table-column table:style-name="Table249.A"/>
        <table:table-column table:style-name="Table249.B"/>
        <table:table-column table:style-name="Table249.C"/>
        <table:table-row>
          <table:table-cell table:style-name="Table249.A1" office:value-type="string">
            <text:section text:style-name="Sect1" text:name="Section249">
              <text:p text:style-name="P5"><text:bookmark text:name="mep_21"/></text:p>
            </text:section>
          </table:table-cell>
          <table:table-cell table:style-name="Table249.A1" office:value-type="string">
            <text:p text:style-name="Table_20_Contents"><text:span text:style-name="Emphasis">Half a million?</text:span></text:p>
          </table:table-cell>
          <table:table-cell table:style-name="Table249.A1" office:value-type="string">
            <text:p text:style-name="Table_20_Contents">Meio milhão?</text:p>
          </table:table-cell>
        </table:table-row>
      </table:table>
      <text:p text:style-name="Text_20_body"> </text:p>
      <text:p text:style-name="Standard">I'm sorry, but I didn't catch that.</text:p>
      <text:p text:style-name="Standard">Desculpe, mas eu não entendi isso.</text:p>
      <text:p text:style-name="Standard">So you think that he should be fired?</text:p>
      <text:p text:style-name="Standard">Então, você acha que ele deveria ser demitido?</text:p>
      <text:p text:style-name="Standard">Are you saying we should stop the project?</text:p>
      <text:p text:style-name="Standard">Você está dizendo que deveríamos parar o projeto?</text:p>
      <text:p text:style-name="Standard">I'm sorry, could you repeat that?</text:p>
      <text:p text:style-name="Standard">Desculpe, você poderia repetir isso?</text:p>
      <text:p text:style-name="Standard">Do you mean that you think it's a good idea?</text:p>
      <text:p text:style-name="Standard">Quer dizer que você acha uma boa ideia?</text:p>
      <text:p text:style-name="Standard">So, just to confirm, you believe it's too expensive?</text:p>
      <text:p text:style-name="Standard">Então, apenas para confirmar, você acha que é muito caro?</text:p>
      <text:p text:style-name="Standard">I'm sorry, would you mind repeating that?</text:p>
      <text:p text:style-name="Standard">Desculpe, você se importaria em repetir isso?</text:p>
      <text:p text:style-name="Text_20_body"/>
      <text:p text:style-name="Standard"><text:span text:style-name="Strong_20_Emphasis">Transformando verbos em substantivos</text:span></text:p>
      <text:p text:style-name="Standard"> </text:p>
      <table:table table:name="Table250" table:style-name="Table250">
        <table:table-column table:style-name="Table250.A" table:number-columns-repeated="2"/>
        <table:table-row>
          <table:table-cell table:style-name="Table250.A1" table:number-columns-spanned="2" office:value-type="string">
            <text:p text:style-name="Table_20_Contents">Alguns verbos podem ser transformados em substantivos acrescentando-se um sufixo. Alguns sufixos comuns que transformam verbos em substantivos são: <text:span text:style-name="Strong_20_Emphasis">-ion</text:span>, <text:span text:style-name="Strong_20_Emphasis">-ing</text:span>, <text:span text:style-name="Strong_20_Emphasis">-al</text:span>, <text:span text:style-name="Strong_20_Emphasis">-ism</text:span>, <text:span text:style-name="Strong_20_Emphasis">-ness</text:span>, <text:span text:style-name="Strong_20_Emphasis">-ist</text:span> e <text:span text:style-name="Strong_20_Emphasis">-ity</text:span>.<text:line-break/> </text:p>
          </table:table-cell>
          <table:covered-table-cell/>
        </table:table-row>
        <table:table-row>
          <table:table-cell table:style-name="Table250.A1" office:value-type="string">
            <text:section text:style-name="Sect1" text:name="Section250">
              <text:p text:style-name="P5"><text:bookmark text:name="mep_416"/></text:p>
            </text:section>
          </table:table-cell>
          <table:table-cell office:value-type="string">
            <text:p text:style-name="P5"/>
          </table:table-cell>
        </table:table-row>
      </table:table>
      <table:table table:name="Table251" table:style-name="Table251">
        <table:table-column table:style-name="Table251.A"/>
        <table:table-column table:style-name="Table251.B"/>
        <table:table-column table:style-name="Table251.C"/>
        <table:table-row>
          <table:table-cell table:style-name="Table251.A1" office:value-type="string">
            <text:section text:style-name="Sect1" text:name="Section251">
              <text:p text:style-name="P5"><text:bookmark text:name="mep_417"/></text:p>
            </text:section>
          </table:table-cell>
          <table:table-cell table:style-name="Table251.A1" office:value-type="string">
            <text:p text:style-name="Table_20_Contents"><text:span text:style-name="Emphasis">discuss - discuss</text:span><text:span text:style-name="Emphasis"><text:span text:style-name="Strong_20_Emphasis">ion</text:span></text:span></text:p>
          </table:table-cell>
          <table:table-cell table:style-name="Table251.A1" office:value-type="string">
            <text:p text:style-name="Table_20_Contents">discutir – discussão</text:p>
          </table:table-cell>
        </table:table-row>
        <table:table-row>
          <table:table-cell table:style-name="Table251.A1" office:value-type="string">
            <text:section text:style-name="Sect1" text:name="Section252">
              <text:p text:style-name="P5"><text:bookmark text:name="mep_421"/></text:p>
            </text:section>
          </table:table-cell>
          <table:table-cell table:number-columns-spanned="2" office:value-type="string">
            <text:p text:style-name="P5"/>
          </table:table-cell>
          <table:covered-table-cell/>
        </table:table-row>
      </table:table>
      <table:table table:name="Table252" table:style-name="Table252">
        <table:table-column table:style-name="Table252.A"/>
        <table:table-column table:style-name="Table252.B"/>
        <table:table-column table:style-name="Table252.C"/>
        <table:table-row>
          <table:table-cell table:style-name="Table252.A1" office:value-type="string">
            <text:section text:style-name="Sect1" text:name="Section253">
              <text:p text:style-name="P5"><text:bookmark text:name="mep_422"/></text:p>
            </text:section>
          </table:table-cell>
          <table:table-cell table:style-name="Table252.A1" office:value-type="string">
            <text:p text:style-name="Table_20_Contents"><text:span text:style-name="Emphasis">suggest - suggest</text:span><text:span text:style-name="Emphasis"><text:span text:style-name="Strong_20_Emphasis">ion</text:span></text:span></text:p>
          </table:table-cell>
          <table:table-cell table:style-name="Table252.A1" office:value-type="string">
            <text:p text:style-name="Table_20_Contents">sugerir – sugestão</text:p>
          </table:table-cell>
        </table:table-row>
        <table:table-row>
          <table:table-cell table:style-name="Table252.A1" office:value-type="string">
            <text:section text:style-name="Sect1" text:name="Section254">
              <text:p text:style-name="P5"><text:bookmark text:name="mep_435"/></text:p>
            </text:section>
          </table:table-cell>
          <table:table-cell table:number-columns-spanned="2" office:value-type="string">
            <text:p text:style-name="P5"/>
          </table:table-cell>
          <table:covered-table-cell/>
        </table:table-row>
      </table:table>
      <table:table table:name="Table253" table:style-name="Table253">
        <table:table-column table:style-name="Table253.A"/>
        <table:table-column table:style-name="Table253.B"/>
        <table:table-column table:style-name="Table253.C"/>
        <table:table-row>
          <table:table-cell table:style-name="Table253.A1" office:value-type="string">
            <text:section text:style-name="Sect1" text:name="Section255">
              <text:p text:style-name="P5"><text:bookmark text:name="mep_436"/></text:p>
            </text:section>
          </table:table-cell>
          <table:table-cell table:style-name="Table253.A1" office:value-type="string">
            <text:p text:style-name="Table_20_Contents"><text:span text:style-name="Emphasis">hire - hir</text:span><text:span text:style-name="Emphasis"><text:span text:style-name="Strong_20_Emphasis">ing</text:span></text:span></text:p>
          </table:table-cell>
          <table:table-cell table:style-name="Table253.A1" office:value-type="string">
            <text:p text:style-name="Table_20_Contents">contratar – contratação</text:p>
          </table:table-cell>
        </table:table-row>
        <table:table-row>
          <table:table-cell table:style-name="Table253.A1" office:value-type="string">
            <text:section text:style-name="Sect1" text:name="Section256">
              <text:p text:style-name="P5"><text:bookmark text:name="mep_445"/></text:p>
            </text:section>
          </table:table-cell>
          <table:table-cell table:number-columns-spanned="2" office:value-type="string">
            <text:p text:style-name="P5"/>
          </table:table-cell>
          <table:covered-table-cell/>
        </table:table-row>
      </table:table>
      <table:table table:name="Table254" table:style-name="Table254">
        <table:table-column table:style-name="Table254.A"/>
        <table:table-column table:style-name="Table254.B"/>
        <table:table-column table:style-name="Table254.C"/>
        <table:table-row>
          <table:table-cell table:style-name="Table254.A1" office:value-type="string">
            <text:section text:style-name="Sect1" text:name="Section257">
              <text:p text:style-name="P5"><text:bookmark text:name="mep_446"/></text:p>
            </text:section>
          </table:table-cell>
          <table:table-cell table:style-name="Table254.A1" office:value-type="string">
            <text:p text:style-name="Table_20_Contents"><text:span text:style-name="Emphasis">save - sav</text:span><text:span text:style-name="Emphasis"><text:span text:style-name="Strong_20_Emphasis">ings</text:span></text:span></text:p>
          </table:table-cell>
          <table:table-cell table:style-name="Table254.A1" office:value-type="string">
            <text:p text:style-name="Table_20_Contents">economizar – economia</text:p>
          </table:table-cell>
        </table:table-row>
        <table:table-row>
          <table:table-cell table:style-name="Table254.A1" office:value-type="string">
            <text:section text:style-name="Sect1" text:name="Section258">
              <text:p text:style-name="P5"><text:bookmark text:name="mep_453"/></text:p>
            </text:section>
          </table:table-cell>
          <table:table-cell table:number-columns-spanned="2" office:value-type="string">
            <text:p text:style-name="P5"/>
          </table:table-cell>
          <table:covered-table-cell/>
        </table:table-row>
      </table:table>
      <table:table table:name="Table255" table:style-name="Table255">
        <table:table-column table:style-name="Table255.A"/>
        <table:table-column table:style-name="Table255.B"/>
        <table:table-column table:style-name="Table255.C"/>
        <table:table-row>
          <table:table-cell table:style-name="Table255.A1" office:value-type="string">
            <text:section text:style-name="Sect1" text:name="Section259">
              <text:p text:style-name="P5"><text:bookmark text:name="mep_454"/></text:p>
            </text:section>
          </table:table-cell>
          <table:table-cell table:style-name="Table255.A1" office:value-type="string">
            <text:p text:style-name="Table_20_Contents"><text:span text:style-name="Emphasis">propose - propos</text:span><text:span text:style-name="Emphasis"><text:span text:style-name="Strong_20_Emphasis">al</text:span></text:span></text:p>
          </table:table-cell>
          <table:table-cell table:style-name="Table255.A1" office:value-type="string">
            <text:p text:style-name="Table_20_Contents">propor – proposta</text:p>
          </table:table-cell>
        </table:table-row>
      </table:table>
      <text:p text:style-name="Text_20_body"> </text:p>
      <text:p text:style-name="Text_20_body"><text:soft-page-break/></text:p>
      <table:table table:name="Table256" table:style-name="Table256">
        <table:table-column table:style-name="Table256.A" table:number-columns-repeated="2"/>
        <table:table-row>
          <table:table-cell table:style-name="Table256.A1" table:number-columns-spanned="2" office:value-type="string">
            <text:p text:style-name="Table_20_Contents">Alguns substantivos parecem muito diferentes dos seus verbos. Por exemplo, o substantivo de <text:span text:style-name="Strong_20_Emphasis">think</text:span> é o mesmo do passado do verbo:<text:line-break/> </text:p>
          </table:table-cell>
          <table:covered-table-cell/>
        </table:table-row>
        <table:table-row>
          <table:table-cell table:style-name="Table256.A1" office:value-type="string">
            <text:section text:style-name="Sect1" text:name="Section260">
              <text:p text:style-name="P5"><text:bookmark text:name="mep_463"/></text:p>
            </text:section>
          </table:table-cell>
          <table:table-cell office:value-type="string">
            <text:p text:style-name="P5"/>
          </table:table-cell>
        </table:table-row>
      </table:table>
      <table:table table:name="Table257" table:style-name="Table257">
        <table:table-column table:style-name="Table257.A"/>
        <table:table-column table:style-name="Table257.B"/>
        <table:table-column table:style-name="Table257.C"/>
        <table:table-row>
          <table:table-cell table:style-name="Table257.A1" office:value-type="string">
            <text:section text:style-name="Sect1" text:name="Section261">
              <text:p text:style-name="P5"><text:bookmark text:name="mep_464"/></text:p>
            </text:section>
          </table:table-cell>
          <table:table-cell table:style-name="Table257.A1" office:value-type="string">
            <text:p text:style-name="Table_20_Contents"><text:span text:style-name="Emphasis">think - thought</text:span></text:p>
          </table:table-cell>
          <table:table-cell table:style-name="Table257.A1" office:value-type="string">
            <text:p text:style-name="Table_20_Contents">pensar – pensamento</text:p>
          </table:table-cell>
        </table:table-row>
        <table:table-row>
          <table:table-cell table:style-name="Table257.A1" table:number-columns-spanned="3" office:value-type="string">
            <text:p text:style-name="Table_20_Contents"><text:line-break/>Alguns substantivos, por outro lado, têm a mesma forma dos seus verbos.<text:line-break/> </text:p>
          </table:table-cell>
          <table:covered-table-cell/>
          <table:covered-table-cell/>
        </table:table-row>
        <table:table-row>
          <table:table-cell table:style-name="Table257.A1" office:value-type="string">
            <text:section text:style-name="Sect1" text:name="Section262">
              <text:p text:style-name="P5"><text:bookmark text:name="mep_471"/></text:p>
            </text:section>
          </table:table-cell>
          <table:table-cell table:number-columns-spanned="2" office:value-type="string">
            <text:p text:style-name="P5"/>
          </table:table-cell>
          <table:covered-table-cell/>
        </table:table-row>
      </table:table>
      <table:table table:name="Table258" table:style-name="Table258">
        <table:table-column table:style-name="Table258.A"/>
        <table:table-column table:style-name="Table258.B"/>
        <table:table-column table:style-name="Table258.C"/>
        <table:table-row>
          <table:table-cell table:style-name="Table258.A1" office:value-type="string">
            <text:section text:style-name="Sect1" text:name="Section263">
              <text:p text:style-name="P5"><text:bookmark text:name="mep_472"/></text:p>
            </text:section>
          </table:table-cell>
          <table:table-cell table:style-name="Table258.A1" office:value-type="string">
            <text:p text:style-name="Table_20_Contents"><text:span text:style-name="Emphasis">delay - delay</text:span></text:p>
          </table:table-cell>
          <table:table-cell table:style-name="Table258.A1" office:value-type="string">
            <text:p text:style-name="Table_20_Contents">atrasar – atraso</text:p>
          </table:table-cell>
        </table:table-row>
        <table:table-row>
          <table:table-cell table:style-name="Table258.A1" office:value-type="string">
            <text:section text:style-name="Sect1" text:name="Section264">
              <text:p text:style-name="P5"><text:bookmark text:name="mep_481"/></text:p>
            </text:section>
          </table:table-cell>
          <table:table-cell table:number-columns-spanned="2" office:value-type="string">
            <text:p text:style-name="P5"/>
          </table:table-cell>
          <table:covered-table-cell/>
        </table:table-row>
      </table:table>
      <table:table table:name="Table259" table:style-name="Table259">
        <table:table-column table:style-name="Table259.A"/>
        <table:table-column table:style-name="Table259.B"/>
        <table:table-column table:style-name="Table259.C"/>
        <table:table-row>
          <table:table-cell table:style-name="Table259.A1" office:value-type="string">
            <text:section text:style-name="Sect1" text:name="Section265">
              <text:p text:style-name="P5"><text:bookmark text:name="mep_482"/></text:p>
            </text:section>
          </table:table-cell>
          <table:table-cell table:style-name="Table259.A1" office:value-type="string">
            <text:p text:style-name="Table_20_Contents"><text:span text:style-name="Emphasis">start - start</text:span></text:p>
          </table:table-cell>
          <table:table-cell table:style-name="Table259.A1" office:value-type="string">
            <text:p text:style-name="Table_20_Contents">começar – começo</text:p>
          </table:table-cell>
        </table:table-row>
        <table:table-row>
          <table:table-cell table:style-name="Table259.A1" office:value-type="string">
            <text:section text:style-name="Sect1" text:name="Section266">
              <text:p text:style-name="P5"><text:bookmark text:name="mep_491"/></text:p>
            </text:section>
          </table:table-cell>
          <table:table-cell table:number-columns-spanned="2" office:value-type="string">
            <text:p text:style-name="P5"/>
          </table:table-cell>
          <table:covered-table-cell/>
        </table:table-row>
      </table:table>
      <table:table table:name="Table260" table:style-name="Table260">
        <table:table-column table:style-name="Table260.A"/>
        <table:table-column table:style-name="Table260.B"/>
        <table:table-column table:style-name="Table260.C"/>
        <table:table-row>
          <table:table-cell table:style-name="Table260.A1" office:value-type="string">
            <text:section text:style-name="Sect1" text:name="Section267">
              <text:p text:style-name="P5"><text:bookmark text:name="mep_492"/></text:p>
            </text:section>
          </table:table-cell>
          <table:table-cell table:style-name="Table260.A1" office:value-type="string">
            <text:p text:style-name="Table_20_Contents"><text:span text:style-name="Emphasis">lay off - layoff</text:span></text:p>
          </table:table-cell>
          <table:table-cell table:style-name="Table260.A1" office:value-type="string">
            <text:p text:style-name="Table_20_Contents">afastar – afastamento</text:p>
          </table:table-cell>
        </table:table-row>
        <table:table-row>
          <table:table-cell table:style-name="Table260.A1" table:number-columns-spanned="3" office:value-type="string">
            <text:p text:style-name="Table_20_Contents"><text:line-break/>Nota do idioma: Não há uma regra fixa para transformar verbos em substantivos, e nem todos os verbos podem ser transformados em substantivos. Você apenas precisa memorizar as formas diferentes.</text:p>
          </table:table-cell>
          <table:covered-table-cell/>
          <table:covered-table-cell/>
        </table:table-row>
      </table:table>
      <text:p text:style-name="Text_20_body"> </text:p>
      <text:p text:style-name="Standard"><text:span text:style-name="Strong_20_Emphasis">Orações com 'propose' e 'suggest'</text:span></text:p>
      <text:p text:style-name="Standard"> </text:p>
      <table:table table:name="Table261" table:style-name="Table261">
        <table:table-column table:style-name="Table261.A" table:number-columns-repeated="2"/>
        <table:table-row>
          <table:table-cell table:style-name="Table261.A1" table:number-columns-spanned="2" office:value-type="string">
            <text:p text:style-name="Table_20_Contents">Use os verbos <text:span text:style-name="Strong_20_Emphasis">propose</text:span> e <text:span text:style-name="Strong_20_Emphasis">suggest</text:span> para fazer sugestões. Note que os verbos são seguidos por uma oração com <text:span text:style-name="Strong_20_Emphasis">that</text:span>.<text:line-break/> </text:p>
          </table:table-cell>
          <table:covered-table-cell/>
        </table:table-row>
        <table:table-row>
          <table:table-cell table:style-name="Table261.A1" office:value-type="string">
            <text:section text:style-name="Sect1" text:name="Section268">
              <text:p text:style-name="P5"><text:bookmark text:name="mep_501"/></text:p>
            </text:section>
          </table:table-cell>
          <table:table-cell office:value-type="string">
            <text:p text:style-name="P5"/>
          </table:table-cell>
        </table:table-row>
      </table:table>
      <table:table table:name="Table262" table:style-name="Table262">
        <table:table-column table:style-name="Table262.A"/>
        <table:table-column table:style-name="Table262.B"/>
        <table:table-column table:style-name="Table262.C"/>
        <table:table-row>
          <table:table-cell table:style-name="Table262.A1" office:value-type="string">
            <text:section text:style-name="Sect1" text:name="Section269">
              <text:p text:style-name="P5"><text:bookmark text:name="mep_502"/></text:p>
            </text:section>
          </table:table-cell>
          <table:table-cell table:style-name="Table262.A1" office:value-type="string">
            <text:p text:style-name="Table_20_Contents"><text:span text:style-name="Emphasis">I </text:span><text:span text:style-name="Emphasis"><text:span text:style-name="Strong_20_Emphasis">propose that</text:span></text:span><text:span text:style-name="Emphasis"> we delay the database project.</text:span></text:p>
          </table:table-cell>
          <table:table-cell table:style-name="Table262.A1" office:value-type="string">
            <text:p text:style-name="Table_20_Contents">Proponho que adiemos o projeto do banco de dados.</text:p>
          </table:table-cell>
        </table:table-row>
        <table:table-row>
          <table:table-cell table:style-name="Table262.A1" office:value-type="string">
            <text:section text:style-name="Sect1" text:name="Section270">
              <text:p text:style-name="P5"><text:bookmark text:name="mep_511"/></text:p>
            </text:section>
          </table:table-cell>
          <table:table-cell table:number-columns-spanned="2" office:value-type="string">
            <text:p text:style-name="P5"/>
          </table:table-cell>
          <table:covered-table-cell/>
        </table:table-row>
      </table:table>
      <table:table table:name="Table263" table:style-name="Table263">
        <table:table-column table:style-name="Table263.A"/>
        <table:table-column table:style-name="Table263.B"/>
        <table:table-column table:style-name="Table263.C"/>
        <table:table-row>
          <table:table-cell table:style-name="Table263.A1" office:value-type="string">
            <text:section text:style-name="Sect1" text:name="Section271">
              <text:p text:style-name="P5"><text:bookmark text:name="mep_512"/></text:p>
            </text:section>
          </table:table-cell>
          <table:table-cell table:style-name="Table263.A1" office:value-type="string">
            <text:p text:style-name="Table_20_Contents"><text:span text:style-name="Emphasis">I </text:span><text:span text:style-name="Emphasis"><text:span text:style-name="Strong_20_Emphasis">suggest that</text:span></text:span><text:span text:style-name="Emphasis"> we hire a new project manager.</text:span></text:p>
          </table:table-cell>
          <table:table-cell table:style-name="Table263.A1" office:value-type="string">
            <text:p text:style-name="Table_20_Contents">Sugiro que contratemos um novo gerente de projetos.</text:p>
          </table:table-cell>
        </table:table-row>
        <table:table-row>
          <table:table-cell table:style-name="Table263.A1" table:number-columns-spanned="3" office:value-type="string">
            <text:p text:style-name="Table_20_Contents"><text:line-break/>A palavra <text:span text:style-name="Strong_20_Emphasis">that</text:span> pode ser omitida sem qualquer alteração no significado.<text:line-break/> </text:p>
          </table:table-cell>
          <table:covered-table-cell/>
          <table:covered-table-cell/>
        </table:table-row>
        <table:table-row>
          <table:table-cell table:style-name="Table263.A1" office:value-type="string">
            <text:section text:style-name="Sect1" text:name="mep_52">
              <text:p text:style-name="P5"/>
            </text:section>
          </table:table-cell>
          <table:table-cell table:number-columns-spanned="2" office:value-type="string">
            <text:p text:style-name="P5"/>
          </table:table-cell>
          <table:covered-table-cell/>
        </table:table-row>
      </table:table>
      <table:table table:name="Table264" table:style-name="Table264">
        <table:table-column table:style-name="Table264.A"/>
        <table:table-column table:style-name="Table264.B"/>
        <table:table-column table:style-name="Table264.C"/>
        <table:table-row>
          <table:table-cell table:style-name="Table264.A1" office:value-type="string">
            <text:section text:style-name="Sect1" text:name="Section272">
              <text:p text:style-name="P5"><text:bookmark text:name="mep_521"/></text:p>
            </text:section>
          </table:table-cell>
          <table:table-cell table:style-name="Table264.A1" office:value-type="string">
            <text:p text:style-name="Table_20_Contents"><text:span text:style-name="Emphasis">I </text:span><text:span text:style-name="Emphasis"><text:span text:style-name="Strong_20_Emphasis">propose</text:span></text:span><text:span text:style-name="Emphasis"> we delay the database project.</text:span></text:p>
          </table:table-cell>
          <table:table-cell table:style-name="Table264.A1" office:value-type="string">
            <text:p text:style-name="Table_20_Contents">Proponho que adiemos o projeto do banco de dados.</text:p>
          </table:table-cell>
        </table:table-row>
        <table:table-row>
          <table:table-cell table:style-name="Table264.A1" office:value-type="string">
            <text:section text:style-name="Sect1" text:name="mep_53">
              <text:p text:style-name="P5"/>
            </text:section>
          </table:table-cell>
          <table:table-cell table:number-columns-spanned="2" office:value-type="string">
            <text:p text:style-name="P5"/>
          </table:table-cell>
          <table:covered-table-cell/>
        </table:table-row>
      </table:table>
      <table:table table:name="Table265" table:style-name="Table265">
        <table:table-column table:style-name="Table265.A"/>
        <table:table-column table:style-name="Table265.B"/>
        <table:table-column table:style-name="Table265.C"/>
        <table:table-row>
          <table:table-cell table:style-name="Table265.A1" office:value-type="string">
            <text:section text:style-name="Sect1" text:name="Section273">
              <text:p text:style-name="P5"><text:bookmark text:name="mep_531"/></text:p>
            </text:section>
          </table:table-cell>
          <table:table-cell table:style-name="Table265.A1" office:value-type="string">
            <text:p text:style-name="Table_20_Contents"><text:span text:style-name="Emphasis">I </text:span><text:span text:style-name="Emphasis"><text:span text:style-name="Strong_20_Emphasis">suggest</text:span></text:span><text:span text:style-name="Emphasis"> we hire a new project manager. </text:span></text:p>
          </table:table-cell>
          <table:table-cell table:style-name="Table265.A1" office:value-type="string">
            <text:p text:style-name="Table_20_Contents">Sugiro que contratemos um novo gerente de projetos.</text:p>
          </table:table-cell>
        </table:table-row>
      </table:table>
      <text:p text:style-name="Text_20_body"/>
      <table:table table:name="Table266" table:style-name="Table266">
        <table:table-column table:style-name="Table266.A" table:number-columns-repeated="2"/>
        <table:table-row>
          <table:table-cell table:style-name="Table266.A1" table:number-columns-spanned="2" office:value-type="string">
            <text:p text:style-name="Table_20_Contents">Os verbos <text:span text:style-name="Strong_20_Emphasis">propose</text:span> e <text:span text:style-name="Strong_20_Emphasis">suggest</text:span> introduzem a ideia de possibilidade, assim como dão importância ao que a pessoa tem a dizer. Note que os verbos depois de <text:span text:style-name="Strong_20_Emphasis">propose</text:span> e <text:span text:style-name="Strong_20_Emphasis">suggest</text:span> estão sempre no infinitivo e que não há <text:soft-page-break/>acordo entre sujeito e verbo. Isso significa que você não adiciona -s ao verbo depois de <text:span text:style-name="Strong_20_Emphasis">he</text:span>, <text:span text:style-name="Strong_20_Emphasis">she</text:span> ou <text:span text:style-name="Strong_20_Emphasis">it</text:span>.<text:line-break/> </text:p>
          </table:table-cell>
          <table:covered-table-cell/>
        </table:table-row>
        <table:table-row>
          <table:table-cell table:style-name="Table266.A1" office:value-type="string">
            <text:section text:style-name="Sect1" text:name="mep_54">
              <text:p text:style-name="P5"/>
            </text:section>
          </table:table-cell>
          <table:table-cell office:value-type="string">
            <text:p text:style-name="P5"/>
          </table:table-cell>
        </table:table-row>
      </table:table>
      <table:table table:name="Table267" table:style-name="Table267">
        <table:table-column table:style-name="Table267.A"/>
        <table:table-column table:style-name="Table267.B"/>
        <table:table-column table:style-name="Table267.C"/>
        <table:table-row>
          <table:table-cell table:style-name="Table267.A1" office:value-type="string">
            <text:section text:style-name="Sect1" text:name="Section274">
              <text:p text:style-name="P5"><text:bookmark text:name="mep_541"/></text:p>
            </text:section>
          </table:table-cell>
          <table:table-cell table:style-name="Table267.A1" office:value-type="string">
            <text:p text:style-name="Table_20_Contents"><text:span text:style-name="Emphasis">I propose that he </text:span><text:span text:style-name="Emphasis"><text:span text:style-name="Strong_20_Emphasis">delay</text:span></text:span><text:span text:style-name="Emphasis"> the project.</text:span></text:p>
          </table:table-cell>
          <table:table-cell table:style-name="Table267.A1" office:value-type="string">
            <text:p text:style-name="Table_20_Contents">Proponho que ele adie o projeto.</text:p>
          </table:table-cell>
        </table:table-row>
        <table:table-row>
          <table:table-cell table:style-name="Table267.A1" office:value-type="string">
            <text:section text:style-name="Sect1" text:name="mep_55">
              <text:p text:style-name="P5"/>
            </text:section>
          </table:table-cell>
          <table:table-cell table:number-columns-spanned="2" office:value-type="string">
            <text:p text:style-name="P5"/>
          </table:table-cell>
          <table:covered-table-cell/>
        </table:table-row>
      </table:table>
      <table:table table:name="Table268" table:style-name="Table268">
        <table:table-column table:style-name="Table268.A"/>
        <table:table-column table:style-name="Table268.B"/>
        <table:table-column table:style-name="Table268.C"/>
        <table:table-row>
          <table:table-cell table:style-name="Table268.A1" office:value-type="string">
            <text:section text:style-name="Sect1" text:name="Section275">
              <text:p text:style-name="P5"><text:bookmark text:name="mep_551"/></text:p>
            </text:section>
          </table:table-cell>
          <table:table-cell table:style-name="Table268.A1" office:value-type="string">
            <text:p text:style-name="Table_20_Contents"><text:span text:style-name="Emphasis">I suggest she</text:span><text:span text:style-name="Emphasis"><text:span text:style-name="Strong_20_Emphasis"> lay off</text:span></text:span><text:span text:style-name="Emphasis"> some staff.</text:span></text:p>
          </table:table-cell>
          <table:table-cell table:style-name="Table268.A1" office:value-type="string">
            <text:p text:style-name="Table_20_Contents">Eu sugiro que ela demita alguns funcionários.</text:p>
          </table:table-cell>
        </table:table-row>
      </table:table>
      <text:p text:style-name="Text_20_body"/>
      <text:p text:style-name="P4">She is very sick. I suggest she <text:span text:style-name="T1">gone going</text:span> go to the doctor.<text:line-break/><text:line-break/>He proposes that the company not<text:span text:style-name="T1"> gives giving</text:span> give pay increases this year.<text:line-break/><text:line-break/>We need to save money. I propose we <text:span text:style-name="T1">delays</text:span> delay<text:span text:style-name="T1"> delayed</text:span> the project.<text:line-break/><text:line-break/>Employee morale is important. I suggest that we not have <text:span text:style-name="T1">had has</text:span> any layoffs.<text:line-break/><text:line-break/>I propose that he hire <text:span text:style-name="T1">hires hiring</text:span> one new engineer. We need the help.</text:p>
      <text:p text:style-name="Text_20_body"/>
      <text:p text:style-name="P4">RON: OK, so what are your ideas for saving money?<text:line-break/>LINDA: Well, I have two proposals . First, I propose that we delay the database project for six months.<text:line-break/>RON: How much will that save us?<text:line-break/>LINDA: Half a million dollars.<text:line-break/>RON: That's great! And your second idea?<text:line-break/>LINDA: Well, I suggest that the company not lay off any staff, and that we have a hiring freeze. In other words, as staff leaves, we don't replace them.<text:line-break/>RON: Interesting.</text:p>
      <text:p text:style-name="Text_20_body"/>
      <text:p text:style-name="Standard">I suggest that we hire a new project manager.</text:p>
      <text:p text:style-name="Standard">Eu sugiro que nós contratemos um novo gerente de projeto</text:p>
      <text:p text:style-name="Standard">I propose we wait a couple of months.</text:p>
      <text:p text:style-name="Standard">Eu proponho que nós esperemos um par de meses.</text:p>
      <text:p text:style-name="Standard">I suggest we have a hiring freeze.</text:p>
      <text:p text:style-name="Standard">Eu sugiro que nós congelemos as contratações.</text:p>
      <text:p text:style-name="Standard"><text:soft-page-break/>I propose that he delay the project.</text:p>
      <text:p text:style-name="Standard">Eu proponho que ele atrase o projeto.</text:p>
      <text:p text:style-name="Standard"/>
      <text:p text:style-name="Standard">We're proposing that we delay the project.</text:p>
      <text:p text:style-name="Standard">Estamos propondo o adiamento do projeto.</text:p>
      <text:p text:style-name="Standard">That sounds reasonable.</text:p>
      <text:p text:style-name="Standard">Isso parece razoável.</text:p>
      <text:p text:style-name="Standard">What else?</text:p>
      <text:p text:style-name="Standard">O que mais?</text:p>
      <text:p text:style-name="Standard">I suggest that we have a hiring freeze.</text:p>
      <text:p text:style-name="Standard">Sugiro que paremos de contratar.</text:p>
      <text:p text:style-name="Standard">We have to look at some different options.</text:p>
      <text:p text:style-name="Standard">Temos que verificar algumas opiniões diferentes.</text:p>
      <text:p text:style-name="Standard">I agree with you.</text:p>
      <text:p text:style-name="Standard">Eu concordo com você.</text:p>
      <text:p text:style-name="Text_20_body"/>
      <text:p text:style-name="Standard">Cost cutting proposal</text:p>
      <text:p text:style-name="P8">From: </text:p>
      <text:p text:style-name="P8">josh@anybusiness.com</text:p>
      <text:p text:style-name="P9">To: </text:p>
      <text:p text:style-name="P24">katie@anybusiness.com</text:p>
      <text:p text:style-name="P25">Hi, Katie.</text:p>
      <text:p text:style-name="P25">Would you mind taking a look at the first part of my proposal?</text:p>
      <text:p text:style-name="P25"><text:span text:style-name="Strong_20_Emphasis">Business proposal</text:span></text:p>
      <text:p text:style-name="P25"><text:span text:style-name="Strong_20_Emphasis">Executive summary</text:span></text:p>
      <text:p text:style-name="P25"><text:soft-page-break/>The purpose of this proposal is to outline a plan to cut expenses. Because of increasing expenses and decreasing sales, the company has identified the need to make savings. We have reviewed several options for the best solution. We are proposing a hiring freeze as the best way to cut expenses. We are rejecting layoffs as a solution, due to the negative effects it would have on staff.</text:p>
      <text:p text:style-name="P25">Can you let me know what you think before next week?</text:p>
      <text:p text:style-name="P25">Josh</text:p>
      <text:p text:style-name="Text_20_body"/>
      <table:table table:name="Table269" table:style-name="Table269">
        <table:table-column table:style-name="Table269.A"/>
        <table:table-column table:style-name="Table269.B"/>
        <table:table-row>
          <table:table-cell table:style-name="Table269.A1" table:number-columns-spanned="2" office:value-type="string">
            <text:p text:style-name="Table_20_Contents"><text:span text:style-name="Strong_20_Emphasis">Resumo executivo</text:span></text:p>
          </table:table-cell>
          <table:covered-table-cell/>
        </table:table-row>
        <table:table-row>
          <table:table-cell table:style-name="Table269.A1" table:number-columns-spanned="2" office:value-type="string">
            <text:p text:style-name="Table_20_Contents">Uma maneira eficiente de iniciar uma proposta de negócios é com um <text:span text:style-name="Strong_20_Emphasis">executive summary</text:span>. Aqui está uma maneira simples de estruturar uma.</text:p>
          </table:table-cell>
          <table:covered-table-cell/>
        </table:table-row>
        <table:table-row>
          <table:table-cell table:style-name="Table269.A1" table:number-columns-spanned="2" office:value-type="string">
            <text:p text:style-name="Table_20_Contents">Primeiro, explique o objetivo da proposta.</text:p>
          </table:table-cell>
          <table:covered-table-cell/>
        </table:table-row>
        <table:table-row>
          <table:table-cell table:style-name="Table269.A1" office:value-type="string">
            <text:p text:style-name="Table_20_Contents"><text:span text:style-name="Emphasis"><text:span text:style-name="Strong_20_Emphasis">The purpose of this proposal is</text:span></text:span><text:span text:style-name="Emphasis"> to find a new location for our company offices.</text:span></text:p>
          </table:table-cell>
          <table:table-cell table:style-name="Table269.A1" office:value-type="string">
            <text:p text:style-name="Table_20_Contents">O objetivo dessa proposta é encontrar um novo local para os escritórios da nossa empresa.</text:p>
          </table:table-cell>
        </table:table-row>
        <table:table-row>
          <table:table-cell table:style-name="Table269.A1" office:value-type="string">
            <text:p text:style-name="Table_20_Contents"> </text:p>
          </table:table-cell>
          <table:table-cell table:style-name="Table269.A1" office:value-type="string">
            <text:p text:style-name="Table_20_Contents"> </text:p>
          </table:table-cell>
        </table:table-row>
        <table:table-row>
          <table:table-cell table:style-name="Table269.A1" table:number-columns-spanned="2" office:value-type="string">
            <text:p text:style-name="Table_20_Contents">Depois, resuma o problema que sua proposta se oferece a resolver.</text:p>
          </table:table-cell>
          <table:covered-table-cell/>
        </table:table-row>
        <table:table-row>
          <table:table-cell table:style-name="Table269.A1" office:value-type="string">
            <text:p text:style-name="Table_20_Contents"><text:span text:style-name="Emphasis"><text:span text:style-name="Strong_20_Emphasis">Because of</text:span></text:span><text:span text:style-name="Emphasis"> falling market share, </text:span><text:span text:style-name="Emphasis"><text:span text:style-name="Strong_20_Emphasis">we have to find a way</text:span></text:span><text:span text:style-name="Emphasis"> to generate more sales.</text:span></text:p>
          </table:table-cell>
          <table:table-cell table:style-name="Table269.A1" office:value-type="string">
            <text:p text:style-name="Table_20_Contents">Devido a queda da quota de mercado, temos que encontrar um jeito de gerar mais vendas.</text:p>
          </table:table-cell>
        </table:table-row>
      </table:table>
      <text:p text:style-name="Text_20_body"> </text:p>
      <text:p text:style-name="Text_20_body"/>
      <table:table table:name="Table270" table:style-name="Table270">
        <table:table-column table:style-name="Table270.A"/>
        <table:table-column table:style-name="Table270.B"/>
        <table:table-row>
          <table:table-cell table:style-name="Table270.A1" table:number-columns-spanned="2" office:value-type="string">
            <text:p text:style-name="Table_20_Contents">Então, descreva quais ações já foram providenciadas.</text:p>
          </table:table-cell>
          <table:covered-table-cell/>
        </table:table-row>
        <table:table-row>
          <table:table-cell table:style-name="Table270.A1" office:value-type="string">
            <text:p text:style-name="Table_20_Contents"><text:span text:style-name="Emphasis"><text:span text:style-name="Strong_20_Emphasis">We have reviewed a list of options</text:span></text:span><text:span text:style-name="Emphasis"> to find the best solution.</text:span></text:p>
          </table:table-cell>
          <table:table-cell table:style-name="Table270.A1" office:value-type="string">
            <text:p text:style-name="Table_20_Contents">Nós analisamos uma lista de opções para encontrar a melhor solução.</text:p>
          </table:table-cell>
        </table:table-row>
        <table:table-row>
          <table:table-cell table:style-name="Table270.A1" office:value-type="string">
            <text:p text:style-name="Table_20_Contents"> </text:p>
          </table:table-cell>
          <table:table-cell table:style-name="Table270.A1" office:value-type="string">
            <text:p text:style-name="Table_20_Contents"> </text:p>
          </table:table-cell>
        </table:table-row>
        <table:table-row>
          <table:table-cell table:style-name="Table270.A1" table:number-columns-spanned="2" office:value-type="string">
            <text:p text:style-name="Table_20_Contents">Finalmente, desenvolva a sua solução e explique porque você está rejeitando outras.</text:p>
          </table:table-cell>
          <table:covered-table-cell/>
        </table:table-row>
        <table:table-row>
          <table:table-cell table:style-name="Table270.A1" office:value-type="string">
            <text:p text:style-name="Table_20_Contents"><text:span text:style-name="Emphasis"><text:span text:style-name="Strong_20_Emphasis">We are proposing</text:span></text:span><text:span text:style-name="Emphasis"> a hiring freeze </text:span><text:span text:style-name="Emphasis"><text:span text:style-name="Strong_20_Emphasis">as the best way</text:span></text:span><text:span text:style-name="Emphasis"> to cut expenses.</text:span></text:p>
          </table:table-cell>
          <table:table-cell table:style-name="Table270.A1" office:value-type="string">
            <text:p text:style-name="Table_20_Contents">Estamos propondo um congelamento nas contratações como a melhor forma de cortar gastos.</text:p>
          </table:table-cell>
        </table:table-row>
        <text:soft-page-break/>
        <table:table-row>
          <table:table-cell table:style-name="Table270.A1" office:value-type="string">
            <text:p text:style-name="Table_20_Contents"><text:span text:style-name="Emphasis"><text:span text:style-name="Strong_20_Emphasis">We are rejecting</text:span></text:span><text:span text:style-name="Emphasis"> layoffs </text:span><text:span text:style-name="Emphasis"><text:span text:style-name="Strong_20_Emphasis">as a solution</text:span></text:span><text:span text:style-name="Emphasis">, due to the negative effects it would have on the staff.</text:span></text:p>
          </table:table-cell>
          <table:table-cell table:style-name="Table270.A1" office:value-type="string">
            <text:p text:style-name="Table_20_Contents"><text:span text:style-name="Strong_20_Emphasis">We are rejecting</text:span> afastamentos <text:span text:style-name="Strong_20_Emphasis">as a solution</text:span>, por conta do impacto negativo que tem na equipe.</text:p>
          </table:table-cell>
        </table:table-row>
      </table:table>
      <text:p text:style-name="Text_20_body"> </text:p>
      <text:p text:style-name="P4">The purpose of this email is to begin discussion about a new office location.</text:p>
      <text:p text:style-name="P4">Our office space is too small due to the increase in employees.</text:p>
      <text:p text:style-name="P4">We are rejecting the solution offered by the operations manager.</text:p>
      <text:p text:style-name="P4">We are going to review other proposals at tomorrow's meeting.</text:p>
      <text:p text:style-name="P4">We may have to lay off some employees because of budget cuts.</text:p>
      <text:p text:style-name="P4">We have to find a way to cut the budget.</text:p>
      <text:p text:style-name="Text_20_body"/>
      <table:table table:name="Table271" table:style-name="Table271">
        <table:table-column table:style-name="Table271.A"/>
        <table:table-column table:style-name="Table271.B"/>
        <table:table-row>
          <table:table-cell table:style-name="Table271.A1" table:number-columns-spanned="2" office:value-type="string">
            <text:p text:style-name="Table_20_Contents"><text:span text:style-name="Strong_20_Emphasis">Comparando linguagem formal e informal</text:span></text:p>
          </table:table-cell>
          <table:covered-table-cell/>
        </table:table-row>
        <table:table-row>
          <table:table-cell table:style-name="Table271.A1" table:number-columns-spanned="2" office:value-type="string">
            <text:p text:style-name="Table_20_Contents">Geralmente, as frases informais são mais curtas, usam o pronome <text:span text:style-name="Strong_20_Emphasis">I</text:span> com mais frequência e contêm uma opinião mais pessoal. Frases formais tendem a ser maiores e mais neutras. Aqui estão alguns exemplos. A versão informal vem antes sempre.</text:p>
          </table:table-cell>
          <table:covered-table-cell/>
        </table:table-row>
        <table:table-row>
          <table:table-cell table:style-name="Table271.A1" table:number-columns-spanned="2" office:value-type="string">
            <text:p text:style-name="Table_20_Contents"><text:span text:style-name="Strong_20_Emphasis">Fazendo sua proposta</text:span></text:p>
          </table:table-cell>
          <table:covered-table-cell/>
        </table:table-row>
        <table:table-row>
          <table:table-cell table:style-name="Table271.A1" table:number-columns-spanned="2" office:value-type="string">
            <text:p text:style-name="Table_20_Contents"> </text:p>
          </table:table-cell>
          <table:covered-table-cell/>
        </table:table-row>
        <table:table-row>
          <table:table-cell table:style-name="Table271.A1" office:value-type="string">
            <text:p text:style-name="Table_20_Contents"><text:span text:style-name="Emphasis">I think we should try to spend less money.</text:span></text:p>
          </table:table-cell>
          <table:table-cell table:style-name="Table271.A1" office:value-type="string">
            <text:p text:style-name="Table_20_Contents">Eu acho que deveríamos tentar gastar menos dinheiro.</text:p>
          </table:table-cell>
        </table:table-row>
        <table:table-row>
          <table:table-cell table:style-name="Table271.A1" office:value-type="string">
            <text:p text:style-name="Table_20_Contents"><text:span text:style-name="Emphasis">The purpose of this proposal is to outline a plan to cut expenses.</text:span></text:p>
          </table:table-cell>
          <table:table-cell table:style-name="Table271.A1" office:value-type="string">
            <text:p text:style-name="Table_20_Contents">O objetivo dessa proposta é esboçar um plano de corte de gastos.</text:p>
          </table:table-cell>
        </table:table-row>
        <table:table-row>
          <table:table-cell table:style-name="Table271.A1" office:value-type="string">
            <text:p text:style-name="Table_20_Contents"> </text:p>
          </table:table-cell>
          <table:table-cell table:style-name="Table271.A1" office:value-type="string">
            <text:p text:style-name="Table_20_Contents"> </text:p>
          </table:table-cell>
        </table:table-row>
        <table:table-row>
          <table:table-cell table:style-name="Table271.A1" table:number-columns-spanned="2" office:value-type="string">
            <text:p text:style-name="Table_20_Contents"><text:span text:style-name="Strong_20_Emphasis">Resumindo o problema</text:span></text:p>
          </table:table-cell>
          <table:covered-table-cell/>
        </table:table-row>
        <table:table-row>
          <table:table-cell table:style-name="Table271.A1" table:number-columns-spanned="2" office:value-type="string">
            <text:p text:style-name="Table_20_Contents"> </text:p>
          </table:table-cell>
          <table:covered-table-cell/>
        </table:table-row>
        <table:table-row>
          <table:table-cell table:style-name="Table271.A1" office:value-type="string">
            <text:p text:style-name="Table_20_Contents"><text:span text:style-name="Emphasis">I think we should save more because things are getting more expensive, and sales are poor.</text:span></text:p>
          </table:table-cell>
          <table:table-cell table:style-name="Table271.A1" office:value-type="string">
            <text:p text:style-name="Table_20_Contents">Eu acho que deveríamos economizar mais, pois as coisas estão ficando mais caras e as vendas estão diminuindo.</text:p>
          </table:table-cell>
        </table:table-row>
        <table:table-row>
          <table:table-cell table:style-name="Table271.A1" office:value-type="string">
            <text:p text:style-name="Table_20_Contents"><text:span text:style-name="Emphasis">Because of increasing expenses and decreasing sales, the company has identified the need to make savings.</text:span></text:p>
          </table:table-cell>
          <table:table-cell table:style-name="Table271.A1" office:value-type="string">
            <text:p text:style-name="Table_20_Contents">Devido ao aumento de despesas e queda nas vendas, a empresa identificou a necessidade de economizar.</text:p>
          </table:table-cell>
        </table:table-row>
      </table:table>
      <text:p text:style-name="Text_20_body"> </text:p>
      <text:p text:style-name="Text_20_body"><text:soft-page-break/></text:p>
      <table:table table:name="Table272" table:style-name="Table272">
        <table:table-column table:style-name="Table272.A"/>
        <table:table-column table:style-name="Table272.B"/>
        <table:table-row>
          <table:table-cell table:style-name="Table272.A1" table:number-columns-spanned="2" office:value-type="string">
            <text:p text:style-name="Table_20_Contents"><text:span text:style-name="Strong_20_Emphasis">Descrevendo o que tem sido feito.</text:span></text:p>
          </table:table-cell>
          <table:covered-table-cell/>
        </table:table-row>
        <table:table-row>
          <table:table-cell table:style-name="Table272.A1" office:value-type="string">
            <text:p text:style-name="Table_20_Contents"><text:span text:style-name="Emphasis">I've looked at a few options.</text:span></text:p>
          </table:table-cell>
          <table:table-cell table:style-name="Table272.A1" office:value-type="string">
            <text:p text:style-name="Table_20_Contents">Eu olhei algumas opções.</text:p>
          </table:table-cell>
        </table:table-row>
        <table:table-row>
          <table:table-cell table:style-name="Table272.A1" office:value-type="string">
            <text:p text:style-name="Table_20_Contents"><text:span text:style-name="Emphasis">We have reviewed a list of options to find the best solution.</text:span></text:p>
          </table:table-cell>
          <table:table-cell table:style-name="Table272.A1" office:value-type="string">
            <text:p text:style-name="Table_20_Contents">Nós analisamos uma lista de opções para encontrar a melhor solução.</text:p>
          </table:table-cell>
        </table:table-row>
        <table:table-row>
          <table:table-cell table:style-name="Table272.A1" office:value-type="string">
            <text:p text:style-name="Table_20_Contents"> </text:p>
          </table:table-cell>
          <table:table-cell table:style-name="Table272.A1" office:value-type="string">
            <text:p text:style-name="Table_20_Contents"> </text:p>
          </table:table-cell>
        </table:table-row>
        <table:table-row>
          <table:table-cell table:style-name="Table272.A1" table:number-columns-spanned="2" office:value-type="string">
            <text:p text:style-name="Table_20_Contents"><text:span text:style-name="Strong_20_Emphasis">Propondo uma solução.</text:span></text:p>
          </table:table-cell>
          <table:covered-table-cell/>
        </table:table-row>
        <table:table-row>
          <table:table-cell table:style-name="Table272.A1" office:value-type="string">
            <text:p text:style-name="Table_20_Contents"><text:span text:style-name="Emphasis">I think we should have a hiring freeze. It'll help cut expenses.</text:span></text:p>
          </table:table-cell>
          <table:table-cell table:style-name="Table272.A1" office:value-type="string">
            <text:p text:style-name="Table_20_Contents">Eu acho que deveríamos fazer um congelamento nas contratações. Isso irá ajudar a cortar os gastos.</text:p>
          </table:table-cell>
        </table:table-row>
        <table:table-row>
          <table:table-cell table:style-name="Table272.A1" office:value-type="string">
            <text:p text:style-name="Table_20_Contents"><text:span text:style-name="Emphasis">We are proposing a hiring freeze as the best way to cut expenses.</text:span></text:p>
          </table:table-cell>
          <table:table-cell table:style-name="Table272.A1" office:value-type="string">
            <text:p text:style-name="Table_20_Contents">Estamos propondo um congelamento nas contratações como a melhor forma de cortar gastos.</text:p>
          </table:table-cell>
        </table:table-row>
        <table:table-row>
          <table:table-cell table:style-name="Table272.A1" office:value-type="string">
            <text:p text:style-name="Table_20_Contents"> </text:p>
          </table:table-cell>
          <table:table-cell table:style-name="Table272.A1" office:value-type="string">
            <text:p text:style-name="Table_20_Contents"> </text:p>
          </table:table-cell>
        </table:table-row>
        <table:table-row>
          <table:table-cell table:style-name="Table272.A1" table:number-columns-spanned="2" office:value-type="string">
            <text:p text:style-name="Table_20_Contents"><text:span text:style-name="Strong_20_Emphasis">Rejeitando uma solução</text:span></text:p>
          </table:table-cell>
          <table:covered-table-cell/>
        </table:table-row>
        <table:table-row>
          <table:table-cell table:style-name="Table272.A1" office:value-type="string">
            <text:p text:style-name="Table_20_Contents"><text:span text:style-name="Emphasis">I don't think we should lay off anyone because it'll make people very unhappy.</text:span></text:p>
          </table:table-cell>
          <table:table-cell table:style-name="Table272.A1" office:value-type="string">
            <text:p text:style-name="Table_20_Contents">Eu não acho que deveríamos demitir ninguém, pois isso irá deixar as pessoas muito infelizes.</text:p>
          </table:table-cell>
        </table:table-row>
        <table:table-row>
          <table:table-cell table:style-name="Table272.A1" office:value-type="string">
            <text:p text:style-name="Table_20_Contents"><text:span text:style-name="Emphasis">We are rejecting layoffs as a solution, due to the negative effects it will have on staff.</text:span></text:p>
          </table:table-cell>
          <table:table-cell table:style-name="Table272.A1" office:value-type="string">
            <text:p text:style-name="Table_20_Contents">Estamos rejeitando afastamentos como solução do problema, por conta do impacto negativo que tem na equipe.</text:p>
          </table:table-cell>
        </table:table-row>
      </table:table>
      <text:p text:style-name="Text_20_body"> </text:p>
      <text:p text:style-name="Text_20_body"/>
      <table:table table:name="Table273" table:style-name="Table273">
        <table:table-column table:style-name="Table273.A"/>
        <table:table-column table:style-name="Table273.B"/>
        <table:table-row>
          <table:table-cell table:style-name="Table273.A1" table:number-columns-spanned="2" office:value-type="string">
            <text:p text:style-name="Table_20_Contents"><text:span text:style-name="Strong_20_Emphasis">Falando de vantagens e desvantagens</text:span></text:p>
          </table:table-cell>
          <table:covered-table-cell/>
        </table:table-row>
        <table:table-row>
          <table:table-cell table:style-name="Table273.A1" table:number-columns-spanned="2" office:value-type="string">
            <text:p text:style-name="Table_20_Contents">Como parte de uma proposta de negócios, você irá incluir com frequência uma análise das <text:span text:style-name="Strong_20_Emphasis">advantages and disadvantages</text:span>, ou os <text:span text:style-name="Strong_20_Emphasis">pros and cons</text:span> da solução proposta.</text:p>
          </table:table-cell>
          <table:covered-table-cell/>
        </table:table-row>
        <table:table-row>
          <table:table-cell table:style-name="Table273.A1" table:number-columns-spanned="2" office:value-type="string">
            <text:p text:style-name="Table_20_Contents"> </text:p>
          </table:table-cell>
          <table:covered-table-cell/>
        </table:table-row>
        <table:table-row>
          <table:table-cell table:style-name="Table273.A1" office:value-type="string">
            <text:p text:style-name="Table_20_Contents"><text:span text:style-name="Emphasis"><text:span text:style-name="Strong_20_Emphasis">One advantage</text:span></text:span><text:span text:style-name="Emphasis"> is lower costs.</text:span></text:p>
          </table:table-cell>
          <table:table-cell table:style-name="Table273.A1" office:value-type="string">
            <text:p text:style-name="Table_20_Contents">Uma vantagem é a diminuição nos custos.</text:p>
          </table:table-cell>
        </table:table-row>
        <table:table-row>
          <table:table-cell table:style-name="Table273.A1" office:value-type="string">
            <text:p text:style-name="Table_20_Contents"><text:span text:style-name="Emphasis"><text:span text:style-name="Strong_20_Emphasis">Another pro</text:span></text:span><text:span text:style-name="Emphasis"> is that revenues will increase.</text:span></text:p>
          </table:table-cell>
          <table:table-cell table:style-name="Table273.A1" office:value-type="string">
            <text:p text:style-name="Table_20_Contents">Outra vantagem é que a nossa receita aumentaria.</text:p>
          </table:table-cell>
        </table:table-row>
        <table:table-row>
          <table:table-cell table:style-name="Table273.A1" office:value-type="string">
            <text:p text:style-name="Table_20_Contents"><text:span text:style-name="Emphasis"><text:span text:style-name="Strong_20_Emphasis">One con</text:span></text:span><text:span text:style-name="Emphasis">, however, is that we'll need to use staff more efficiently.</text:span></text:p>
          </table:table-cell>
          <table:table-cell table:style-name="Table273.A1" office:value-type="string">
            <text:p text:style-name="Table_20_Contents">Uma desvantagem, entretanto, é que vamos precisar usar a equipe de maneira mais eficiente.</text:p>
          </table:table-cell>
        </table:table-row>
        <table:table-row>
          <table:table-cell table:style-name="Table273.A1" office:value-type="string">
            <text:p text:style-name="Table_20_Contents"><text:span text:style-name="Emphasis"><text:span text:style-name="Strong_20_Emphasis">A further disadvantage</text:span></text:span><text:span text:style-name="Emphasis"> is that projects will not be finished so quickly.</text:span></text:p>
          </table:table-cell>
          <table:table-cell table:style-name="Table273.A1" office:value-type="string">
            <text:p text:style-name="Table_20_Contents">Uma outra desvantagem é que os projetos não serão finalizados com tanta rapidez.</text:p>
          </table:table-cell>
        </table:table-row>
      </table:table>
      <text:p text:style-name="Text_20_body"><text:soft-page-break/> </text:p>
      <text:p text:style-name="Text_20_body"/>
      <table:table table:name="Table274" table:style-name="Table274">
        <table:table-column table:style-name="Table274.A"/>
        <table:table-column table:style-name="Table274.B"/>
        <table:table-row>
          <table:table-cell table:style-name="Table274.A1" table:number-columns-spanned="2" office:value-type="string">
            <text:p text:style-name="Table_20_Contents">Use adjetivos como <text:span text:style-name="Strong_20_Emphasis">big</text:span> e <text:span text:style-name="Strong_20_Emphasis">obvious</text:span> para enfatizar a importância da vantagem e da desvantagem.</text:p>
          </table:table-cell>
          <table:covered-table-cell/>
        </table:table-row>
        <table:table-row>
          <table:table-cell table:style-name="Table274.A1" office:value-type="string">
            <text:p text:style-name="Table_20_Contents"> </text:p>
          </table:table-cell>
          <table:table-cell table:style-name="Table274.A1" office:value-type="string">
            <text:p text:style-name="Table_20_Contents"> </text:p>
          </table:table-cell>
        </table:table-row>
        <table:table-row>
          <table:table-cell table:style-name="Table274.A1" office:value-type="string">
            <text:p text:style-name="Table_20_Contents"><text:span text:style-name="Emphasis">Another </text:span><text:span text:style-name="Emphasis"><text:span text:style-name="Strong_20_Emphasis">big</text:span></text:span><text:span text:style-name="Emphasis"> advantage of a hiring freeze is that we can keep morale high.</text:span></text:p>
          </table:table-cell>
          <table:table-cell table:style-name="Table274.A1" office:value-type="string">
            <text:p text:style-name="Table_20_Contents">Outra grande vantagem de congelar as contratações é que podemos manter a moral dos funcionários alta.</text:p>
          </table:table-cell>
        </table:table-row>
        <table:table-row>
          <table:table-cell table:style-name="Table274.A1" office:value-type="string">
            <text:p text:style-name="Table_20_Contents"><text:span text:style-name="Emphasis">An </text:span><text:span text:style-name="Emphasis"><text:span text:style-name="Strong_20_Emphasis">obvious</text:span></text:span><text:span text:style-name="Emphasis"> advantage is that we don't need to have any layoffs.</text:span></text:p>
          </table:table-cell>
          <table:table-cell table:style-name="Table274.A1" office:value-type="string">
            <text:p text:style-name="Table_20_Contents">Uma vantagem óbvia é que não precisamos demitir ninguém.</text:p>
          </table:table-cell>
        </table:table-row>
      </table:table>
      <text:p text:style-name="Text_20_body"/>
      <text:p text:style-name="Standard">RE: Cost cutting proposal</text:p>
      <text:p text:style-name="P8">From: </text:p>
      <text:p text:style-name="P8">josh@anybusiness.com</text:p>
      <text:p text:style-name="P9">To: </text:p>
      <text:p text:style-name="P24">katie@anybusiness.com</text:p>
      <text:p text:style-name="P25">Hi, Katie.</text:p>
      <text:p text:style-name="P25">I've finished my proposal! Let me know what you think.</text:p>
      <text:p text:style-name="P25"><text:span text:style-name="Strong_20_Emphasis">Business proposal</text:span></text:p>
      <text:p text:style-name="P25"><text:span text:style-name="Strong_20_Emphasis">Executive summary</text:span></text:p>
      <text:p text:style-name="P25">The purpose of this proposal is to outline a plan to cut expenses. Because of increasing expenses and decreasing sales, the company has identified the need to make savings. We have reviewed several options for the best solution.  We are proposing a hiring freeze as the best way to cut expenses. We are rejecting layoffs as a solution, due to the negative effects it would have on staff.</text:p>
      <text:p text:style-name="P25"><text:soft-page-break/><text:span text:style-name="Strong_20_Emphasis">Advantages and disadvantages</text:span></text:p>
      <text:p text:style-name="P25">One advantage is lower recruitment costs. Another big advantage of a hiring freeze is that we can keep morale high. However, a con of a hiring freeze is that we will need to find ways to use our employees more efficiently.</text:p>
      <text:p text:style-name="P25"><text:span text:style-name="Strong_20_Emphasis">Conclusion</text:span></text:p>
      <text:p text:style-name="P25">In conclusion, a hiring freeze is the best choice for the company right now. It would lower costs and keep morale high. We suggest that we review this proposal at a meeting next week. Please contact me with any questions or concerns.</text:p>
      <text:p text:style-name="P25">Thanks so much for helping me with this, Katie. How about lunch next week, on me?</text:p>
      <text:p text:style-name="P25">Josh</text:p>
      <text:p text:style-name="Standard"/>
      <table:table table:name="Table275" table:style-name="Table275">
        <table:table-column table:style-name="Table275.A"/>
        <table:table-column table:style-name="Table275.B"/>
        <table:table-row>
          <table:table-cell table:style-name="Table275.A1" table:number-columns-spanned="2" office:value-type="string">
            <text:p text:style-name="Table_20_Contents"><text:span text:style-name="Strong_20_Emphasis">Concluindo uma proposta</text:span></text:p>
          </table:table-cell>
          <table:covered-table-cell/>
        </table:table-row>
        <table:table-row>
          <table:table-cell table:style-name="Table275.A1" table:number-columns-spanned="2" office:value-type="string">
            <text:p text:style-name="Table_20_Contents">Uma maneira simples de concluir uma proposta é resumindo a sua solução, reiterando as vantagens e então recomendar novos passos.</text:p>
          </table:table-cell>
          <table:covered-table-cell/>
        </table:table-row>
        <table:table-row>
          <table:table-cell table:style-name="Table275.A1" table:number-columns-spanned="2" office:value-type="string">
            <text:p text:style-name="Table_20_Contents"><text:span text:style-name="Strong_20_Emphasis">Resumindo sua solução</text:span></text:p>
          </table:table-cell>
          <table:covered-table-cell/>
        </table:table-row>
        <table:table-row>
          <table:table-cell table:style-name="Table275.A1" office:value-type="string">
            <text:p text:style-name="Table_20_Contents"><text:span text:style-name="Emphasis"><text:span text:style-name="Strong_20_Emphasis">In conclusion,</text:span></text:span><text:span text:style-name="Emphasis"> a hiring freeze is the best choice for the company right now.</text:span></text:p>
          </table:table-cell>
          <table:table-cell table:style-name="Table275.A1" office:value-type="string">
            <text:p text:style-name="Table_20_Contents">Em resumo, um congelamento nas contratações é a melhor escolha para a empresa agora.</text:p>
          </table:table-cell>
        </table:table-row>
        <table:table-row>
          <table:table-cell table:style-name="Table275.A1" office:value-type="string">
            <text:p text:style-name="Table_20_Contents"><text:span text:style-name="Emphasis"><text:span text:style-name="Strong_20_Emphasis">To conclude,</text:span></text:span><text:span text:style-name="Emphasis"> we recommend layoffs to cut costs.</text:span></text:p>
          </table:table-cell>
          <table:table-cell table:style-name="Table275.A1" office:value-type="string">
            <text:p text:style-name="Table_20_Contents">Para concluir, recomendamos demissões para cortar gastos.</text:p>
          </table:table-cell>
        </table:table-row>
        <table:table-row>
          <table:table-cell table:style-name="Table275.A1" office:value-type="string">
            <text:p text:style-name="Table_20_Contents"> </text:p>
          </table:table-cell>
          <table:table-cell table:style-name="Table275.A1" office:value-type="string">
            <text:p text:style-name="Table_20_Contents"> </text:p>
          </table:table-cell>
        </table:table-row>
        <table:table-row>
          <table:table-cell table:style-name="Table275.A1" table:number-columns-spanned="2" office:value-type="string">
            <text:p text:style-name="Table_20_Contents"><text:span text:style-name="Strong_20_Emphasis">Reiterando as vantagens</text:span></text:p>
          </table:table-cell>
          <table:covered-table-cell/>
        </table:table-row>
        <table:table-row>
          <table:table-cell table:style-name="Table275.A1" office:value-type="string">
            <text:p text:style-name="Table_20_Contents"><text:span text:style-name="Emphasis"><text:span text:style-name="Strong_20_Emphasis">It would</text:span></text:span><text:span text:style-name="Emphasis"> lower costs and keep morale high.</text:span></text:p>
          </table:table-cell>
          <table:table-cell table:style-name="Table275.A1" office:value-type="string">
            <text:p text:style-name="Table_20_Contents">Isso iria diminuir custos e manter a moral alta.</text:p>
          </table:table-cell>
        </table:table-row>
        <table:table-row>
          <table:table-cell table:style-name="Table275.A1" office:value-type="string">
            <text:p text:style-name="Table_20_Contents"><text:span text:style-name="Emphasis"><text:span text:style-name="Strong_20_Emphasis">The advantages are obvious:</text:span></text:span><text:span text:style-name="Emphasis"> Costs would be cut by 50%.</text:span></text:p>
          </table:table-cell>
          <table:table-cell table:style-name="Table275.A1" office:value-type="string">
            <text:p text:style-name="Table_20_Contents">As vantagens são óbvias: os custos seriam cortados em 50%.</text:p>
          </table:table-cell>
        </table:table-row>
      </table:table>
      <text:p text:style-name="Text_20_body"> </text:p>
      <text:p text:style-name="Standard"><text:soft-page-break/></text:p>
      <table:table table:name="Table276" table:style-name="Table276">
        <table:table-column table:style-name="Table276.A"/>
        <table:table-column table:style-name="Table276.B"/>
        <table:table-row>
          <table:table-cell table:style-name="Table276.A1" table:number-columns-spanned="2" office:value-type="string">
            <text:p text:style-name="Table_20_Contents"><text:span text:style-name="Strong_20_Emphasis">Sugerindo os próximos passos</text:span></text:p>
          </table:table-cell>
          <table:covered-table-cell/>
        </table:table-row>
        <table:table-row>
          <table:table-cell table:style-name="Table276.A1" table:number-columns-spanned="2" office:value-type="string">
            <text:p text:style-name="Table_20_Contents"> </text:p>
          </table:table-cell>
          <table:covered-table-cell/>
        </table:table-row>
        <table:table-row>
          <table:table-cell table:style-name="Table276.A1" office:value-type="string">
            <text:p text:style-name="Table_20_Contents"><text:span text:style-name="Emphasis">We suggest that we review this proposal at a meeting next week.</text:span></text:p>
          </table:table-cell>
          <table:table-cell table:style-name="Table276.A1" office:value-type="string">
            <text:p text:style-name="Table_20_Contents">Nós sugerimos revisar essa proposta em uma reunião na próxima semana.</text:p>
          </table:table-cell>
        </table:table-row>
        <table:table-row>
          <table:table-cell table:style-name="Table276.A1" office:value-type="string">
            <text:p text:style-name="Table_20_Contents"><text:span text:style-name="Emphasis">Please contact me with any questions or concerns.</text:span></text:p>
          </table:table-cell>
          <table:table-cell table:style-name="Table276.A1" office:value-type="string">
            <text:p text:style-name="Table_20_Contents">Por favor, entre em contato comigo se tiver alguma dúvida ou sugestão.</text:p>
          </table:table-cell>
        </table:table-row>
      </table:table>
      <text:p text:style-name="Text_20_body"> </text:p>
      <text:p text:style-name="Standard"/>
      <table:table table:name="Table277" table:style-name="Table277">
        <table:table-column table:style-name="Table277.A" table:number-columns-repeated="2"/>
        <table:table-column table:style-name="Table277.C"/>
        <table:table-row>
          <table:table-cell table:style-name="Table277.A1" table:number-columns-spanned="3" office:value-type="string">
            <text:p text:style-name="Table_20_Contents"><text:span text:style-name="Strong_20_Emphasis">Descrevendo problemas com um serviço</text:span><text:line-break/> </text:p>
          </table:table-cell>
          <table:covered-table-cell/>
          <table:covered-table-cell/>
        </table:table-row>
        <table:table-row>
          <table:table-cell table:style-name="Table277.A1" table:number-columns-spanned="3" office:value-type="string">
            <text:p text:style-name="Table_20_Contents">Quando falamos sobre problemas que estamos tendo com um serviço, podemos usar algumas dessas frases.</text:p>
          </table:table-cell>
          <table:covered-table-cell/>
          <table:covered-table-cell/>
        </table:table-row>
        <table:table-row>
          <table:table-cell table:style-name="Table277.A1" office:value-type="string">
            <text:p text:style-name="Table_20_Contents"> </text:p>
          </table:table-cell>
          <table:table-cell table:style-name="Table277.A1" office:value-type="string">
            <text:p text:style-name="Table_20_Contents"> </text:p>
          </table:table-cell>
          <table:table-cell table:style-name="Table277.A1" office:value-type="string">
            <text:p text:style-name="Table_20_Contents"> </text:p>
          </table:table-cell>
        </table:table-row>
        <table:table-row>
          <table:table-cell table:style-name="Table277.A1" office:value-type="string">
            <text:section text:style-name="Sect1" text:name="Section276">
              <text:p text:style-name="P5"><text:bookmark text:name="mep_841"/></text:p>
            </text:section>
          </table:table-cell>
          <table:table-cell table:style-name="Table277.B4" table:number-columns-spanned="2" office:value-type="string">
            <text:p text:style-name="P5"/>
          </table:table-cell>
          <table:covered-table-cell/>
        </table:table-row>
      </table:table>
      <table:table table:name="Table278" table:style-name="Table278">
        <table:table-column table:style-name="Table278.A"/>
        <table:table-column table:style-name="Table278.B"/>
        <table:table-column table:style-name="Table278.C"/>
        <table:table-row>
          <table:table-cell table:style-name="Table278.A1" office:value-type="string">
            <text:section text:style-name="Sect1" text:name="Section277">
              <text:p text:style-name="P5"><text:bookmark text:name="mep_842"/></text:p>
            </text:section>
          </table:table-cell>
          <table:table-cell table:style-name="Table278.A1" office:value-type="string">
            <text:p text:style-name="Table_20_Contents"><text:span text:style-name="Emphasis">The service </text:span><text:span text:style-name="Emphasis"><text:span text:style-name="Strong_20_Emphasis">just isn't reliable</text:span></text:span><text:span text:style-name="Emphasis">.</text:span></text:p>
          </table:table-cell>
          <table:table-cell table:style-name="Table278.A1" office:value-type="string">
            <text:p text:style-name="Table_20_Contents">O serviço simplesmente não é confiável.</text:p>
          </table:table-cell>
        </table:table-row>
        <table:table-row>
          <table:table-cell table:style-name="Table278.A1" office:value-type="string">
            <text:section text:style-name="Sect1" text:name="Section278">
              <text:p text:style-name="P5"><text:bookmark text:name="mep_851"/></text:p>
            </text:section>
          </table:table-cell>
          <table:table-cell table:style-name="Table278.B2" table:number-columns-spanned="2" office:value-type="string">
            <text:p text:style-name="P5"/>
          </table:table-cell>
          <table:covered-table-cell/>
        </table:table-row>
      </table:table>
      <table:table table:name="Table279" table:style-name="Table279">
        <table:table-column table:style-name="Table279.A"/>
        <table:table-column table:style-name="Table279.B"/>
        <table:table-column table:style-name="Table279.C"/>
        <table:table-row>
          <table:table-cell table:style-name="Table279.A1" office:value-type="string">
            <text:section text:style-name="Sect1" text:name="Section279">
              <text:p text:style-name="P5"><text:bookmark text:name="mep_852"/></text:p>
            </text:section>
          </table:table-cell>
          <table:table-cell table:style-name="Table279.A1" office:value-type="string">
            <text:p text:style-name="Table_20_Contents"><text:span text:style-name="Emphasis"><text:span text:style-name="Strong_20_Emphasis">We have problems</text:span></text:span><text:span text:style-name="Emphasis"> downloading things.</text:span></text:p>
          </table:table-cell>
          <table:table-cell table:style-name="Table279.A1" office:value-type="string">
            <text:p text:style-name="Table_20_Contents">Temos problemas em baixar coisas.</text:p>
          </table:table-cell>
        </table:table-row>
        <table:table-row>
          <table:table-cell table:style-name="Table279.A1" office:value-type="string">
            <text:section text:style-name="Sect1" text:name="mep_86">
              <text:p text:style-name="P5"/>
            </text:section>
          </table:table-cell>
          <table:table-cell table:style-name="Table279.B2" table:number-columns-spanned="2" office:value-type="string">
            <text:p text:style-name="P5"/>
          </table:table-cell>
          <table:covered-table-cell/>
        </table:table-row>
      </table:table>
      <table:table table:name="Table280" table:style-name="Table280">
        <table:table-column table:style-name="Table280.A"/>
        <table:table-column table:style-name="Table280.B"/>
        <table:table-column table:style-name="Table280.C"/>
        <table:table-row>
          <table:table-cell table:style-name="Table280.A1" office:value-type="string">
            <text:section text:style-name="Sect1" text:name="Section280">
              <text:p text:style-name="P5"><text:bookmark text:name="mep_86"/></text:p>
            </text:section>
          </table:table-cell>
          <table:table-cell table:style-name="Table280.A1" office:value-type="string">
            <text:p text:style-name="Table_20_Contents"><text:span text:style-name="Emphasis"><text:span text:style-name="Strong_20_Emphasis">It's difficult to get</text:span></text:span><text:span text:style-name="Emphasis"> the support we need.</text:span></text:p>
          </table:table-cell>
          <table:table-cell table:style-name="Table280.A1" office:value-type="string">
            <text:p text:style-name="Table_20_Contents">É difícil obter o suporte que precisamos.</text:p>
          </table:table-cell>
        </table:table-row>
        <table:table-row>
          <table:table-cell table:style-name="Table280.A1" office:value-type="string">
            <text:section text:style-name="Sect1" text:name="mep_87">
              <text:p text:style-name="P5"/>
            </text:section>
          </table:table-cell>
          <table:table-cell table:style-name="Table280.B2" table:number-columns-spanned="2" office:value-type="string">
            <text:p text:style-name="P5"/>
          </table:table-cell>
          <table:covered-table-cell/>
        </table:table-row>
      </table:table>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section text:style-name="Sect1" text:name="Section281">
              <text:p text:style-name="P5"><text:bookmark text:name="mep_87"/></text:p>
            </text:section>
          </table:table-cell>
          <table:table-cell table:style-name="Table281.A1" office:value-type="string">
            <text:p text:style-name="Table_20_Contents"><text:span text:style-name="Emphasis"><text:span text:style-name="Strong_20_Emphasis">It takes ages to get</text:span></text:span><text:span text:style-name="Emphasis"> a response.</text:span></text:p>
          </table:table-cell>
          <table:table-cell table:style-name="Table281.A1" office:value-type="string">
            <text:p text:style-name="Table_20_Contents">Demora muito para obter uma resposta.</text:p>
          </table:table-cell>
        </table:table-row>
      </table:table>
      <text:p text:style-name="Text_20_body"> </text:p>
      <text:p text:style-name="Standard">It takes ages to download.</text:p>
      <text:p text:style-name="Standard">Demora muito para baixar.</text:p>
      <text:p text:style-name="Standard"><text:soft-page-break/>We're having problems getting help.</text:p>
      <text:p text:style-name="Standard">Estamos tendo problemas em conseguir ajuda.</text:p>
      <text:p text:style-name="Standard">It's difficult to get the support we need.</text:p>
      <text:p text:style-name="Standard">É difícil conseguir o suporte que precisamos.</text:p>
      <text:p text:style-name="Standard">The company just isn't reliable.</text:p>
      <text:p text:style-name="Standard">A empresa simplesmente não é confiável.</text:p>
      <text:p text:style-name="Standard"/>
      <text:p text:style-name="Standard"/>
      <table:table table:name="Table282" table:style-name="Table282">
        <table:table-column table:style-name="Table282.A"/>
        <table:table-column table:style-name="Table282.B"/>
        <table:table-column table:style-name="Table282.C"/>
        <table:table-row>
          <table:table-cell table:style-name="Table282.A1" table:number-columns-spanned="3" office:value-type="string">
            <text:p text:style-name="Table_20_Contents"><text:span text:style-name="Strong_20_Emphasis">Dizendo como nos sentimos</text:span></text:p>
          </table:table-cell>
          <table:covered-table-cell/>
          <table:covered-table-cell/>
        </table:table-row>
        <table:table-row>
          <table:table-cell table:style-name="Table282.A1" table:number-columns-spanned="3" office:value-type="string">
            <text:p text:style-name="Table_20_Contents">Quando falamos sobre um serviço com o qual estamos tendo um problema, podemos usar adjetivos para ajudar a nos expressar.</text:p>
          </table:table-cell>
          <table:covered-table-cell/>
          <table:covered-table-cell/>
        </table:table-row>
        <table:table-row>
          <table:table-cell table:style-name="Table282.A1" office:value-type="string">
            <text:p text:style-name="Table_20_Contents"> </text:p>
          </table:table-cell>
          <table:table-cell table:style-name="Table282.A1" office:value-type="string">
            <text:p text:style-name="Table_20_Contents"> </text:p>
          </table:table-cell>
          <table:table-cell table:style-name="Table282.A1" office:value-type="string">
            <text:p text:style-name="Table_20_Contents"> </text:p>
          </table:table-cell>
        </table:table-row>
        <table:table-row>
          <table:table-cell table:style-name="Table282.A1" office:value-type="string">
            <text:section text:style-name="Sect1" text:name="Section282">
              <text:p text:style-name="P5"><text:bookmark text:name="mep_1031"/></text:p>
            </text:section>
          </table:table-cell>
          <table:table-cell table:style-name="Table282.B4" table:number-columns-spanned="2" office:value-type="string">
            <text:p text:style-name="P5"/>
          </table:table-cell>
          <table:covered-table-cell/>
        </table:table-row>
      </table:table>
      <table:table table:name="Table283" table:style-name="Table283">
        <table:table-column table:style-name="Table283.A"/>
        <table:table-column table:style-name="Table283.B"/>
        <table:table-column table:style-name="Table283.C"/>
        <table:table-row>
          <table:table-cell table:style-name="Table283.A1" office:value-type="string">
            <text:section text:style-name="Sect1" text:name="Section283">
              <text:p text:style-name="P5"><text:bookmark text:name="mep_1032"/></text:p>
            </text:section>
          </table:table-cell>
          <table:table-cell table:style-name="Table283.A1" office:value-type="string">
            <text:p text:style-name="P2"><text:span text:style-name="Emphasis">We're </text:span><text:span text:style-name="Emphasis"><text:span text:style-name="Strong_20_Emphasis">not so happy with</text:span></text:span><text:span text:style-name="Emphasis"> our current service.</text:span></text:p>
          </table:table-cell>
          <table:table-cell table:style-name="Table283.A1" office:value-type="string">
            <text:p text:style-name="Table_20_Contents">Não estamos tão felizes com nosso serviço atual.</text:p>
          </table:table-cell>
        </table:table-row>
        <table:table-row>
          <table:table-cell table:style-name="Table283.A1" office:value-type="string">
            <text:section text:style-name="Sect1" text:name="mep_104">
              <text:p text:style-name="P5"/>
            </text:section>
          </table:table-cell>
          <table:table-cell table:style-name="Table283.B2" table:number-columns-spanned="2" office:value-type="string">
            <text:p text:style-name="P5"/>
          </table:table-cell>
          <table:covered-table-cell/>
        </table:table-row>
      </table:table>
      <table:table table:name="Table284" table:style-name="Table284">
        <table:table-column table:style-name="Table284.A"/>
        <table:table-column table:style-name="Table284.B"/>
        <table:table-column table:style-name="Table284.C"/>
        <table:table-row>
          <table:table-cell table:style-name="Table284.A1" office:value-type="string">
            <text:section text:style-name="Sect1" text:name="Section284">
              <text:p text:style-name="P5"><text:bookmark text:name="mep_104"/></text:p>
            </text:section>
          </table:table-cell>
          <table:table-cell table:style-name="Table284.A1" office:value-type="string">
            <text:p text:style-name="Table_20_Contents"><text:span text:style-name="Emphasis">The speed is </text:span><text:span text:style-name="Emphasis"><text:span text:style-name="Strong_20_Emphasis">driving us crazy</text:span></text:span><text:span text:style-name="Emphasis">.</text:span></text:p>
          </table:table-cell>
          <table:table-cell table:style-name="Table284.A1" office:value-type="string">
            <text:p text:style-name="Table_20_Contents">A velocidade está nos irritando bastante.</text:p>
          </table:table-cell>
        </table:table-row>
        <table:table-row>
          <table:table-cell table:style-name="Table284.A1" office:value-type="string">
            <text:section text:style-name="Sect1" text:name="mep_105">
              <text:p text:style-name="P5"/>
            </text:section>
          </table:table-cell>
          <table:table-cell table:style-name="Table284.B2" table:number-columns-spanned="2" office:value-type="string">
            <text:p text:style-name="P5"/>
          </table:table-cell>
          <table:covered-table-cell/>
        </table:table-row>
      </table:table>
      <table:table table:name="Table285" table:style-name="Table285">
        <table:table-column table:style-name="Table285.A"/>
        <table:table-column table:style-name="Table285.B"/>
        <table:table-column table:style-name="Table285.C"/>
        <table:table-row>
          <table:table-cell table:style-name="Table285.A1" office:value-type="string">
            <text:section text:style-name="Sect1" text:name="Section285">
              <text:p text:style-name="P5"><text:bookmark text:name="mep_105"/></text:p>
            </text:section>
          </table:table-cell>
          <table:table-cell table:style-name="Table285.A1" office:value-type="string">
            <text:p text:style-name="P2"><text:span text:style-name="Emphasis">It can be </text:span><text:span text:style-name="Emphasis"><text:span text:style-name="Strong_20_Emphasis">pretty frustrating</text:span></text:span><text:span text:style-name="Emphasis">.</text:span></text:p>
          </table:table-cell>
          <table:table-cell table:style-name="Table285.A1" office:value-type="string">
            <text:p text:style-name="Table_20_Contents">É bem frustrante.</text:p>
          </table:table-cell>
        </table:table-row>
        <table:table-row>
          <table:table-cell table:style-name="Table285.A1" office:value-type="string">
            <text:p text:style-name="Table_20_Contents"> </text:p>
          </table:table-cell>
          <table:table-cell table:style-name="Table285.A1" office:value-type="string">
            <text:p text:style-name="Table_20_Contents"> </text:p>
          </table:table-cell>
          <table:table-cell table:style-name="Table285.A1" office:value-type="string">
            <text:p text:style-name="Table_20_Contents"> </text:p>
          </table:table-cell>
        </table:table-row>
        <table:table-row>
          <table:table-cell table:style-name="Table285.A1" table:number-columns-spanned="3" office:value-type="string">
            <text:p text:style-name="Table_20_Contents">Podemos usar também palavras como <text:span text:style-name="Strong_20_Emphasis">always</text:span> e <text:span text:style-name="Strong_20_Emphasis">never</text:span> para enfatizar que o serviço não funciona como gostaríamos.</text:p>
          </table:table-cell>
          <table:covered-table-cell/>
          <table:covered-table-cell/>
        </table:table-row>
        <table:table-row>
          <table:table-cell table:style-name="Table285.A1" office:value-type="string">
            <text:section text:style-name="Sect1" text:name="Section286">
              <text:p text:style-name="P5"><text:bookmark text:name="mep_1061"/></text:p>
            </text:section>
          </table:table-cell>
          <table:table-cell table:style-name="Table285.B4" table:number-columns-spanned="2" office:value-type="string">
            <text:p text:style-name="P5"/>
          </table:table-cell>
          <table:covered-table-cell/>
        </table:table-row>
      </table:table>
      <table:table table:name="Table286" table:style-name="Table286">
        <table:table-column table:style-name="Table286.A"/>
        <table:table-column table:style-name="Table286.B"/>
        <table:table-column table:style-name="Table286.C"/>
        <table:table-row>
          <table:table-cell table:style-name="Table286.A1" office:value-type="string">
            <text:section text:style-name="Sect1" text:name="Section287">
              <text:p text:style-name="P5"><text:bookmark text:name="mep_1062"/></text:p>
            </text:section>
          </table:table-cell>
          <table:table-cell table:style-name="Table286.A1" office:value-type="string">
            <text:p text:style-name="Table_20_Contents"><text:span text:style-name="Emphasis">It's </text:span><text:span text:style-name="Emphasis"><text:span text:style-name="Strong_20_Emphasis">always</text:span></text:span><text:span text:style-name="Emphasis"> so unreliable.</text:span></text:p>
          </table:table-cell>
          <table:table-cell table:style-name="Table286.A1" office:value-type="string">
            <text:p text:style-name="Table_20_Contents">É sempre tão duvidoso.</text:p>
          </table:table-cell>
        </table:table-row>
        <table:table-row>
          <table:table-cell table:style-name="Table286.A1" office:value-type="string">
            <text:section text:style-name="Sect1" text:name="Section288">
              <text:p text:style-name="P5"><text:bookmark text:name="mep_1071"/></text:p>
            </text:section>
          </table:table-cell>
          <table:table-cell table:style-name="Table286.B2" table:number-columns-spanned="2" office:value-type="string">
            <text:p text:style-name="P5"/>
          </table:table-cell>
          <table:covered-table-cell/>
        </table:table-row>
      </table:table>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section text:style-name="Sect1" text:name="Section289">
              <text:p text:style-name="P5"><text:bookmark text:name="mep_1072"/></text:p>
            </text:section>
          </table:table-cell>
          <table:table-cell table:style-name="Table287.A1" office:value-type="string">
            <text:p text:style-name="P2"><text:span text:style-name="Emphasis">We can </text:span><text:span text:style-name="Emphasis"><text:span text:style-name="Strong_20_Emphasis">never</text:span></text:span><text:span text:style-name="Emphasis"> download things as fast as we need to.</text:span></text:p>
          </table:table-cell>
          <table:table-cell table:style-name="Table287.A1" office:value-type="string">
            <text:p text:style-name="Table_20_Contents">Nunca conseguimos baixar coisas na velocidade que precisamos.</text:p>
          </table:table-cell>
        </table:table-row>
      </table:table>
      <text:p text:style-name="Standard"/>
      <text:p text:style-name="P4">Well, I'm not so<text:span text:style-name="T1"> frustrating always</text:span> happy with the product.</text:p>
      <text:p text:style-name="P4">The company is never very reliable <text:span text:style-name="T1">always crazy</text:span> .</text:p>
      <text:p text:style-name="P4">The system is driving us crazy <text:span text:style-name="T1">happy always</text:span> .</text:p>
      <text:p text:style-name="P4">We can <text:span text:style-name="T1">drive always</text:span> never get help. It's so frustrating!</text:p>
      <text:p text:style-name="P4">The service can sometimes be <text:span text:style-name="T1">happy never</text:span> frustrating .</text:p>
      <text:p text:style-name="P3">They're always so unreliable.</text:p>
      <text:p text:style-name="Standard">Eles são sempre tão duvidosos.</text:p>
      <text:p text:style-name="P3">The service is driving us crazy.</text:p>
      <text:p text:style-name="Standard">O serviço está nos irritando bastante.</text:p>
      <text:p text:style-name="P3">We're not so happy with the slow speed.</text:p>
      <text:p text:style-name="Standard">Não estamos satisfeitos com a velocidade baixa.</text:p>
      <text:p text:style-name="P3">It can be pretty frustrating.</text:p>
      <text:p text:style-name="Standard">Às vezes, é bem frustrante.</text:p>
      <text:p text:style-name="P3">We can never get the support we need.</text:p>
      <text:p text:style-name="Standard">Nunca conseguimos o suporte de que precisamos.</text:p>
      <text:p text:style-name="P4"/>
      <text:p text:style-name="Standard"/>
      <table:table table:name="Table288" table:style-name="Table288">
        <table:table-column table:style-name="Table288.A"/>
        <table:table-column table:style-name="Table288.B"/>
        <table:table-row>
          <table:table-cell table:style-name="Table288.A1" table:number-columns-spanned="2" office:value-type="string">
            <text:p text:style-name="Table_20_Contents"><text:span text:style-name="Strong_20_Emphasis">Comparando as características de produtos diferentes.</text:span></text:p>
          </table:table-cell>
          <table:covered-table-cell/>
        </table:table-row>
        <text:soft-page-break/>
        <table:table-row>
          <table:table-cell table:style-name="Table288.A1" table:number-columns-spanned="2" office:value-type="string">
            <text:p text:style-name="Table_20_Contents">Serviços geralmente são divididos em diferentes pacotes.</text:p>
          </table:table-cell>
          <table:covered-table-cell/>
        </table:table-row>
        <table:table-row>
          <table:table-cell table:style-name="Table288.A1" office:value-type="string">
            <text:section text:style-name="Sect1" text:name="Section290">
              <text:p text:style-name="P5"><text:bookmark text:name="mep_68"/></text:p>
            </text:section>
          </table:table-cell>
          <table:table-cell table:style-name="Table288.B3" office:value-type="string">
            <text:p text:style-name="P5"/>
          </table:table-cell>
        </table:table-row>
      </table:table>
      <table:table table:name="Table289" table:style-name="Table289">
        <table:table-column table:style-name="Table289.A"/>
        <table:table-column table:style-name="Table289.B"/>
        <table:table-column table:style-name="Table289.C"/>
        <table:table-row>
          <table:table-cell table:style-name="Table289.A1" office:value-type="string">
            <text:section text:style-name="Sect1" text:name="Section291">
              <text:p text:style-name="P5"><text:bookmark text:name="mep_69"/></text:p>
            </text:section>
          </table:table-cell>
          <table:table-cell table:style-name="Table289.A1" office:value-type="string">
            <text:p text:style-name="Table_20_Contents"><text:span text:style-name="Emphasis">Elektra is the </text:span><text:span text:style-name="Emphasis"><text:span text:style-name="Strong_20_Emphasis">basic package</text:span></text:span><text:span text:style-name="Emphasis">.</text:span></text:p>
          </table:table-cell>
          <table:table-cell table:style-name="Table289.A1" office:value-type="string">
            <text:p text:style-name="Table_20_Contents">Elektra é o pacote básico.</text:p>
          </table:table-cell>
        </table:table-row>
        <table:table-row>
          <table:table-cell table:style-name="Table289.A1" office:value-type="string">
            <text:section text:style-name="Sect1" text:name="Section292">
              <text:p text:style-name="P5"><text:bookmark text:name="mep_71"/></text:p>
            </text:section>
          </table:table-cell>
          <table:table-cell table:style-name="Table289.B2" table:number-columns-spanned="2" office:value-type="string">
            <text:p text:style-name="P5"/>
          </table:table-cell>
          <table:covered-table-cell/>
        </table:table-row>
      </table:table>
      <table:table table:name="Table290" table:style-name="Table290">
        <table:table-column table:style-name="Table290.A"/>
        <table:table-column table:style-name="Table290.B"/>
        <table:table-column table:style-name="Table290.C"/>
        <table:table-row>
          <table:table-cell table:style-name="Table290.A1" office:value-type="string">
            <text:section text:style-name="Sect1" text:name="Section293">
              <text:p text:style-name="P5"><text:bookmark text:name="mep_72"/></text:p>
            </text:section>
          </table:table-cell>
          <table:table-cell table:style-name="Table290.A1" office:value-type="string">
            <text:p text:style-name="Table_20_Contents"><text:span text:style-name="Emphasis">Foto is our </text:span><text:span text:style-name="Emphasis"><text:span text:style-name="Strong_20_Emphasis">premium package</text:span></text:span><text:span text:style-name="Emphasis">.</text:span></text:p>
          </table:table-cell>
          <table:table-cell table:style-name="Table290.A1" office:value-type="string">
            <text:p text:style-name="Table_20_Contents">Foto é nosso pacote premium.</text:p>
          </table:table-cell>
        </table:table-row>
        <table:table-row>
          <table:table-cell table:style-name="Table290.A1" office:value-type="string">
            <text:p text:style-name="Table_20_Contents"> </text:p>
          </table:table-cell>
          <table:table-cell table:style-name="Table290.A1" office:value-type="string">
            <text:p text:style-name="Table_20_Contents"> </text:p>
          </table:table-cell>
          <table:table-cell table:style-name="Table290.A1" office:value-type="string">
            <text:p text:style-name="Table_20_Contents"> </text:p>
          </table:table-cell>
        </table:table-row>
        <table:table-row>
          <table:table-cell table:style-name="Table290.A1" table:number-columns-spanned="3" office:value-type="string">
            <text:p text:style-name="Table_20_Contents">Esses pacotes são descritos em geral por vendedores que ressaltam suas qualidades positivas.</text:p>
          </table:table-cell>
          <table:covered-table-cell/>
          <table:covered-table-cell/>
        </table:table-row>
        <table:table-row>
          <table:table-cell table:style-name="Table290.A1" office:value-type="string">
            <text:section text:style-name="Sect1" text:name="Section294">
              <text:p text:style-name="P5"><text:bookmark text:name="mep_88"/></text:p>
            </text:section>
          </table:table-cell>
          <table:table-cell table:style-name="Table290.B4" table:number-columns-spanned="2" office:value-type="string">
            <text:p text:style-name="P5"/>
          </table:table-cell>
          <table:covered-table-cell/>
        </table:table-row>
      </table:table>
      <table:table table:name="Table291" table:style-name="Table291">
        <table:table-column table:style-name="Table291.A"/>
        <table:table-column table:style-name="Table291.B"/>
        <table:table-column table:style-name="Table291.C"/>
        <table:table-row>
          <table:table-cell table:style-name="Table291.A1" office:value-type="string">
            <text:section text:style-name="Sect1" text:name="Section295">
              <text:p text:style-name="P5"><text:bookmark text:name="mep_89"/></text:p>
            </text:section>
          </table:table-cell>
          <table:table-cell table:style-name="Table291.A1" office:value-type="string">
            <text:p text:style-name="Table_20_Contents"><text:span text:style-name="Emphasis">The premium package is a </text:span><text:span text:style-name="Emphasis"><text:span text:style-name="Strong_20_Emphasis">high-speed</text:span></text:span><text:span text:style-name="Emphasis"> service.</text:span></text:p>
          </table:table-cell>
          <table:table-cell table:style-name="Table291.A1" office:value-type="string">
            <text:p text:style-name="Table_20_Contents">O pacote premium é um serviço de alta velocidade.</text:p>
          </table:table-cell>
        </table:table-row>
        <table:table-row>
          <table:table-cell table:style-name="Table291.A1" office:value-type="string">
            <text:section text:style-name="Sect1" text:name="Section296">
              <text:p text:style-name="P5"><text:bookmark text:name="mep_93"/></text:p>
            </text:section>
          </table:table-cell>
          <table:table-cell table:style-name="Table291.B2" table:number-columns-spanned="2" office:value-type="string">
            <text:p text:style-name="P5"/>
          </table:table-cell>
          <table:covered-table-cell/>
        </table:table-row>
      </table:table>
      <table:table table:name="Table292" table:style-name="Table292">
        <table:table-column table:style-name="Table292.A"/>
        <table:table-column table:style-name="Table292.B"/>
        <table:table-column table:style-name="Table292.C"/>
        <table:table-row>
          <table:table-cell table:style-name="Table292.A1" office:value-type="string">
            <text:section text:style-name="Sect1" text:name="Section297">
              <text:p text:style-name="P5"><text:bookmark text:name="mep_94"/></text:p>
            </text:section>
          </table:table-cell>
          <table:table-cell table:style-name="Table292.A1" office:value-type="string">
            <text:p text:style-name="P2"><text:span text:style-name="Emphasis">The premium package is </text:span><text:span text:style-name="Emphasis"><text:span text:style-name="Strong_20_Emphasis">high quality</text:span></text:span><text:span text:style-name="Emphasis">.</text:span></text:p>
          </table:table-cell>
          <table:table-cell table:style-name="Table292.A1" office:value-type="string">
            <text:p text:style-name="Table_20_Contents">O pacote premium é de alta qualidade.</text:p>
          </table:table-cell>
        </table:table-row>
        <table:table-row>
          <table:table-cell table:style-name="Table292.A1" office:value-type="string">
            <text:section text:style-name="Sect1" text:name="Section298">
              <text:p text:style-name="P5"><text:bookmark text:name="mep_1010"/></text:p>
            </text:section>
          </table:table-cell>
          <table:table-cell table:style-name="Table292.B2" table:number-columns-spanned="2" office:value-type="string">
            <text:p text:style-name="P5"/>
          </table:table-cell>
          <table:covered-table-cell/>
        </table:table-row>
      </table:table>
      <table:table table:name="Table293" table:style-name="Table293">
        <table:table-column table:style-name="Table293.A"/>
        <table:table-column table:style-name="Table293.B"/>
        <table:table-column table:style-name="Table293.C"/>
        <table:table-row>
          <table:table-cell table:style-name="Table293.A1" office:value-type="string">
            <text:section text:style-name="Sect1" text:name="Section299">
              <text:p text:style-name="P5"><text:bookmark text:name="mep_1012"/></text:p>
            </text:section>
          </table:table-cell>
          <table:table-cell table:style-name="Table293.A1" office:value-type="string">
            <text:p text:style-name="P2"><text:span text:style-name="Emphasis">The basic package is a very </text:span><text:span text:style-name="Emphasis"><text:span text:style-name="Strong_20_Emphasis">good value for the money</text:span></text:span><text:span text:style-name="Emphasis">.</text:span></text:p>
          </table:table-cell>
          <table:table-cell table:style-name="Table293.A1" office:value-type="string">
            <text:p text:style-name="Table_20_Contents">O pacote básico é um ótimo investimento financeiro.</text:p>
          </table:table-cell>
        </table:table-row>
        <table:table-row>
          <table:table-cell table:style-name="Table293.A1" office:value-type="string">
            <text:section text:style-name="Sect1" text:name="Section300">
              <text:p text:style-name="P5"><text:bookmark text:name="mep_113"/></text:p>
            </text:section>
          </table:table-cell>
          <table:table-cell table:style-name="Table293.B2" table:number-columns-spanned="2" office:value-type="string">
            <text:p text:style-name="P5"/>
          </table:table-cell>
          <table:covered-table-cell/>
        </table:table-row>
      </table:table>
      <table:table table:name="Table294" table:style-name="Table294">
        <table:table-column table:style-name="Table294.A"/>
        <table:table-column table:style-name="Table294.B"/>
        <table:table-column table:style-name="Table294.C"/>
        <table:table-row table:style-name="Table294.1">
          <table:table-cell table:style-name="Table294.A1" office:value-type="string">
            <text:section text:style-name="Sect1" text:name="Section301">
              <text:p text:style-name="P5"><text:bookmark text:name="mep_114"/></text:p>
            </text:section>
          </table:table-cell>
          <table:table-cell table:style-name="Table294.A1" office:value-type="string">
            <text:p text:style-name="P2"><text:span text:style-name="Emphasis">I think the basic package will </text:span><text:span text:style-name="Emphasis"><text:span text:style-name="Strong_20_Emphasis">meet your needs</text:span></text:span><text:span text:style-name="Emphasis">.</text:span></text:p>
          </table:table-cell>
          <table:table-cell table:style-name="Table294.A1" office:value-type="string">
            <text:p text:style-name="Table_20_Contents">Eu acho que o pacote básico vai atender suas necessidades.</text:p>
          </table:table-cell>
        </table:table-row>
      </table:table>
      <text:p text:style-name="Text_20_body"> </text:p>
      <text:p text:style-name="P4">Elektra is the <text:span text:style-name="T1">money high</text:span> basic package.</text:p>
      <text:p text:style-name="P4"><text:soft-page-break/>Foto is our premium <text:span text:style-name="T1">basic needs</text:span> package .</text:p>
      <text:p text:style-name="P4">The premium package is a high- <text:span text:style-name="T1">meet basic</text:span> speed service.</text:p>
      <text:p text:style-name="P4">The premium package is high quality <text:span text:style-name="T1">basic service</text:span> .</text:p>
      <text:p text:style-name="P4">The basic package is a very good <text:span text:style-name="T1">premium need</text:span> value for money.</text:p>
      <text:p text:style-name="P4">I think the basic package will meet <text:span text:style-name="T1">speed value</text:span> your needs.</text:p>
      <text:p text:style-name="P4"/>
      <text:p text:style-name="Standard">I think the basic package will meet your needs.</text:p>
      <text:p text:style-name="Standard">Eu acho que o pacote básico irá atender suas necessidades</text:p>
      <text:p text:style-name="P11">The premium package is a high-speed service.</text:p>
      <text:p text:style-name="Standard">O pacote premium é um serviço de alta velocidade.</text:p>
      <text:p text:style-name="P11">The basic package is very good value for the money.</text:p>
      <text:p text:style-name="Standard">O pacote básico oferece um bom custo beneficio.</text:p>
      <text:p text:style-name="P11">The premium package is high quality.</text:p>
      <text:p text:style-name="Standard">O pacote premium é de alta qualidade.</text:p>
      <text:p text:style-name="P11"/>
      <text:p text:style-name="P11">L1 and L2 internet packages</text:p>
      <text:p text:style-name="P8">From: </text:p>
      <text:p text:style-name="P8">benny.briggs@bigcompany.com</text:p>
      <text:p text:style-name="P9">To: </text:p>
      <text:p text:style-name="P24">boss@bigcompany.com</text:p>
      <text:p text:style-name="P25">Hi, boss.</text:p>
      <text:p text:style-name="P25">I got you the information you needed about the internet packages:</text:p>
      <text:list xml:id="list804646150" text:style-name="L8">
        <text:list-item>
          <text:p text:style-name="P26">Both L1 and L2 are high-speed packages. </text:p>
        </text:list-item>
        <text:list-item>
          <text:p text:style-name="P26"><text:soft-page-break/>L2 meets our needs for quality of performance more than L1. </text:p>
        </text:list-item>
        <text:list-item>
          <text:p text:style-name="P26">Neither of them is really a great value for money. They're both quite expensive. </text:p>
        </text:list-item>
      </text:list>
      <text:p text:style-name="P25">Neither package is exactly what we want, to be honest. We should keep looking.</text:p>
      <text:p text:style-name="P25">Best regards,</text:p>
      <text:p text:style-name="P25">Benny</text:p>
      <text:p text:style-name="P11"/>
      <table:table table:name="Table295" table:style-name="Table295">
        <table:table-column table:style-name="Table295.A"/>
        <table:table-column table:style-name="Table295.B"/>
        <table:table-row>
          <table:table-cell table:style-name="Table295.A1" table:number-columns-spanned="2" office:value-type="string">
            <text:p text:style-name="Table_20_Contents"><text:span text:style-name="Strong_20_Emphasis">*Both</text:span>* e <text:span text:style-name="Strong_20_Emphasis">*neither</text:span>*</text:p>
          </table:table-cell>
          <table:covered-table-cell/>
        </table:table-row>
        <table:table-row>
          <table:table-cell table:style-name="Table295.A1" table:number-columns-spanned="2" office:value-type="string">
            <text:p text:style-name="Table_20_Contents">As palavras <text:span text:style-name="Strong_20_Emphasis">both</text:span> e <text:span text:style-name="Strong_20_Emphasis">neither</text:span> são úteis para quando nos referimos a pares de coisas. Use <text:span text:style-name="Strong_20_Emphasis">both</text:span> em frases afirmativas.</text:p>
          </table:table-cell>
          <table:covered-table-cell/>
        </table:table-row>
        <table:table-row>
          <table:table-cell table:style-name="Table295.A1" office:value-type="string">
            <text:section text:style-name="Sect1" text:name="Section302">
              <text:p text:style-name="P5"><text:bookmark text:name="mep_211"/></text:p>
            </text:section>
          </table:table-cell>
          <table:table-cell table:style-name="Table295.B3" office:value-type="string">
            <text:p text:style-name="P5"/>
          </table:table-cell>
        </table:table-row>
      </table:table>
      <table:table table:name="Table296" table:style-name="Table296">
        <table:table-column table:style-name="Table296.A"/>
        <table:table-column table:style-name="Table296.B"/>
        <table:table-column table:style-name="Table296.C"/>
        <table:table-row>
          <table:table-cell table:style-name="Table296.A1" office:value-type="string">
            <text:section text:style-name="Sect1" text:name="Section303">
              <text:p text:style-name="P5"><text:bookmark text:name="mep_212"/></text:p>
            </text:section>
          </table:table-cell>
          <table:table-cell table:style-name="Table296.A1" office:value-type="string">
            <text:p text:style-name="P2"><text:span text:style-name="Emphasis"><text:span text:style-name="Strong_20_Emphasis">Both</text:span></text:span><text:span text:style-name="Emphasis"> L1 and L2 are high-speed packages.</text:span></text:p>
          </table:table-cell>
          <table:table-cell table:style-name="Table296.A1" office:value-type="string">
            <text:p text:style-name="Table_20_Contents">Tanto o L1 quanto o L2 são pacotes de alta velocidade.</text:p>
          </table:table-cell>
        </table:table-row>
        <table:table-row>
          <table:table-cell table:style-name="Table296.A1" office:value-type="string">
            <text:p text:style-name="Table_20_Contents"> </text:p>
          </table:table-cell>
          <table:table-cell table:style-name="Table296.A1" office:value-type="string">
            <text:p text:style-name="Table_20_Contents"> </text:p>
          </table:table-cell>
          <table:table-cell table:style-name="Table296.A1" office:value-type="string">
            <text:p text:style-name="Table_20_Contents"> </text:p>
          </table:table-cell>
        </table:table-row>
        <table:table-row>
          <table:table-cell table:style-name="Table296.A1" table:number-columns-spanned="3" office:value-type="string">
            <text:p text:style-name="Table_20_Contents"><text:span text:style-name="Strong_20_Emphasis">Neither</text:span> cria uma conexão negativa entre duas coisas.</text:p>
          </table:table-cell>
          <table:covered-table-cell/>
          <table:covered-table-cell/>
        </table:table-row>
        <table:table-row>
          <table:table-cell table:style-name="Table296.A1" office:value-type="string">
            <text:section text:style-name="Sect1" text:name="Section304">
              <text:p text:style-name="P5"><text:bookmark text:name="mep_221"/></text:p>
            </text:section>
          </table:table-cell>
          <table:table-cell table:style-name="Table296.B4" table:number-columns-spanned="2" office:value-type="string">
            <text:p text:style-name="P5"/>
          </table:table-cell>
          <table:covered-table-cell/>
        </table:table-row>
      </table:table>
      <table:table table:name="Table297" table:style-name="Table297">
        <table:table-column table:style-name="Table297.A"/>
        <table:table-column table:style-name="Table297.B"/>
        <table:table-column table:style-name="Table297.C"/>
        <text:soft-page-break/>
        <table:table-row table:style-name="Table297.1">
          <table:table-cell table:style-name="Table297.A1" office:value-type="string">
            <text:section text:style-name="Sect1" text:name="Section305">
              <text:p text:style-name="P5"><text:bookmark text:name="mep_222"/></text:p>
            </text:section>
          </table:table-cell>
          <table:table-cell table:style-name="Table297.A1" office:value-type="string">
            <text:p text:style-name="Table_20_Contents"><text:span text:style-name="Emphasis"><text:span text:style-name="Strong_20_Emphasis">Neither package</text:span></text:span><text:span text:style-name="Emphasis"> is really a great value for the money.</text:span></text:p>
          </table:table-cell>
          <table:table-cell table:style-name="Table297.A1" office:value-type="string">
            <text:p text:style-name="Table_20_Contents">Nenhum dos pacotes é realmente bom de acordo com o preço.</text:p>
          </table:table-cell>
        </table:table-row>
      </table:table>
      <text:p text:style-name="Text_20_body"> </text:p>
      <text:p text:style-name="P11"/>
      <table:table table:name="Table298" table:style-name="Table298">
        <table:table-column table:style-name="Table298.A" table:number-columns-repeated="2"/>
        <table:table-column table:style-name="Table298.C"/>
        <table:table-row>
          <table:table-cell table:style-name="Table298.A1" table:number-columns-spanned="3" office:value-type="string">
            <text:p text:style-name="Table_20_Contents"><text:span text:style-name="Strong_20_Emphasis">*Similar</text:span>*, <text:span text:style-name="Strong_20_Emphasis">*different</text:span>* e <text:span text:style-name="Strong_20_Emphasis">*difference</text:span>*</text:p>
          </table:table-cell>
          <table:covered-table-cell/>
          <table:covered-table-cell/>
        </table:table-row>
        <table:table-row>
          <table:table-cell table:style-name="Table298.A1" table:number-columns-spanned="3" office:value-type="string">
            <text:p text:style-name="Table_20_Contents">As palavras a seguir são úteis para quando comparamos serviços oferecidos.</text:p>
          </table:table-cell>
          <table:covered-table-cell/>
          <table:covered-table-cell/>
        </table:table-row>
        <table:table-row>
          <table:table-cell table:style-name="Table298.A1" office:value-type="string">
            <text:p text:style-name="Table_20_Contents"> </text:p>
          </table:table-cell>
          <table:table-cell table:style-name="Table298.A1" office:value-type="string">
            <text:p text:style-name="Table_20_Contents"> </text:p>
          </table:table-cell>
          <table:table-cell table:style-name="Table298.A1" office:value-type="string">
            <text:p text:style-name="Table_20_Contents"> </text:p>
          </table:table-cell>
        </table:table-row>
        <table:table-row>
          <table:table-cell table:style-name="Table298.A1" office:value-type="string">
            <text:section text:style-name="Sect1" text:name="Section306">
              <text:p text:style-name="P5"><text:bookmark text:name="mep_235"/></text:p>
            </text:section>
          </table:table-cell>
          <table:table-cell table:style-name="Table298.B4" table:number-columns-spanned="2" office:value-type="string">
            <text:p text:style-name="P5"/>
          </table:table-cell>
          <table:covered-table-cell/>
        </table:table-row>
      </table:table>
      <table:table table:name="Table299" table:style-name="Table299">
        <table:table-column table:style-name="Table299.A"/>
        <table:table-column table:style-name="Table299.B"/>
        <table:table-column table:style-name="Table299.C"/>
        <table:table-row>
          <table:table-cell table:style-name="Table299.A1" office:value-type="string">
            <text:section text:style-name="Sect1" text:name="Section307">
              <text:p text:style-name="P5"><text:bookmark text:name="mep_236"/></text:p>
            </text:section>
          </table:table-cell>
          <table:table-cell table:style-name="Table299.A1" office:value-type="string">
            <text:p text:style-name="P2"><text:span text:style-name="Emphasis">A: Any other </text:span><text:span text:style-name="Emphasis"><text:span text:style-name="Strong_20_Emphasis">differences</text:span></text:span><text:span text:style-name="Emphasis"> between the two packages?</text:span></text:p>
            <text:p text:style-name="P2"><text:span text:style-name="Emphasis">B: The two packages are pretty </text:span><text:span text:style-name="Emphasis"><text:span text:style-name="Strong_20_Emphasis">similar</text:span></text:span><text:span text:style-name="Emphasis">, both high-speed.</text:span></text:p>
          </table:table-cell>
          <table:table-cell table:style-name="Table299.A1" office:value-type="string">
            <text:p text:style-name="P2">Alguma outra diferença entre os dois pacotes?</text:p>
            <text:p text:style-name="P2">Os dois pacotes são bem parecidos, ambos são de alta velocidade.</text:p>
          </table:table-cell>
        </table:table-row>
        <table:table-row>
          <table:table-cell table:style-name="Table299.A1" office:value-type="string">
            <text:section text:style-name="Sect1" text:name="Section308">
              <text:p text:style-name="P5"><text:bookmark text:name="mep_241"/></text:p>
            </text:section>
          </table:table-cell>
          <table:table-cell table:style-name="Table299.B2" table:number-columns-spanned="2" office:value-type="string">
            <text:p text:style-name="P5"/>
          </table:table-cell>
          <table:covered-table-cell/>
        </table:table-row>
      </table:table>
      <table:table table:name="Table300" table:style-name="Table300">
        <table:table-column table:style-name="Table300.A"/>
        <table:table-column table:style-name="Table300.B"/>
        <table:table-column table:style-name="Table300.C"/>
        <text:soft-page-break/>
        <table:table-row table:style-name="Table300.1">
          <table:table-cell table:style-name="Table300.A1" office:value-type="string">
            <text:section text:style-name="Sect1" text:name="Section309">
              <text:p text:style-name="P5"><text:bookmark text:name="mep_242"/></text:p>
            </text:section>
          </table:table-cell>
          <table:table-cell table:style-name="Table300.A1" office:value-type="string">
            <text:p text:style-name="P2"><text:span text:style-name="Emphasis">A: Are the costs </text:span><text:span text:style-name="Emphasis"><text:span text:style-name="Strong_20_Emphasis">similar</text:span></text:span><text:span text:style-name="Emphasis">?</text:span></text:p>
            <text:p text:style-name="P2"><text:span text:style-name="Emphasis">B: They're not so </text:span><text:span text:style-name="Emphasis"><text:span text:style-name="Strong_20_Emphasis">different</text:span></text:span><text:span text:style-name="Emphasis">.</text:span></text:p>
          </table:table-cell>
          <table:table-cell table:style-name="Table300.A1" office:value-type="string">
            <text:p text:style-name="P2">Os valores são semelhantes?</text:p>
            <text:p text:style-name="P2">Eles não são tão diferentes.</text:p>
          </table:table-cell>
        </table:table-row>
      </table:table>
      <text:p text:style-name="Text_20_body"> </text:p>
      <text:p text:style-name="P28">Hi, boss.</text:p>
      <text:p text:style-name="P4">I got you the information you needed about the internet packages :</text:p>
      <text:p text:style-name="P4">•  Both L1 and L2 are high-speed packages.</text:p>
      <text:p text:style-name="P4">•  L2 meets our needs for quality of performance more than L1.</text:p>
      <text:p text:style-name="P4">•  Neither of them is really a great value for money. They're both quite expensive.</text:p>
      <text:p text:style-name="P4">Neither package is exactly what we want, to be honest. We should keep looking.</text:p>
      <text:p text:style-name="P4">Best regards,</text:p>
      <text:p text:style-name="P4">Benny</text:p>
      <text:p text:style-name="P11">The prices of the two services are similar.</text:p>
      <text:p text:style-name="Standard">Os preços dos dois serviços são similares.</text:p>
      <text:p text:style-name="P11">The speeds are very different.</text:p>
      <text:p text:style-name="Standard">As velocidades são muito diferentes.</text:p>
      <text:p text:style-name="P11">The packages are not so different.</text:p>
      <text:p text:style-name="Standard">Os pacotes não são tão diferentes.</text:p>
      <text:p text:style-name="P11">Neither is really a good value for the money.</text:p>
      <text:p text:style-name="Standard">Nenhum deles é um bom negócio.</text:p>
      <text:p text:style-name="P11">Both packages are equally high quality.</text:p>
      <text:p text:style-name="Standard">Ambos os pacotes são igualmente de alta qualidade.</text:p>
      <text:p text:style-name="P11"/>
      <text:p text:style-name="P11"><text:soft-page-break/></text:p>
      <table:table table:name="Table301" table:style-name="Table301">
        <table:table-column table:style-name="Table301.A"/>
        <table:table-column table:style-name="Table301.B"/>
        <table:table-row>
          <table:table-cell table:style-name="Table301.A1" table:number-columns-spanned="2" office:value-type="string">
            <text:p text:style-name="Table_20_Contents"><text:span text:style-name="Strong_20_Emphasis">Números grandes</text:span></text:p>
          </table:table-cell>
          <table:covered-table-cell/>
        </table:table-row>
        <table:table-row>
          <table:table-cell table:style-name="Table301.A1" table:number-columns-spanned="2" office:value-type="string">
            <text:p text:style-name="Table_20_Contents">Normalmente, não colocamos um <text:span text:style-name="Strong_20_Emphasis">s</text:span> no final de <text:span text:style-name="Strong_20_Emphasis">million</text:span>, <text:span text:style-name="Strong_20_Emphasis">thousand</text:span> e <text:span text:style-name="Strong_20_Emphasis">hundred</text:span>.</text:p>
          </table:table-cell>
          <table:covered-table-cell/>
        </table:table-row>
        <table:table-row>
          <table:table-cell table:style-name="Table301.A1" office:value-type="string">
            <text:section text:style-name="Sect1" text:name="Section310">
              <text:p text:style-name="P5"><text:bookmark text:name="mep_361"/></text:p>
            </text:section>
          </table:table-cell>
          <table:table-cell table:style-name="Table301.B3" office:value-type="string">
            <text:p text:style-name="P5"/>
          </table:table-cell>
        </table:table-row>
      </table:table>
      <table:table table:name="Table302" table:style-name="Table302">
        <table:table-column table:style-name="Table302.A"/>
        <table:table-column table:style-name="Table302.B"/>
        <table:table-column table:style-name="Table302.C"/>
        <table:table-row>
          <table:table-cell table:style-name="Table302.A1" office:value-type="string">
            <text:section text:style-name="Sect1" text:name="Section311">
              <text:p text:style-name="P5"><text:bookmark text:name="mep_362"/></text:p>
            </text:section>
          </table:table-cell>
          <table:table-cell table:style-name="Table302.A1" office:value-type="string">
            <text:p text:style-name="Table_20_Contents"><text:span text:style-name="Emphasis">It's </text:span><text:span text:style-name="Emphasis"><text:span text:style-name="Strong_20_Emphasis">three million</text:span></text:span><text:span text:style-name="Emphasis"> a year.</text:span></text:p>
          </table:table-cell>
          <table:table-cell table:style-name="Table302.A1" office:value-type="string">
            <text:p text:style-name="Table_20_Contents">São três milhões por ano.</text:p>
          </table:table-cell>
        </table:table-row>
        <table:table-row>
          <table:table-cell table:style-name="Table302.A1" office:value-type="string">
            <text:section text:style-name="Sect1" text:name="Section312">
              <text:p text:style-name="P5"><text:bookmark text:name="mep_371"/></text:p>
            </text:section>
          </table:table-cell>
          <table:table-cell table:style-name="Table302.B2" table:number-columns-spanned="2" office:value-type="string">
            <text:p text:style-name="P5"/>
          </table:table-cell>
          <table:covered-table-cell/>
        </table:table-row>
      </table:table>
      <table:table table:name="Table303" table:style-name="Table303">
        <table:table-column table:style-name="Table303.A"/>
        <table:table-column table:style-name="Table303.B"/>
        <table:table-column table:style-name="Table303.C"/>
        <table:table-row>
          <table:table-cell table:style-name="Table303.A1" office:value-type="string">
            <text:section text:style-name="Sect1" text:name="Section313">
              <text:p text:style-name="P5"><text:bookmark text:name="mep_372"/></text:p>
            </text:section>
          </table:table-cell>
          <table:table-cell table:style-name="Table303.A1" office:value-type="string">
            <text:p text:style-name="Table_20_Contents"><text:span text:style-name="Emphasis">It's </text:span><text:span text:style-name="Emphasis"><text:span text:style-name="Strong_20_Emphasis">four million yen</text:span></text:span><text:span text:style-name="Emphasis"> per year.</text:span></text:p>
          </table:table-cell>
          <table:table-cell table:style-name="Table303.A1" office:value-type="string">
            <text:p text:style-name="Table_20_Contents">São quatro milhões de iene por ano.</text:p>
          </table:table-cell>
        </table:table-row>
        <table:table-row>
          <table:table-cell table:style-name="Table303.A1" office:value-type="string">
            <text:p text:style-name="Table_20_Contents"> </text:p>
          </table:table-cell>
          <table:table-cell table:style-name="Table303.A1" office:value-type="string">
            <text:p text:style-name="Table_20_Contents"> </text:p>
          </table:table-cell>
          <table:table-cell table:style-name="Table303.A1" office:value-type="string">
            <text:p text:style-name="Table_20_Contents"> </text:p>
          </table:table-cell>
        </table:table-row>
        <table:table-row>
          <table:table-cell table:style-name="Table303.A1" table:number-columns-spanned="3" office:value-type="string">
            <text:p text:style-name="Table_20_Contents">Você pode usar <text:span text:style-name="Strong_20_Emphasis">and</text:span> quando há outro número depois de <text:span text:style-name="Strong_20_Emphasis">hundred</text:span>.</text:p>
          </table:table-cell>
          <table:covered-table-cell/>
          <table:covered-table-cell/>
        </table:table-row>
        <table:table-row>
          <table:table-cell table:style-name="Table303.A1" office:value-type="string">
            <text:section text:style-name="Sect1" text:name="Section314">
              <text:p text:style-name="P5"><text:bookmark text:name="mep_388"/></text:p>
            </text:section>
          </table:table-cell>
          <table:table-cell table:style-name="Table303.B4" table:number-columns-spanned="2" office:value-type="string">
            <text:p text:style-name="P5"/>
          </table:table-cell>
          <table:covered-table-cell/>
        </table:table-row>
      </table:table>
      <table:table table:name="Table304" table:style-name="Table304">
        <table:table-column table:style-name="Table304.A"/>
        <table:table-column table:style-name="Table304.B"/>
        <table:table-column table:style-name="Table304.C"/>
        <table:table-row>
          <table:table-cell table:style-name="Table304.A1" office:value-type="string">
            <text:section text:style-name="Sect1" text:name="Section315">
              <text:p text:style-name="P5"><text:bookmark text:name="mep_389"/></text:p>
            </text:section>
          </table:table-cell>
          <table:table-cell table:style-name="Table304.A1" office:value-type="string">
            <text:p text:style-name="Table_20_Contents"><text:span text:style-name="Emphasis">The price is </text:span><text:span text:style-name="Emphasis"><text:span text:style-name="Strong_20_Emphasis">105,000</text:span></text:span><text:span text:style-name="Emphasis"> – a good value for money.</text:span></text:p>
          </table:table-cell>
          <table:table-cell table:style-name="Table304.A1" office:value-type="string">
            <text:p text:style-name="Table_20_Contents">O preço é <text:span text:style-name="Strong_20_Emphasis">105,000</text:span> – um bom negócio.</text:p>
          </table:table-cell>
        </table:table-row>
        <table:table-row>
          <table:table-cell table:style-name="Table304.A1" office:value-type="string">
            <text:section text:style-name="Sect1" text:name="Section316">
              <text:p text:style-name="P5"><text:bookmark text:name="mep_391"/></text:p>
            </text:section>
          </table:table-cell>
          <table:table-cell table:style-name="Table304.B2" table:number-columns-spanned="2" office:value-type="string">
            <text:p text:style-name="P5"/>
          </table:table-cell>
          <table:covered-table-cell/>
        </table:table-row>
      </table:table>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section text:style-name="Sect1" text:name="Section317">
              <text:p text:style-name="P5"><text:bookmark text:name="mep_392"/></text:p>
            </text:section>
          </table:table-cell>
          <table:table-cell table:style-name="Table305.A1" office:value-type="string">
            <text:p text:style-name="Table_20_Contents"><text:span text:style-name="Emphasis">It's 1,000,000 for the WFX, and </text:span><text:span text:style-name="Emphasis"><text:span text:style-name="Strong_20_Emphasis">1,250,000</text:span></text:span><text:span text:style-name="Emphasis"> for the WF20.</text:span></text:p>
          </table:table-cell>
          <table:table-cell table:style-name="Table305.A1" office:value-type="string">
            <text:p text:style-name="Table_20_Contents">É 1.000.000 pelo WFX e 1.250.00 pelo WF20.</text:p>
          </table:table-cell>
        </table:table-row>
      </table:table>
      <text:p text:style-name="P11"/>
      <table:table table:name="Table306" table:style-name="Table306">
        <table:table-column table:style-name="Table306.A" table:number-columns-repeated="2"/>
        <table:table-column table:style-name="Table306.C"/>
        <table:table-row>
          <table:table-cell table:style-name="Table306.A1" table:number-columns-spanned="3" office:value-type="string">
            <text:p text:style-name="Table_20_Contents">Você geralmente vai ouvir a unidade de medida depois do número - por exemplo, <text:span text:style-name="Strong_20_Emphasis">megabits per second (Mbps)</text:span>.</text:p>
          </table:table-cell>
          <table:covered-table-cell/>
          <table:covered-table-cell/>
        </table:table-row>
        <table:table-row>
          <table:table-cell table:style-name="Table306.A1" office:value-type="string">
            <text:p text:style-name="Table_20_Contents"> </text:p>
          </table:table-cell>
          <table:table-cell table:style-name="Table306.A1" office:value-type="string">
            <text:p text:style-name="Table_20_Contents"> </text:p>
          </table:table-cell>
          <table:table-cell table:style-name="Table306.A1" office:value-type="string">
            <text:p text:style-name="Table_20_Contents"> </text:p>
          </table:table-cell>
        </table:table-row>
        <table:table-row>
          <table:table-cell table:style-name="Table306.A1" office:value-type="string">
            <text:section text:style-name="Sect1" text:name="Section318">
              <text:p text:style-name="P5"><text:bookmark text:name="mep_401"/></text:p>
            </text:section>
          </table:table-cell>
          <table:table-cell table:style-name="Table306.B3" table:number-columns-spanned="2" office:value-type="string">
            <text:p text:style-name="P5"/>
          </table:table-cell>
          <table:covered-table-cell/>
        </table:table-row>
      </table:table>
      <table:table table:name="Table307" table:style-name="Table307">
        <table:table-column table:style-name="Table307.A"/>
        <table:table-column table:style-name="Table307.B"/>
        <table:table-column table:style-name="Table307.C"/>
        <table:table-row table:style-name="Table307.1">
          <table:table-cell table:style-name="Table307.A1" office:value-type="string">
            <text:section text:style-name="Sect1" text:name="Section319">
              <text:p text:style-name="P5"><text:bookmark text:name="mep_402"/></text:p>
            </text:section>
          </table:table-cell>
          <table:table-cell table:style-name="Table307.A1" office:value-type="string">
            <text:p text:style-name="Table_20_Contents"><text:span text:style-name="Emphasis">The WFX is 15 </text:span><text:span text:style-name="Emphasis"><text:span text:style-name="Strong_20_Emphasis">megabits per second</text:span></text:span><text:span text:style-name="Emphasis">, and the WF20 is 20.</text:span></text:p>
          </table:table-cell>
          <table:table-cell table:style-name="Table307.A1" office:value-type="string">
            <text:p text:style-name="Table_20_Contents">O WFX é de 15 megabits por segundo e o WF20 é 20.</text:p>
          </table:table-cell>
        </table:table-row>
      </table:table>
      <text:p text:style-name="Text_20_body"> </text:p>
      <text:p text:style-name="P11"><text:soft-page-break/>The total cost is one million, two hundred thousand.</text:p>
      <text:p text:style-name="Standard">O total custa um milhão e duzentos mil.</text:p>
      <text:p text:style-name="P11">The basic package is five hundred thousand a year.</text:p>
      <text:p text:style-name="Standard">O pacote básico está quinhentos mil por ano.</text:p>
      <text:p text:style-name="P11">That's one hundred thousand per month.</text:p>
      <text:p text:style-name="Standard">Esse é cem mil por mês.</text:p>
      <text:p text:style-name="P11">The premium costs nine hundred and fifty thousand.</text:p>
      <text:p text:style-name="Standard">O premium custa novecentos e cinquenta mil.</text:p>
      <text:p text:style-name="P11"/>
      <text:p text:style-name="P11"><text:span text:style-name="Strong_20_Emphasis">Características do produto</text:span></text:p>
      <table:table table:name="Table308" table:style-name="Table308">
        <table:table-column table:style-name="Table308.A" table:number-columns-repeated="2"/>
        <table:table-row>
          <table:table-cell table:style-name="Table308.A1" table:number-columns-spanned="2" office:value-type="string">
            <text:p text:style-name="Table_20_Contents">Aqui estão algumas características de um serviço que você pode ouvir sendo mencionado.<text:line-break/> </text:p>
          </table:table-cell>
          <table:covered-table-cell/>
        </table:table-row>
        <table:table-row>
          <table:table-cell table:style-name="Table308.A1" office:value-type="string">
            <text:section text:style-name="Sect1" text:name="Section320">
              <text:p text:style-name="P5"><text:bookmark text:name="mep_473"/></text:p>
            </text:section>
          </table:table-cell>
          <table:table-cell office:value-type="string">
            <text:p text:style-name="P5"/>
          </table:table-cell>
        </table:table-row>
      </table:table>
      <table:table table:name="Table309" table:style-name="Table309">
        <table:table-column table:style-name="Table309.A"/>
        <table:table-column table:style-name="Table309.B"/>
        <table:table-column table:style-name="Table309.C"/>
        <table:table-row>
          <table:table-cell table:style-name="Table309.A1" office:value-type="string">
            <text:section text:style-name="Sect1" text:name="Section321">
              <text:p text:style-name="P5"><text:bookmark text:name="mep_474"/></text:p>
            </text:section>
          </table:table-cell>
          <table:table-cell table:style-name="Table309.A1" office:value-type="string">
            <text:p text:style-name="Table_20_Contents"><text:span text:style-name="Emphasis">There's a </text:span><text:span text:style-name="Emphasis"><text:span text:style-name="Strong_20_Emphasis">24-hour help line</text:span></text:span><text:span text:style-name="Emphasis">.</text:span></text:p>
          </table:table-cell>
          <table:table-cell table:style-name="Table309.A1" office:value-type="string">
            <text:p text:style-name="Table_20_Contents">Há uma assistência 24 horas.</text:p>
          </table:table-cell>
        </table:table-row>
        <table:table-row>
          <table:table-cell table:style-name="Table309.A1" office:value-type="string">
            <text:section text:style-name="Sect1" text:name="Section322">
              <text:p text:style-name="P5"><text:bookmark text:name="mep_483"/></text:p>
            </text:section>
          </table:table-cell>
          <table:table-cell table:number-columns-spanned="2" office:value-type="string">
            <text:p text:style-name="P5"/>
          </table:table-cell>
          <table:covered-table-cell/>
        </table:table-row>
      </table:table>
      <table:table table:name="Table310" table:style-name="Table310">
        <table:table-column table:style-name="Table310.A"/>
        <table:table-column table:style-name="Table310.B"/>
        <table:table-column table:style-name="Table310.C"/>
        <table:table-row>
          <table:table-cell table:style-name="Table310.A1" office:value-type="string">
            <text:section text:style-name="Sect1" text:name="Section323">
              <text:p text:style-name="P5"><text:bookmark text:name="mep_484"/></text:p>
            </text:section>
          </table:table-cell>
          <table:table-cell table:style-name="Table310.A1" office:value-type="string">
            <text:p text:style-name="Table_20_Contents"><text:span text:style-name="Emphasis">That's </text:span><text:span text:style-name="Emphasis"><text:span text:style-name="Strong_20_Emphasis">covered in the service plan</text:span></text:span><text:span text:style-name="Emphasis">.</text:span></text:p>
          </table:table-cell>
          <table:table-cell table:style-name="Table310.A1" office:value-type="string">
            <text:p text:style-name="Table_20_Contents">Está inclusa no plano do serviço.</text:p>
          </table:table-cell>
        </table:table-row>
        <table:table-row>
          <table:table-cell table:style-name="Table310.A1" office:value-type="string">
            <text:section text:style-name="Sect1" text:name="Section324">
              <text:p text:style-name="P5"><text:bookmark text:name="mep_493"/></text:p>
            </text:section>
          </table:table-cell>
          <table:table-cell table:number-columns-spanned="2" office:value-type="string">
            <text:p text:style-name="P5"/>
          </table:table-cell>
          <table:covered-table-cell/>
        </table:table-row>
      </table:table>
      <table:table table:name="Table311" table:style-name="Table311">
        <table:table-column table:style-name="Table311.A"/>
        <table:table-column table:style-name="Table311.B"/>
        <table:table-column table:style-name="Table311.C"/>
        <table:table-row>
          <table:table-cell table:style-name="Table311.A1" office:value-type="string">
            <text:section text:style-name="Sect1" text:name="Section325">
              <text:p text:style-name="P5"><text:bookmark text:name="mep_494"/></text:p>
            </text:section>
          </table:table-cell>
          <table:table-cell table:style-name="Table311.A1" office:value-type="string">
            <text:p text:style-name="Table_20_Contents"><text:span text:style-name="Emphasis">We can </text:span><text:span text:style-name="Emphasis"><text:span text:style-name="Strong_20_Emphasis">send someone out to you</text:span></text:span><text:span text:style-name="Emphasis">.</text:span></text:p>
          </table:table-cell>
          <table:table-cell table:style-name="Table311.A1" office:value-type="string">
            <text:p text:style-name="Table_20_Contents">Podemos enviar alguém até você.</text:p>
          </table:table-cell>
        </table:table-row>
        <table:table-row>
          <table:table-cell table:style-name="Table311.A1" office:value-type="string">
            <text:section text:style-name="Sect1" text:name="Section326">
              <text:p text:style-name="P5"><text:bookmark text:name="mep_503"/></text:p>
            </text:section>
          </table:table-cell>
          <table:table-cell table:number-columns-spanned="2" office:value-type="string">
            <text:p text:style-name="P5"/>
          </table:table-cell>
          <table:covered-table-cell/>
        </table:table-row>
      </table:table>
      <table:table table:name="Table312" table:style-name="Table312">
        <table:table-column table:style-name="Table312.A"/>
        <table:table-column table:style-name="Table312.B"/>
        <table:table-column table:style-name="Table312.C"/>
        <table:table-row>
          <table:table-cell table:style-name="Table312.A1" office:value-type="string">
            <text:section text:style-name="Sect1" text:name="Section327">
              <text:p text:style-name="P5"><text:bookmark text:name="mep_504"/></text:p>
            </text:section>
          </table:table-cell>
          <table:table-cell table:style-name="Table312.A1" office:value-type="string">
            <text:p text:style-name="Table_20_Contents"><text:span text:style-name="Emphasis">We have a </text:span><text:span text:style-name="Emphasis"><text:span text:style-name="Strong_20_Emphasis">12-hour response time</text:span></text:span><text:span text:style-name="Emphasis">.</text:span></text:p>
          </table:table-cell>
          <table:table-cell table:style-name="Table312.A1" office:value-type="string">
            <text:p text:style-name="Table_20_Contents">Temos um período de 12 horas para responder.</text:p>
          </table:table-cell>
        </table:table-row>
        <table:table-row>
          <table:table-cell table:style-name="Table312.A1" office:value-type="string">
            <text:section text:style-name="Sect1" text:name="Section328">
              <text:p text:style-name="P5"><text:bookmark text:name="mep_513"/></text:p>
            </text:section>
          </table:table-cell>
          <table:table-cell table:number-columns-spanned="2" office:value-type="string">
            <text:p text:style-name="P5"/>
          </table:table-cell>
          <table:covered-table-cell/>
        </table:table-row>
      </table:table>
      <table:table table:name="Table313" table:style-name="Table313">
        <table:table-column table:style-name="Table313.A"/>
        <table:table-column table:style-name="Table313.B"/>
        <table:table-column table:style-name="Table313.C"/>
        <table:table-row>
          <table:table-cell table:style-name="Table313.A1" office:value-type="string">
            <text:section text:style-name="Sect1" text:name="Section329">
              <text:p text:style-name="P5"><text:bookmark text:name="mep_514"/></text:p>
            </text:section>
          </table:table-cell>
          <table:table-cell table:style-name="Table313.A1" office:value-type="string">
            <text:p text:style-name="Table_20_Contents"><text:span text:style-name="Emphasis">You can </text:span><text:span text:style-name="Emphasis"><text:span text:style-name="Strong_20_Emphasis">set up a regular payment</text:span></text:span><text:span text:style-name="Emphasis">.</text:span></text:p>
          </table:table-cell>
          <table:table-cell table:style-name="Table313.A1" office:value-type="string">
            <text:p text:style-name="Table_20_Contents">Você pode agendar um pagamento regular.</text:p>
          </table:table-cell>
        </table:table-row>
        <table:table-row>
          <table:table-cell table:style-name="Table313.A1" office:value-type="string">
            <text:section text:style-name="Sect1" text:name="Section330">
              <text:p text:style-name="P5"><text:bookmark text:name="mep_522"/></text:p>
            </text:section>
          </table:table-cell>
          <table:table-cell table:number-columns-spanned="2" office:value-type="string">
            <text:p text:style-name="P5"/>
          </table:table-cell>
          <table:covered-table-cell/>
        </table:table-row>
      </table:table>
      <table:table table:name="Table314" table:style-name="Table314">
        <table:table-column table:style-name="Table314.A"/>
        <table:table-column table:style-name="Table314.B"/>
        <table:table-column table:style-name="Table314.C"/>
        <table:table-row>
          <table:table-cell table:style-name="Table314.A1" office:value-type="string">
            <text:section text:style-name="Sect1" text:name="Section331">
              <text:p text:style-name="P5"><text:bookmark text:name="mep_523"/></text:p>
            </text:section>
          </table:table-cell>
          <table:table-cell table:style-name="Table314.A1" office:value-type="string">
            <text:p text:style-name="Table_20_Contents"><text:span text:style-name="Emphasis">You can get </text:span><text:span text:style-name="Emphasis"><text:span text:style-name="Strong_20_Emphasis">technical support</text:span></text:span><text:span text:style-name="Emphasis"> any time.</text:span></text:p>
          </table:table-cell>
          <table:table-cell table:style-name="Table314.A1" office:value-type="string">
            <text:p text:style-name="Table_20_Contents">Você pode chamar o suporte técnico a qualquer momento.</text:p>
          </table:table-cell>
        </table:table-row>
      </table:table>
      <text:p text:style-name="P11"/>
      <text:p text:style-name="P28">WOMAN: OK, so what if we have problems with the internet?<text:line-break/><text:line-break/>MAN: If you have problems, you just call our help line and we send someone out. That's covered in the service plan .<text:line-break/><text:line-break/>WOMAN: What's the response time?<text:line-break/><text:line-break/>MAN: Same day.<text:line-break/><text:line-break/>WOMAN: You mean it's a 24-hour response time?<text:line-break/><text:line-break/>MAN: Yes. And for an extra 60,000 per month, we can send someone out to you in six hours.<text:line-break/><text:line-break/>WOMAN: Great! And is your help line 24 hours, too? I mean, if we have a problem , we can call any time, right?<text:line-break/><text:soft-page-break/><text:line-break/>MAN: That's right.<text:line-break/><text:line-break/>WOMAN: Cool. And how do we pay?<text:line-break/><text:line-break/>MAN: If you set up a regular payment , we just take the money at the end of the each month.</text:p>
      <text:p text:style-name="P11"/>
      <text:p text:style-name="P11">Can we set up a regular payment?</text:p>
      <text:p text:style-name="Standard">Podemos agendar um pagamento regular?</text:p>
      <text:p text:style-name="P11">Is that covered in the service plan?</text:p>
      <text:p text:style-name="Standard">Está incluso no plano do serviço?</text:p>
      <text:p text:style-name="P11">Is there a help line I can call?</text:p>
      <text:p text:style-name="Standard">Há um suporte que podemos contatar?</text:p>
      <text:p text:style-name="P11">Can you send someone out to us?</text:p>
      <text:p text:style-name="Standard">Vocês podem mandar alguém para nos ajudar?</text:p>
      <text:p text:style-name="P11">How long is the response time?</text:p>
      <text:p text:style-name="Standard">Quanto tempo até termos uma resposta?</text:p>
      <text:p text:style-name="P11"/>
      <text:p text:style-name="P11"/>
      <table:table table:name="Table315" table:style-name="Table315">
        <table:table-column table:style-name="Table315.A"/>
        <table:table-column table:style-name="Table315.B"/>
        <table:table-row>
          <table:table-cell table:style-name="Table315.A1" table:number-columns-spanned="2" office:value-type="string">
            <text:p text:style-name="Table_20_Contents">Conversando sobre condições</text:p>
          </table:table-cell>
          <table:covered-table-cell/>
        </table:table-row>
        <table:table-row>
          <table:table-cell table:style-name="Table315.A1" table:number-columns-spanned="2" office:value-type="string">
            <text:p text:style-name="Table_20_Contents">Podemos usar frases com <text:span text:style-name="Strong_20_Emphasis">when</text:span> ou <text:span text:style-name="Strong_20_Emphasis">if</text:span> para descrever as conexões entre duas ações.</text:p>
          </table:table-cell>
          <table:covered-table-cell/>
        </table:table-row>
        <table:table-row>
          <table:table-cell table:style-name="Table315.A1" office:value-type="string">
            <text:section text:style-name="Sect1" text:name="Section332">
              <text:p text:style-name="P5"><text:bookmark text:name="mep_651"/></text:p>
            </text:section>
          </table:table-cell>
          <table:table-cell table:style-name="Table315.B3" office:value-type="string">
            <text:p text:style-name="P5"/>
          </table:table-cell>
        </table:table-row>
      </table:table>
      <table:table table:name="Table316" table:style-name="Table316">
        <table:table-column table:style-name="Table316.A"/>
        <table:table-column table:style-name="Table316.B"/>
        <table:table-column table:style-name="Table316.C"/>
        <table:table-row>
          <table:table-cell table:style-name="Table316.A1" office:value-type="string">
            <text:section text:style-name="Sect1" text:name="Section333">
              <text:p text:style-name="P5"><text:bookmark text:name="mep_652"/></text:p>
            </text:section>
          </table:table-cell>
          <table:table-cell table:style-name="Table316.A1" office:value-type="string">
            <text:p text:style-name="Table_20_Contents"><text:span text:style-name="Emphasis"><text:span text:style-name="Strong_20_Emphasis">When</text:span></text:span><text:span text:style-name="Emphasis"> you have a problem, you just call our help line.</text:span></text:p>
          </table:table-cell>
          <table:table-cell table:style-name="Table316.A1" office:value-type="string">
            <text:p text:style-name="Table_20_Contents">Quando tiver um problema, ligue para o nosso suporte.</text:p>
          </table:table-cell>
        </table:table-row>
        <table:table-row>
          <table:table-cell table:style-name="Table316.A1" office:value-type="string">
            <text:p text:style-name="Table_20_Contents"> </text:p>
          </table:table-cell>
          <table:table-cell table:style-name="Table316.A1" office:value-type="string">
            <text:p text:style-name="Table_20_Contents"> </text:p>
          </table:table-cell>
          <table:table-cell table:style-name="Table316.A1" office:value-type="string">
            <text:p text:style-name="Table_20_Contents"> </text:p>
          </table:table-cell>
        </table:table-row>
        <table:table-row>
          <table:table-cell table:style-name="Table316.A1" table:number-columns-spanned="3" office:value-type="string">
            <text:p text:style-name="Table_20_Contents">Quando usamos dois verbos no presente juntos, isso enfatiza que toda vez que você tiver um problema, você pode ligar para o suporte.</text:p>
          </table:table-cell>
          <table:covered-table-cell/>
          <table:covered-table-cell/>
        </table:table-row>
        <table:table-row>
          <table:table-cell table:style-name="Table316.A1" office:value-type="string">
            <text:section text:style-name="Sect1" text:name="Section334">
              <text:p text:style-name="P5"><text:bookmark text:name="mep_661"/></text:p>
            </text:section>
          </table:table-cell>
          <table:table-cell table:style-name="Table316.B4" table:number-columns-spanned="2" office:value-type="string">
            <text:p text:style-name="P5"/>
          </table:table-cell>
          <table:covered-table-cell/>
        </table:table-row>
      </table:table>
      <table:table table:name="Table317" table:style-name="Table317">
        <table:table-column table:style-name="Table317.A"/>
        <table:table-column table:style-name="Table317.B"/>
        <table:table-column table:style-name="Table317.C"/>
        <table:table-row>
          <table:table-cell table:style-name="Table317.A1" office:value-type="string">
            <text:section text:style-name="Sect1" text:name="Section335">
              <text:p text:style-name="P5"><text:bookmark text:name="mep_662"/></text:p>
            </text:section>
          </table:table-cell>
          <table:table-cell table:style-name="Table317.A1" office:value-type="string">
            <text:p text:style-name="Table_20_Contents"><text:span text:style-name="Emphasis"><text:span text:style-name="Strong_20_Emphasis">If we have</text:span></text:span><text:span text:style-name="Emphasis"> a question, </text:span><text:span text:style-name="Emphasis"><text:span text:style-name="Strong_20_Emphasis">can we call</text:span></text:span><text:span text:style-name="Emphasis"> any time?</text:span></text:p>
          </table:table-cell>
          <table:table-cell table:style-name="Table317.A1" office:value-type="string">
            <text:p text:style-name="Table_20_Contents">Se tivermos uma pergunta, podemos ligar a qualquer momento?</text:p>
          </table:table-cell>
        </table:table-row>
        <table:table-row>
          <table:table-cell table:style-name="Table317.A1" office:value-type="string">
            <text:p text:style-name="Table_20_Contents"> </text:p>
          </table:table-cell>
          <table:table-cell table:style-name="Table317.A1" office:value-type="string">
            <text:p text:style-name="Table_20_Contents"> </text:p>
          </table:table-cell>
          <table:table-cell table:style-name="Table317.A1" office:value-type="string">
            <text:p text:style-name="Table_20_Contents"> </text:p>
          </table:table-cell>
        </table:table-row>
        <table:table-row>
          <table:table-cell table:style-name="Table317.A1" table:number-columns-spanned="3" office:value-type="string">
            <text:p text:style-name="Table_20_Contents">Podemos fazer uma pergunta usando a palavra <text:span text:style-name="Strong_20_Emphasis">what</text:span> junto com <text:span text:style-name="Strong_20_Emphasis">if</text:span>.</text:p>
          </table:table-cell>
          <table:covered-table-cell/>
          <table:covered-table-cell/>
        </table:table-row>
        <table:table-row>
          <table:table-cell table:style-name="Table317.A1" office:value-type="string">
            <text:section text:style-name="Sect1" text:name="mep_67">
              <text:p text:style-name="P5"/>
            </text:section>
          </table:table-cell>
          <table:table-cell table:style-name="Table317.B4" table:number-columns-spanned="2" office:value-type="string">
            <text:p text:style-name="P5"/>
          </table:table-cell>
          <table:covered-table-cell/>
        </table:table-row>
      </table:table>
      <table:table table:name="Table318" table:style-name="Table318">
        <table:table-column table:style-name="Table318.A"/>
        <table:table-column table:style-name="Table318.B"/>
        <table:table-column table:style-name="Table318.C"/>
        <table:table-row>
          <table:table-cell table:style-name="Table318.A1" office:value-type="string">
            <text:section text:style-name="Sect1" text:name="Section336">
              <text:p text:style-name="P5"><text:bookmark text:name="mep_671"/></text:p>
            </text:section>
          </table:table-cell>
          <table:table-cell table:style-name="Table318.A1" office:value-type="string">
            <text:p text:style-name="Table_20_Contents"><text:span text:style-name="Emphasis"><text:span text:style-name="Strong_20_Emphasis">What if</text:span></text:span><text:span text:style-name="Emphasis"> we need technical support?</text:span></text:p>
          </table:table-cell>
          <table:table-cell table:style-name="Table318.A1" office:value-type="string">
            <text:p text:style-name="Table_20_Contents">E se precisarmos do suporte técnico?</text:p>
          </table:table-cell>
        </table:table-row>
        <table:table-row>
          <table:table-cell table:style-name="Table318.A1" table:number-columns-spanned="3" office:value-type="string">
            <text:p text:style-name="Table_20_Contents">Essas expressões são úteis para descrever coisas como serviços em que esperamos que a mesma coisa aconteça de maneira <text:soft-page-break/>consistente.</text:p>
          </table:table-cell>
          <table:covered-table-cell/>
          <table:covered-table-cell/>
        </table:table-row>
      </table:table>
      <text:p text:style-name="P11"/>
      <text:p text:style-name="P11">If we have a problem, who do we contact?</text:p>
      <text:p text:style-name="Standard">Se tivermos um problema, podemos ligar para quem?</text:p>
      <text:p text:style-name="P11">What if we have slow speed?</text:p>
      <text:p text:style-name="Standard">E se a velocidade estiver baixa?</text:p>
      <text:p text:style-name="P11">If I need to change my package, what do I do?</text:p>
      <text:p text:style-name="Standard">Se eu precisar mudar meu pacote, o que faço?</text:p>
      <text:p text:style-name="P11">If we need help, what's the response time?</text:p>
      <text:p text:style-name="Standard">Se precisarmos de ajuda, quanto tempo temos que esperar uma resposta?</text:p>
      <text:p text:style-name="P11"/>
      <text:p text:style-name="P11"/>
      <table:table table:name="Table319" table:style-name="Table319">
        <table:table-column table:style-name="Table319.A"/>
        <table:table-column table:style-name="Table319.B"/>
        <table:table-row>
          <table:table-cell table:style-name="Table319.A1" table:number-columns-spanned="2" office:value-type="string">
            <text:p text:style-name="Table_20_Contents"><text:span text:style-name="Strong_20_Emphasis">Usando *mean* para esclarecer significados</text:span></text:p>
          </table:table-cell>
          <table:covered-table-cell/>
        </table:table-row>
        <table:table-row>
          <table:table-cell table:style-name="Table319.A1" table:number-columns-spanned="2" office:value-type="string">
            <text:p text:style-name="Table_20_Contents">A palavra <text:span text:style-name="Strong_20_Emphasis">mean</text:span> é útil quando estamos tentando entender o significado de alguma coisa. Significa algo como <text:span text:style-name="Strong_20_Emphasis">want to say</text:span>.</text:p>
          </table:table-cell>
          <table:covered-table-cell/>
        </table:table-row>
        <table:table-row>
          <table:table-cell table:style-name="Table319.A1" office:value-type="string">
            <text:section text:style-name="Sect1" text:name="Section337">
              <text:p text:style-name="P5"><text:bookmark text:name="mep_771"/></text:p>
            </text:section>
          </table:table-cell>
          <table:table-cell table:style-name="Table319.B3" office:value-type="string">
            <text:p text:style-name="P5"/>
          </table:table-cell>
        </table:table-row>
      </table:table>
      <table:table table:name="Table320" table:style-name="Table320">
        <table:table-column table:style-name="Table320.A"/>
        <table:table-column table:style-name="Table320.B"/>
        <table:table-column table:style-name="Table320.C"/>
        <table:table-row>
          <table:table-cell table:style-name="Table320.A1" office:value-type="string">
            <text:section text:style-name="Sect1" text:name="Section338">
              <text:p text:style-name="P5"><text:bookmark text:name="mep_772"/></text:p>
            </text:section>
          </table:table-cell>
          <table:table-cell table:style-name="Table320.A1" office:value-type="string">
            <text:p text:style-name="P2">A<text:span text:style-name="Emphasis">: That's covered in the same-day service plan.</text:span></text:p>
            <text:p text:style-name="P2">B<text:span text:style-name="Emphasis">: </text:span><text:span text:style-name="Emphasis"><text:span text:style-name="Strong_20_Emphasis">You mean</text:span></text:span><text:span text:style-name="Emphasis"> there's a 24-hour response time?</text:span></text:p>
          </table:table-cell>
          <table:table-cell table:style-name="Table320.A1" office:value-type="string">
            <text:p text:style-name="P2">Está incluso no plano de serviço para o mesmo dia.</text:p>
            <text:p text:style-name="P2">Você quer dizer que o tempo de resposta é de 24 horas?</text:p>
          </table:table-cell>
        </table:table-row>
        <table:table-row>
          <table:table-cell table:style-name="Table320.A1" office:value-type="string">
            <text:section text:style-name="Sect1" text:name="Section339">
              <text:p text:style-name="P5"><text:bookmark text:name="mep_781"/></text:p>
            </text:section>
          </table:table-cell>
          <table:table-cell table:style-name="Table320.B2" table:number-columns-spanned="2" office:value-type="string">
            <text:p text:style-name="P5"/>
          </table:table-cell>
          <table:covered-table-cell/>
        </table:table-row>
      </table:table>
      <table:table table:name="Table321" table:style-name="Table321">
        <table:table-column table:style-name="Table321.A"/>
        <table:table-column table:style-name="Table321.B"/>
        <table:table-column table:style-name="Table321.C"/>
        <table:table-row>
          <table:table-cell table:style-name="Table321.A1" office:value-type="string">
            <text:section text:style-name="Sect1" text:name="Section340">
              <text:p text:style-name="P5"><text:bookmark text:name="mep_782"/></text:p>
            </text:section>
          </table:table-cell>
          <table:table-cell table:style-name="Table321.A1" office:value-type="string">
            <text:p text:style-name="P2"><text:span text:style-name="Emphasis">Is your help line 24 hours? </text:span><text:span text:style-name="Emphasis"><text:span text:style-name="Strong_20_Emphasis">I mean</text:span></text:span><text:span text:style-name="Emphasis">, if we have a problem, we can call any time?</text:span></text:p>
          </table:table-cell>
          <table:table-cell table:style-name="Table321.A1" office:value-type="string">
            <text:p text:style-name="Table_20_Contents">O suporte técnico fica disponível 24 horas? Quero dizer, se tivermos um problema, podemos ligar a qualquer momento?</text:p>
          </table:table-cell>
        </table:table-row>
        <table:table-row>
          <table:table-cell table:style-name="Table321.A1" office:value-type="string">
            <text:p text:style-name="Table_20_Contents"> </text:p>
          </table:table-cell>
          <table:table-cell table:style-name="Table321.A1" office:value-type="string">
            <text:p text:style-name="Table_20_Contents"> </text:p>
          </table:table-cell>
          <table:table-cell table:style-name="Table321.A1" office:value-type="string">
            <text:p text:style-name="Table_20_Contents"> </text:p>
          </table:table-cell>
        </table:table-row>
        <table:table-row>
          <table:table-cell table:style-name="Table321.A1" table:number-columns-spanned="3" office:value-type="string">
            <text:p text:style-name="Table_20_Contents">Você também pode usar <text:span text:style-name="Strong_20_Emphasis">I mean</text:span> para se corrigir.</text:p>
          </table:table-cell>
          <table:covered-table-cell/>
          <table:covered-table-cell/>
        </table:table-row>
        <table:table-row>
          <table:table-cell table:style-name="Table321.A1" office:value-type="string">
            <text:section text:style-name="Sect1" text:name="Section341">
              <text:p text:style-name="P5"><text:bookmark text:name="mep_791"/></text:p>
            </text:section>
          </table:table-cell>
          <table:table-cell table:style-name="Table321.B4" table:number-columns-spanned="2" office:value-type="string">
            <text:p text:style-name="P5"/>
          </table:table-cell>
          <table:covered-table-cell/>
        </table:table-row>
      </table:table>
      <table:table table:name="Table322" table:style-name="Table322">
        <table:table-column table:style-name="Table322.A"/>
        <table:table-column table:style-name="Table322.B"/>
        <table:table-column table:style-name="Table322.C"/>
        <table:table-row>
          <table:table-cell table:style-name="Table322.A1" office:value-type="string">
            <text:section text:style-name="Sect1" text:name="Section342">
              <text:p text:style-name="P5"><text:bookmark text:name="mep_792"/></text:p>
            </text:section>
          </table:table-cell>
          <table:table-cell table:style-name="Table322.A1" office:value-type="string">
            <text:p text:style-name="Table_20_Contents"><text:span text:style-name="Emphasis">It'll be here in 24 hours. Sorry, </text:span><text:span text:style-name="Emphasis"><text:span text:style-name="Strong_20_Emphasis">I mean</text:span></text:span><text:span text:style-name="Emphasis"> 48.</text:span></text:p>
          </table:table-cell>
          <table:table-cell table:style-name="Table322.A1" office:value-type="string">
            <text:p text:style-name="Table_20_Contents">Estará aqui em 24 horas. Desculpe, <text:span text:style-name="Strong_20_Emphasis">quis dizer</text:span> 48 horas.</text:p>
          </table:table-cell>
        </table:table-row>
        <table:table-row>
          <table:table-cell table:style-name="Table322.A1" office:value-type="string">
            <text:p text:style-name="Table_20_Contents"> </text:p>
          </table:table-cell>
          <table:table-cell table:style-name="Table322.A1" office:value-type="string">
            <text:p text:style-name="Table_20_Contents"> </text:p>
          </table:table-cell>
          <table:table-cell table:style-name="Table322.A1" office:value-type="string">
            <text:p text:style-name="Table_20_Contents"> </text:p>
          </table:table-cell>
        </table:table-row>
        <table:table-row>
          <table:table-cell table:style-name="Table322.A1" table:number-columns-spanned="3" office:value-type="string">
            <text:p text:style-name="Table_20_Contents">Ou use <text:span text:style-name="Strong_20_Emphasis">mean</text:span> para mostrar que você entendeu.</text:p>
          </table:table-cell>
          <table:covered-table-cell/>
          <table:covered-table-cell/>
        </table:table-row>
        <table:table-row>
          <table:table-cell table:style-name="Table322.A1" office:value-type="string">
            <text:section text:style-name="Sect1" text:name="Section343">
              <text:p text:style-name="P5"><text:bookmark text:name="mep_801"/></text:p>
            </text:section>
          </table:table-cell>
          <table:table-cell table:style-name="Table322.B4" table:number-columns-spanned="2" office:value-type="string">
            <text:p text:style-name="P5"/>
          </table:table-cell>
          <table:covered-table-cell/>
        </table:table-row>
      </table:table>
      <table:table table:name="Table323" table:style-name="Table323">
        <table:table-column table:style-name="Table323.A"/>
        <table:table-column table:style-name="Table323.B"/>
        <table:table-column table:style-name="Table323.C"/>
        <text:soft-page-break/>
        <table:table-row table:style-name="Table323.1">
          <table:table-cell table:style-name="Table323.A1" office:value-type="string">
            <text:section text:style-name="Sect1" text:name="Section344">
              <text:p text:style-name="P5"><text:bookmark text:name="mep_802"/></text:p>
            </text:section>
          </table:table-cell>
          <table:table-cell table:style-name="Table323.A1" office:value-type="string">
            <text:p text:style-name="Table_20_Contents"><text:span text:style-name="Emphasis">I </text:span><text:span text:style-name="Emphasis"><text:span text:style-name="Strong_20_Emphasis">see what you mean</text:span></text:span><text:span text:style-name="Emphasis">.</text:span></text:p>
          </table:table-cell>
          <table:table-cell table:style-name="Table323.A1" office:value-type="string">
            <text:p text:style-name="Table_20_Contents">Entendi o que você quis dizer.</text:p>
          </table:table-cell>
        </table:table-row>
      </table:table>
      <text:p text:style-name="P11"/>
      <text:p text:style-name="P11">I mean, what if I have a problem?</text:p>
      <text:p text:style-name="Standard">Quero dizer, e se eu tiver um problema?</text:p>
      <text:p text:style-name="P11">You mean I can call any time?</text:p>
      <text:p text:style-name="Standard">Você quer dizer que eu posso ligar a qual hora?</text:p>
      <text:p text:style-name="P11">You mean it's covered in the service plan?</text:p>
      <text:p text:style-name="Standard">Você quer dizer que está incluso no serviço do plano?</text:p>
      <text:p text:style-name="P11">I see what you mean.</text:p>
      <text:p text:style-name="Standard">Eu entendo o que você quer dizer.</text:p>
      <text:p text:style-name="P11">I'm not sure what you mean.</text:p>
      <text:p text:style-name="Standard">Eu não tenho certeza do que você quer dizer.</text:p>
      <text:p text:style-name="P11"/>
      <text:p text:style-name="P11"/>
      <table:table table:name="Table324" table:style-name="Table324">
        <table:table-column table:style-name="Table324.A" table:number-columns-repeated="2"/>
        <table:table-column table:style-name="Table324.C"/>
        <table:table-row>
          <table:table-cell table:style-name="Table324.A1" table:number-columns-spanned="3" office:value-type="string">
            <text:p text:style-name="Table_20_Contents"><text:span text:style-name="Strong_20_Emphasis">Palavras e expressões para detalhes de contratos</text:span></text:p>
          </table:table-cell>
          <table:covered-table-cell/>
          <table:covered-table-cell/>
        </table:table-row>
        <table:table-row>
          <table:table-cell table:style-name="Table324.A1" table:number-columns-spanned="3" office:value-type="string">
            <text:p text:style-name="Table_20_Contents">Quando falamos sobre os detalhes de um contrato, você notará algumas palavras e expressões que são bem comuns.</text:p>
          </table:table-cell>
          <table:covered-table-cell/>
          <table:covered-table-cell/>
        </table:table-row>
        <table:table-row>
          <table:table-cell table:style-name="Table324.A1" office:value-type="string">
            <text:p text:style-name="Table_20_Contents"> </text:p>
          </table:table-cell>
          <table:table-cell table:style-name="Table324.A1" office:value-type="string">
            <text:p text:style-name="Table_20_Contents"> </text:p>
          </table:table-cell>
          <table:table-cell table:style-name="Table324.A1" office:value-type="string">
            <text:p text:style-name="Table_20_Contents"> </text:p>
          </table:table-cell>
        </table:table-row>
        <table:table-row>
          <table:table-cell table:style-name="Table324.A1" office:value-type="string">
            <text:section text:style-name="Sect1" text:name="Section345">
              <text:p text:style-name="P5"><text:bookmark text:name="mep_871"/></text:p>
            </text:section>
          </table:table-cell>
          <table:table-cell table:style-name="Table324.B4" table:number-columns-spanned="2" office:value-type="string">
            <text:p text:style-name="P5"/>
          </table:table-cell>
          <table:covered-table-cell/>
        </table:table-row>
      </table:table>
      <table:table table:name="Table325" table:style-name="Table325">
        <table:table-column table:style-name="Table325.A"/>
        <table:table-column table:style-name="Table325.B"/>
        <table:table-column table:style-name="Table325.C"/>
        <table:table-row>
          <table:table-cell table:style-name="Table325.A1" office:value-type="string">
            <text:section text:style-name="Sect1" text:name="Section346">
              <text:p text:style-name="P5"><text:bookmark text:name="mep_872"/></text:p>
            </text:section>
          </table:table-cell>
          <table:table-cell table:style-name="Table325.A1" office:value-type="string">
            <text:p text:style-name="Table_20_Contents"><text:span text:style-name="Emphasis">You can </text:span><text:span text:style-name="Emphasis"><text:span text:style-name="Strong_20_Emphasis">cancel</text:span></text:span><text:span text:style-name="Emphasis"> any time.</text:span></text:p>
          </table:table-cell>
          <table:table-cell table:style-name="Table325.A1" office:value-type="string">
            <text:p text:style-name="Table_20_Contents">Você pode cancelar a qualquer momento.</text:p>
          </table:table-cell>
        </table:table-row>
        <table:table-row>
          <table:table-cell table:style-name="Table325.A1" office:value-type="string">
            <text:section text:style-name="Sect1" text:name="mep_88">
              <text:p text:style-name="P5"/>
            </text:section>
          </table:table-cell>
          <table:table-cell table:style-name="Table325.B2" table:number-columns-spanned="2" office:value-type="string">
            <text:p text:style-name="P5"/>
          </table:table-cell>
          <table:covered-table-cell/>
        </table:table-row>
      </table:table>
      <table:table table:name="Table326" table:style-name="Table326">
        <table:table-column table:style-name="Table326.A"/>
        <table:table-column table:style-name="Table326.B"/>
        <table:table-column table:style-name="Table326.C"/>
        <table:table-row>
          <table:table-cell table:style-name="Table326.A1" office:value-type="string">
            <text:section text:style-name="Sect1" text:name="Section347">
              <text:p text:style-name="P5"><text:bookmark text:name="mep_881"/></text:p>
            </text:section>
          </table:table-cell>
          <table:table-cell table:style-name="Table326.A1" office:value-type="string">
            <text:p text:style-name="Table_20_Contents"><text:span text:style-name="Emphasis">You'll need to </text:span><text:span text:style-name="Emphasis"><text:span text:style-name="Strong_20_Emphasis">give us 30 days' notice</text:span></text:span><text:span text:style-name="Emphasis">.</text:span></text:p>
          </table:table-cell>
          <table:table-cell table:style-name="Table326.A1" office:value-type="string">
            <text:p text:style-name="Table_20_Contents">Você vai precisar nos avisar com 30 dias de antecedência.</text:p>
          </table:table-cell>
        </table:table-row>
        <table:table-row>
          <table:table-cell table:style-name="Table326.A1" office:value-type="string">
            <text:section text:style-name="Sect1" text:name="mep_89">
              <text:p text:style-name="P5"/>
            </text:section>
          </table:table-cell>
          <table:table-cell table:style-name="Table326.B2" table:number-columns-spanned="2" office:value-type="string">
            <text:p text:style-name="P5"/>
          </table:table-cell>
          <table:covered-table-cell/>
        </table:table-row>
      </table:table>
      <table:table table:name="Table327" table:style-name="Table327">
        <table:table-column table:style-name="Table327.A"/>
        <table:table-column table:style-name="Table327.B"/>
        <table:table-column table:style-name="Table327.C"/>
        <table:table-row>
          <table:table-cell table:style-name="Table327.A1" office:value-type="string">
            <text:section text:style-name="Sect1" text:name="Section348">
              <text:p text:style-name="P5"><text:bookmark text:name="mep_891"/></text:p>
            </text:section>
          </table:table-cell>
          <table:table-cell table:style-name="Table327.A1" office:value-type="string">
            <text:p text:style-name="Table_20_Contents"><text:span text:style-name="Emphasis">Are we able to </text:span><text:span text:style-name="Emphasis"><text:span text:style-name="Strong_20_Emphasis">change packages</text:span></text:span><text:span text:style-name="Emphasis">?</text:span></text:p>
          </table:table-cell>
          <table:table-cell table:style-name="Table327.A1" office:value-type="string">
            <text:p text:style-name="Table_20_Contents">Podemos mudar de pacote?</text:p>
          </table:table-cell>
        </table:table-row>
        <table:table-row>
          <table:table-cell table:style-name="Table327.A1" office:value-type="string">
            <text:section text:style-name="Sect1" text:name="mep_90">
              <text:p text:style-name="P5"/>
            </text:section>
          </table:table-cell>
          <table:table-cell table:style-name="Table327.B2" table:number-columns-spanned="2" office:value-type="string">
            <text:p text:style-name="P5"/>
          </table:table-cell>
          <table:covered-table-cell/>
        </table:table-row>
      </table:table>
      <table:table table:name="Table328" table:style-name="Table328">
        <table:table-column table:style-name="Table328.A"/>
        <table:table-column table:style-name="Table328.B"/>
        <table:table-column table:style-name="Table328.C"/>
        <table:table-row>
          <table:table-cell table:style-name="Table328.A1" office:value-type="string">
            <text:section text:style-name="Sect1" text:name="Section349">
              <text:p text:style-name="P5"><text:bookmark text:name="mep_90"/></text:p>
            </text:section>
          </table:table-cell>
          <table:table-cell table:style-name="Table328.A1" office:value-type="string">
            <text:p text:style-name="Table_20_Contents"><text:span text:style-name="Emphasis">You can </text:span><text:span text:style-name="Emphasis"><text:span text:style-name="Strong_20_Emphasis">upgrade to</text:span></text:span><text:span text:style-name="Emphasis"> a premium package.</text:span></text:p>
          </table:table-cell>
          <table:table-cell table:style-name="Table328.A1" office:value-type="string">
            <text:p text:style-name="Table_20_Contents">Você pode fazer a melhoria para o pacote premium.</text:p>
          </table:table-cell>
        </table:table-row>
        <table:table-row>
          <table:table-cell table:style-name="Table328.A1" office:value-type="string">
            <text:section text:style-name="Sect1" text:name="mep_91">
              <text:p text:style-name="P5"/>
            </text:section>
          </table:table-cell>
          <table:table-cell table:style-name="Table328.B2" table:number-columns-spanned="2" office:value-type="string">
            <text:p text:style-name="P5"/>
          </table:table-cell>
          <table:covered-table-cell/>
        </table:table-row>
      </table:table>
      <table:table table:name="Table329" table:style-name="Table329">
        <table:table-column table:style-name="Table329.A"/>
        <table:table-column table:style-name="Table329.B"/>
        <table:table-column table:style-name="Table329.C"/>
        <text:soft-page-break/>
        <table:table-row table:style-name="Table329.1">
          <table:table-cell table:style-name="Table329.A1" office:value-type="string">
            <text:section text:style-name="Sect1" text:name="Section350">
              <text:p text:style-name="P5"><text:bookmark text:name="mep_911"/></text:p>
            </text:section>
          </table:table-cell>
          <table:table-cell table:style-name="Table329.A1" office:value-type="string">
            <text:p text:style-name="Table_20_Contents"><text:span text:style-name="Emphasis">You need to wait for the </text:span><text:span text:style-name="Emphasis"><text:span text:style-name="Strong_20_Emphasis">contract to expire</text:span></text:span><text:span text:style-name="Emphasis">.</text:span></text:p>
          </table:table-cell>
          <table:table-cell table:style-name="Table329.A1" office:value-type="string">
            <text:p text:style-name="Table_20_Contents">Você precisa aguardar o vencimento do contrato.</text:p>
          </table:table-cell>
        </table:table-row>
      </table:table>
      <text:p text:style-name="P11"/>
      <text:p text:style-name="P11">RE: our internet services</text:p>
      <text:p text:style-name="P8">From: </text:p>
      <text:p text:style-name="P8">darren.flack@123net.com</text:p>
      <text:p text:style-name="P9">To: </text:p>
      <text:p text:style-name="P24">chrissy@uweb.com</text:p>
      <text:p text:style-name="P25">Dear Chris,</text:p>
      <text:p text:style-name="P25">Thanks for your inquiry about our internet services. Please find replies to your questions below.</text:p>
      <text:list xml:id="list2426413742" text:style-name="L9">
        <text:list-item>
          <text:p text:style-name="P29">If you want to cancel, you'll need to give us 14 days' notice. </text:p>
        </text:list-item>
      </text:list>
      <text:list xml:id="list964780736" text:style-name="L10">
        <text:list-item>
          <text:p text:style-name="P30">You can upgrade to a premium package any time, or change to a basic package with one month's notice when your contract expires. </text:p>
        </text:list-item>
      </text:list>
      <text:p text:style-name="P25">If you have any other questions, please get in touch.</text:p>
      <text:p text:style-name="P25">Darren Flack</text:p>
      <text:p text:style-name="P28"><text:soft-page-break/>It takes 30 days if you want to cancel <text:span text:style-name="T1">notice package</text:span> the contract.</text:p>
      <text:p text:style-name="P4">You'll need to give us 30 days' notice <text:span text:style-name="T1">expire contract</text:span> .</text:p>
      <text:p text:style-name="P4">Are we able to change <text:span text:style-name="T1">expires notices</text:span> packages ?</text:p>
      <text:p text:style-name="P4">If you want a premium package, you can <text:span text:style-name="T1">expire</text:span> upgrade <text:span text:style-name="T1">contract</text:span> any time.</text:p>
      <text:p text:style-name="P4">You can wait for the contract to <text:span text:style-name="T1">cancel notice</text:span> expire .</text:p>
      <text:p text:style-name="P4"/>
      <text:p text:style-name="P4"/>
      <text:p text:style-name="P11">What if I want to change packages?</text:p>
      <text:p text:style-name="Standard">E se eu quiser mudar de pacote?</text:p>
      <text:p text:style-name="P11">What if I want to cancel the contract?</text:p>
      <text:p text:style-name="Standard">E se eu quiser cancelar o contrato?</text:p>
      <text:p text:style-name="P11">Do I need to wait for my contract to expire?</text:p>
      <text:p text:style-name="Standard">Preciso esperar meu contrato vencer?</text:p>
      <text:p text:style-name="P11">Can I upgrade any time?</text:p>
      <text:p text:style-name="Standard">Posso fazer a melhoria de pacote a qualquer momento?</text:p>
      <text:p text:style-name="P11"/>
      <text:p text:style-name="P11"><text:span text:style-name="Strong_20_Emphasis">Permissão</text:span></text:p>
      <table:table table:name="Table330" table:style-name="Table330">
        <table:table-column table:style-name="Table330.A"/>
        <table:table-column table:style-name="Table330.B"/>
        <table:table-row>
          <table:table-cell table:style-name="Table330.A1" table:number-columns-spanned="2" office:value-type="string">
            <text:p text:style-name="Table_20_Contents">Ao ler os detalhes de um contrato, é comum querer saber o que você tem permissão para fazer.<text:line-break/> </text:p>
          </table:table-cell>
          <table:covered-table-cell/>
        </table:table-row>
        <table:table-row>
          <table:table-cell table:style-name="Table330.A1" office:value-type="string">
            <text:section text:style-name="Sect1" text:name="mep_96">
              <text:p text:style-name="P5"/>
            </text:section>
          </table:table-cell>
          <table:table-cell office:value-type="string">
            <text:p text:style-name="P5"/>
          </table:table-cell>
        </table:table-row>
      </table:table>
      <table:table table:name="Table331" table:style-name="Table331">
        <table:table-column table:style-name="Table331.A"/>
        <table:table-column table:style-name="Table331.B"/>
        <table:table-column table:style-name="Table331.C"/>
        <table:table-row>
          <table:table-cell table:style-name="Table331.A1" office:value-type="string">
            <text:section text:style-name="Sect1" text:name="Section351">
              <text:p text:style-name="P5"><text:bookmark text:name="mep_96"/></text:p>
            </text:section>
          </table:table-cell>
          <table:table-cell table:style-name="Table331.A1" office:value-type="string">
            <text:p text:style-name="Table_20_Contents"><text:span text:style-name="Emphasis">Are we </text:span><text:span text:style-name="Emphasis"><text:span text:style-name="Strong_20_Emphasis">allowed to</text:span></text:span><text:span text:style-name="Emphasis"> change packages?</text:span></text:p>
          </table:table-cell>
          <table:table-cell table:style-name="Table331.A1" office:value-type="string">
            <text:p text:style-name="Table_20_Contents">Temos permissão para mudar de pacote?</text:p>
          </table:table-cell>
        </table:table-row>
        <table:table-row>
          <table:table-cell table:style-name="Table331.A1" office:value-type="string">
            <text:section text:style-name="Sect1" text:name="mep_97">
              <text:p text:style-name="P5"/>
            </text:section>
          </table:table-cell>
          <table:table-cell table:number-columns-spanned="2" office:value-type="string">
            <text:p text:style-name="P5"/>
          </table:table-cell>
          <table:covered-table-cell/>
        </table:table-row>
      </table:table>
      <table:table table:name="Table332" table:style-name="Table332">
        <table:table-column table:style-name="Table332.A"/>
        <table:table-column table:style-name="Table332.B"/>
        <table:table-column table:style-name="Table332.C"/>
        <table:table-row>
          <table:table-cell table:style-name="Table332.A1" office:value-type="string">
            <text:section text:style-name="Sect1" text:name="Section352">
              <text:p text:style-name="P5"><text:bookmark text:name="mep_97"/></text:p>
            </text:section>
          </table:table-cell>
          <table:table-cell table:style-name="Table332.A1" office:value-type="string">
            <text:p text:style-name="Table_20_Contents"><text:span text:style-name="Emphasis"><text:span text:style-name="Strong_20_Emphasis">Can</text:span></text:span><text:span text:style-name="Emphasis"> we cancel the contract?</text:span></text:p>
          </table:table-cell>
          <table:table-cell table:style-name="Table332.A1" office:value-type="string">
            <text:p text:style-name="Table_20_Contents">Podemos cancelar nosso contrato?</text:p>
          </table:table-cell>
        </table:table-row>
        <table:table-row>
          <table:table-cell table:style-name="Table332.A1" office:value-type="string">
            <text:section text:style-name="Sect1" text:name="Section353">
              <text:p text:style-name="P5"><text:bookmark text:name="mep_981"/></text:p>
            </text:section>
          </table:table-cell>
          <table:table-cell table:number-columns-spanned="2" office:value-type="string">
            <text:p text:style-name="P5"/>
          </table:table-cell>
          <table:covered-table-cell/>
        </table:table-row>
      </table:table>
      <table:table table:name="Table333" table:style-name="Table333">
        <table:table-column table:style-name="Table333.A"/>
        <table:table-column table:style-name="Table333.B"/>
        <table:table-column table:style-name="Table333.C"/>
        <table:table-row>
          <table:table-cell table:style-name="Table333.A1" office:value-type="string">
            <text:section text:style-name="Sect1" text:name="Section354">
              <text:p text:style-name="P5"><text:bookmark text:name="mep_982"/></text:p>
            </text:section>
          </table:table-cell>
          <table:table-cell table:style-name="Table333.A1" office:value-type="string">
            <text:p text:style-name="Table_20_Contents"><text:span text:style-name="Emphasis">Are we </text:span><text:span text:style-name="Emphasis"><text:span text:style-name="Strong_20_Emphasis">able to</text:span></text:span><text:span text:style-name="Emphasis"> upgrade any time?</text:span></text:p>
          </table:table-cell>
          <table:table-cell table:style-name="Table333.A1" office:value-type="string">
            <text:p text:style-name="Table_20_Contents">Podemos fazer a atualização de pacote a qualquer momento?</text:p>
          </table:table-cell>
        </table:table-row>
      </table:table>
      <text:p text:style-name="Text_20_body"> </text:p>
      <text:p text:style-name="P27"><text:span text:style-name="Strong_20_Emphasis">Obrigação</text:span></text:p>
      <table:table table:name="Table334" table:style-name="Table334">
        <table:table-column table:style-name="Table334.A"/>
        <table:table-column table:style-name="Table334.B"/>
        <table:table-row>
          <table:table-cell table:style-name="Table334.A1" table:number-columns-spanned="2" office:value-type="string">
            <text:p text:style-name="Table_20_Contents">Você pode acabar ouvindo quais são suas obrigações ou pode querer perguntar quais são.<text:line-break/> </text:p>
          </table:table-cell>
          <table:covered-table-cell/>
        </table:table-row>
        <table:table-row>
          <table:table-cell table:style-name="Table334.A1" office:value-type="string">
            <text:section text:style-name="Sect1" text:name="Section355">
              <text:p text:style-name="P5"><text:bookmark text:name="mep_991"/></text:p>
            </text:section>
          </table:table-cell>
          <table:table-cell office:value-type="string">
            <text:p text:style-name="P5"/>
          </table:table-cell>
        </table:table-row>
      </table:table>
      <table:table table:name="Table335" table:style-name="Table335">
        <table:table-column table:style-name="Table335.A"/>
        <table:table-column table:style-name="Table335.B"/>
        <table:table-column table:style-name="Table335.C"/>
        <table:table-row>
          <table:table-cell table:style-name="Table335.A1" office:value-type="string">
            <text:section text:style-name="Sect1" text:name="Section356">
              <text:p text:style-name="P5"><text:bookmark text:name="mep_992"/></text:p>
            </text:section>
          </table:table-cell>
          <table:table-cell table:style-name="Table335.A1" office:value-type="string">
            <text:p text:style-name="Table_20_Contents"><text:span text:style-name="Emphasis">You </text:span><text:span text:style-name="Emphasis"><text:span text:style-name="Strong_20_Emphasis">need to</text:span></text:span><text:span text:style-name="Emphasis"> give us 30 days' notice.</text:span></text:p>
          </table:table-cell>
          <table:table-cell table:style-name="Table335.A1" office:value-type="string">
            <text:p text:style-name="Table_20_Contents">Você precisa nos avisar com 30 dias de antecedência.</text:p>
          </table:table-cell>
        </table:table-row>
        <table:table-row>
          <table:table-cell table:style-name="Table335.A1" office:value-type="string">
            <text:section text:style-name="Sect1" text:name="Section357">
              <text:p text:style-name="P5"><text:bookmark text:name="mep_1001"/></text:p>
            </text:section>
          </table:table-cell>
          <table:table-cell table:number-columns-spanned="2" office:value-type="string">
            <text:p text:style-name="P5"/>
          </table:table-cell>
          <table:covered-table-cell/>
        </table:table-row>
      </table:table>
      <table:table table:name="Table336" table:style-name="Table336">
        <table:table-column table:style-name="Table336.A"/>
        <table:table-column table:style-name="Table336.B"/>
        <table:table-column table:style-name="Table336.C"/>
        <table:table-row>
          <table:table-cell table:style-name="Table336.A1" office:value-type="string">
            <text:section text:style-name="Sect1" text:name="Section358">
              <text:p text:style-name="P5"><text:bookmark text:name="mep_1002"/></text:p>
            </text:section>
          </table:table-cell>
          <table:table-cell table:style-name="Table336.A1" office:value-type="string">
            <text:p text:style-name="Table_20_Contents"><text:span text:style-name="Emphasis">You </text:span><text:span text:style-name="Emphasis"><text:span text:style-name="Strong_20_Emphasis">have to</text:span></text:span><text:span text:style-name="Emphasis"> wait for the contract to expire.</text:span></text:p>
          </table:table-cell>
          <table:table-cell table:style-name="Table336.A1" office:value-type="string">
            <text:p text:style-name="Table_20_Contents">Você precisa aguardar o vencimento do contrato.</text:p>
          </table:table-cell>
        </table:table-row>
        <table:table-row>
          <table:table-cell table:style-name="Table336.A1" office:value-type="string">
            <text:section text:style-name="Sect1" text:name="Section359">
              <text:p text:style-name="P5"><text:bookmark text:name="mep_1013"/></text:p>
            </text:section>
          </table:table-cell>
          <table:table-cell table:number-columns-spanned="2" office:value-type="string">
            <text:p text:style-name="P5"/>
          </table:table-cell>
          <table:covered-table-cell/>
        </table:table-row>
      </table:table>
      <table:table table:name="Table337" table:style-name="Table337">
        <table:table-column table:style-name="Table337.A"/>
        <table:table-column table:style-name="Table337.B"/>
        <table:table-column table:style-name="Table337.C"/>
        <text:soft-page-break/>
        <table:table-row>
          <table:table-cell table:style-name="Table337.A1" office:value-type="string">
            <text:section text:style-name="Sect1" text:name="Section360">
              <text:p text:style-name="P5"><text:bookmark text:name="mep_1014"/></text:p>
            </text:section>
          </table:table-cell>
          <table:table-cell table:style-name="Table337.A1" office:value-type="string">
            <text:p text:style-name="Table_20_Contents"><text:span text:style-name="Emphasis">Do we </text:span><text:span text:style-name="Emphasis"><text:span text:style-name="Strong_20_Emphasis">need to</text:span></text:span><text:span text:style-name="Emphasis"> give you notice?</text:span></text:p>
          </table:table-cell>
          <table:table-cell table:style-name="Table337.A1" office:value-type="string">
            <text:p text:style-name="Table_20_Contents">Precisamos avisar?</text:p>
          </table:table-cell>
        </table:table-row>
      </table:table>
      <text:p text:style-name="Text_20_body"> </text:p>
      <text:p text:style-name="P28">You have <text:span text:style-name="T1">give</text:span> to give <text:span text:style-name="T1">giving</text:span> us one month's notice.</text:p>
      <text:p text:style-name="P4">Are we allowed <text:span text:style-name="T1">notice need</text:span> to cancel?</text:p>
      <text:p text:style-name="P4"><text:span text:style-name="T1">Need</text:span> Can <text:span text:style-name="T1">Able</text:span> we cancel any time?</text:p>
      <text:p text:style-name="P4">Do we <text:span text:style-name="T1">able</text:span> need <text:span text:style-name="T1">can</text:span> to give you notice?</text:p>
      <text:p text:style-name="P4">You are able <text:span text:style-name="T1">need have</text:span> to upgrade any time.</text:p>
      <text:p text:style-name="P11"/>
      <text:p text:style-name="P11">Can we cancel any time?</text:p>
      <text:p text:style-name="Standard">Podemos cancelar a qualquer momento?</text:p>
      <text:p text:style-name="P11">So, I have to wait a month to change packages?</text:p>
      <text:p text:style-name="Standard">Então, eu tenho que esperar um mês para mudar de pacote?</text:p>
      <text:p text:style-name="P11">Are we able to change packages?</text:p>
      <text:p text:style-name="Standard">Podemos mudar de pacote?</text:p>
      <text:p text:style-name="P11">Do I need to give 14 days' notice?</text:p>
      <text:p text:style-name="Standard">Preciso avisar com 14 dias de antecedência?</text:p>
      <text:p text:style-name="P11">Are we allowed to upgrade?</text:p>
      <text:p text:style-name="Standard">Podemos fazer a melhoria de pacote?</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21:17:41.686757174</meta:creation-date>
    <dc:date>2023-02-21T22:28:22.718076686</dc:date>
    <meta:editing-duration>PT14M46S</meta:editing-duration>
    <meta:editing-cycles>2</meta:editing-cycles>
    <meta:generator>LibreOffice/7.3.7.2$Linux_X86_64 LibreOffice_project/30$Build-2</meta:generator>
    <meta:document-statistic meta:table-count="337" meta:image-count="0" meta:object-count="0" meta:page-count="76" meta:paragraph-count="1715" meta:word-count="15198" meta:character-count="86292" meta:non-whitespace-character-count="71992"/>
  </office:meta>
</office:document-meta>
</file>